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3693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1.1138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1.1862in"/>
    </style:style>
    <style:style style:name="co19" style:family="table-column">
      <style:table-column-properties fo:break-before="auto" style:column-width="1.1701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0.9535in"/>
    </style:style>
    <style:style style:name="co22" style:family="table-column">
      <style:table-column-properties fo:break-before="auto" style:column-width="1.322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2.7382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90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7043in" fo:break-before="auto" style:use-optimal-row-height="true"/>
    </style:style>
    <style:style style:name="ro9" style:family="table-row">
      <style:table-row-properties style:row-height="0.7457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3354in" fo:break-before="auto" style:use-optimal-row-height="fals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870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0008in solid #000000" fo:padding="0.028in"/>
    </style:style>
    <style:style style:name="ce75" style:family="table-cell" style:parent-style-name="Default">
      <style:table-cell-properties fo:background-color="#ff9999" fo:border="0.0008in solid #000000"/>
    </style:style>
    <style:style style:name="ce76" style:family="table-cell" style:parent-style-name="Default">
      <style:table-cell-properties fo:background-color="#ffff99" fo:border="0.0008in solid #000000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7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5" style:family="table-cell" style:parent-style-name="Default"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99" fo:padding="0.028in"/>
    </style:style>
    <style:style style:name="ce95" style:family="table-cell" style:parent-style-name="Default">
      <style:table-cell-properties fo:background-color="#ffff99"/>
    </style:style>
    <style:style style:name="ce96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97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table-cell-properties fo:background-color="#ff9900" fo:border="0.0008in solid #000000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12" style:family="table-cell" style:parent-style-name="Absent">
      <style:table-cell-properties fo:background-color="#ff9900"/>
      <style:map style:condition="cell-content()&gt;0" style:apply-style-name="Absent" style:base-cell-address="Tong_Hop_Ngay_Nghi_2019.C2"/>
    </style:style>
    <style:style style:name="ce113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8" style:family="table-cell" style:parent-style-name="Default" style:data-style-name="N0">
      <style:table-cell-properties fo:background-color="#ff99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>
      <style:table-cell-properties fo:background-color="#ff9900" fo:padding="0.028in"/>
    </style:style>
    <style:style style:name="ce128" style:family="table-cell" style:parent-style-name="Default">
      <style:table-cell-properties fo:background-color="#ff9900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3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5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5" style:family="table-cell" style:parent-style-name="Default"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7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9" style:family="table-cell" style:parent-style-name="Default"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3" style:family="table-cell" style:parent-style-name="Default"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0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7" style:family="table-cell" style:parent-style-name="Default"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1" style:family="table-cell" style:parent-style-name="Default"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2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5" style:family="table-cell" style:parent-style-name="Default">
      <style:map style:condition="cell-content()=&quot;Sun&quot;" style:apply-style-name="Không_20_tên4" style:base-cell-address="'Cover Page'.AH1"/>
    </style:style>
    <style:style style:name="ce2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4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49" style:family="table-cell" style:parent-style-name="Default">
      <style:map style:condition="cell-content()=&quot;Sun&quot;" style:apply-style-name="Không_20_tên4" style:base-cell-address="'Cover Page'.AH1"/>
    </style:style>
    <style:style style:name="ce2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Remove PhongP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SonNN from FEB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25">
            <text:p>January 25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Remove CuongNM from FEB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2-11">
            <text:p>February 1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Add VuPTM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2-26">
            <text:p>February 26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Add Tua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01">
            <text:p>March 0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ToanBV from Apri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08">
            <text:p>March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VyN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2">
            <text:p>March 1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HaVS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TrucPD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TinT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TinT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20">
            <text:p>March 20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TanNN from Apri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22">
            <text:p>March 2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DaiPD from Apri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29">
            <text:p>March 29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 office:value-type="float" office:value="0.7">
            <text:p>0.7</text:p>
          </table:table-cell>
          <table:table-cell table:style-name="ce26" office:value-type="string">
            <text:p>Add TamLH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4-01">
            <text:p>April 01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6">
          <table:table-cell table:style-name="ce26" table:number-columns-repeated="2"/>
          <table:table-cell table:style-name="ce28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26"/>
          <table:table-cell table:style-name="ce27" table:number-columns-repeated="2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7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5"/>
        <table:table-column table:style-name="co23" table:default-cell-style-name="Default"/>
        <table:table-column table:style-name="co24" table:default-cell-style-name="Default"/>
        <table:table-column table:style-name="co7" table:number-columns-repeated="1009" table:default-cell-style-name="Default"/>
        <table:table-row table:style-name="ro7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7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8</text:p>
          </table:table-cell>
          <table:table-cell table:style-name="ce47" office:value-type="string">
            <office:annotation draw:style-name="gr1" draw:text-style-name="P1" svg:width="3.4126in" svg:height="1.3232in" svg:x="4.5346in" svg:y="0.4429in" draw:caption-point-x="-0.7689in" draw:caption-point-y="0.920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47" office:value-type="string">
            <office:annotation draw:style-name="gr2" draw:text-style-name="P1" svg:width="1.1413in" svg:height="0.5457in" svg:x="5.0472in" svg:y="0.6713in" draw:caption-point-x="-0.2402in" draw:caption-point-y="0.692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7.028in" svg:y="0.6713in" draw:caption-point-x="-0.2622in" draw:caption-point-y="0.692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8.1874in" svg:y="0.6713in" draw:caption-point-x="-0.2402in" draw:caption-point-y="0.692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3531in" svg:y="0.6713in" draw:caption-point-x="-0.2402in" draw:caption-point-y="0.692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3" svg:width="1.9224in" svg:height="1.4787in" svg:x="16.4665in" svg:y="1.2295in" draw:caption-point-x="-1.4484in" draw:caption-point-y="0.1339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]);DATE(YEAR([.E7]);12;31);NOW())" office:value-type="date" office:date-value="2019-04-12T14:04:06.63">
            <text:p>04/12/19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3">
            <text:p>3</text:p>
          </table:table-cell>
          <table:table-cell table:style-name="ce55" table:formula="of:=SUMPRODUCT([Thong_Tin_Ngay_Nghi_201901.$B$3:.$B$70]=[.$B7];[Thong_Tin_Ngay_Nghi_201901.$C$3:.$C$70]) +  SUMPRODUCT([Thong_Tin_Ngay_Nghi_201902.$B$3:.$B$68]=[.$B7];[Thong_Tin_Ngay_Nghi_201902.$C$3:.$C$68]) + SUMPRODUCT([Thong_Tin_Ngay_Nghi_201903.$B$3:.$B$71]=[.$B7];[Thong_Tin_Ngay_Nghi_201903.$C$3:.$C$71])" office:value-type="float" office:value="11">
            <text:p>11</text:p>
          </table:table-cell>
          <table:table-cell table:style-name="ce60" table:formula="of:=SUMPRODUCT([Thong_Tin_Ngay_Nghi_201901.$B$3:.$B$70]=[.$B7];[Thong_Tin_Ngay_Nghi_201901.$C$3:.$C$70]) +SUMPRODUCT([Thong_Tin_Ngay_Nghi_201902.$B$3:.$B$68]=[.$B7];[Thong_Tin_Ngay_Nghi_201902.$C$3:.$C$68]) +SUMPRODUCT([Thong_Tin_Ngay_Nghi_201903.$B$3:.$B$71]=[.$B7];[Thong_Tin_Ngay_Nghi_201903.$C$3:.$C$71]) +SUMPRODUCT([Thong_Tin_Ngay_Nghi_201904.$B$3:.$B$71]=[.$B7];[Thong_Tin_Ngay_Nghi_201904.$C$3:.$C$71]) +SUMPRODUCT([Thong_Tin_Ngay_Nghi_201905.$B$3:.$B$69]=[.$B7];[Thong_Tin_Ngay_Nghi_201905.$C$3:.$C$69]) +SUMPRODUCT([Thong_Tin_Ngay_Nghi_201906.$B$3:.$B$68]=[.$B7];[Thong_Tin_Ngay_Nghi_201906.$C$3:.$C$68]) +SUMPRODUCT([Thong_Tin_Ngay_Nghi_201907.$B$3:.$B$68]=[.$B7];[Thong_Tin_Ngay_Nghi_201907.$C$3:.$C$68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12">
            <text:p>12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9">
            <text:p>-9</text:p>
          </table:table-cell>
          <table:table-cell table:style-name="ce48"/>
          <table:table-cell table:style-name="ce48" table:formula="of:=0.5+1" office:value-type="float" office:value="1.5">
            <text:p>1.5</text:p>
          </table:table-cell>
          <table:table-cell table:style-name="ce63"/>
          <table:table-cell table:style-name="ce48" table:formula="of:=[.J7]+[.L7] +[.K7]+[.M7]" office:value-type="float" office:value="-7.5">
            <text:p>-7.5</text:p>
          </table:table-cell>
          <table:table-cell table:style-name="ce66" office:value-type="string">
            <text:p>Những ngày nghỉ này đã trừ vào lương → sẽ ko trừ vào phép nữa: </text:p>
            <text:p>- Tháng 1: 0.5 ngày</text:p>
            <text:p>- Tháng 3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48" office:value-type="float" office:value="2.5">
            <text:p>2.5</text:p>
          </table:table-cell>
          <table:table-cell table:style-name="ce48" table:formula="of:=IF([.C8]&lt;0;0;[.C8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8]);DATE(YEAR([.E8]);12;31);NOW())" office:value-type="date" office:date-value="2019-04-12T14:04:06.63">
            <text:p>04/12/19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3">
            <text:p>3</text:p>
          </table:table-cell>
          <table:table-cell table:style-name="ce55" table:formula="of:=SUMPRODUCT([Thong_Tin_Ngay_Nghi_201901.$B$3:.$B$70]=[.$B8];[Thong_Tin_Ngay_Nghi_201901.$C$3:.$C$70]) +  SUMPRODUCT([Thong_Tin_Ngay_Nghi_201902.$B$3:.$B$68]=[.$B8];[Thong_Tin_Ngay_Nghi_201902.$C$3:.$C$68]) + SUMPRODUCT([Thong_Tin_Ngay_Nghi_201903.$B$3:.$B$71]=[.$B8];[Thong_Tin_Ngay_Nghi_201903.$C$3:.$C$71])" office:value-type="float" office:value="2">
            <text:p>2</text:p>
          </table:table-cell>
          <table:table-cell table:style-name="ce60" table:formula="of:=SUMPRODUCT([Thong_Tin_Ngay_Nghi_201901.$B$3:.$B$70]=[.$B8];[Thong_Tin_Ngay_Nghi_201901.$C$3:.$C$70]) +SUMPRODUCT([Thong_Tin_Ngay_Nghi_201902.$B$3:.$B$68]=[.$B8];[Thong_Tin_Ngay_Nghi_201902.$C$3:.$C$68]) +SUMPRODUCT([Thong_Tin_Ngay_Nghi_201903.$B$3:.$B$71]=[.$B8];[Thong_Tin_Ngay_Nghi_201903.$C$3:.$C$71]) +SUMPRODUCT([Thong_Tin_Ngay_Nghi_201904.$B$3:.$B$71]=[.$B8];[Thong_Tin_Ngay_Nghi_201904.$C$3:.$C$71]) +SUMPRODUCT([Thong_Tin_Ngay_Nghi_201905.$B$3:.$B$69]=[.$B8];[Thong_Tin_Ngay_Nghi_201905.$C$3:.$C$69]) +SUMPRODUCT([Thong_Tin_Ngay_Nghi_201906.$B$3:.$B$68]=[.$B8];[Thong_Tin_Ngay_Nghi_201906.$C$3:.$C$68]) +SUMPRODUCT([Thong_Tin_Ngay_Nghi_201907.$B$3:.$B$68]=[.$B8];[Thong_Tin_Ngay_Nghi_201907.$C$3:.$C$68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2">
            <text:p>2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26.5">
            <text:p>-26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9]);DATE(YEAR([.E9]);12;31);NOW())" office:value-type="date" office:date-value="2019-04-12T14:04:06.63">
            <text:p>04/12/19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3">
            <text:p>3</text:p>
          </table:table-cell>
          <table:table-cell table:style-name="ce56" table:formula="of:=SUMPRODUCT([Thong_Tin_Ngay_Nghi_201901.$B$3:.$B$70]=[.$B9];[Thong_Tin_Ngay_Nghi_201901.$C$3:.$C$70]) +  SUMPRODUCT([Thong_Tin_Ngay_Nghi_201902.$B$3:.$B$68]=[.$B9];[Thong_Tin_Ngay_Nghi_201902.$C$3:.$C$68]) + SUMPRODUCT([Thong_Tin_Ngay_Nghi_201903.$B$3:.$B$71]=[.$B9];[Thong_Tin_Ngay_Nghi_201903.$C$3:.$C$71])" office:value-type="float" office:value="8.5">
            <text:p>8.5</text:p>
          </table:table-cell>
          <table:table-cell table:style-name="ce61" table:formula="of:=SUMPRODUCT([Thong_Tin_Ngay_Nghi_201901.$B$3:.$B$70]=[.$B9];[Thong_Tin_Ngay_Nghi_201901.$C$3:.$C$70]) +SUMPRODUCT([Thong_Tin_Ngay_Nghi_201902.$B$3:.$B$68]=[.$B9];[Thong_Tin_Ngay_Nghi_201902.$C$3:.$C$68]) +SUMPRODUCT([Thong_Tin_Ngay_Nghi_201903.$B$3:.$B$71]=[.$B9];[Thong_Tin_Ngay_Nghi_201903.$C$3:.$C$71]) +SUMPRODUCT([Thong_Tin_Ngay_Nghi_201904.$B$3:.$B$71]=[.$B9];[Thong_Tin_Ngay_Nghi_201904.$C$3:.$C$71]) +SUMPRODUCT([Thong_Tin_Ngay_Nghi_201905.$B$3:.$B$69]=[.$B9];[Thong_Tin_Ngay_Nghi_201905.$C$3:.$C$69]) +SUMPRODUCT([Thong_Tin_Ngay_Nghi_201906.$B$3:.$B$68]=[.$B9];[Thong_Tin_Ngay_Nghi_201906.$C$3:.$C$68]) +SUMPRODUCT([Thong_Tin_Ngay_Nghi_201907.$B$3:.$B$68]=[.$B9];[Thong_Tin_Ngay_Nghi_201907.$C$3:.$C$68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9.5">
            <text:p>9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6.5">
            <text:p>-6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5.5">
            <text:p>-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6.5">
            <text:p>6.5</text:p>
          </table:table-cell>
          <table:table-cell table:style-name="ce48" table:formula="of:=IF([.C10]&lt;0;0;[.C10])" office:value-type="float" office:value="6.5">
            <text:p>6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0]);DATE(YEAR([.E10]);12;31);NOW())" office:value-type="date" office:date-value="2019-04-12T14:04:06.63">
            <text:p>04/12/19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3">
            <text:p>3</text:p>
          </table:table-cell>
          <table:table-cell table:style-name="ce55" table:formula="of:=SUMPRODUCT([Thong_Tin_Ngay_Nghi_201901.$B$3:.$B$70]=[.$B10];[Thong_Tin_Ngay_Nghi_201901.$C$3:.$C$70]) +  SUMPRODUCT([Thong_Tin_Ngay_Nghi_201902.$B$3:.$B$68]=[.$B10];[Thong_Tin_Ngay_Nghi_201902.$C$3:.$C$68]) + SUMPRODUCT([Thong_Tin_Ngay_Nghi_201903.$B$3:.$B$71]=[.$B10];[Thong_Tin_Ngay_Nghi_201903.$C$3:.$C$71])" office:value-type="float" office:value="8.5">
            <text:p>8.5</text:p>
          </table:table-cell>
          <table:table-cell table:style-name="ce60" table:formula="of:=SUMPRODUCT([Thong_Tin_Ngay_Nghi_201901.$B$3:.$B$70]=[.$B10];[Thong_Tin_Ngay_Nghi_201901.$C$3:.$C$70]) +SUMPRODUCT([Thong_Tin_Ngay_Nghi_201902.$B$3:.$B$68]=[.$B10];[Thong_Tin_Ngay_Nghi_201902.$C$3:.$C$68]) +SUMPRODUCT([Thong_Tin_Ngay_Nghi_201903.$B$3:.$B$71]=[.$B10];[Thong_Tin_Ngay_Nghi_201903.$C$3:.$C$71]) +SUMPRODUCT([Thong_Tin_Ngay_Nghi_201904.$B$3:.$B$71]=[.$B10];[Thong_Tin_Ngay_Nghi_201904.$C$3:.$C$71]) +SUMPRODUCT([Thong_Tin_Ngay_Nghi_201905.$B$3:.$B$69]=[.$B10];[Thong_Tin_Ngay_Nghi_201905.$C$3:.$C$69]) +SUMPRODUCT([Thong_Tin_Ngay_Nghi_201906.$B$3:.$B$68]=[.$B10];[Thong_Tin_Ngay_Nghi_201906.$C$3:.$C$68]) +SUMPRODUCT([Thong_Tin_Ngay_Nghi_201907.$B$3:.$B$68]=[.$B10];[Thong_Tin_Ngay_Nghi_201907.$C$3:.$C$68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8.5">
            <text:p>8.5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0]+[.L10] +[.K10]+[.M10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1]);DATE(YEAR([.E11]);12;31);NOW())" office:value-type="date" office:date-value="2019-04-12T14:04:06.64">
            <text:p>04/12/19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3">
            <text:p>3</text:p>
          </table:table-cell>
          <table:table-cell table:style-name="ce55" table:formula="of:=SUMPRODUCT([Thong_Tin_Ngay_Nghi_201901.$B$3:.$B$70]=[.$B11];[Thong_Tin_Ngay_Nghi_201901.$C$3:.$C$70]) +  SUMPRODUCT([Thong_Tin_Ngay_Nghi_201902.$B$3:.$B$68]=[.$B11];[Thong_Tin_Ngay_Nghi_201902.$C$3:.$C$68]) + SUMPRODUCT([Thong_Tin_Ngay_Nghi_201903.$B$3:.$B$71]=[.$B11];[Thong_Tin_Ngay_Nghi_201903.$C$3:.$C$71])" office:value-type="float" office:value="8">
            <text:p>8</text:p>
          </table:table-cell>
          <table:table-cell table:style-name="ce60" table:formula="of:=SUMPRODUCT([Thong_Tin_Ngay_Nghi_201901.$B$3:.$B$70]=[.$B11];[Thong_Tin_Ngay_Nghi_201901.$C$3:.$C$70]) +SUMPRODUCT([Thong_Tin_Ngay_Nghi_201902.$B$3:.$B$68]=[.$B11];[Thong_Tin_Ngay_Nghi_201902.$C$3:.$C$68]) +SUMPRODUCT([Thong_Tin_Ngay_Nghi_201903.$B$3:.$B$71]=[.$B11];[Thong_Tin_Ngay_Nghi_201903.$C$3:.$C$71]) +SUMPRODUCT([Thong_Tin_Ngay_Nghi_201904.$B$3:.$B$71]=[.$B11];[Thong_Tin_Ngay_Nghi_201904.$C$3:.$C$71]) +SUMPRODUCT([Thong_Tin_Ngay_Nghi_201905.$B$3:.$B$69]=[.$B11];[Thong_Tin_Ngay_Nghi_201905.$C$3:.$C$69]) +SUMPRODUCT([Thong_Tin_Ngay_Nghi_201906.$B$3:.$B$68]=[.$B11];[Thong_Tin_Ngay_Nghi_201906.$C$3:.$C$68]) +SUMPRODUCT([Thong_Tin_Ngay_Nghi_201907.$B$3:.$B$68]=[.$B11];[Thong_Tin_Ngay_Nghi_201907.$C$3:.$C$68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8">
            <text:p>8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aiPD</text:p>
          </table:table-cell>
          <table:table-cell table:style-name="ce48" office:value-type="float" office:value="4">
            <text:p>4</text:p>
          </table:table-cell>
          <table:table-cell table:style-name="ce48" table:formula="of:=IF([.C12]&lt;0;0;[.C12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2]);DATE(YEAR([.E12]);12;31);NOW())" office:value-type="date" office:date-value="2019-04-12T14:04:06.64">
            <text:p>04/12/19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3">
            <text:p>3</text:p>
          </table:table-cell>
          <table:table-cell table:style-name="ce55" table:formula="of:=SUMPRODUCT([Thong_Tin_Ngay_Nghi_201901.$B$3:.$B$70]=[.$B12];[Thong_Tin_Ngay_Nghi_201901.$C$3:.$C$70]) +  SUMPRODUCT([Thong_Tin_Ngay_Nghi_201902.$B$3:.$B$68]=[.$B12];[Thong_Tin_Ngay_Nghi_201902.$C$3:.$C$68]) + SUMPRODUCT([Thong_Tin_Ngay_Nghi_201903.$B$3:.$B$71]=[.$B12];[Thong_Tin_Ngay_Nghi_201903.$C$3:.$C$71])" office:value-type="float" office:value="6">
            <text:p>6</text:p>
          </table:table-cell>
          <table:table-cell table:style-name="ce60" table:formula="of:=SUMPRODUCT([Thong_Tin_Ngay_Nghi_201901.$B$3:.$B$70]=[.$B12];[Thong_Tin_Ngay_Nghi_201901.$C$3:.$C$70]) +SUMPRODUCT([Thong_Tin_Ngay_Nghi_201902.$B$3:.$B$68]=[.$B12];[Thong_Tin_Ngay_Nghi_201902.$C$3:.$C$68]) +SUMPRODUCT([Thong_Tin_Ngay_Nghi_201903.$B$3:.$B$71]=[.$B12];[Thong_Tin_Ngay_Nghi_201903.$C$3:.$C$71]) +SUMPRODUCT([Thong_Tin_Ngay_Nghi_201904.$B$3:.$B$71]=[.$B12];[Thong_Tin_Ngay_Nghi_201904.$C$3:.$C$71]) +SUMPRODUCT([Thong_Tin_Ngay_Nghi_201905.$B$3:.$B$69]=[.$B12];[Thong_Tin_Ngay_Nghi_201905.$C$3:.$C$69]) +SUMPRODUCT([Thong_Tin_Ngay_Nghi_201906.$B$3:.$B$68]=[.$B12];[Thong_Tin_Ngay_Nghi_201906.$C$3:.$C$68]) +SUMPRODUCT([Thong_Tin_Ngay_Nghi_201907.$B$3:.$B$68]=[.$B12];[Thong_Tin_Ngay_Nghi_201907.$C$3:.$C$68]) +SUMPRODUCT([Thong_Tin_Ngay_Nghi_201908.$B$3:.$B$69]=[.$B12];[Thong_Tin_Ngay_Nghi_201908.$C$3:.$C$69]) +SUMPRODUCT([Thong_Tin_Ngay_Nghi_201909.$B$3:.$B$69]=[.$B12];[Thong_Tin_Ngay_Nghi_201909.$C$3:.$C$69]) +SUMPRODUCT([Thong_Tin_Ngay_Nghi_201910.$B$3:.$B$69]=[.$B12];[Thong_Tin_Ngay_Nghi_201910.$C$3:.$C$69]) +SUMPRODUCT([Thong_Tin_Ngay_Nghi_201911.$B$3:.$B$69]=[.$B12];[Thong_Tin_Ngay_Nghi_201911.$C$3:.$C$69]) +SUMPRODUCT([Thong_Tin_Ngay_Nghi_201912.$B$3:.$B$69]=[.$B12];[Thong_Tin_Ngay_Nghi_201912.$C$3:.$C$69])" office:value-type="float" office:value="6">
            <text:p>6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uDQ</text:p>
          </table:table-cell>
          <table:table-cell table:style-name="ce48" office:value-type="float" office:value="2">
            <text:p>2</text:p>
          </table:table-cell>
          <table:table-cell table:style-name="ce48" table:formula="of:=IF([.C13]&lt;0;0;[.C13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3]);DATE(YEAR([.E13]);12;31);NOW())" office:value-type="date" office:date-value="2019-04-12T14:04:06.64">
            <text:p>04/12/19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3">
            <text:p>3</text:p>
          </table:table-cell>
          <table:table-cell table:style-name="ce55" table:formula="of:=SUMPRODUCT([Thong_Tin_Ngay_Nghi_201901.$B$3:.$B$70]=[.$B13];[Thong_Tin_Ngay_Nghi_201901.$C$3:.$C$70]) +  SUMPRODUCT([Thong_Tin_Ngay_Nghi_201902.$B$3:.$B$68]=[.$B13];[Thong_Tin_Ngay_Nghi_201902.$C$3:.$C$68]) + SUMPRODUCT([Thong_Tin_Ngay_Nghi_201903.$B$3:.$B$71]=[.$B13];[Thong_Tin_Ngay_Nghi_201903.$C$3:.$C$71])" office:value-type="float" office:value="6">
            <text:p>6</text:p>
          </table:table-cell>
          <table:table-cell table:style-name="ce60" table:formula="of:=SUMPRODUCT([Thong_Tin_Ngay_Nghi_201901.$B$3:.$B$70]=[.$B13];[Thong_Tin_Ngay_Nghi_201901.$C$3:.$C$70]) +SUMPRODUCT([Thong_Tin_Ngay_Nghi_201902.$B$3:.$B$68]=[.$B13];[Thong_Tin_Ngay_Nghi_201902.$C$3:.$C$68]) +SUMPRODUCT([Thong_Tin_Ngay_Nghi_201903.$B$3:.$B$71]=[.$B13];[Thong_Tin_Ngay_Nghi_201903.$C$3:.$C$71]) +SUMPRODUCT([Thong_Tin_Ngay_Nghi_201904.$B$3:.$B$71]=[.$B13];[Thong_Tin_Ngay_Nghi_201904.$C$3:.$C$71]) +SUMPRODUCT([Thong_Tin_Ngay_Nghi_201905.$B$3:.$B$69]=[.$B13];[Thong_Tin_Ngay_Nghi_201905.$C$3:.$C$69]) +SUMPRODUCT([Thong_Tin_Ngay_Nghi_201906.$B$3:.$B$68]=[.$B13];[Thong_Tin_Ngay_Nghi_201906.$C$3:.$C$68]) +SUMPRODUCT([Thong_Tin_Ngay_Nghi_201907.$B$3:.$B$68]=[.$B13];[Thong_Tin_Ngay_Nghi_201907.$C$3:.$C$68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6">
            <text:p>6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48" office:value-type="float" office:value="2">
            <text:p>2</text:p>
          </table:table-cell>
          <table:table-cell table:style-name="ce48" table:formula="of:=IF([.C14]&lt;0;0;[.C1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4]);DATE(YEAR([.E14]);12;31);NOW())" office:value-type="date" office:date-value="2019-04-12T14:04:06.64">
            <text:p>04/12/19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3">
            <text:p>3</text:p>
          </table:table-cell>
          <table:table-cell table:style-name="ce55" table:formula="of:=SUMPRODUCT([Thong_Tin_Ngay_Nghi_201901.$B$3:.$B$70]=[.$B14];[Thong_Tin_Ngay_Nghi_201901.$C$3:.$C$70]) +  SUMPRODUCT([Thong_Tin_Ngay_Nghi_201902.$B$3:.$B$68]=[.$B14];[Thong_Tin_Ngay_Nghi_201902.$C$3:.$C$68]) + SUMPRODUCT([Thong_Tin_Ngay_Nghi_201903.$B$3:.$B$71]=[.$B14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14];[Thong_Tin_Ngay_Nghi_201901.$C$3:.$C$70]) +SUMPRODUCT([Thong_Tin_Ngay_Nghi_201902.$B$3:.$B$68]=[.$B14];[Thong_Tin_Ngay_Nghi_201902.$C$3:.$C$68]) +SUMPRODUCT([Thong_Tin_Ngay_Nghi_201903.$B$3:.$B$71]=[.$B14];[Thong_Tin_Ngay_Nghi_201903.$C$3:.$C$71]) +SUMPRODUCT([Thong_Tin_Ngay_Nghi_201904.$B$3:.$B$71]=[.$B14];[Thong_Tin_Ngay_Nghi_201904.$C$3:.$C$71]) +SUMPRODUCT([Thong_Tin_Ngay_Nghi_201905.$B$3:.$B$69]=[.$B14];[Thong_Tin_Ngay_Nghi_201905.$C$3:.$C$69]) +SUMPRODUCT([Thong_Tin_Ngay_Nghi_201906.$B$3:.$B$68]=[.$B14];[Thong_Tin_Ngay_Nghi_201906.$C$3:.$C$68]) +SUMPRODUCT([Thong_Tin_Ngay_Nghi_201907.$B$3:.$B$68]=[.$B14];[Thong_Tin_Ngay_Nghi_201907.$C$3:.$C$68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2.5">
            <text:p>2.5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4]+[.L14] +[.K14]+[.M1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5]);DATE(YEAR([.E15]);12;31);NOW())" office:value-type="date" office:date-value="2019-04-12T14:04:06.64">
            <text:p>04/12/19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3">
            <text:p>3</text:p>
          </table:table-cell>
          <table:table-cell table:style-name="ce55" table:formula="of:=SUMPRODUCT([Thong_Tin_Ngay_Nghi_201901.$B$3:.$B$70]=[.$B15];[Thong_Tin_Ngay_Nghi_201901.$C$3:.$C$70]) +  SUMPRODUCT([Thong_Tin_Ngay_Nghi_201902.$B$3:.$B$68]=[.$B15];[Thong_Tin_Ngay_Nghi_201902.$C$3:.$C$68]) + SUMPRODUCT([Thong_Tin_Ngay_Nghi_201903.$B$3:.$B$71]=[.$B15];[Thong_Tin_Ngay_Nghi_201903.$C$3:.$C$71])" office:value-type="float" office:value="1">
            <text:p>1</text:p>
          </table:table-cell>
          <table:table-cell table:style-name="ce60" table:formula="of:=SUMPRODUCT([Thong_Tin_Ngay_Nghi_201901.$B$3:.$B$70]=[.$B15];[Thong_Tin_Ngay_Nghi_201901.$C$3:.$C$70]) +SUMPRODUCT([Thong_Tin_Ngay_Nghi_201902.$B$3:.$B$68]=[.$B15];[Thong_Tin_Ngay_Nghi_201902.$C$3:.$C$68]) +SUMPRODUCT([Thong_Tin_Ngay_Nghi_201903.$B$3:.$B$71]=[.$B15];[Thong_Tin_Ngay_Nghi_201903.$C$3:.$C$71]) +SUMPRODUCT([Thong_Tin_Ngay_Nghi_201904.$B$3:.$B$71]=[.$B15];[Thong_Tin_Ngay_Nghi_201904.$C$3:.$C$71]) +SUMPRODUCT([Thong_Tin_Ngay_Nghi_201905.$B$3:.$B$69]=[.$B15];[Thong_Tin_Ngay_Nghi_201905.$C$3:.$C$69]) +SUMPRODUCT([Thong_Tin_Ngay_Nghi_201906.$B$3:.$B$68]=[.$B15];[Thong_Tin_Ngay_Nghi_201906.$C$3:.$C$68]) +SUMPRODUCT([Thong_Tin_Ngay_Nghi_201907.$B$3:.$B$68]=[.$B15];[Thong_Tin_Ngay_Nghi_201907.$C$3:.$C$68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1.5">
            <text:p>1.5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1.5">
            <text:p>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1.5">
            <text:p>-1.5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6]);DATE(YEAR([.E16]);12;31);NOW())" office:value-type="date" office:date-value="2019-04-12T14:04:06.65">
            <text:p>04/12/19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3">
            <text:p>3</text:p>
          </table:table-cell>
          <table:table-cell table:style-name="ce55" table:formula="of:=SUMPRODUCT([Thong_Tin_Ngay_Nghi_201901.$B$3:.$B$70]=[.$B16];[Thong_Tin_Ngay_Nghi_201901.$C$3:.$C$70]) +  SUMPRODUCT([Thong_Tin_Ngay_Nghi_201902.$B$3:.$B$68]=[.$B16];[Thong_Tin_Ngay_Nghi_201902.$C$3:.$C$68]) + SUMPRODUCT([Thong_Tin_Ngay_Nghi_201903.$B$3:.$B$71]=[.$B16];[Thong_Tin_Ngay_Nghi_201903.$C$3:.$C$71])" office:value-type="float" office:value="4">
            <text:p>4</text:p>
          </table:table-cell>
          <table:table-cell table:style-name="ce60" table:formula="of:=SUMPRODUCT([Thong_Tin_Ngay_Nghi_201901.$B$3:.$B$70]=[.$B16];[Thong_Tin_Ngay_Nghi_201901.$C$3:.$C$70]) +SUMPRODUCT([Thong_Tin_Ngay_Nghi_201902.$B$3:.$B$68]=[.$B16];[Thong_Tin_Ngay_Nghi_201902.$C$3:.$C$68]) +SUMPRODUCT([Thong_Tin_Ngay_Nghi_201903.$B$3:.$B$71]=[.$B16];[Thong_Tin_Ngay_Nghi_201903.$C$3:.$C$71]) +SUMPRODUCT([Thong_Tin_Ngay_Nghi_201904.$B$3:.$B$71]=[.$B16];[Thong_Tin_Ngay_Nghi_201904.$C$3:.$C$71]) +SUMPRODUCT([Thong_Tin_Ngay_Nghi_201905.$B$3:.$B$69]=[.$B16];[Thong_Tin_Ngay_Nghi_201905.$C$3:.$C$69]) +SUMPRODUCT([Thong_Tin_Ngay_Nghi_201906.$B$3:.$B$68]=[.$B16];[Thong_Tin_Ngay_Nghi_201906.$C$3:.$C$68]) +SUMPRODUCT([Thong_Tin_Ngay_Nghi_201907.$B$3:.$B$68]=[.$B16];[Thong_Tin_Ngay_Nghi_201907.$C$3:.$C$68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5.5">
            <text:p>5.5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2.5">
            <text:p>-2.5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6]+[.L16] +[.K16]+[.M16]" office:value-type="float" office:value="-1.5">
            <text:p>-1.5</text:p>
          </table:table-cell>
          <table:table-cell table:style-name="ce66"/>
          <table:table-cell table:style-name="ce68"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7]);DATE(YEAR([.E17]);12;31);NOW())" office:value-type="date" office:date-value="2019-04-12T14:04:06.66">
            <text:p>04/12/19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3">
            <text:p>3</text:p>
          </table:table-cell>
          <table:table-cell table:style-name="ce55" table:formula="of:=SUMPRODUCT([Thong_Tin_Ngay_Nghi_201901.$B$3:.$B$70]=[.$B17];[Thong_Tin_Ngay_Nghi_201901.$C$3:.$C$70]) +  SUMPRODUCT([Thong_Tin_Ngay_Nghi_201902.$B$3:.$B$68]=[.$B17];[Thong_Tin_Ngay_Nghi_201902.$C$3:.$C$68]) + SUMPRODUCT([Thong_Tin_Ngay_Nghi_201903.$B$3:.$B$71]=[.$B17];[Thong_Tin_Ngay_Nghi_201903.$C$3:.$C$71])" office:value-type="float" office:value="8.5">
            <text:p>8.5</text:p>
          </table:table-cell>
          <table:table-cell table:style-name="ce60" table:formula="of:=SUMPRODUCT([Thong_Tin_Ngay_Nghi_201901.$B$3:.$B$70]=[.$B17];[Thong_Tin_Ngay_Nghi_201901.$C$3:.$C$70]) +SUMPRODUCT([Thong_Tin_Ngay_Nghi_201902.$B$3:.$B$68]=[.$B17];[Thong_Tin_Ngay_Nghi_201902.$C$3:.$C$68]) +SUMPRODUCT([Thong_Tin_Ngay_Nghi_201903.$B$3:.$B$71]=[.$B17];[Thong_Tin_Ngay_Nghi_201903.$C$3:.$C$71]) +SUMPRODUCT([Thong_Tin_Ngay_Nghi_201904.$B$3:.$B$71]=[.$B17];[Thong_Tin_Ngay_Nghi_201904.$C$3:.$C$71]) +SUMPRODUCT([Thong_Tin_Ngay_Nghi_201905.$B$3:.$B$69]=[.$B17];[Thong_Tin_Ngay_Nghi_201905.$C$3:.$C$69]) +SUMPRODUCT([Thong_Tin_Ngay_Nghi_201906.$B$3:.$B$68]=[.$B17];[Thong_Tin_Ngay_Nghi_201906.$C$3:.$C$68]) +SUMPRODUCT([Thong_Tin_Ngay_Nghi_201907.$B$3:.$B$68]=[.$B17];[Thong_Tin_Ngay_Nghi_201907.$C$3:.$C$68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10.5">
            <text:p>10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7.5">
            <text:p>-7.5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17]+[.L17] +[.K17]+[.M17]" office:value-type="float" office:value="-6.5">
            <text:p>-6.5</text:p>
          </table:table-cell>
          <table:table-cell table:style-name="ce67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5" office:value-type="string">
            <text:p>HaTH</text:p>
          </table:table-cell>
          <table:table-cell table:style-name="ce49" office:value-type="float" office:value="0">
            <text:p>0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8]);DATE(YEAR([.E18]);12;31);NOW())" office:value-type="date" office:date-value="2019-04-12T14:04:06.66">
            <text:p>04/12/19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3">
            <text:p>3</text:p>
          </table:table-cell>
          <table:table-cell table:style-name="ce55" table:formula="of:=SUMPRODUCT([Thong_Tin_Ngay_Nghi_201901.$B$3:.$B$70]=[.$B18];[Thong_Tin_Ngay_Nghi_201901.$C$3:.$C$70]) +  SUMPRODUCT([Thong_Tin_Ngay_Nghi_201902.$B$3:.$B$68]=[.$B18];[Thong_Tin_Ngay_Nghi_201902.$C$3:.$C$68]) + SUMPRODUCT([Thong_Tin_Ngay_Nghi_201903.$B$3:.$B$71]=[.$B18];[Thong_Tin_Ngay_Nghi_201903.$C$3:.$C$71])" office:value-type="float" office:value="6.5">
            <text:p>6.5</text:p>
          </table:table-cell>
          <table:table-cell table:style-name="ce60" table:formula="of:=SUMPRODUCT([Thong_Tin_Ngay_Nghi_201901.$B$3:.$B$70]=[.$B18];[Thong_Tin_Ngay_Nghi_201901.$C$3:.$C$70]) +SUMPRODUCT([Thong_Tin_Ngay_Nghi_201902.$B$3:.$B$68]=[.$B18];[Thong_Tin_Ngay_Nghi_201902.$C$3:.$C$68]) +SUMPRODUCT([Thong_Tin_Ngay_Nghi_201903.$B$3:.$B$71]=[.$B18];[Thong_Tin_Ngay_Nghi_201903.$C$3:.$C$71]) +SUMPRODUCT([Thong_Tin_Ngay_Nghi_201904.$B$3:.$B$71]=[.$B18];[Thong_Tin_Ngay_Nghi_201904.$C$3:.$C$71]) +SUMPRODUCT([Thong_Tin_Ngay_Nghi_201905.$B$3:.$B$69]=[.$B18];[Thong_Tin_Ngay_Nghi_201905.$C$3:.$C$69]) +SUMPRODUCT([Thong_Tin_Ngay_Nghi_201906.$B$3:.$B$68]=[.$B18];[Thong_Tin_Ngay_Nghi_201906.$C$3:.$C$68]) +SUMPRODUCT([Thong_Tin_Ngay_Nghi_201907.$B$3:.$B$68]=[.$B18];[Thong_Tin_Ngay_Nghi_201907.$C$3:.$C$68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6.5">
            <text:p>6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3.5">
            <text:p>-3.5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8]+[.L18] +[.K18]+[.M18]" office:value-type="float" office:value="-2.5">
            <text:p>-2.5</text:p>
          </table:table-cell>
          <table:table-cell table:style-name="ce66"/>
          <table:table-cell table:style-name="ce68"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5" office:value-type="string">
            <text:p>HaVS</text:p>
          </table:table-cell>
          <table:table-cell table:style-name="ce49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3-11">
            <text:p>03/11/19</text:p>
          </table:table-cell>
          <table:table-cell table:style-name="ce51" table:formula="of:=IF(YEAR(NOW())&gt;YEAR([.E19]);DATE(YEAR([.E19]);12;31);NOW())" office:value-type="date" office:date-value="2019-04-12T14:04:06.66">
            <text:p>04/12/19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1">
            <text:p>1</text:p>
          </table:table-cell>
          <table:table-cell table:style-name="ce55" table:formula="of:=SUMPRODUCT([Thong_Tin_Ngay_Nghi_201901.$B$3:.$B$70]=[.$B19];[Thong_Tin_Ngay_Nghi_201901.$C$3:.$C$70]) +  SUMPRODUCT([Thong_Tin_Ngay_Nghi_201902.$B$3:.$B$68]=[.$B19];[Thong_Tin_Ngay_Nghi_201902.$C$3:.$C$68]) + SUMPRODUCT([Thong_Tin_Ngay_Nghi_201903.$B$3:.$B$71]=[.$B19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19];[Thong_Tin_Ngay_Nghi_201901.$C$3:.$C$70]) +SUMPRODUCT([Thong_Tin_Ngay_Nghi_201902.$B$3:.$B$68]=[.$B19];[Thong_Tin_Ngay_Nghi_201902.$C$3:.$C$68]) +SUMPRODUCT([Thong_Tin_Ngay_Nghi_201903.$B$3:.$B$71]=[.$B19];[Thong_Tin_Ngay_Nghi_201903.$C$3:.$C$71]) +SUMPRODUCT([Thong_Tin_Ngay_Nghi_201904.$B$3:.$B$71]=[.$B19];[Thong_Tin_Ngay_Nghi_201904.$C$3:.$C$71]) +SUMPRODUCT([Thong_Tin_Ngay_Nghi_201905.$B$3:.$B$69]=[.$B19];[Thong_Tin_Ngay_Nghi_201905.$C$3:.$C$69]) +SUMPRODUCT([Thong_Tin_Ngay_Nghi_201906.$B$3:.$B$68]=[.$B19];[Thong_Tin_Ngay_Nghi_201906.$C$3:.$C$68]) +SUMPRODUCT([Thong_Tin_Ngay_Nghi_201907.$B$3:.$B$68]=[.$B19];[Thong_Tin_Ngay_Nghi_201907.$C$3:.$C$68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7.5">
            <text:p>7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6.5">
            <text:p>-6.5</text:p>
          </table:table-cell>
          <table:table-cell table:style-name="ce49"/>
          <table:table-cell table:style-name="ce48"/>
          <table:table-cell table:style-name="ce64"/>
          <table:table-cell table:style-name="ce48" table:formula="of:=[.J19]+[.L19] +[.K19]+[.M19]" office:value-type="float" office:value="-6.5">
            <text:p>-6.5</text:p>
          </table:table-cell>
          <table:table-cell table:style-name="ce66"/>
          <table:table-cell table:style-name="ce68" table:number-columns-repeated="1009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-3">
            <text:p>-3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0]);DATE(YEAR([.E20]);12;31);NOW())" office:value-type="date" office:date-value="2019-04-12T14:04:06.67">
            <text:p>04/12/19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3">
            <text:p>3</text:p>
          </table:table-cell>
          <table:table-cell table:style-name="ce55" table:formula="of:=SUMPRODUCT([Thong_Tin_Ngay_Nghi_201901.$B$3:.$B$70]=[.$B20];[Thong_Tin_Ngay_Nghi_201901.$C$3:.$C$70]) +  SUMPRODUCT([Thong_Tin_Ngay_Nghi_201902.$B$3:.$B$68]=[.$B20];[Thong_Tin_Ngay_Nghi_201902.$C$3:.$C$68]) + SUMPRODUCT([Thong_Tin_Ngay_Nghi_201903.$B$3:.$B$71]=[.$B20];[Thong_Tin_Ngay_Nghi_201903.$C$3:.$C$71])" office:value-type="float" office:value="3">
            <text:p>3</text:p>
          </table:table-cell>
          <table:table-cell table:style-name="ce60" table:formula="of:=SUMPRODUCT([Thong_Tin_Ngay_Nghi_201901.$B$3:.$B$70]=[.$B20];[Thong_Tin_Ngay_Nghi_201901.$C$3:.$C$70]) +SUMPRODUCT([Thong_Tin_Ngay_Nghi_201902.$B$3:.$B$68]=[.$B20];[Thong_Tin_Ngay_Nghi_201902.$C$3:.$C$68]) +SUMPRODUCT([Thong_Tin_Ngay_Nghi_201903.$B$3:.$B$71]=[.$B20];[Thong_Tin_Ngay_Nghi_201903.$C$3:.$C$71]) +SUMPRODUCT([Thong_Tin_Ngay_Nghi_201904.$B$3:.$B$71]=[.$B20];[Thong_Tin_Ngay_Nghi_201904.$C$3:.$C$71]) +SUMPRODUCT([Thong_Tin_Ngay_Nghi_201905.$B$3:.$B$69]=[.$B20];[Thong_Tin_Ngay_Nghi_201905.$C$3:.$C$69]) +SUMPRODUCT([Thong_Tin_Ngay_Nghi_201906.$B$3:.$B$68]=[.$B20];[Thong_Tin_Ngay_Nghi_201906.$C$3:.$C$68]) +SUMPRODUCT([Thong_Tin_Ngay_Nghi_201907.$B$3:.$B$68]=[.$B20];[Thong_Tin_Ngay_Nghi_201907.$C$3:.$C$68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3.5">
            <text:p>3.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0.5">
            <text:p>-0.5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1]);DATE(YEAR([.E21]);12;31);NOW())" office:value-type="date" office:date-value="2019-04-12T14:04:06.67">
            <text:p>04/12/19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3">
            <text:p>3</text:p>
          </table:table-cell>
          <table:table-cell table:style-name="ce55" table:formula="of:=SUMPRODUCT([Thong_Tin_Ngay_Nghi_201901.$B$3:.$B$70]=[.$B21];[Thong_Tin_Ngay_Nghi_201901.$C$3:.$C$70]) +  SUMPRODUCT([Thong_Tin_Ngay_Nghi_201902.$B$3:.$B$68]=[.$B21];[Thong_Tin_Ngay_Nghi_201902.$C$3:.$C$68]) + SUMPRODUCT([Thong_Tin_Ngay_Nghi_201903.$B$3:.$B$71]=[.$B21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21];[Thong_Tin_Ngay_Nghi_201901.$C$3:.$C$70]) +SUMPRODUCT([Thong_Tin_Ngay_Nghi_201902.$B$3:.$B$68]=[.$B21];[Thong_Tin_Ngay_Nghi_201902.$C$3:.$C$68]) +SUMPRODUCT([Thong_Tin_Ngay_Nghi_201903.$B$3:.$B$71]=[.$B21];[Thong_Tin_Ngay_Nghi_201903.$C$3:.$C$71]) +SUMPRODUCT([Thong_Tin_Ngay_Nghi_201904.$B$3:.$B$71]=[.$B21];[Thong_Tin_Ngay_Nghi_201904.$C$3:.$C$71]) +SUMPRODUCT([Thong_Tin_Ngay_Nghi_201905.$B$3:.$B$69]=[.$B21];[Thong_Tin_Ngay_Nghi_201905.$C$3:.$C$69]) +SUMPRODUCT([Thong_Tin_Ngay_Nghi_201906.$B$3:.$B$68]=[.$B21];[Thong_Tin_Ngay_Nghi_201906.$C$3:.$C$68]) +SUMPRODUCT([Thong_Tin_Ngay_Nghi_201907.$B$3:.$B$68]=[.$B21];[Thong_Tin_Ngay_Nghi_201907.$C$3:.$C$68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3.5">
            <text:p>3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48" office:value-type="float" office:value="3.5">
            <text:p>3.5</text:p>
          </table:table-cell>
          <table:table-cell table:style-name="ce48" table:formula="of:=IF([.C22]&lt;0;0;[.C22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2]);DATE(YEAR([.E22]);12;31);NOW())" office:value-type="date" office:date-value="2019-04-12T14:04:06.67">
            <text:p>04/12/19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5" table:formula="of:=SUMPRODUCT([Thong_Tin_Ngay_Nghi_201901.$B$3:.$B$70]=[.$B22];[Thong_Tin_Ngay_Nghi_201901.$C$3:.$C$70]) +  SUMPRODUCT([Thong_Tin_Ngay_Nghi_201902.$B$3:.$B$68]=[.$B22];[Thong_Tin_Ngay_Nghi_201902.$C$3:.$C$68]) + SUMPRODUCT([Thong_Tin_Ngay_Nghi_201903.$B$3:.$B$71]=[.$B22];[Thong_Tin_Ngay_Nghi_201903.$C$3:.$C$71])" office:value-type="float" office:value="4">
            <text:p>4</text:p>
          </table:table-cell>
          <table:table-cell table:style-name="ce60" table:formula="of:=SUMPRODUCT([Thong_Tin_Ngay_Nghi_201901.$B$3:.$B$70]=[.$B22];[Thong_Tin_Ngay_Nghi_201901.$C$3:.$C$70]) +SUMPRODUCT([Thong_Tin_Ngay_Nghi_201902.$B$3:.$B$68]=[.$B22];[Thong_Tin_Ngay_Nghi_201902.$C$3:.$C$68]) +SUMPRODUCT([Thong_Tin_Ngay_Nghi_201903.$B$3:.$B$71]=[.$B22];[Thong_Tin_Ngay_Nghi_201903.$C$3:.$C$71]) +SUMPRODUCT([Thong_Tin_Ngay_Nghi_201904.$B$3:.$B$71]=[.$B22];[Thong_Tin_Ngay_Nghi_201904.$C$3:.$C$71]) +SUMPRODUCT([Thong_Tin_Ngay_Nghi_201905.$B$3:.$B$69]=[.$B22];[Thong_Tin_Ngay_Nghi_201905.$C$3:.$C$69]) +SUMPRODUCT([Thong_Tin_Ngay_Nghi_201906.$B$3:.$B$68]=[.$B22];[Thong_Tin_Ngay_Nghi_201906.$C$3:.$C$68]) +SUMPRODUCT([Thong_Tin_Ngay_Nghi_201907.$B$3:.$B$68]=[.$B22];[Thong_Tin_Ngay_Nghi_201907.$C$3:.$C$68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5">
            <text:p>5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92.5">
            <text:p>-92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3]);DATE(YEAR([.E23]);12;31);NOW())" office:value-type="date" office:date-value="2019-04-12T14:04:06.67">
            <text:p>04/12/19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3">
            <text:p>3</text:p>
          </table:table-cell>
          <table:table-cell table:style-name="ce55" table:formula="of:=SUMPRODUCT([Thong_Tin_Ngay_Nghi_201901.$B$3:.$B$70]=[.$B23];[Thong_Tin_Ngay_Nghi_201901.$C$3:.$C$70]) +  SUMPRODUCT([Thong_Tin_Ngay_Nghi_201902.$B$3:.$B$68]=[.$B23];[Thong_Tin_Ngay_Nghi_201902.$C$3:.$C$68]) + SUMPRODUCT([Thong_Tin_Ngay_Nghi_201903.$B$3:.$B$71]=[.$B23];[Thong_Tin_Ngay_Nghi_201903.$C$3:.$C$71])" office:value-type="float" office:value="30.5">
            <text:p>30.5</text:p>
          </table:table-cell>
          <table:table-cell table:style-name="ce60" table:formula="of:=SUMPRODUCT([Thong_Tin_Ngay_Nghi_201901.$B$3:.$B$70]=[.$B23];[Thong_Tin_Ngay_Nghi_201901.$C$3:.$C$70]) +SUMPRODUCT([Thong_Tin_Ngay_Nghi_201902.$B$3:.$B$68]=[.$B23];[Thong_Tin_Ngay_Nghi_201902.$C$3:.$C$68]) +SUMPRODUCT([Thong_Tin_Ngay_Nghi_201903.$B$3:.$B$71]=[.$B23];[Thong_Tin_Ngay_Nghi_201903.$C$3:.$C$71]) +SUMPRODUCT([Thong_Tin_Ngay_Nghi_201904.$B$3:.$B$71]=[.$B23];[Thong_Tin_Ngay_Nghi_201904.$C$3:.$C$71]) +SUMPRODUCT([Thong_Tin_Ngay_Nghi_201905.$B$3:.$B$69]=[.$B23];[Thong_Tin_Ngay_Nghi_201905.$C$3:.$C$69]) +SUMPRODUCT([Thong_Tin_Ngay_Nghi_201906.$B$3:.$B$68]=[.$B23];[Thong_Tin_Ngay_Nghi_201906.$C$3:.$C$68]) +SUMPRODUCT([Thong_Tin_Ngay_Nghi_201907.$B$3:.$B$68]=[.$B23];[Thong_Tin_Ngay_Nghi_201907.$C$3:.$C$68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37.5">
            <text:p>37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34.5">
            <text:p>-3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33.5">
            <text:p>-3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2">
            <text:p>2</text:p>
          </table:table-cell>
          <table:table-cell table:style-name="ce48" table:formula="of:=IF([.C24]&lt;0;0;[.C2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4]);DATE(YEAR([.E24]);12;31);NOW())" office:value-type="date" office:date-value="2019-04-12T14:04:06.67">
            <text:p>04/12/19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3">
            <text:p>3</text:p>
          </table:table-cell>
          <table:table-cell table:style-name="ce55" table:formula="of:=SUMPRODUCT([Thong_Tin_Ngay_Nghi_201901.$B$3:.$B$70]=[.$B24];[Thong_Tin_Ngay_Nghi_201901.$C$3:.$C$70]) +  SUMPRODUCT([Thong_Tin_Ngay_Nghi_201902.$B$3:.$B$68]=[.$B24];[Thong_Tin_Ngay_Nghi_201902.$C$3:.$C$68]) + SUMPRODUCT([Thong_Tin_Ngay_Nghi_201903.$B$3:.$B$71]=[.$B24];[Thong_Tin_Ngay_Nghi_201903.$C$3:.$C$71])" office:value-type="float" office:value="4">
            <text:p>4</text:p>
          </table:table-cell>
          <table:table-cell table:style-name="ce60" table:formula="of:=SUMPRODUCT([Thong_Tin_Ngay_Nghi_201901.$B$3:.$B$70]=[.$B24];[Thong_Tin_Ngay_Nghi_201901.$C$3:.$C$70]) +SUMPRODUCT([Thong_Tin_Ngay_Nghi_201902.$B$3:.$B$68]=[.$B24];[Thong_Tin_Ngay_Nghi_201902.$C$3:.$C$68]) +SUMPRODUCT([Thong_Tin_Ngay_Nghi_201903.$B$3:.$B$71]=[.$B24];[Thong_Tin_Ngay_Nghi_201903.$C$3:.$C$71]) +SUMPRODUCT([Thong_Tin_Ngay_Nghi_201904.$B$3:.$B$71]=[.$B24];[Thong_Tin_Ngay_Nghi_201904.$C$3:.$C$71]) +SUMPRODUCT([Thong_Tin_Ngay_Nghi_201905.$B$3:.$B$69]=[.$B24];[Thong_Tin_Ngay_Nghi_201905.$C$3:.$C$69]) +SUMPRODUCT([Thong_Tin_Ngay_Nghi_201906.$B$3:.$B$68]=[.$B24];[Thong_Tin_Ngay_Nghi_201906.$C$3:.$C$68]) +SUMPRODUCT([Thong_Tin_Ngay_Nghi_201907.$B$3:.$B$68]=[.$B24];[Thong_Tin_Ngay_Nghi_201907.$C$3:.$C$68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4">
            <text:p>4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44" office:value-type="float" office:value="0">
            <text:p>0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5]);DATE(YEAR([.E25]);12;31);NOW())" office:value-type="date" office:date-value="2019-04-12T14:04:06.68">
            <text:p>04/12/19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3">
            <text:p>3</text:p>
          </table:table-cell>
          <table:table-cell table:style-name="ce55" table:formula="of:=SUMPRODUCT([Thong_Tin_Ngay_Nghi_201901.$B$3:.$B$70]=[.$B25];[Thong_Tin_Ngay_Nghi_201901.$C$3:.$C$70]) +  SUMPRODUCT([Thong_Tin_Ngay_Nghi_201902.$B$3:.$B$68]=[.$B25];[Thong_Tin_Ngay_Nghi_201902.$C$3:.$C$68]) + SUMPRODUCT([Thong_Tin_Ngay_Nghi_201903.$B$3:.$B$71]=[.$B25];[Thong_Tin_Ngay_Nghi_201903.$C$3:.$C$71])" office:value-type="float" office:value="5">
            <text:p>5</text:p>
          </table:table-cell>
          <table:table-cell table:style-name="ce60" table:formula="of:=SUMPRODUCT([Thong_Tin_Ngay_Nghi_201901.$B$3:.$B$70]=[.$B25];[Thong_Tin_Ngay_Nghi_201901.$C$3:.$C$70]) +SUMPRODUCT([Thong_Tin_Ngay_Nghi_201902.$B$3:.$B$68]=[.$B25];[Thong_Tin_Ngay_Nghi_201902.$C$3:.$C$68]) +SUMPRODUCT([Thong_Tin_Ngay_Nghi_201903.$B$3:.$B$71]=[.$B25];[Thong_Tin_Ngay_Nghi_201903.$C$3:.$C$71]) +SUMPRODUCT([Thong_Tin_Ngay_Nghi_201904.$B$3:.$B$71]=[.$B25];[Thong_Tin_Ngay_Nghi_201904.$C$3:.$C$71]) +SUMPRODUCT([Thong_Tin_Ngay_Nghi_201905.$B$3:.$B$69]=[.$B25];[Thong_Tin_Ngay_Nghi_201905.$C$3:.$C$69]) +SUMPRODUCT([Thong_Tin_Ngay_Nghi_201906.$B$3:.$B$68]=[.$B25];[Thong_Tin_Ngay_Nghi_201906.$C$3:.$C$68]) +SUMPRODUCT([Thong_Tin_Ngay_Nghi_201907.$B$3:.$B$68]=[.$B25];[Thong_Tin_Ngay_Nghi_201907.$C$3:.$C$68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7">
            <text:p>7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-4">
            <text:p>-4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63"/>
          <table:table-cell table:style-name="ce48" table:formula="of:=[.J25]+[.L25] +[.K25]+[.M25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 </text:p>
            <text:p>- Tháng 3: 3 ngày</text:p>
          </table:table-cell>
          <table:table-cell table:style-name="ce69"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48" office:value-type="float" office:value="3">
            <text:p>3</text:p>
          </table:table-cell>
          <table:table-cell table:style-name="ce48" table:formula="of:=IF([.C26]&lt;0;0;[.C26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6]);DATE(YEAR([.E26]);12;31);NOW())" office:value-type="date" office:date-value="2019-04-12T14:04:06.68">
            <text:p>04/12/19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3">
            <text:p>3</text:p>
          </table:table-cell>
          <table:table-cell table:style-name="ce55" table:formula="of:=SUMPRODUCT([Thong_Tin_Ngay_Nghi_201901.$B$3:.$B$70]=[.$B26];[Thong_Tin_Ngay_Nghi_201901.$C$3:.$C$70]) +  SUMPRODUCT([Thong_Tin_Ngay_Nghi_201902.$B$3:.$B$68]=[.$B26];[Thong_Tin_Ngay_Nghi_201902.$C$3:.$C$68]) + SUMPRODUCT([Thong_Tin_Ngay_Nghi_201903.$B$3:.$B$71]=[.$B26];[Thong_Tin_Ngay_Nghi_201903.$C$3:.$C$71])" office:value-type="float" office:value="0">
            <text:p>0</text:p>
          </table:table-cell>
          <table:table-cell table:style-name="ce60" table:formula="of:=SUMPRODUCT([Thong_Tin_Ngay_Nghi_201901.$B$3:.$B$70]=[.$B26];[Thong_Tin_Ngay_Nghi_201901.$C$3:.$C$70]) +SUMPRODUCT([Thong_Tin_Ngay_Nghi_201902.$B$3:.$B$68]=[.$B26];[Thong_Tin_Ngay_Nghi_201902.$C$3:.$C$68]) +SUMPRODUCT([Thong_Tin_Ngay_Nghi_201903.$B$3:.$B$71]=[.$B26];[Thong_Tin_Ngay_Nghi_201903.$C$3:.$C$71]) +SUMPRODUCT([Thong_Tin_Ngay_Nghi_201904.$B$3:.$B$71]=[.$B26];[Thong_Tin_Ngay_Nghi_201904.$C$3:.$C$71]) +SUMPRODUCT([Thong_Tin_Ngay_Nghi_201905.$B$3:.$B$69]=[.$B26];[Thong_Tin_Ngay_Nghi_201905.$C$3:.$C$69]) +SUMPRODUCT([Thong_Tin_Ngay_Nghi_201906.$B$3:.$B$68]=[.$B26];[Thong_Tin_Ngay_Nghi_201906.$C$3:.$C$68]) +SUMPRODUCT([Thong_Tin_Ngay_Nghi_201907.$B$3:.$B$68]=[.$B26];[Thong_Tin_Ngay_Nghi_201907.$C$3:.$C$68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1">
            <text:p>1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48" office:value-type="float" office:value="-8">
            <text:p>-8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7]);DATE(YEAR([.E27]);12;31);NOW())" office:value-type="date" office:date-value="2019-04-12T14:04:06.68">
            <text:p>04/12/19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3">
            <text:p>3</text:p>
          </table:table-cell>
          <table:table-cell table:style-name="ce55" table:formula="of:=SUMPRODUCT([Thong_Tin_Ngay_Nghi_201901.$B$3:.$B$70]=[.$B27];[Thong_Tin_Ngay_Nghi_201901.$C$3:.$C$70]) +  SUMPRODUCT([Thong_Tin_Ngay_Nghi_201902.$B$3:.$B$68]=[.$B27];[Thong_Tin_Ngay_Nghi_201902.$C$3:.$C$68]) + SUMPRODUCT([Thong_Tin_Ngay_Nghi_201903.$B$3:.$B$71]=[.$B27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27];[Thong_Tin_Ngay_Nghi_201901.$C$3:.$C$70]) +SUMPRODUCT([Thong_Tin_Ngay_Nghi_201902.$B$3:.$B$68]=[.$B27];[Thong_Tin_Ngay_Nghi_201902.$C$3:.$C$68]) +SUMPRODUCT([Thong_Tin_Ngay_Nghi_201903.$B$3:.$B$71]=[.$B27];[Thong_Tin_Ngay_Nghi_201903.$C$3:.$C$71]) +SUMPRODUCT([Thong_Tin_Ngay_Nghi_201904.$B$3:.$B$71]=[.$B27];[Thong_Tin_Ngay_Nghi_201904.$C$3:.$C$71]) +SUMPRODUCT([Thong_Tin_Ngay_Nghi_201905.$B$3:.$B$69]=[.$B27];[Thong_Tin_Ngay_Nghi_201905.$C$3:.$C$69]) +SUMPRODUCT([Thong_Tin_Ngay_Nghi_201906.$B$3:.$B$68]=[.$B27];[Thong_Tin_Ngay_Nghi_201906.$C$3:.$C$68]) +SUMPRODUCT([Thong_Tin_Ngay_Nghi_201907.$B$3:.$B$68]=[.$B27];[Thong_Tin_Ngay_Nghi_201907.$C$3:.$C$68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4.5">
            <text:p>4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7]+[.L27] +[.K27]+[.M27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0.5">
            <text:p>0.5</text:p>
          </table:table-cell>
          <table:table-cell table:style-name="ce48" table:formula="of:=IF([.C28]&lt;0;0;[.C28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8]);DATE(YEAR([.E28]);12;31);NOW())" office:value-type="date" office:date-value="2019-04-12T14:04:06.69">
            <text:p>04/12/19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3">
            <text:p>3</text:p>
          </table:table-cell>
          <table:table-cell table:style-name="ce55" table:formula="of:=SUMPRODUCT([Thong_Tin_Ngay_Nghi_201901.$B$3:.$B$70]=[.$B28];[Thong_Tin_Ngay_Nghi_201901.$C$3:.$C$70]) +  SUMPRODUCT([Thong_Tin_Ngay_Nghi_201902.$B$3:.$B$68]=[.$B28];[Thong_Tin_Ngay_Nghi_201902.$C$3:.$C$68]) + SUMPRODUCT([Thong_Tin_Ngay_Nghi_201903.$B$3:.$B$71]=[.$B28];[Thong_Tin_Ngay_Nghi_201903.$C$3:.$C$71])" office:value-type="float" office:value="1.5">
            <text:p>1.5</text:p>
          </table:table-cell>
          <table:table-cell table:style-name="ce60" table:formula="of:=SUMPRODUCT([Thong_Tin_Ngay_Nghi_201901.$B$3:.$B$70]=[.$B28];[Thong_Tin_Ngay_Nghi_201901.$C$3:.$C$70]) +SUMPRODUCT([Thong_Tin_Ngay_Nghi_201902.$B$3:.$B$68]=[.$B28];[Thong_Tin_Ngay_Nghi_201902.$C$3:.$C$68]) +SUMPRODUCT([Thong_Tin_Ngay_Nghi_201903.$B$3:.$B$71]=[.$B28];[Thong_Tin_Ngay_Nghi_201903.$C$3:.$C$71]) +SUMPRODUCT([Thong_Tin_Ngay_Nghi_201904.$B$3:.$B$71]=[.$B28];[Thong_Tin_Ngay_Nghi_201904.$C$3:.$C$71]) +SUMPRODUCT([Thong_Tin_Ngay_Nghi_201905.$B$3:.$B$69]=[.$B28];[Thong_Tin_Ngay_Nghi_201905.$C$3:.$C$69]) +SUMPRODUCT([Thong_Tin_Ngay_Nghi_201906.$B$3:.$B$68]=[.$B28];[Thong_Tin_Ngay_Nghi_201906.$C$3:.$C$68]) +SUMPRODUCT([Thong_Tin_Ngay_Nghi_201907.$B$3:.$B$68]=[.$B28];[Thong_Tin_Ngay_Nghi_201907.$C$3:.$C$68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2.5">
            <text:p>2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5">
            <text:p>5</text:p>
          </table:table-cell>
          <table:table-cell table:style-name="ce48" table:formula="of:=IF([.C29]&lt;0;0;[.C29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9]);DATE(YEAR([.E29]);12;31);NOW())" office:value-type="date" office:date-value="2019-04-12T14:04:06.69">
            <text:p>04/12/19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3">
            <text:p>3</text:p>
          </table:table-cell>
          <table:table-cell table:style-name="ce55" table:formula="of:=SUMPRODUCT([Thong_Tin_Ngay_Nghi_201901.$B$3:.$B$70]=[.$B29];[Thong_Tin_Ngay_Nghi_201901.$C$3:.$C$70]) +  SUMPRODUCT([Thong_Tin_Ngay_Nghi_201902.$B$3:.$B$68]=[.$B29];[Thong_Tin_Ngay_Nghi_201902.$C$3:.$C$68]) + SUMPRODUCT([Thong_Tin_Ngay_Nghi_201903.$B$3:.$B$71]=[.$B29];[Thong_Tin_Ngay_Nghi_201903.$C$3:.$C$71]) + SUMPRODUCT([Thong_Tin_Ngay_Nghi_201904.$B$3:.$B$71]=[.$B29];[Thong_Tin_Ngay_Nghi_201904.$C$3:.$C$71]) + SUMPRODUCT([Thong_Tin_Ngay_Nghi_201905.$B$3:.$B$69]=[.$B29];[Thong_Tin_Ngay_Nghi_201905.$C$3:.$C$69]) + SUMPRODUCT([Thong_Tin_Ngay_Nghi_201906.$B$3:.$B$68]=[.$B29];[Thong_Tin_Ngay_Nghi_201906.$C$3:.$C$68])" office:value-type="float" office:value="4.5">
            <text:p>4.5</text:p>
          </table:table-cell>
          <table:table-cell table:style-name="ce60" table:formula="of:=SUMPRODUCT([Thong_Tin_Ngay_Nghi_201901.$B$3:.$B$70]=[.$B29];[Thong_Tin_Ngay_Nghi_201901.$C$3:.$C$70]) +SUMPRODUCT([Thong_Tin_Ngay_Nghi_201902.$B$3:.$B$68]=[.$B29];[Thong_Tin_Ngay_Nghi_201902.$C$3:.$C$68]) +SUMPRODUCT([Thong_Tin_Ngay_Nghi_201903.$B$3:.$B$71]=[.$B29];[Thong_Tin_Ngay_Nghi_201903.$C$3:.$C$71]) +SUMPRODUCT([Thong_Tin_Ngay_Nghi_201904.$B$3:.$B$71]=[.$B29];[Thong_Tin_Ngay_Nghi_201904.$C$3:.$C$71]) +SUMPRODUCT([Thong_Tin_Ngay_Nghi_201905.$B$3:.$B$69]=[.$B29];[Thong_Tin_Ngay_Nghi_201905.$C$3:.$C$69]) +SUMPRODUCT([Thong_Tin_Ngay_Nghi_201906.$B$3:.$B$68]=[.$B29];[Thong_Tin_Ngay_Nghi_201906.$C$3:.$C$68]) +SUMPRODUCT([Thong_Tin_Ngay_Nghi_201907.$B$3:.$B$68]=[.$B29];[Thong_Tin_Ngay_Nghi_201907.$C$3:.$C$68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4.5">
            <text:p>4.5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48" office:value-type="float" office:value="2.5">
            <text:p>2.5</text:p>
          </table:table-cell>
          <table:table-cell table:style-name="ce48" table:formula="of:=IF([.C30]&lt;0;0;[.C30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0]);DATE(YEAR([.E30]);12;31);NOW())" office:value-type="date" office:date-value="2019-04-12T14:04:06.69">
            <text:p>04/12/19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3">
            <text:p>3</text:p>
          </table:table-cell>
          <table:table-cell table:style-name="ce55" table:formula="of:=SUMPRODUCT([Thong_Tin_Ngay_Nghi_201901.$B$3:.$B$70]=[.$B30];[Thong_Tin_Ngay_Nghi_201901.$C$3:.$C$70]) +  SUMPRODUCT([Thong_Tin_Ngay_Nghi_201902.$B$3:.$B$68]=[.$B30];[Thong_Tin_Ngay_Nghi_201902.$C$3:.$C$68]) + SUMPRODUCT([Thong_Tin_Ngay_Nghi_201903.$B$3:.$B$71]=[.$B30];[Thong_Tin_Ngay_Nghi_201903.$C$3:.$C$71])" office:value-type="float" office:value="6">
            <text:p>6</text:p>
          </table:table-cell>
          <table:table-cell table:style-name="ce60" table:formula="of:=SUMPRODUCT([Thong_Tin_Ngay_Nghi_201901.$B$3:.$B$70]=[.$B30];[Thong_Tin_Ngay_Nghi_201901.$C$3:.$C$70]) +SUMPRODUCT([Thong_Tin_Ngay_Nghi_201902.$B$3:.$B$68]=[.$B30];[Thong_Tin_Ngay_Nghi_201902.$C$3:.$C$68]) +SUMPRODUCT([Thong_Tin_Ngay_Nghi_201903.$B$3:.$B$71]=[.$B30];[Thong_Tin_Ngay_Nghi_201903.$C$3:.$C$71]) +SUMPRODUCT([Thong_Tin_Ngay_Nghi_201904.$B$3:.$B$71]=[.$B30];[Thong_Tin_Ngay_Nghi_201904.$C$3:.$C$71]) +SUMPRODUCT([Thong_Tin_Ngay_Nghi_201905.$B$3:.$B$69]=[.$B30];[Thong_Tin_Ngay_Nghi_201905.$C$3:.$C$69]) +SUMPRODUCT([Thong_Tin_Ngay_Nghi_201906.$B$3:.$B$68]=[.$B30];[Thong_Tin_Ngay_Nghi_201906.$C$3:.$C$68]) +SUMPRODUCT([Thong_Tin_Ngay_Nghi_201907.$B$3:.$B$68]=[.$B30];[Thong_Tin_Ngay_Nghi_201907.$C$3:.$C$68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6">
            <text:p>6</text:p>
          </table:table-cell>
          <table:table-cell table:style-name="ce48" table:formula="of:=IF(DATE(YEAR([.F30]);MONTH([.F30]);DAY([.F30]))&lt;=DATE(YEAR([.F30]);6;30); [.D30]-[.H30] + [.G30]; IF([.H30]-[.D30]&lt;0;[.H30] + [.G30] -[.I30];[.G30]+[.D30]-[.I30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1]);DATE(YEAR([.E31]);12;31);NOW())" office:value-type="date" office:date-value="2019-04-12T14:04:06.69">
            <text:p>04/12/19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3">
            <text:p>3</text:p>
          </table:table-cell>
          <table:table-cell table:style-name="ce55" table:formula="of:=SUMPRODUCT([Thong_Tin_Ngay_Nghi_201901.$B$3:.$B$70]=[.$B31];[Thong_Tin_Ngay_Nghi_201901.$C$3:.$C$70]) +  SUMPRODUCT([Thong_Tin_Ngay_Nghi_201902.$B$3:.$B$68]=[.$B31];[Thong_Tin_Ngay_Nghi_201902.$C$3:.$C$68]) + SUMPRODUCT([Thong_Tin_Ngay_Nghi_201903.$B$3:.$B$71]=[.$B31];[Thong_Tin_Ngay_Nghi_201903.$C$3:.$C$71])" office:value-type="float" office:value="0">
            <text:p>0</text:p>
          </table:table-cell>
          <table:table-cell table:style-name="ce60" table:formula="of:=SUMPRODUCT([Thong_Tin_Ngay_Nghi_201901.$B$3:.$B$70]=[.$B31];[Thong_Tin_Ngay_Nghi_201901.$C$3:.$C$70]) +SUMPRODUCT([Thong_Tin_Ngay_Nghi_201902.$B$3:.$B$68]=[.$B31];[Thong_Tin_Ngay_Nghi_201902.$C$3:.$C$68]) +SUMPRODUCT([Thong_Tin_Ngay_Nghi_201903.$B$3:.$B$71]=[.$B31];[Thong_Tin_Ngay_Nghi_201903.$C$3:.$C$71]) +SUMPRODUCT([Thong_Tin_Ngay_Nghi_201904.$B$3:.$B$71]=[.$B31];[Thong_Tin_Ngay_Nghi_201904.$C$3:.$C$71]) +SUMPRODUCT([Thong_Tin_Ngay_Nghi_201905.$B$3:.$B$69]=[.$B31];[Thong_Tin_Ngay_Nghi_201905.$C$3:.$C$69]) +SUMPRODUCT([Thong_Tin_Ngay_Nghi_201906.$B$3:.$B$68]=[.$B31];[Thong_Tin_Ngay_Nghi_201906.$C$3:.$C$68]) +SUMPRODUCT([Thong_Tin_Ngay_Nghi_201907.$B$3:.$B$68]=[.$B31];[Thong_Tin_Ngay_Nghi_201907.$C$3:.$C$68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0">
            <text:p>0</text:p>
          </table:table-cell>
          <table:table-cell table:style-name="ce48" table:formula="of:=IF(DATE(YEAR([.F31]);MONTH([.F31]);DAY([.F31]))&lt;=DATE(YEAR([.F31]);6;30); [.D31]-[.H31] + [.G31]; IF([.H31]-[.D31]&lt;0;[.H31] + [.G31] -[.I31];[.G31]+[.D31]-[.I31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0">
            <text:p>0</text:p>
          </table:table-cell>
          <table:table-cell table:style-name="ce48" table:formula="of:=IF([.C32]&lt;0;0;[.C3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2]);DATE(YEAR([.E32]);12;31);NOW())" office:value-type="date" office:date-value="2019-04-12T14:04:06.69">
            <text:p>04/12/19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3">
            <text:p>3</text:p>
          </table:table-cell>
          <table:table-cell table:style-name="ce55" table:formula="of:=SUMPRODUCT([Thong_Tin_Ngay_Nghi_201901.$B$3:.$B$70]=[.$B32];[Thong_Tin_Ngay_Nghi_201901.$C$3:.$C$70]) +  SUMPRODUCT([Thong_Tin_Ngay_Nghi_201902.$B$3:.$B$68]=[.$B32];[Thong_Tin_Ngay_Nghi_201902.$C$3:.$C$68]) + SUMPRODUCT([Thong_Tin_Ngay_Nghi_201903.$B$3:.$B$71]=[.$B32];[Thong_Tin_Ngay_Nghi_201903.$C$3:.$C$71])" office:value-type="float" office:value="6">
            <text:p>6</text:p>
          </table:table-cell>
          <table:table-cell table:style-name="ce60" table:formula="of:=SUMPRODUCT([Thong_Tin_Ngay_Nghi_201901.$B$3:.$B$70]=[.$B32];[Thong_Tin_Ngay_Nghi_201901.$C$3:.$C$70]) +SUMPRODUCT([Thong_Tin_Ngay_Nghi_201902.$B$3:.$B$68]=[.$B32];[Thong_Tin_Ngay_Nghi_201902.$C$3:.$C$68]) +SUMPRODUCT([Thong_Tin_Ngay_Nghi_201903.$B$3:.$B$71]=[.$B32];[Thong_Tin_Ngay_Nghi_201903.$C$3:.$C$71]) +SUMPRODUCT([Thong_Tin_Ngay_Nghi_201904.$B$3:.$B$71]=[.$B32];[Thong_Tin_Ngay_Nghi_201904.$C$3:.$C$71]) +SUMPRODUCT([Thong_Tin_Ngay_Nghi_201905.$B$3:.$B$69]=[.$B32];[Thong_Tin_Ngay_Nghi_201905.$C$3:.$C$69]) +SUMPRODUCT([Thong_Tin_Ngay_Nghi_201906.$B$3:.$B$68]=[.$B32];[Thong_Tin_Ngay_Nghi_201906.$C$3:.$C$68]) +SUMPRODUCT([Thong_Tin_Ngay_Nghi_201907.$B$3:.$B$68]=[.$B32];[Thong_Tin_Ngay_Nghi_201907.$C$3:.$C$68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6">
            <text:p>6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8.5">
            <text:p>8.5</text:p>
          </table:table-cell>
          <table:table-cell table:style-name="ce48" table:formula="of:=IF([.C33]&lt;0;0;[.C33])" office:value-type="float" office:value="8.5">
            <text:p>8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3]);DATE(YEAR([.E33]);12;31);NOW())" office:value-type="date" office:date-value="2019-04-12T14:04:06.7">
            <text:p>04/12/19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3">
            <text:p>3</text:p>
          </table:table-cell>
          <table:table-cell table:style-name="ce55" table:formula="of:=SUMPRODUCT([Thong_Tin_Ngay_Nghi_201901.$B$3:.$B$70]=[.$B33];[Thong_Tin_Ngay_Nghi_201901.$C$3:.$C$70]) +  SUMPRODUCT([Thong_Tin_Ngay_Nghi_201902.$B$3:.$B$68]=[.$B33];[Thong_Tin_Ngay_Nghi_201902.$C$3:.$C$68]) + SUMPRODUCT([Thong_Tin_Ngay_Nghi_201903.$B$3:.$B$71]=[.$B33];[Thong_Tin_Ngay_Nghi_201903.$C$3:.$C$71])" office:value-type="float" office:value="8.5">
            <text:p>8.5</text:p>
          </table:table-cell>
          <table:table-cell table:style-name="ce60" table:formula="of:=SUMPRODUCT([Thong_Tin_Ngay_Nghi_201901.$B$3:.$B$70]=[.$B33];[Thong_Tin_Ngay_Nghi_201901.$C$3:.$C$70]) +SUMPRODUCT([Thong_Tin_Ngay_Nghi_201902.$B$3:.$B$68]=[.$B33];[Thong_Tin_Ngay_Nghi_201902.$C$3:.$C$68]) +SUMPRODUCT([Thong_Tin_Ngay_Nghi_201903.$B$3:.$B$71]=[.$B33];[Thong_Tin_Ngay_Nghi_201903.$C$3:.$C$71]) +SUMPRODUCT([Thong_Tin_Ngay_Nghi_201904.$B$3:.$B$71]=[.$B33];[Thong_Tin_Ngay_Nghi_201904.$C$3:.$C$71]) +SUMPRODUCT([Thong_Tin_Ngay_Nghi_201905.$B$3:.$B$69]=[.$B33];[Thong_Tin_Ngay_Nghi_201905.$C$3:.$C$69]) +SUMPRODUCT([Thong_Tin_Ngay_Nghi_201906.$B$3:.$B$68]=[.$B33];[Thong_Tin_Ngay_Nghi_201906.$C$3:.$C$68]) +SUMPRODUCT([Thong_Tin_Ngay_Nghi_201907.$B$3:.$B$68]=[.$B33];[Thong_Tin_Ngay_Nghi_201907.$C$3:.$C$68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11.5">
            <text:p>11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48" office:value-type="float" office:value="2.5">
            <text:p>2.5</text:p>
          </table:table-cell>
          <table:table-cell table:style-name="ce48" table:formula="of:=IF([.C34]&lt;0;0;[.C34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4]);DATE(YEAR([.E34]);12;31);NOW())" office:value-type="date" office:date-value="2019-04-12T14:04:06.7">
            <text:p>04/12/19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3">
            <text:p>3</text:p>
          </table:table-cell>
          <table:table-cell table:style-name="ce55" table:formula="of:=SUMPRODUCT([Thong_Tin_Ngay_Nghi_201901.$B$3:.$B$70]=[.$B34];[Thong_Tin_Ngay_Nghi_201901.$C$3:.$C$70]) +  SUMPRODUCT([Thong_Tin_Ngay_Nghi_201902.$B$3:.$B$68]=[.$B34];[Thong_Tin_Ngay_Nghi_201902.$C$3:.$C$68]) + SUMPRODUCT([Thong_Tin_Ngay_Nghi_201903.$B$3:.$B$71]=[.$B34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34];[Thong_Tin_Ngay_Nghi_201901.$C$3:.$C$70]) +SUMPRODUCT([Thong_Tin_Ngay_Nghi_201902.$B$3:.$B$68]=[.$B34];[Thong_Tin_Ngay_Nghi_201902.$C$3:.$C$68]) +SUMPRODUCT([Thong_Tin_Ngay_Nghi_201903.$B$3:.$B$71]=[.$B34];[Thong_Tin_Ngay_Nghi_201903.$C$3:.$C$71]) +SUMPRODUCT([Thong_Tin_Ngay_Nghi_201904.$B$3:.$B$71]=[.$B34];[Thong_Tin_Ngay_Nghi_201904.$C$3:.$C$71]) +SUMPRODUCT([Thong_Tin_Ngay_Nghi_201905.$B$3:.$B$69]=[.$B34];[Thong_Tin_Ngay_Nghi_201905.$C$3:.$C$69]) +SUMPRODUCT([Thong_Tin_Ngay_Nghi_201906.$B$3:.$B$68]=[.$B34];[Thong_Tin_Ngay_Nghi_201906.$C$3:.$C$68]) +SUMPRODUCT([Thong_Tin_Ngay_Nghi_201907.$B$3:.$B$68]=[.$B34];[Thong_Tin_Ngay_Nghi_201907.$C$3:.$C$68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6.5">
            <text:p>6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35]&lt;0;0;[.C3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5]);DATE(YEAR([.E35]);12;31);NOW())" office:value-type="date" office:date-value="2019-04-12T14:04:06.7">
            <text:p>04/12/19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3">
            <text:p>3</text:p>
          </table:table-cell>
          <table:table-cell table:style-name="ce55" table:formula="of:=SUMPRODUCT([Thong_Tin_Ngay_Nghi_201901.$B$3:.$B$70]=[.$B35];[Thong_Tin_Ngay_Nghi_201901.$C$3:.$C$70]) +  SUMPRODUCT([Thong_Tin_Ngay_Nghi_201902.$B$3:.$B$68]=[.$B35];[Thong_Tin_Ngay_Nghi_201902.$C$3:.$C$68]) + SUMPRODUCT([Thong_Tin_Ngay_Nghi_201903.$B$3:.$B$71]=[.$B35];[Thong_Tin_Ngay_Nghi_201903.$C$3:.$C$71])" office:value-type="float" office:value="0">
            <text:p>0</text:p>
          </table:table-cell>
          <table:table-cell table:style-name="ce60" table:formula="of:=SUMPRODUCT([Thong_Tin_Ngay_Nghi_201901.$B$3:.$B$70]=[.$B35];[Thong_Tin_Ngay_Nghi_201901.$C$3:.$C$70]) +SUMPRODUCT([Thong_Tin_Ngay_Nghi_201902.$B$3:.$B$68]=[.$B35];[Thong_Tin_Ngay_Nghi_201902.$C$3:.$C$68]) +SUMPRODUCT([Thong_Tin_Ngay_Nghi_201903.$B$3:.$B$71]=[.$B35];[Thong_Tin_Ngay_Nghi_201903.$C$3:.$C$71]) +SUMPRODUCT([Thong_Tin_Ngay_Nghi_201904.$B$3:.$B$71]=[.$B35];[Thong_Tin_Ngay_Nghi_201904.$C$3:.$C$71]) +SUMPRODUCT([Thong_Tin_Ngay_Nghi_201905.$B$3:.$B$69]=[.$B35];[Thong_Tin_Ngay_Nghi_201905.$C$3:.$C$69]) +SUMPRODUCT([Thong_Tin_Ngay_Nghi_201906.$B$3:.$B$68]=[.$B35];[Thong_Tin_Ngay_Nghi_201906.$C$3:.$C$68]) +SUMPRODUCT([Thong_Tin_Ngay_Nghi_201907.$B$3:.$B$68]=[.$B35];[Thong_Tin_Ngay_Nghi_201907.$C$3:.$C$68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0">
            <text:p>0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8" office:value-type="float" office:value="-6">
            <text:p>-6</text:p>
          </table:table-cell>
          <table:table-cell table:style-name="ce48" table:formula="of:=IF([.C36]&lt;0;0;[.C3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6]);DATE(YEAR([.E36]);12;31);NOW())" office:value-type="date" office:date-value="2019-04-12T14:04:06.7">
            <text:p>04/12/19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3">
            <text:p>3</text:p>
          </table:table-cell>
          <table:table-cell table:style-name="ce55" table:formula="of:=SUMPRODUCT([Thong_Tin_Ngay_Nghi_201901.$B$3:.$B$70]=[.$B36];[Thong_Tin_Ngay_Nghi_201901.$C$3:.$C$70]) +  SUMPRODUCT([Thong_Tin_Ngay_Nghi_201902.$B$3:.$B$68]=[.$B36];[Thong_Tin_Ngay_Nghi_201902.$C$3:.$C$68]) + SUMPRODUCT([Thong_Tin_Ngay_Nghi_201903.$B$3:.$B$71]=[.$B36];[Thong_Tin_Ngay_Nghi_201903.$C$3:.$C$71])" office:value-type="float" office:value="3">
            <text:p>3</text:p>
          </table:table-cell>
          <table:table-cell table:style-name="ce60" table:formula="of:=SUMPRODUCT([Thong_Tin_Ngay_Nghi_201901.$B$3:.$B$70]=[.$B36];[Thong_Tin_Ngay_Nghi_201901.$C$3:.$C$70]) +SUMPRODUCT([Thong_Tin_Ngay_Nghi_201902.$B$3:.$B$68]=[.$B36];[Thong_Tin_Ngay_Nghi_201902.$C$3:.$C$68]) +SUMPRODUCT([Thong_Tin_Ngay_Nghi_201903.$B$3:.$B$71]=[.$B36];[Thong_Tin_Ngay_Nghi_201903.$C$3:.$C$71]) +SUMPRODUCT([Thong_Tin_Ngay_Nghi_201904.$B$3:.$B$71]=[.$B36];[Thong_Tin_Ngay_Nghi_201904.$C$3:.$C$71]) +SUMPRODUCT([Thong_Tin_Ngay_Nghi_201905.$B$3:.$B$69]=[.$B36];[Thong_Tin_Ngay_Nghi_201905.$C$3:.$C$69]) +SUMPRODUCT([Thong_Tin_Ngay_Nghi_201906.$B$3:.$B$68]=[.$B36];[Thong_Tin_Ngay_Nghi_201906.$C$3:.$C$68]) +SUMPRODUCT([Thong_Tin_Ngay_Nghi_201907.$B$3:.$B$68]=[.$B36];[Thong_Tin_Ngay_Nghi_201907.$C$3:.$C$68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3">
            <text:p>3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8" office:value-type="float" office:value="5">
            <text:p>5</text:p>
          </table:table-cell>
          <table:table-cell table:style-name="ce48" table:formula="of:=IF([.C37]&lt;0;0;[.C37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7]);DATE(YEAR([.E37]);12;31);NOW())" office:value-type="date" office:date-value="2019-04-12T14:04:06.7">
            <text:p>04/12/19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3">
            <text:p>3</text:p>
          </table:table-cell>
          <table:table-cell table:style-name="ce55" table:formula="of:=SUMPRODUCT([Thong_Tin_Ngay_Nghi_201901.$B$3:.$B$70]=[.$B37];[Thong_Tin_Ngay_Nghi_201901.$C$3:.$C$70]) +  SUMPRODUCT([Thong_Tin_Ngay_Nghi_201902.$B$3:.$B$68]=[.$B37];[Thong_Tin_Ngay_Nghi_201902.$C$3:.$C$68]) + SUMPRODUCT([Thong_Tin_Ngay_Nghi_201903.$B$3:.$B$71]=[.$B37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37];[Thong_Tin_Ngay_Nghi_201901.$C$3:.$C$70]) +SUMPRODUCT([Thong_Tin_Ngay_Nghi_201902.$B$3:.$B$68]=[.$B37];[Thong_Tin_Ngay_Nghi_201902.$C$3:.$C$68]) +SUMPRODUCT([Thong_Tin_Ngay_Nghi_201903.$B$3:.$B$71]=[.$B37];[Thong_Tin_Ngay_Nghi_201903.$C$3:.$C$71]) +SUMPRODUCT([Thong_Tin_Ngay_Nghi_201904.$B$3:.$B$71]=[.$B37];[Thong_Tin_Ngay_Nghi_201904.$C$3:.$C$71]) +SUMPRODUCT([Thong_Tin_Ngay_Nghi_201905.$B$3:.$B$69]=[.$B37];[Thong_Tin_Ngay_Nghi_201905.$C$3:.$C$69]) +SUMPRODUCT([Thong_Tin_Ngay_Nghi_201906.$B$3:.$B$68]=[.$B37];[Thong_Tin_Ngay_Nghi_201906.$C$3:.$C$68]) +SUMPRODUCT([Thong_Tin_Ngay_Nghi_201907.$B$3:.$B$68]=[.$B37];[Thong_Tin_Ngay_Nghi_201907.$C$3:.$C$68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2.5">
            <text:p>2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8" office:value-type="float" office:value="4">
            <text:p>4</text:p>
          </table:table-cell>
          <table:table-cell table:style-name="ce48" table:formula="of:=IF([.C38]&lt;0;0;[.C3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8]);DATE(YEAR([.E38]);12;31);NOW())" office:value-type="date" office:date-value="2019-04-12T14:04:06.71">
            <text:p>04/12/19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3">
            <text:p>3</text:p>
          </table:table-cell>
          <table:table-cell table:style-name="ce55" table:formula="of:=SUMPRODUCT([Thong_Tin_Ngay_Nghi_201901.$B$3:.$B$70]=[.$B38];[Thong_Tin_Ngay_Nghi_201901.$C$3:.$C$70]) +  SUMPRODUCT([Thong_Tin_Ngay_Nghi_201902.$B$3:.$B$68]=[.$B38];[Thong_Tin_Ngay_Nghi_201902.$C$3:.$C$68]) + SUMPRODUCT([Thong_Tin_Ngay_Nghi_201903.$B$3:.$B$71]=[.$B38];[Thong_Tin_Ngay_Nghi_201903.$C$3:.$C$71])" office:value-type="float" office:value="4">
            <text:p>4</text:p>
          </table:table-cell>
          <table:table-cell table:style-name="ce60" table:formula="of:=SUMPRODUCT([Thong_Tin_Ngay_Nghi_201901.$B$3:.$B$70]=[.$B38];[Thong_Tin_Ngay_Nghi_201901.$C$3:.$C$70]) +SUMPRODUCT([Thong_Tin_Ngay_Nghi_201902.$B$3:.$B$68]=[.$B38];[Thong_Tin_Ngay_Nghi_201902.$C$3:.$C$68]) +SUMPRODUCT([Thong_Tin_Ngay_Nghi_201903.$B$3:.$B$71]=[.$B38];[Thong_Tin_Ngay_Nghi_201903.$C$3:.$C$71]) +SUMPRODUCT([Thong_Tin_Ngay_Nghi_201904.$B$3:.$B$71]=[.$B38];[Thong_Tin_Ngay_Nghi_201904.$C$3:.$C$71]) +SUMPRODUCT([Thong_Tin_Ngay_Nghi_201905.$B$3:.$B$69]=[.$B38];[Thong_Tin_Ngay_Nghi_201905.$C$3:.$C$69]) +SUMPRODUCT([Thong_Tin_Ngay_Nghi_201906.$B$3:.$B$68]=[.$B38];[Thong_Tin_Ngay_Nghi_201906.$C$3:.$C$68]) +SUMPRODUCT([Thong_Tin_Ngay_Nghi_201907.$B$3:.$B$68]=[.$B38];[Thong_Tin_Ngay_Nghi_201907.$C$3:.$C$68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6">
            <text:p>6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48" table:formula="of:=IF([.C39]&lt;0;0;[.C3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9]);DATE(YEAR([.E39]);12;31);NOW())" office:value-type="date" office:date-value="2019-04-12T14:04:06.71">
            <text:p>04/12/19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3">
            <text:p>3</text:p>
          </table:table-cell>
          <table:table-cell table:style-name="ce55" table:formula="of:=SUMPRODUCT([Thong_Tin_Ngay_Nghi_201901.$B$3:.$B$70]=[.$B39];[Thong_Tin_Ngay_Nghi_201901.$C$3:.$C$70]) +  SUMPRODUCT([Thong_Tin_Ngay_Nghi_201902.$B$3:.$B$68]=[.$B39];[Thong_Tin_Ngay_Nghi_201902.$C$3:.$C$68]) + SUMPRODUCT([Thong_Tin_Ngay_Nghi_201903.$B$3:.$B$71]=[.$B39];[Thong_Tin_Ngay_Nghi_201903.$C$3:.$C$71])" office:value-type="float" office:value="6">
            <text:p>6</text:p>
          </table:table-cell>
          <table:table-cell table:style-name="ce60" table:formula="of:=SUMPRODUCT([Thong_Tin_Ngay_Nghi_201901.$B$3:.$B$70]=[.$B39];[Thong_Tin_Ngay_Nghi_201901.$C$3:.$C$70]) +SUMPRODUCT([Thong_Tin_Ngay_Nghi_201902.$B$3:.$B$68]=[.$B39];[Thong_Tin_Ngay_Nghi_201902.$C$3:.$C$68]) +SUMPRODUCT([Thong_Tin_Ngay_Nghi_201903.$B$3:.$B$71]=[.$B39];[Thong_Tin_Ngay_Nghi_201903.$C$3:.$C$71]) +SUMPRODUCT([Thong_Tin_Ngay_Nghi_201904.$B$3:.$B$71]=[.$B39];[Thong_Tin_Ngay_Nghi_201904.$C$3:.$C$71]) +SUMPRODUCT([Thong_Tin_Ngay_Nghi_201905.$B$3:.$B$69]=[.$B39];[Thong_Tin_Ngay_Nghi_201905.$C$3:.$C$69]) +SUMPRODUCT([Thong_Tin_Ngay_Nghi_201906.$B$3:.$B$68]=[.$B39];[Thong_Tin_Ngay_Nghi_201906.$C$3:.$C$68]) +SUMPRODUCT([Thong_Tin_Ngay_Nghi_201907.$B$3:.$B$68]=[.$B39];[Thong_Tin_Ngay_Nghi_201907.$C$3:.$C$68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6">
            <text:p>6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48" table:formula="of:=IF([.C40]&lt;0;0;[.C40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0]);DATE(YEAR([.E40]);12;31);NOW())" office:value-type="date" office:date-value="2019-04-12T14:04:06.71">
            <text:p>04/12/19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3">
            <text:p>3</text:p>
          </table:table-cell>
          <table:table-cell table:style-name="ce55" table:formula="of:=SUMPRODUCT([Thong_Tin_Ngay_Nghi_201901.$B$3:.$B$70]=[.$B40];[Thong_Tin_Ngay_Nghi_201901.$C$3:.$C$70]) +  SUMPRODUCT([Thong_Tin_Ngay_Nghi_201902.$B$3:.$B$68]=[.$B40];[Thong_Tin_Ngay_Nghi_201902.$C$3:.$C$68]) + SUMPRODUCT([Thong_Tin_Ngay_Nghi_201903.$B$3:.$B$71]=[.$B40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40];[Thong_Tin_Ngay_Nghi_201901.$C$3:.$C$70]) +SUMPRODUCT([Thong_Tin_Ngay_Nghi_201902.$B$3:.$B$68]=[.$B40];[Thong_Tin_Ngay_Nghi_201902.$C$3:.$C$68]) +SUMPRODUCT([Thong_Tin_Ngay_Nghi_201903.$B$3:.$B$71]=[.$B40];[Thong_Tin_Ngay_Nghi_201903.$C$3:.$C$71]) +SUMPRODUCT([Thong_Tin_Ngay_Nghi_201904.$B$3:.$B$71]=[.$B40];[Thong_Tin_Ngay_Nghi_201904.$C$3:.$C$71]) +SUMPRODUCT([Thong_Tin_Ngay_Nghi_201905.$B$3:.$B$69]=[.$B40];[Thong_Tin_Ngay_Nghi_201905.$C$3:.$C$69]) +SUMPRODUCT([Thong_Tin_Ngay_Nghi_201906.$B$3:.$B$68]=[.$B40];[Thong_Tin_Ngay_Nghi_201906.$C$3:.$C$68]) +SUMPRODUCT([Thong_Tin_Ngay_Nghi_201907.$B$3:.$B$68]=[.$B40];[Thong_Tin_Ngay_Nghi_201907.$C$3:.$C$68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5.5">
            <text:p>5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0]+[.L40] +[.K40]+[.M40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48" office:value-type="float" office:value="3">
            <text:p>3</text:p>
          </table:table-cell>
          <table:table-cell table:style-name="ce48" table:formula="of:=IF([.C41]&lt;0;0;[.C41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1]);DATE(YEAR([.E41]);12;31);NOW())" office:value-type="date" office:date-value="2019-04-12T14:04:06.71">
            <text:p>04/12/19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3">
            <text:p>3</text:p>
          </table:table-cell>
          <table:table-cell table:style-name="ce55" table:formula="of:=SUMPRODUCT([Thong_Tin_Ngay_Nghi_201901.$B$3:.$B$70]=[.$B41];[Thong_Tin_Ngay_Nghi_201901.$C$3:.$C$70]) +  SUMPRODUCT([Thong_Tin_Ngay_Nghi_201902.$B$3:.$B$68]=[.$B41];[Thong_Tin_Ngay_Nghi_201902.$C$3:.$C$68]) + SUMPRODUCT([Thong_Tin_Ngay_Nghi_201903.$B$3:.$B$71]=[.$B41];[Thong_Tin_Ngay_Nghi_201903.$C$3:.$C$71])" office:value-type="float" office:value="4">
            <text:p>4</text:p>
          </table:table-cell>
          <table:table-cell table:style-name="ce60" table:formula="of:=SUMPRODUCT([Thong_Tin_Ngay_Nghi_201901.$B$3:.$B$70]=[.$B41];[Thong_Tin_Ngay_Nghi_201901.$C$3:.$C$70]) +SUMPRODUCT([Thong_Tin_Ngay_Nghi_201902.$B$3:.$B$68]=[.$B41];[Thong_Tin_Ngay_Nghi_201902.$C$3:.$C$68]) +SUMPRODUCT([Thong_Tin_Ngay_Nghi_201903.$B$3:.$B$71]=[.$B41];[Thong_Tin_Ngay_Nghi_201903.$C$3:.$C$71]) +SUMPRODUCT([Thong_Tin_Ngay_Nghi_201904.$B$3:.$B$71]=[.$B41];[Thong_Tin_Ngay_Nghi_201904.$C$3:.$C$71]) +SUMPRODUCT([Thong_Tin_Ngay_Nghi_201905.$B$3:.$B$69]=[.$B41];[Thong_Tin_Ngay_Nghi_201905.$C$3:.$C$69]) +SUMPRODUCT([Thong_Tin_Ngay_Nghi_201906.$B$3:.$B$68]=[.$B41];[Thong_Tin_Ngay_Nghi_201906.$C$3:.$C$68]) +SUMPRODUCT([Thong_Tin_Ngay_Nghi_201907.$B$3:.$B$68]=[.$B41];[Thong_Tin_Ngay_Nghi_201907.$C$3:.$C$68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4.5">
            <text:p>4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2]);DATE(YEAR([.E42]);12;31);NOW())" office:value-type="date" office:date-value="2019-04-12T14:04:06.71">
            <text:p>04/12/19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3">
            <text:p>3</text:p>
          </table:table-cell>
          <table:table-cell table:style-name="ce55" table:formula="of:=SUMPRODUCT([Thong_Tin_Ngay_Nghi_201901.$B$3:.$B$70]=[.$B42];[Thong_Tin_Ngay_Nghi_201901.$C$3:.$C$70]) +  SUMPRODUCT([Thong_Tin_Ngay_Nghi_201902.$B$3:.$B$68]=[.$B42];[Thong_Tin_Ngay_Nghi_201902.$C$3:.$C$68]) + SUMPRODUCT([Thong_Tin_Ngay_Nghi_201903.$B$3:.$B$71]=[.$B42];[Thong_Tin_Ngay_Nghi_201903.$C$3:.$C$71])" office:value-type="float" office:value="7">
            <text:p>7</text:p>
          </table:table-cell>
          <table:table-cell table:style-name="ce60" table:formula="of:=SUMPRODUCT([Thong_Tin_Ngay_Nghi_201901.$B$3:.$B$70]=[.$B42];[Thong_Tin_Ngay_Nghi_201901.$C$3:.$C$70]) +SUMPRODUCT([Thong_Tin_Ngay_Nghi_201902.$B$3:.$B$68]=[.$B42];[Thong_Tin_Ngay_Nghi_201902.$C$3:.$C$68]) +SUMPRODUCT([Thong_Tin_Ngay_Nghi_201903.$B$3:.$B$71]=[.$B42];[Thong_Tin_Ngay_Nghi_201903.$C$3:.$C$71]) +SUMPRODUCT([Thong_Tin_Ngay_Nghi_201904.$B$3:.$B$71]=[.$B42];[Thong_Tin_Ngay_Nghi_201904.$C$3:.$C$71]) +SUMPRODUCT([Thong_Tin_Ngay_Nghi_201905.$B$3:.$B$69]=[.$B42];[Thong_Tin_Ngay_Nghi_201905.$C$3:.$C$69]) +SUMPRODUCT([Thong_Tin_Ngay_Nghi_201906.$B$3:.$B$68]=[.$B42];[Thong_Tin_Ngay_Nghi_201906.$C$3:.$C$68]) +SUMPRODUCT([Thong_Tin_Ngay_Nghi_201907.$B$3:.$B$68]=[.$B42];[Thong_Tin_Ngay_Nghi_201907.$C$3:.$C$68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9">
            <text:p>9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6">
            <text:p>-6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6">
            <text:p>-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3]);DATE(YEAR([.E43]);12;31);NOW())" office:value-type="date" office:date-value="2019-04-12T14:04:06.72">
            <text:p>04/12/19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3">
            <text:p>3</text:p>
          </table:table-cell>
          <table:table-cell table:style-name="ce55" table:formula="of:=SUMPRODUCT([Thong_Tin_Ngay_Nghi_201901.$B$3:.$B$70]=[.$B43];[Thong_Tin_Ngay_Nghi_201901.$C$3:.$C$70]) +  SUMPRODUCT([Thong_Tin_Ngay_Nghi_201902.$B$3:.$B$68]=[.$B43];[Thong_Tin_Ngay_Nghi_201902.$C$3:.$C$68]) + SUMPRODUCT([Thong_Tin_Ngay_Nghi_201903.$B$3:.$B$71]=[.$B43];[Thong_Tin_Ngay_Nghi_201903.$C$3:.$C$71])" office:value-type="float" office:value="11.5">
            <text:p>11.5</text:p>
          </table:table-cell>
          <table:table-cell table:style-name="ce60" table:formula="of:=SUMPRODUCT([Thong_Tin_Ngay_Nghi_201901.$B$3:.$B$70]=[.$B43];[Thong_Tin_Ngay_Nghi_201901.$C$3:.$C$70]) +SUMPRODUCT([Thong_Tin_Ngay_Nghi_201902.$B$3:.$B$68]=[.$B43];[Thong_Tin_Ngay_Nghi_201902.$C$3:.$C$68]) +SUMPRODUCT([Thong_Tin_Ngay_Nghi_201903.$B$3:.$B$71]=[.$B43];[Thong_Tin_Ngay_Nghi_201903.$C$3:.$C$71]) +SUMPRODUCT([Thong_Tin_Ngay_Nghi_201904.$B$3:.$B$71]=[.$B43];[Thong_Tin_Ngay_Nghi_201904.$C$3:.$C$71]) +SUMPRODUCT([Thong_Tin_Ngay_Nghi_201905.$B$3:.$B$69]=[.$B43];[Thong_Tin_Ngay_Nghi_201905.$C$3:.$C$69]) +SUMPRODUCT([Thong_Tin_Ngay_Nghi_201906.$B$3:.$B$68]=[.$B43];[Thong_Tin_Ngay_Nghi_201906.$C$3:.$C$68]) +SUMPRODUCT([Thong_Tin_Ngay_Nghi_201907.$B$3:.$B$68]=[.$B43];[Thong_Tin_Ngay_Nghi_201907.$C$3:.$C$68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11.5">
            <text:p>11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8.5">
            <text:p>-8.5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-8.5">
            <text:p>-8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48" office:value-type="float" office:value="5.5">
            <text:p>5.5</text:p>
          </table:table-cell>
          <table:table-cell table:style-name="ce48" table:formula="of:=IF([.C44]&lt;0;0;[.C44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4]);DATE(YEAR([.E44]);12;31);NOW())" office:value-type="date" office:date-value="2019-04-12T14:04:06.72">
            <text:p>04/12/19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3">
            <text:p>3</text:p>
          </table:table-cell>
          <table:table-cell table:style-name="ce55" table:formula="of:=SUMPRODUCT([Thong_Tin_Ngay_Nghi_201901.$B$3:.$B$70]=[.$B44];[Thong_Tin_Ngay_Nghi_201901.$C$3:.$C$70]) +  SUMPRODUCT([Thong_Tin_Ngay_Nghi_201902.$B$3:.$B$68]=[.$B44];[Thong_Tin_Ngay_Nghi_201902.$C$3:.$C$68]) + SUMPRODUCT([Thong_Tin_Ngay_Nghi_201903.$B$3:.$B$71]=[.$B44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44];[Thong_Tin_Ngay_Nghi_201901.$C$3:.$C$70]) +SUMPRODUCT([Thong_Tin_Ngay_Nghi_201902.$B$3:.$B$68]=[.$B44];[Thong_Tin_Ngay_Nghi_201902.$C$3:.$C$68]) +SUMPRODUCT([Thong_Tin_Ngay_Nghi_201903.$B$3:.$B$71]=[.$B44];[Thong_Tin_Ngay_Nghi_201903.$C$3:.$C$71]) +SUMPRODUCT([Thong_Tin_Ngay_Nghi_201904.$B$3:.$B$71]=[.$B44];[Thong_Tin_Ngay_Nghi_201904.$C$3:.$C$71]) +SUMPRODUCT([Thong_Tin_Ngay_Nghi_201905.$B$3:.$B$69]=[.$B44];[Thong_Tin_Ngay_Nghi_201905.$C$3:.$C$69]) +SUMPRODUCT([Thong_Tin_Ngay_Nghi_201906.$B$3:.$B$68]=[.$B44];[Thong_Tin_Ngay_Nghi_201906.$C$3:.$C$68]) +SUMPRODUCT([Thong_Tin_Ngay_Nghi_201907.$B$3:.$B$68]=[.$B44];[Thong_Tin_Ngay_Nghi_201907.$C$3:.$C$68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5.5">
            <text:p>5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48" office:value-type="float" office:value="-7.5">
            <text:p>-7.5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5]);DATE(YEAR([.E45]);12;31);NOW())" office:value-type="date" office:date-value="2019-04-12T14:04:06.72">
            <text:p>04/12/19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3">
            <text:p>3</text:p>
          </table:table-cell>
          <table:table-cell table:style-name="ce55" table:formula="of:=SUMPRODUCT([Thong_Tin_Ngay_Nghi_201901.$B$3:.$B$70]=[.$B45];[Thong_Tin_Ngay_Nghi_201901.$C$3:.$C$70]) +  SUMPRODUCT([Thong_Tin_Ngay_Nghi_201902.$B$3:.$B$68]=[.$B45];[Thong_Tin_Ngay_Nghi_201902.$C$3:.$C$68]) + SUMPRODUCT([Thong_Tin_Ngay_Nghi_201903.$B$3:.$B$71]=[.$B45];[Thong_Tin_Ngay_Nghi_201903.$C$3:.$C$71])" office:value-type="float" office:value="0.5">
            <text:p>0.5</text:p>
          </table:table-cell>
          <table:table-cell table:style-name="ce60" table:formula="of:=SUMPRODUCT([Thong_Tin_Ngay_Nghi_201901.$B$3:.$B$70]=[.$B45];[Thong_Tin_Ngay_Nghi_201901.$C$3:.$C$70]) +SUMPRODUCT([Thong_Tin_Ngay_Nghi_201902.$B$3:.$B$68]=[.$B45];[Thong_Tin_Ngay_Nghi_201902.$C$3:.$C$68]) +SUMPRODUCT([Thong_Tin_Ngay_Nghi_201903.$B$3:.$B$71]=[.$B45];[Thong_Tin_Ngay_Nghi_201903.$C$3:.$C$71]) +SUMPRODUCT([Thong_Tin_Ngay_Nghi_201904.$B$3:.$B$71]=[.$B45];[Thong_Tin_Ngay_Nghi_201904.$C$3:.$C$71]) +SUMPRODUCT([Thong_Tin_Ngay_Nghi_201905.$B$3:.$B$69]=[.$B45];[Thong_Tin_Ngay_Nghi_201905.$C$3:.$C$69]) +SUMPRODUCT([Thong_Tin_Ngay_Nghi_201906.$B$3:.$B$68]=[.$B45];[Thong_Tin_Ngay_Nghi_201906.$C$3:.$C$68]) +SUMPRODUCT([Thong_Tin_Ngay_Nghi_201907.$B$3:.$B$68]=[.$B45];[Thong_Tin_Ngay_Nghi_201907.$C$3:.$C$68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1">
            <text:p>1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.5">
            <text:p>0.5</text:p>
          </table:table-cell>
          <table:table-cell table:style-name="ce48" table:formula="of:=IF([.C46]&lt;0;0;[.C46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6]);DATE(YEAR([.E46]);12;31);NOW())" office:value-type="date" office:date-value="2019-04-12T14:04:06.72">
            <text:p>04/12/19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3">
            <text:p>3</text:p>
          </table:table-cell>
          <table:table-cell table:style-name="ce55" table:formula="of:=SUMPRODUCT([Thong_Tin_Ngay_Nghi_201901.$B$3:.$B$70]=[.$B46];[Thong_Tin_Ngay_Nghi_201901.$C$3:.$C$70]) +  SUMPRODUCT([Thong_Tin_Ngay_Nghi_201902.$B$3:.$B$68]=[.$B46];[Thong_Tin_Ngay_Nghi_201902.$C$3:.$C$68]) + SUMPRODUCT([Thong_Tin_Ngay_Nghi_201903.$B$3:.$B$71]=[.$B46];[Thong_Tin_Ngay_Nghi_201903.$C$3:.$C$71])" office:value-type="float" office:value="2">
            <text:p>2</text:p>
          </table:table-cell>
          <table:table-cell table:style-name="ce60" table:formula="of:=SUMPRODUCT([Thong_Tin_Ngay_Nghi_201901.$B$3:.$B$70]=[.$B46];[Thong_Tin_Ngay_Nghi_201901.$C$3:.$C$70]) +SUMPRODUCT([Thong_Tin_Ngay_Nghi_201902.$B$3:.$B$68]=[.$B46];[Thong_Tin_Ngay_Nghi_201902.$C$3:.$C$68]) +SUMPRODUCT([Thong_Tin_Ngay_Nghi_201903.$B$3:.$B$71]=[.$B46];[Thong_Tin_Ngay_Nghi_201903.$C$3:.$C$71]) +SUMPRODUCT([Thong_Tin_Ngay_Nghi_201904.$B$3:.$B$71]=[.$B46];[Thong_Tin_Ngay_Nghi_201904.$C$3:.$C$71]) +SUMPRODUCT([Thong_Tin_Ngay_Nghi_201905.$B$3:.$B$69]=[.$B46];[Thong_Tin_Ngay_Nghi_201905.$C$3:.$C$69]) +SUMPRODUCT([Thong_Tin_Ngay_Nghi_201906.$B$3:.$B$68]=[.$B46];[Thong_Tin_Ngay_Nghi_201906.$C$3:.$C$68]) +SUMPRODUCT([Thong_Tin_Ngay_Nghi_201907.$B$3:.$B$68]=[.$B46];[Thong_Tin_Ngay_Nghi_201907.$C$3:.$C$68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3">
            <text:p>3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7]&lt;0;0;[.C4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7]);DATE(YEAR([.E47]);12;31);NOW())" office:value-type="date" office:date-value="2019-04-12T14:04:06.72">
            <text:p>04/12/19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3">
            <text:p>3</text:p>
          </table:table-cell>
          <table:table-cell table:style-name="ce55" table:formula="of:=SUMPRODUCT([Thong_Tin_Ngay_Nghi_201901.$B$3:.$B$70]=[.$B47];[Thong_Tin_Ngay_Nghi_201901.$C$3:.$C$70]) +  SUMPRODUCT([Thong_Tin_Ngay_Nghi_201902.$B$3:.$B$68]=[.$B47];[Thong_Tin_Ngay_Nghi_201902.$C$3:.$C$68]) + SUMPRODUCT([Thong_Tin_Ngay_Nghi_201903.$B$3:.$B$71]=[.$B47];[Thong_Tin_Ngay_Nghi_201903.$C$3:.$C$71])" office:value-type="float" office:value="2">
            <text:p>2</text:p>
          </table:table-cell>
          <table:table-cell table:style-name="ce60" table:formula="of:=SUMPRODUCT([Thong_Tin_Ngay_Nghi_201901.$B$3:.$B$70]=[.$B47];[Thong_Tin_Ngay_Nghi_201901.$C$3:.$C$70]) +SUMPRODUCT([Thong_Tin_Ngay_Nghi_201902.$B$3:.$B$68]=[.$B47];[Thong_Tin_Ngay_Nghi_201902.$C$3:.$C$68]) +SUMPRODUCT([Thong_Tin_Ngay_Nghi_201903.$B$3:.$B$71]=[.$B47];[Thong_Tin_Ngay_Nghi_201903.$C$3:.$C$71]) +SUMPRODUCT([Thong_Tin_Ngay_Nghi_201904.$B$3:.$B$71]=[.$B47];[Thong_Tin_Ngay_Nghi_201904.$C$3:.$C$71]) +SUMPRODUCT([Thong_Tin_Ngay_Nghi_201905.$B$3:.$B$69]=[.$B47];[Thong_Tin_Ngay_Nghi_201905.$C$3:.$C$69]) +SUMPRODUCT([Thong_Tin_Ngay_Nghi_201906.$B$3:.$B$68]=[.$B47];[Thong_Tin_Ngay_Nghi_201906.$C$3:.$C$68]) +SUMPRODUCT([Thong_Tin_Ngay_Nghi_201907.$B$3:.$B$68]=[.$B47];[Thong_Tin_Ngay_Nghi_201907.$C$3:.$C$68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3">
            <text:p>3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8]&lt;0;0;[.C4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8]);DATE(YEAR([.E48]);12;31);NOW())" office:value-type="date" office:date-value="2019-04-12T14:04:06.73">
            <text:p>04/12/19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3">
            <text:p>3</text:p>
          </table:table-cell>
          <table:table-cell table:style-name="ce55" table:formula="of:=SUMPRODUCT([Thong_Tin_Ngay_Nghi_201901.$B$3:.$B$70]=[.$B48];[Thong_Tin_Ngay_Nghi_201901.$C$3:.$C$70]) +  SUMPRODUCT([Thong_Tin_Ngay_Nghi_201902.$B$3:.$B$68]=[.$B48];[Thong_Tin_Ngay_Nghi_201902.$C$3:.$C$68]) + SUMPRODUCT([Thong_Tin_Ngay_Nghi_201903.$B$3:.$B$71]=[.$B48];[Thong_Tin_Ngay_Nghi_201903.$C$3:.$C$71])" office:value-type="float" office:value="1">
            <text:p>1</text:p>
          </table:table-cell>
          <table:table-cell table:style-name="ce60" table:formula="of:=SUMPRODUCT([Thong_Tin_Ngay_Nghi_201901.$B$3:.$B$70]=[.$B48];[Thong_Tin_Ngay_Nghi_201901.$C$3:.$C$70]) +SUMPRODUCT([Thong_Tin_Ngay_Nghi_201902.$B$3:.$B$68]=[.$B48];[Thong_Tin_Ngay_Nghi_201902.$C$3:.$C$68]) +SUMPRODUCT([Thong_Tin_Ngay_Nghi_201903.$B$3:.$B$71]=[.$B48];[Thong_Tin_Ngay_Nghi_201903.$C$3:.$C$71]) +SUMPRODUCT([Thong_Tin_Ngay_Nghi_201904.$B$3:.$B$71]=[.$B48];[Thong_Tin_Ngay_Nghi_201904.$C$3:.$C$71]) +SUMPRODUCT([Thong_Tin_Ngay_Nghi_201905.$B$3:.$B$69]=[.$B48];[Thong_Tin_Ngay_Nghi_201905.$C$3:.$C$69]) +SUMPRODUCT([Thong_Tin_Ngay_Nghi_201906.$B$3:.$B$68]=[.$B48];[Thong_Tin_Ngay_Nghi_201906.$C$3:.$C$68]) +SUMPRODUCT([Thong_Tin_Ngay_Nghi_201907.$B$3:.$B$68]=[.$B48];[Thong_Tin_Ngay_Nghi_201907.$C$3:.$C$68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1">
            <text:p>1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48" office:value-type="float" office:value="2.5">
            <text:p>2.5</text:p>
          </table:table-cell>
          <table:table-cell table:style-name="ce48" table:formula="of:=IF([.C49]&lt;0;0;[.C49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9]);DATE(YEAR([.E49]);12;31);NOW())" office:value-type="date" office:date-value="2019-04-12T14:04:06.73">
            <text:p>04/12/19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3">
            <text:p>3</text:p>
          </table:table-cell>
          <table:table-cell table:style-name="ce55" table:formula="of:=SUMPRODUCT([Thong_Tin_Ngay_Nghi_201901.$B$3:.$B$70]=[.$B49];[Thong_Tin_Ngay_Nghi_201901.$C$3:.$C$70]) +  SUMPRODUCT([Thong_Tin_Ngay_Nghi_201902.$B$3:.$B$68]=[.$B49];[Thong_Tin_Ngay_Nghi_201902.$C$3:.$C$68]) + SUMPRODUCT([Thong_Tin_Ngay_Nghi_201903.$B$3:.$B$71]=[.$B49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49];[Thong_Tin_Ngay_Nghi_201901.$C$3:.$C$70]) +SUMPRODUCT([Thong_Tin_Ngay_Nghi_201902.$B$3:.$B$68]=[.$B49];[Thong_Tin_Ngay_Nghi_201902.$C$3:.$C$68]) +SUMPRODUCT([Thong_Tin_Ngay_Nghi_201903.$B$3:.$B$71]=[.$B49];[Thong_Tin_Ngay_Nghi_201903.$C$3:.$C$71]) +SUMPRODUCT([Thong_Tin_Ngay_Nghi_201904.$B$3:.$B$71]=[.$B49];[Thong_Tin_Ngay_Nghi_201904.$C$3:.$C$71]) +SUMPRODUCT([Thong_Tin_Ngay_Nghi_201905.$B$3:.$B$69]=[.$B49];[Thong_Tin_Ngay_Nghi_201905.$C$3:.$C$69]) +SUMPRODUCT([Thong_Tin_Ngay_Nghi_201906.$B$3:.$B$68]=[.$B49];[Thong_Tin_Ngay_Nghi_201906.$C$3:.$C$68]) +SUMPRODUCT([Thong_Tin_Ngay_Nghi_201907.$B$3:.$B$68]=[.$B49];[Thong_Tin_Ngay_Nghi_201907.$C$3:.$C$68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5">
            <text:p>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48" office:value-type="float" office:value="1">
            <text:p>1</text:p>
          </table:table-cell>
          <table:table-cell table:style-name="ce48" table:formula="of:=IF([.C50]&lt;0;0;[.C50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0]);DATE(YEAR([.E50]);12;31);NOW())" office:value-type="date" office:date-value="2019-04-12T14:04:06.74">
            <text:p>04/12/19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3">
            <text:p>3</text:p>
          </table:table-cell>
          <table:table-cell table:style-name="ce55" table:formula="of:=SUMPRODUCT([Thong_Tin_Ngay_Nghi_201901.$B$3:.$B$70]=[.$B50];[Thong_Tin_Ngay_Nghi_201901.$C$3:.$C$70]) +  SUMPRODUCT([Thong_Tin_Ngay_Nghi_201902.$B$3:.$B$68]=[.$B50];[Thong_Tin_Ngay_Nghi_201902.$C$3:.$C$68]) + SUMPRODUCT([Thong_Tin_Ngay_Nghi_201903.$B$3:.$B$71]=[.$B50];[Thong_Tin_Ngay_Nghi_201903.$C$3:.$C$71])" office:value-type="float" office:value="3">
            <text:p>3</text:p>
          </table:table-cell>
          <table:table-cell table:style-name="ce60" table:formula="of:=SUMPRODUCT([Thong_Tin_Ngay_Nghi_201901.$B$3:.$B$70]=[.$B50];[Thong_Tin_Ngay_Nghi_201901.$C$3:.$C$70]) +SUMPRODUCT([Thong_Tin_Ngay_Nghi_201902.$B$3:.$B$68]=[.$B50];[Thong_Tin_Ngay_Nghi_201902.$C$3:.$C$68]) +SUMPRODUCT([Thong_Tin_Ngay_Nghi_201903.$B$3:.$B$71]=[.$B50];[Thong_Tin_Ngay_Nghi_201903.$C$3:.$C$71]) +SUMPRODUCT([Thong_Tin_Ngay_Nghi_201904.$B$3:.$B$71]=[.$B50];[Thong_Tin_Ngay_Nghi_201904.$C$3:.$C$71]) +SUMPRODUCT([Thong_Tin_Ngay_Nghi_201905.$B$3:.$B$69]=[.$B50];[Thong_Tin_Ngay_Nghi_201905.$C$3:.$C$69]) +SUMPRODUCT([Thong_Tin_Ngay_Nghi_201906.$B$3:.$B$68]=[.$B50];[Thong_Tin_Ngay_Nghi_201906.$C$3:.$C$68]) +SUMPRODUCT([Thong_Tin_Ngay_Nghi_201907.$B$3:.$B$68]=[.$B50];[Thong_Tin_Ngay_Nghi_201907.$C$3:.$C$68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4">
            <text:p>4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48" office:value-type="float" office:value="4.5">
            <text:p>4.5</text:p>
          </table:table-cell>
          <table:table-cell table:style-name="ce48" table:formula="of:=IF([.C51]&lt;0;0;[.C51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1]);DATE(YEAR([.E51]);12;31);NOW())" office:value-type="date" office:date-value="2019-04-12T14:04:06.74">
            <text:p>04/12/19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3">
            <text:p>3</text:p>
          </table:table-cell>
          <table:table-cell table:style-name="ce55" table:formula="of:=SUMPRODUCT([Thong_Tin_Ngay_Nghi_201901.$B$3:.$B$70]=[.$B51];[Thong_Tin_Ngay_Nghi_201901.$C$3:.$C$70]) +  SUMPRODUCT([Thong_Tin_Ngay_Nghi_201902.$B$3:.$B$68]=[.$B51];[Thong_Tin_Ngay_Nghi_201902.$C$3:.$C$68]) + SUMPRODUCT([Thong_Tin_Ngay_Nghi_201903.$B$3:.$B$71]=[.$B51];[Thong_Tin_Ngay_Nghi_201903.$C$3:.$C$71])" office:value-type="float" office:value="3">
            <text:p>3</text:p>
          </table:table-cell>
          <table:table-cell table:style-name="ce60" table:formula="of:=SUMPRODUCT([Thong_Tin_Ngay_Nghi_201901.$B$3:.$B$70]=[.$B51];[Thong_Tin_Ngay_Nghi_201901.$C$3:.$C$70]) +SUMPRODUCT([Thong_Tin_Ngay_Nghi_201902.$B$3:.$B$68]=[.$B51];[Thong_Tin_Ngay_Nghi_201902.$C$3:.$C$68]) +SUMPRODUCT([Thong_Tin_Ngay_Nghi_201903.$B$3:.$B$71]=[.$B51];[Thong_Tin_Ngay_Nghi_201903.$C$3:.$C$71]) +SUMPRODUCT([Thong_Tin_Ngay_Nghi_201904.$B$3:.$B$71]=[.$B51];[Thong_Tin_Ngay_Nghi_201904.$C$3:.$C$71]) +SUMPRODUCT([Thong_Tin_Ngay_Nghi_201905.$B$3:.$B$69]=[.$B51];[Thong_Tin_Ngay_Nghi_201905.$C$3:.$C$69]) +SUMPRODUCT([Thong_Tin_Ngay_Nghi_201906.$B$3:.$B$68]=[.$B51];[Thong_Tin_Ngay_Nghi_201906.$C$3:.$C$68]) +SUMPRODUCT([Thong_Tin_Ngay_Nghi_201907.$B$3:.$B$68]=[.$B51];[Thong_Tin_Ngay_Nghi_201907.$C$3:.$C$68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3">
            <text:p>3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48" office:value-type="float" office:value="-4.5">
            <text:p>-4.5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2]);DATE(YEAR([.E52]);12;31);NOW())" office:value-type="date" office:date-value="2019-04-12T14:04:06.74">
            <text:p>04/12/19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3">
            <text:p>3</text:p>
          </table:table-cell>
          <table:table-cell table:style-name="ce55" table:formula="of:=SUMPRODUCT([Thong_Tin_Ngay_Nghi_201901.$B$3:.$B$70]=[.$B52];[Thong_Tin_Ngay_Nghi_201901.$C$3:.$C$70]) +  SUMPRODUCT([Thong_Tin_Ngay_Nghi_201902.$B$3:.$B$68]=[.$B52];[Thong_Tin_Ngay_Nghi_201902.$C$3:.$C$68]) + SUMPRODUCT([Thong_Tin_Ngay_Nghi_201903.$B$3:.$B$71]=[.$B52];[Thong_Tin_Ngay_Nghi_201903.$C$3:.$C$71])" office:value-type="float" office:value="7.5">
            <text:p>7.5</text:p>
          </table:table-cell>
          <table:table-cell table:style-name="ce60" table:formula="of:=SUMPRODUCT([Thong_Tin_Ngay_Nghi_201901.$B$3:.$B$70]=[.$B52];[Thong_Tin_Ngay_Nghi_201901.$C$3:.$C$70]) +SUMPRODUCT([Thong_Tin_Ngay_Nghi_201902.$B$3:.$B$68]=[.$B52];[Thong_Tin_Ngay_Nghi_201902.$C$3:.$C$68]) +SUMPRODUCT([Thong_Tin_Ngay_Nghi_201903.$B$3:.$B$71]=[.$B52];[Thong_Tin_Ngay_Nghi_201903.$C$3:.$C$71]) +SUMPRODUCT([Thong_Tin_Ngay_Nghi_201904.$B$3:.$B$71]=[.$B52];[Thong_Tin_Ngay_Nghi_201904.$C$3:.$C$71]) +SUMPRODUCT([Thong_Tin_Ngay_Nghi_201905.$B$3:.$B$69]=[.$B52];[Thong_Tin_Ngay_Nghi_201905.$C$3:.$C$69]) +SUMPRODUCT([Thong_Tin_Ngay_Nghi_201906.$B$3:.$B$68]=[.$B52];[Thong_Tin_Ngay_Nghi_201906.$C$3:.$C$68]) +SUMPRODUCT([Thong_Tin_Ngay_Nghi_201907.$B$3:.$B$68]=[.$B52];[Thong_Tin_Ngay_Nghi_201907.$C$3:.$C$68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7.5">
            <text:p>7.5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4.5">
            <text:p>-4.5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-4.5">
            <text:p>-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48" office:value-type="float" office:value="-1">
            <text:p>-1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3]);DATE(YEAR([.E53]);12;31);NOW())" office:value-type="date" office:date-value="2019-04-12T14:04:06.74">
            <text:p>04/12/19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3">
            <text:p>3</text:p>
          </table:table-cell>
          <table:table-cell table:style-name="ce55" table:formula="of:=SUMPRODUCT([Thong_Tin_Ngay_Nghi_201901.$B$3:.$B$70]=[.$B53];[Thong_Tin_Ngay_Nghi_201901.$C$3:.$C$70]) +  SUMPRODUCT([Thong_Tin_Ngay_Nghi_201902.$B$3:.$B$68]=[.$B53];[Thong_Tin_Ngay_Nghi_201902.$C$3:.$C$68]) + SUMPRODUCT([Thong_Tin_Ngay_Nghi_201903.$B$3:.$B$71]=[.$B53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53];[Thong_Tin_Ngay_Nghi_201901.$C$3:.$C$70]) +SUMPRODUCT([Thong_Tin_Ngay_Nghi_201902.$B$3:.$B$68]=[.$B53];[Thong_Tin_Ngay_Nghi_201902.$C$3:.$C$68]) +SUMPRODUCT([Thong_Tin_Ngay_Nghi_201903.$B$3:.$B$71]=[.$B53];[Thong_Tin_Ngay_Nghi_201903.$C$3:.$C$71]) +SUMPRODUCT([Thong_Tin_Ngay_Nghi_201904.$B$3:.$B$71]=[.$B53];[Thong_Tin_Ngay_Nghi_201904.$C$3:.$C$71]) +SUMPRODUCT([Thong_Tin_Ngay_Nghi_201905.$B$3:.$B$69]=[.$B53];[Thong_Tin_Ngay_Nghi_201905.$C$3:.$C$69]) +SUMPRODUCT([Thong_Tin_Ngay_Nghi_201906.$B$3:.$B$68]=[.$B53];[Thong_Tin_Ngay_Nghi_201906.$C$3:.$C$68]) +SUMPRODUCT([Thong_Tin_Ngay_Nghi_201907.$B$3:.$B$68]=[.$B53];[Thong_Tin_Ngay_Nghi_201907.$C$3:.$C$68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6">
            <text:p>6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48" office:value-type="float" office:value="0">
            <text:p>0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4]);DATE(YEAR([.E54]);12;31);NOW())" office:value-type="date" office:date-value="2019-04-12T14:04:06.74">
            <text:p>04/12/19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3">
            <text:p>3</text:p>
          </table:table-cell>
          <table:table-cell table:style-name="ce55" table:formula="of:=SUMPRODUCT([Thong_Tin_Ngay_Nghi_201901.$B$3:.$B$70]=[.$B54];[Thong_Tin_Ngay_Nghi_201901.$C$3:.$C$70]) +  SUMPRODUCT([Thong_Tin_Ngay_Nghi_201902.$B$3:.$B$68]=[.$B54];[Thong_Tin_Ngay_Nghi_201902.$C$3:.$C$68]) + SUMPRODUCT([Thong_Tin_Ngay_Nghi_201903.$B$3:.$B$71]=[.$B54];[Thong_Tin_Ngay_Nghi_201903.$C$3:.$C$71])" office:value-type="float" office:value="7">
            <text:p>7</text:p>
          </table:table-cell>
          <table:table-cell table:style-name="ce60" table:formula="of:=SUMPRODUCT([Thong_Tin_Ngay_Nghi_201901.$B$3:.$B$70]=[.$B54];[Thong_Tin_Ngay_Nghi_201901.$C$3:.$C$70]) +SUMPRODUCT([Thong_Tin_Ngay_Nghi_201902.$B$3:.$B$68]=[.$B54];[Thong_Tin_Ngay_Nghi_201902.$C$3:.$C$68]) +SUMPRODUCT([Thong_Tin_Ngay_Nghi_201903.$B$3:.$B$71]=[.$B54];[Thong_Tin_Ngay_Nghi_201903.$C$3:.$C$71]) +SUMPRODUCT([Thong_Tin_Ngay_Nghi_201904.$B$3:.$B$71]=[.$B54];[Thong_Tin_Ngay_Nghi_201904.$C$3:.$C$71]) +SUMPRODUCT([Thong_Tin_Ngay_Nghi_201905.$B$3:.$B$69]=[.$B54];[Thong_Tin_Ngay_Nghi_201905.$C$3:.$C$69]) +SUMPRODUCT([Thong_Tin_Ngay_Nghi_201906.$B$3:.$B$68]=[.$B54];[Thong_Tin_Ngay_Nghi_201906.$C$3:.$C$68]) +SUMPRODUCT([Thong_Tin_Ngay_Nghi_201907.$B$3:.$B$68]=[.$B54];[Thong_Tin_Ngay_Nghi_201907.$C$3:.$C$68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9.5">
            <text:p>9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-6.5">
            <text:p>-6.5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-6.5">
            <text:p>-6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48" office:value-type="float" office:value="-2">
            <text:p>-2</text:p>
          </table:table-cell>
          <table:table-cell table:style-name="ce48" table:formula="of:=IF([.C55]&lt;0;0;[.C5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5]);DATE(YEAR([.E55]);12;31);NOW())" office:value-type="date" office:date-value="2019-04-12T14:04:06.75">
            <text:p>04/12/19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55" table:formula="of:=SUMPRODUCT([Thong_Tin_Ngay_Nghi_201901.$B$3:.$B$70]=[.$B55];[Thong_Tin_Ngay_Nghi_201901.$C$3:.$C$70]) +  SUMPRODUCT([Thong_Tin_Ngay_Nghi_201902.$B$3:.$B$68]=[.$B55];[Thong_Tin_Ngay_Nghi_201902.$C$3:.$C$68]) + SUMPRODUCT([Thong_Tin_Ngay_Nghi_201903.$B$3:.$B$71]=[.$B55];[Thong_Tin_Ngay_Nghi_201903.$C$3:.$C$71])" office:value-type="float" office:value="0.5">
            <text:p>0.5</text:p>
          </table:table-cell>
          <table:table-cell table:style-name="ce60" table:formula="of:=SUMPRODUCT([Thong_Tin_Ngay_Nghi_201901.$B$3:.$B$70]=[.$B55];[Thong_Tin_Ngay_Nghi_201901.$C$3:.$C$70]) +SUMPRODUCT([Thong_Tin_Ngay_Nghi_201902.$B$3:.$B$68]=[.$B55];[Thong_Tin_Ngay_Nghi_201902.$C$3:.$C$68]) +SUMPRODUCT([Thong_Tin_Ngay_Nghi_201903.$B$3:.$B$71]=[.$B55];[Thong_Tin_Ngay_Nghi_201903.$C$3:.$C$71]) +SUMPRODUCT([Thong_Tin_Ngay_Nghi_201904.$B$3:.$B$71]=[.$B55];[Thong_Tin_Ngay_Nghi_201904.$C$3:.$C$71]) +SUMPRODUCT([Thong_Tin_Ngay_Nghi_201905.$B$3:.$B$69]=[.$B55];[Thong_Tin_Ngay_Nghi_201905.$C$3:.$C$69]) +SUMPRODUCT([Thong_Tin_Ngay_Nghi_201906.$B$3:.$B$68]=[.$B55];[Thong_Tin_Ngay_Nghi_201906.$C$3:.$C$68]) +SUMPRODUCT([Thong_Tin_Ngay_Nghi_201907.$B$3:.$B$68]=[.$B55];[Thong_Tin_Ngay_Nghi_201907.$C$3:.$C$68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6">
            <text:p>6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-3">
            <text:p>-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5]+[.L55] +[.K55]+[.M55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48" office:value-type="float" office:value="0">
            <text:p>0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6]);DATE(YEAR([.E56]);12;31);NOW())" office:value-type="date" office:date-value="2019-04-12T14:04:06.75">
            <text:p>04/12/19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3">
            <text:p>3</text:p>
          </table:table-cell>
          <table:table-cell table:style-name="ce55" table:formula="of:=SUMPRODUCT([Thong_Tin_Ngay_Nghi_201901.$B$3:.$B$70]=[.$B56];[Thong_Tin_Ngay_Nghi_201901.$C$3:.$C$70]) +  SUMPRODUCT([Thong_Tin_Ngay_Nghi_201902.$B$3:.$B$68]=[.$B56];[Thong_Tin_Ngay_Nghi_201902.$C$3:.$C$68]) + SUMPRODUCT([Thong_Tin_Ngay_Nghi_201903.$B$3:.$B$71]=[.$B56];[Thong_Tin_Ngay_Nghi_201903.$C$3:.$C$71])" office:value-type="float" office:value="13.5">
            <text:p>13.5</text:p>
          </table:table-cell>
          <table:table-cell table:style-name="ce60" table:formula="of:=SUMPRODUCT([Thong_Tin_Ngay_Nghi_201901.$B$3:.$B$70]=[.$B56];[Thong_Tin_Ngay_Nghi_201901.$C$3:.$C$70]) +SUMPRODUCT([Thong_Tin_Ngay_Nghi_201902.$B$3:.$B$68]=[.$B56];[Thong_Tin_Ngay_Nghi_201902.$C$3:.$C$68]) +SUMPRODUCT([Thong_Tin_Ngay_Nghi_201903.$B$3:.$B$71]=[.$B56];[Thong_Tin_Ngay_Nghi_201903.$C$3:.$C$71]) +SUMPRODUCT([Thong_Tin_Ngay_Nghi_201904.$B$3:.$B$71]=[.$B56];[Thong_Tin_Ngay_Nghi_201904.$C$3:.$C$71]) +SUMPRODUCT([Thong_Tin_Ngay_Nghi_201905.$B$3:.$B$69]=[.$B56];[Thong_Tin_Ngay_Nghi_201905.$C$3:.$C$69]) +SUMPRODUCT([Thong_Tin_Ngay_Nghi_201906.$B$3:.$B$68]=[.$B56];[Thong_Tin_Ngay_Nghi_201906.$C$3:.$C$68]) +SUMPRODUCT([Thong_Tin_Ngay_Nghi_201907.$B$3:.$B$68]=[.$B56];[Thong_Tin_Ngay_Nghi_201907.$C$3:.$C$68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13.5">
            <text:p>13.5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-10.5">
            <text:p>-10.5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6]+[.L56] +[.K56]+[.M56]" office:value-type="float" office:value="-7.5">
            <text:p>-7.5</text:p>
          </table:table-cell>
          <table:table-cell table:style-name="ce66" office:value-type="string">
            <text:p>Những ngày nghỉ này đã trừ vào lương → sẽ ko trừ vào phép nữa: </text:p>
            <text:p>- Tháng 1: 1 ngày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01">
            <text:p>03/01/19</text:p>
          </table:table-cell>
          <table:table-cell table:style-name="ce51" table:formula="of:=IF(YEAR(NOW())&gt;YEAR([.E57]);DATE(YEAR([.E57]);12;31);NOW())" office:value-type="date" office:date-value="2019-04-12T14:04:06.75">
            <text:p>04/12/19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1">
            <text:p>1</text:p>
          </table:table-cell>
          <table:table-cell table:style-name="ce55" table:formula="of:=SUMPRODUCT([Thong_Tin_Ngay_Nghi_201901.$B$3:.$B$70]=[.$B57];[Thong_Tin_Ngay_Nghi_201901.$C$3:.$C$70]) +  SUMPRODUCT([Thong_Tin_Ngay_Nghi_201902.$B$3:.$B$68]=[.$B57];[Thong_Tin_Ngay_Nghi_201902.$C$3:.$C$68]) + SUMPRODUCT([Thong_Tin_Ngay_Nghi_201903.$B$3:.$B$71]=[.$B57];[Thong_Tin_Ngay_Nghi_201903.$C$3:.$C$71])" office:value-type="float" office:value="0">
            <text:p>0</text:p>
          </table:table-cell>
          <table:table-cell table:style-name="ce60" table:formula="of:=SUMPRODUCT([Thong_Tin_Ngay_Nghi_201901.$B$3:.$B$70]=[.$B57];[Thong_Tin_Ngay_Nghi_201901.$C$3:.$C$70]) +SUMPRODUCT([Thong_Tin_Ngay_Nghi_201902.$B$3:.$B$68]=[.$B57];[Thong_Tin_Ngay_Nghi_201902.$C$3:.$C$68]) +SUMPRODUCT([Thong_Tin_Ngay_Nghi_201903.$B$3:.$B$71]=[.$B57];[Thong_Tin_Ngay_Nghi_201903.$C$3:.$C$71]) +SUMPRODUCT([Thong_Tin_Ngay_Nghi_201904.$B$3:.$B$71]=[.$B57];[Thong_Tin_Ngay_Nghi_201904.$C$3:.$C$71]) +SUMPRODUCT([Thong_Tin_Ngay_Nghi_201905.$B$3:.$B$69]=[.$B57];[Thong_Tin_Ngay_Nghi_201905.$C$3:.$C$69]) +SUMPRODUCT([Thong_Tin_Ngay_Nghi_201906.$B$3:.$B$68]=[.$B57];[Thong_Tin_Ngay_Nghi_201906.$C$3:.$C$68]) +SUMPRODUCT([Thong_Tin_Ngay_Nghi_201907.$B$3:.$B$68]=[.$B57];[Thong_Tin_Ngay_Nghi_201907.$C$3:.$C$68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0">
            <text:p>0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1">
            <text:p>1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7]+[.L57] +[.K57]+[.M57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48" office:value-type="float" office:value="4">
            <text:p>4</text:p>
          </table:table-cell>
          <table:table-cell table:style-name="ce48" table:formula="of:=IF([.C58]&lt;0;0;[.C5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8]);DATE(YEAR([.E58]);12;31);NOW())" office:value-type="date" office:date-value="2019-04-12T14:04:06.75">
            <text:p>04/12/19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3">
            <text:p>3</text:p>
          </table:table-cell>
          <table:table-cell table:style-name="ce55" table:formula="of:=SUMPRODUCT([Thong_Tin_Ngay_Nghi_201901.$B$3:.$B$70]=[.$B58];[Thong_Tin_Ngay_Nghi_201901.$C$3:.$C$70]) +  SUMPRODUCT([Thong_Tin_Ngay_Nghi_201902.$B$3:.$B$68]=[.$B58];[Thong_Tin_Ngay_Nghi_201902.$C$3:.$C$68]) + SUMPRODUCT([Thong_Tin_Ngay_Nghi_201903.$B$3:.$B$71]=[.$B58];[Thong_Tin_Ngay_Nghi_201903.$C$3:.$C$71])" office:value-type="float" office:value="4">
            <text:p>4</text:p>
          </table:table-cell>
          <table:table-cell table:style-name="ce60" table:formula="of:=SUMPRODUCT([Thong_Tin_Ngay_Nghi_201901.$B$3:.$B$70]=[.$B58];[Thong_Tin_Ngay_Nghi_201901.$C$3:.$C$70]) +SUMPRODUCT([Thong_Tin_Ngay_Nghi_201902.$B$3:.$B$68]=[.$B58];[Thong_Tin_Ngay_Nghi_201902.$C$3:.$C$68]) +SUMPRODUCT([Thong_Tin_Ngay_Nghi_201903.$B$3:.$B$71]=[.$B58];[Thong_Tin_Ngay_Nghi_201903.$C$3:.$C$71]) +SUMPRODUCT([Thong_Tin_Ngay_Nghi_201904.$B$3:.$B$71]=[.$B58];[Thong_Tin_Ngay_Nghi_201904.$C$3:.$C$71]) +SUMPRODUCT([Thong_Tin_Ngay_Nghi_201905.$B$3:.$B$69]=[.$B58];[Thong_Tin_Ngay_Nghi_201905.$C$3:.$C$69]) +SUMPRODUCT([Thong_Tin_Ngay_Nghi_201906.$B$3:.$B$68]=[.$B58];[Thong_Tin_Ngay_Nghi_201906.$C$3:.$C$68]) +SUMPRODUCT([Thong_Tin_Ngay_Nghi_201907.$B$3:.$B$68]=[.$B58];[Thong_Tin_Ngay_Nghi_201907.$C$3:.$C$68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5">
            <text:p>5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48" office:value-type="float" office:value="5.5">
            <text:p>5.5</text:p>
          </table:table-cell>
          <table:table-cell table:style-name="ce48" table:formula="of:=IF([.C59]&lt;0;0;[.C59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9]);DATE(YEAR([.E59]);12;31);NOW())" office:value-type="date" office:date-value="2019-04-12T14:04:06.75">
            <text:p>04/12/19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3">
            <text:p>3</text:p>
          </table:table-cell>
          <table:table-cell table:style-name="ce55" table:formula="of:=SUMPRODUCT([Thong_Tin_Ngay_Nghi_201901.$B$3:.$B$70]=[.$B59];[Thong_Tin_Ngay_Nghi_201901.$C$3:.$C$70]) +  SUMPRODUCT([Thong_Tin_Ngay_Nghi_201902.$B$3:.$B$68]=[.$B59];[Thong_Tin_Ngay_Nghi_201902.$C$3:.$C$68]) + SUMPRODUCT([Thong_Tin_Ngay_Nghi_201903.$B$3:.$B$71]=[.$B59];[Thong_Tin_Ngay_Nghi_201903.$C$3:.$C$71])" office:value-type="float" office:value="11.5">
            <text:p>11.5</text:p>
          </table:table-cell>
          <table:table-cell table:style-name="ce60" table:formula="of:=SUMPRODUCT([Thong_Tin_Ngay_Nghi_201901.$B$3:.$B$70]=[.$B59];[Thong_Tin_Ngay_Nghi_201901.$C$3:.$C$70]) +SUMPRODUCT([Thong_Tin_Ngay_Nghi_201902.$B$3:.$B$68]=[.$B59];[Thong_Tin_Ngay_Nghi_201902.$C$3:.$C$68]) +SUMPRODUCT([Thong_Tin_Ngay_Nghi_201903.$B$3:.$B$71]=[.$B59];[Thong_Tin_Ngay_Nghi_201903.$C$3:.$C$71]) +SUMPRODUCT([Thong_Tin_Ngay_Nghi_201904.$B$3:.$B$71]=[.$B59];[Thong_Tin_Ngay_Nghi_201904.$C$3:.$C$71]) +SUMPRODUCT([Thong_Tin_Ngay_Nghi_201905.$B$3:.$B$69]=[.$B59];[Thong_Tin_Ngay_Nghi_201905.$C$3:.$C$69]) +SUMPRODUCT([Thong_Tin_Ngay_Nghi_201906.$B$3:.$B$68]=[.$B59];[Thong_Tin_Ngay_Nghi_201906.$C$3:.$C$68]) +SUMPRODUCT([Thong_Tin_Ngay_Nghi_201907.$B$3:.$B$68]=[.$B59];[Thong_Tin_Ngay_Nghi_201907.$C$3:.$C$68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11.5">
            <text:p>11.5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3">
            <text:p>-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48" office:value-type="float" office:value="3">
            <text:p>3</text:p>
          </table:table-cell>
          <table:table-cell table:style-name="ce48" table:formula="of:=IF([.C60]&lt;0;0;[.C60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0]);DATE(YEAR([.E60]);12;31);NOW())" office:value-type="date" office:date-value="2019-04-12T14:04:06.76">
            <text:p>04/12/19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3">
            <text:p>3</text:p>
          </table:table-cell>
          <table:table-cell table:style-name="ce55" table:formula="of:=SUMPRODUCT([Thong_Tin_Ngay_Nghi_201901.$B$3:.$B$70]=[.$B60];[Thong_Tin_Ngay_Nghi_201901.$C$3:.$C$70]) +  SUMPRODUCT([Thong_Tin_Ngay_Nghi_201902.$B$3:.$B$68]=[.$B60];[Thong_Tin_Ngay_Nghi_201902.$C$3:.$C$68]) + SUMPRODUCT([Thong_Tin_Ngay_Nghi_201903.$B$3:.$B$71]=[.$B60];[Thong_Tin_Ngay_Nghi_201903.$C$3:.$C$71])" office:value-type="float" office:value="3">
            <text:p>3</text:p>
          </table:table-cell>
          <table:table-cell table:style-name="ce60" table:formula="of:=SUMPRODUCT([Thong_Tin_Ngay_Nghi_201901.$B$3:.$B$70]=[.$B60];[Thong_Tin_Ngay_Nghi_201901.$C$3:.$C$70]) +SUMPRODUCT([Thong_Tin_Ngay_Nghi_201902.$B$3:.$B$68]=[.$B60];[Thong_Tin_Ngay_Nghi_201902.$C$3:.$C$68]) +SUMPRODUCT([Thong_Tin_Ngay_Nghi_201903.$B$3:.$B$71]=[.$B60];[Thong_Tin_Ngay_Nghi_201903.$C$3:.$C$71]) +SUMPRODUCT([Thong_Tin_Ngay_Nghi_201904.$B$3:.$B$71]=[.$B60];[Thong_Tin_Ngay_Nghi_201904.$C$3:.$C$71]) +SUMPRODUCT([Thong_Tin_Ngay_Nghi_201905.$B$3:.$B$69]=[.$B60];[Thong_Tin_Ngay_Nghi_201905.$C$3:.$C$69]) +SUMPRODUCT([Thong_Tin_Ngay_Nghi_201906.$B$3:.$B$68]=[.$B60];[Thong_Tin_Ngay_Nghi_201906.$C$3:.$C$68]) +SUMPRODUCT([Thong_Tin_Ngay_Nghi_201907.$B$3:.$B$68]=[.$B60];[Thong_Tin_Ngay_Nghi_201907.$C$3:.$C$68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4.5">
            <text:p>4.5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48" office:value-type="float" office:value="1">
            <text:p>1</text:p>
          </table:table-cell>
          <table:table-cell table:style-name="ce48" table:formula="of:=IF([.C61]&lt;0;0;[.C61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1]);DATE(YEAR([.E61]);12;31);NOW())" office:value-type="date" office:date-value="2019-04-12T14:04:06.76">
            <text:p>04/12/19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3">
            <text:p>3</text:p>
          </table:table-cell>
          <table:table-cell table:style-name="ce55" table:formula="of:=SUMPRODUCT([Thong_Tin_Ngay_Nghi_201901.$B$3:.$B$70]=[.$B61];[Thong_Tin_Ngay_Nghi_201901.$C$3:.$C$70]) +  SUMPRODUCT([Thong_Tin_Ngay_Nghi_201902.$B$3:.$B$68]=[.$B61];[Thong_Tin_Ngay_Nghi_201902.$C$3:.$C$68]) + SUMPRODUCT([Thong_Tin_Ngay_Nghi_201903.$B$3:.$B$71]=[.$B61];[Thong_Tin_Ngay_Nghi_201903.$C$3:.$C$71])" office:value-type="float" office:value="1">
            <text:p>1</text:p>
          </table:table-cell>
          <table:table-cell table:style-name="ce60" table:formula="of:=SUMPRODUCT([Thong_Tin_Ngay_Nghi_201901.$B$3:.$B$70]=[.$B61];[Thong_Tin_Ngay_Nghi_201901.$C$3:.$C$70]) +SUMPRODUCT([Thong_Tin_Ngay_Nghi_201902.$B$3:.$B$68]=[.$B61];[Thong_Tin_Ngay_Nghi_201902.$C$3:.$C$68]) +SUMPRODUCT([Thong_Tin_Ngay_Nghi_201903.$B$3:.$B$71]=[.$B61];[Thong_Tin_Ngay_Nghi_201903.$C$3:.$C$71]) +SUMPRODUCT([Thong_Tin_Ngay_Nghi_201904.$B$3:.$B$71]=[.$B61];[Thong_Tin_Ngay_Nghi_201904.$C$3:.$C$71]) +SUMPRODUCT([Thong_Tin_Ngay_Nghi_201905.$B$3:.$B$69]=[.$B61];[Thong_Tin_Ngay_Nghi_201905.$C$3:.$C$69]) +SUMPRODUCT([Thong_Tin_Ngay_Nghi_201906.$B$3:.$B$68]=[.$B61];[Thong_Tin_Ngay_Nghi_201906.$C$3:.$C$68]) +SUMPRODUCT([Thong_Tin_Ngay_Nghi_201907.$B$3:.$B$68]=[.$B61];[Thong_Tin_Ngay_Nghi_201907.$C$3:.$C$68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1">
            <text:p>1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3">
            <text:p>3</text:p>
          </table:table-cell>
          <table:table-cell table:style-name="ce48"/>
          <table:table-cell table:style-name="ce48" office:value-type="float" office:value="-2">
            <text:p>-2</text:p>
          </table:table-cell>
          <table:table-cell table:style-name="ce63"/>
          <table:table-cell table:style-name="ce48" table:formula="of:=[.J61]+[.L61] +[.K61]+[.M61]" office:value-type="float" office:value="1">
            <text:p>1</text:p>
          </table:table-cell>
          <table:table-cell table:style-name="ce66" office:value-type="string">
            <text:p>Những ngày nghỉ này đã trừ / cộng vào lương → sẽ ko trừ vào phép nữa: </text:p>
            <text:p>- Tháng 2: + 2 ngày phép (tổng kết ngày phép lúc này do staff tạm nghỉ từ 25/2 - đến tháng 6)</text:p>
          </table:table-cell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48" office:value-type="float" office:value="1">
            <text:p>1</text:p>
          </table:table-cell>
          <table:table-cell table:style-name="ce48" table:formula="of:=IF([.C62]&lt;0;0;[.C62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2]);DATE(YEAR([.E62]);12;31);NOW())" office:value-type="date" office:date-value="2019-04-12T14:04:06.76">
            <text:p>04/12/19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3">
            <text:p>3</text:p>
          </table:table-cell>
          <table:table-cell table:style-name="ce55" table:formula="of:=SUMPRODUCT([Thong_Tin_Ngay_Nghi_201901.$B$3:.$B$70]=[.$B62];[Thong_Tin_Ngay_Nghi_201901.$C$3:.$C$70]) +  SUMPRODUCT([Thong_Tin_Ngay_Nghi_201902.$B$3:.$B$68]=[.$B62];[Thong_Tin_Ngay_Nghi_201902.$C$3:.$C$68]) + SUMPRODUCT([Thong_Tin_Ngay_Nghi_201903.$B$3:.$B$71]=[.$B62];[Thong_Tin_Ngay_Nghi_201903.$C$3:.$C$71])" office:value-type="float" office:value="5">
            <text:p>5</text:p>
          </table:table-cell>
          <table:table-cell table:style-name="ce60" table:formula="of:=SUMPRODUCT([Thong_Tin_Ngay_Nghi_201901.$B$3:.$B$70]=[.$B62];[Thong_Tin_Ngay_Nghi_201901.$C$3:.$C$70]) +SUMPRODUCT([Thong_Tin_Ngay_Nghi_201902.$B$3:.$B$68]=[.$B62];[Thong_Tin_Ngay_Nghi_201902.$C$3:.$C$68]) +SUMPRODUCT([Thong_Tin_Ngay_Nghi_201903.$B$3:.$B$71]=[.$B62];[Thong_Tin_Ngay_Nghi_201903.$C$3:.$C$71]) +SUMPRODUCT([Thong_Tin_Ngay_Nghi_201904.$B$3:.$B$71]=[.$B62];[Thong_Tin_Ngay_Nghi_201904.$C$3:.$C$71]) +SUMPRODUCT([Thong_Tin_Ngay_Nghi_201905.$B$3:.$B$69]=[.$B62];[Thong_Tin_Ngay_Nghi_201905.$C$3:.$C$69]) +SUMPRODUCT([Thong_Tin_Ngay_Nghi_201906.$B$3:.$B$68]=[.$B62];[Thong_Tin_Ngay_Nghi_201906.$C$3:.$C$68]) +SUMPRODUCT([Thong_Tin_Ngay_Nghi_201907.$B$3:.$B$68]=[.$B62];[Thong_Tin_Ngay_Nghi_201907.$C$3:.$C$68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5">
            <text:p>5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8.5">
            <text:p>-28.5</text:p>
          </table:table-cell>
          <table:table-cell table:style-name="ce48" table:formula="of:=IF([.C63]&lt;0;0;[.C6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3]);DATE(YEAR([.E63]);12;31);NOW())" office:value-type="date" office:date-value="2019-04-12T14:04:06.76">
            <text:p>04/12/19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3">
            <text:p>3</text:p>
          </table:table-cell>
          <table:table-cell table:style-name="ce55" table:formula="of:=SUMPRODUCT([Thong_Tin_Ngay_Nghi_201901.$B$3:.$B$70]=[.$B63];[Thong_Tin_Ngay_Nghi_201901.$C$3:.$C$70]) +  SUMPRODUCT([Thong_Tin_Ngay_Nghi_201902.$B$3:.$B$68]=[.$B63];[Thong_Tin_Ngay_Nghi_201902.$C$3:.$C$68]) + SUMPRODUCT([Thong_Tin_Ngay_Nghi_201903.$B$3:.$B$71]=[.$B63];[Thong_Tin_Ngay_Nghi_201903.$C$3:.$C$71])" office:value-type="float" office:value="13.5">
            <text:p>13.5</text:p>
          </table:table-cell>
          <table:table-cell table:style-name="ce60" table:formula="of:=SUMPRODUCT([Thong_Tin_Ngay_Nghi_201901.$B$3:.$B$70]=[.$B63];[Thong_Tin_Ngay_Nghi_201901.$C$3:.$C$70]) +SUMPRODUCT([Thong_Tin_Ngay_Nghi_201902.$B$3:.$B$68]=[.$B63];[Thong_Tin_Ngay_Nghi_201902.$C$3:.$C$68]) +SUMPRODUCT([Thong_Tin_Ngay_Nghi_201903.$B$3:.$B$71]=[.$B63];[Thong_Tin_Ngay_Nghi_201903.$C$3:.$C$71]) +SUMPRODUCT([Thong_Tin_Ngay_Nghi_201904.$B$3:.$B$71]=[.$B63];[Thong_Tin_Ngay_Nghi_201904.$C$3:.$C$71]) +SUMPRODUCT([Thong_Tin_Ngay_Nghi_201905.$B$3:.$B$69]=[.$B63];[Thong_Tin_Ngay_Nghi_201905.$C$3:.$C$69]) +SUMPRODUCT([Thong_Tin_Ngay_Nghi_201906.$B$3:.$B$68]=[.$B63];[Thong_Tin_Ngay_Nghi_201906.$C$3:.$C$68]) +SUMPRODUCT([Thong_Tin_Ngay_Nghi_201907.$B$3:.$B$68]=[.$B63];[Thong_Tin_Ngay_Nghi_201907.$C$3:.$C$68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15.5">
            <text:p>15.5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12.5">
            <text:p>-1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-11.5">
            <text:p>-1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48" office:value-type="float" office:value="4">
            <text:p>4</text:p>
          </table:table-cell>
          <table:table-cell table:style-name="ce48" table:formula="of:=IF([.C64]&lt;0;0;[.C64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4]);DATE(YEAR([.E64]);12;31);NOW())" office:value-type="date" office:date-value="2019-04-12T14:04:06.76">
            <text:p>04/12/19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3">
            <text:p>3</text:p>
          </table:table-cell>
          <table:table-cell table:style-name="ce55" table:formula="of:=SUMPRODUCT([Thong_Tin_Ngay_Nghi_201901.$B$3:.$B$70]=[.$B64];[Thong_Tin_Ngay_Nghi_201901.$C$3:.$C$70]) +  SUMPRODUCT([Thong_Tin_Ngay_Nghi_201902.$B$3:.$B$68]=[.$B64];[Thong_Tin_Ngay_Nghi_201902.$C$3:.$C$68]) + SUMPRODUCT([Thong_Tin_Ngay_Nghi_201903.$B$3:.$B$71]=[.$B64];[Thong_Tin_Ngay_Nghi_201903.$C$3:.$C$71])" office:value-type="float" office:value="4">
            <text:p>4</text:p>
          </table:table-cell>
          <table:table-cell table:style-name="ce60" table:formula="of:=SUMPRODUCT([Thong_Tin_Ngay_Nghi_201901.$B$3:.$B$70]=[.$B64];[Thong_Tin_Ngay_Nghi_201901.$C$3:.$C$70]) +SUMPRODUCT([Thong_Tin_Ngay_Nghi_201902.$B$3:.$B$68]=[.$B64];[Thong_Tin_Ngay_Nghi_201902.$C$3:.$C$68]) +SUMPRODUCT([Thong_Tin_Ngay_Nghi_201903.$B$3:.$B$71]=[.$B64];[Thong_Tin_Ngay_Nghi_201903.$C$3:.$C$71]) +SUMPRODUCT([Thong_Tin_Ngay_Nghi_201904.$B$3:.$B$71]=[.$B64];[Thong_Tin_Ngay_Nghi_201904.$C$3:.$C$71]) +SUMPRODUCT([Thong_Tin_Ngay_Nghi_201905.$B$3:.$B$69]=[.$B64];[Thong_Tin_Ngay_Nghi_201905.$C$3:.$C$69]) +SUMPRODUCT([Thong_Tin_Ngay_Nghi_201906.$B$3:.$B$68]=[.$B64];[Thong_Tin_Ngay_Nghi_201906.$C$3:.$C$68]) +SUMPRODUCT([Thong_Tin_Ngay_Nghi_201907.$B$3:.$B$68]=[.$B64];[Thong_Tin_Ngay_Nghi_201907.$C$3:.$C$68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5">
            <text:p>5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64]+[.L64] +[.K64]+[.M64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.5">
            <text:p>2.5</text:p>
          </table:table-cell>
          <table:table-cell table:style-name="ce48" table:formula="of:=IF([.C65]&lt;0;0;[.C65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5]);DATE(YEAR([.E65]);12;31);NOW())" office:value-type="date" office:date-value="2019-04-12T14:04:06.77">
            <text:p>04/12/19</text:p>
          </table:table-cell>
          <table:table-cell table:style-name="ce52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3">
            <text:p>3</text:p>
          </table:table-cell>
          <table:table-cell table:style-name="ce55" table:formula="of:=SUMPRODUCT([Thong_Tin_Ngay_Nghi_201901.$B$3:.$B$70]=[.$B65];[Thong_Tin_Ngay_Nghi_201901.$C$3:.$C$70]) +  SUMPRODUCT([Thong_Tin_Ngay_Nghi_201902.$B$3:.$B$68]=[.$B65];[Thong_Tin_Ngay_Nghi_201902.$C$3:.$C$68]) + SUMPRODUCT([Thong_Tin_Ngay_Nghi_201903.$B$3:.$B$71]=[.$B65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65];[Thong_Tin_Ngay_Nghi_201901.$C$3:.$C$70]) +SUMPRODUCT([Thong_Tin_Ngay_Nghi_201902.$B$3:.$B$68]=[.$B65];[Thong_Tin_Ngay_Nghi_201902.$C$3:.$C$68]) +SUMPRODUCT([Thong_Tin_Ngay_Nghi_201903.$B$3:.$B$71]=[.$B65];[Thong_Tin_Ngay_Nghi_201903.$C$3:.$C$71]) +SUMPRODUCT([Thong_Tin_Ngay_Nghi_201904.$B$3:.$B$71]=[.$B65];[Thong_Tin_Ngay_Nghi_201904.$C$3:.$C$71]) +SUMPRODUCT([Thong_Tin_Ngay_Nghi_201905.$B$3:.$B$69]=[.$B65];[Thong_Tin_Ngay_Nghi_201905.$C$3:.$C$69]) +SUMPRODUCT([Thong_Tin_Ngay_Nghi_201906.$B$3:.$B$68]=[.$B65];[Thong_Tin_Ngay_Nghi_201906.$C$3:.$C$68]) +SUMPRODUCT([Thong_Tin_Ngay_Nghi_201907.$B$3:.$B$68]=[.$B65];[Thong_Tin_Ngay_Nghi_201907.$C$3:.$C$68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4.5">
            <text:p>4.5</text:p>
          </table:table-cell>
          <table:table-cell table:style-name="ce48" table:formula="of:=IF(DATE(YEAR([.F65]);MONTH([.F65]);DAY([.F65]))&lt;=DATE(YEAR([.F65]);3;31); [.D65]-[.H65] + [.G65]; IF([.H65]-[.D65]&lt;0;[.H65] + [.G65] -[.I65];[.G65]+[.D65]-[.I65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5]+[.L65] +[.K65]+[.M65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48" office:value-type="float" office:value="0">
            <text:p>0</text:p>
          </table:table-cell>
          <table:table-cell table:style-name="ce48" table:formula="of:=IF([.C66]&lt;0;0;[.C66])" office:value-type="float" office:value="0">
            <text:p>0</text:p>
          </table:table-cell>
          <table:table-cell table:style-name="ce50" office:value-type="date" office:date-value="2019-01-09">
            <text:p>01/09/19</text:p>
          </table:table-cell>
          <table:table-cell table:style-name="ce51" table:formula="of:=IF(YEAR(NOW())&gt;YEAR([.E66]);DATE(YEAR([.E66]);12;31);NOW())" office:value-type="date" office:date-value="2019-04-12T14:04:06.77">
            <text:p>04/12/19</text:p>
          </table:table-cell>
          <table:table-cell table:style-name="ce52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3">
            <text:p>3</text:p>
          </table:table-cell>
          <table:table-cell table:style-name="ce55" table:formula="of:=SUMPRODUCT([Thong_Tin_Ngay_Nghi_201901.$B$3:.$B$70]=[.$B66];[Thong_Tin_Ngay_Nghi_201901.$C$3:.$C$70]) +  SUMPRODUCT([Thong_Tin_Ngay_Nghi_201902.$B$3:.$B$68]=[.$B66];[Thong_Tin_Ngay_Nghi_201902.$C$3:.$C$68]) + SUMPRODUCT([Thong_Tin_Ngay_Nghi_201903.$B$3:.$B$71]=[.$B66];[Thong_Tin_Ngay_Nghi_201903.$C$3:.$C$71])" office:value-type="float" office:value="3">
            <text:p>3</text:p>
          </table:table-cell>
          <table:table-cell table:style-name="ce60" table:formula="of:=SUMPRODUCT([Thong_Tin_Ngay_Nghi_201901.$B$3:.$B$70]=[.$B66];[Thong_Tin_Ngay_Nghi_201901.$C$3:.$C$70]) +SUMPRODUCT([Thong_Tin_Ngay_Nghi_201902.$B$3:.$B$68]=[.$B66];[Thong_Tin_Ngay_Nghi_201902.$C$3:.$C$68]) +SUMPRODUCT([Thong_Tin_Ngay_Nghi_201903.$B$3:.$B$71]=[.$B66];[Thong_Tin_Ngay_Nghi_201903.$C$3:.$C$71]) +SUMPRODUCT([Thong_Tin_Ngay_Nghi_201904.$B$3:.$B$71]=[.$B66];[Thong_Tin_Ngay_Nghi_201904.$C$3:.$C$71]) +SUMPRODUCT([Thong_Tin_Ngay_Nghi_201905.$B$3:.$B$69]=[.$B66];[Thong_Tin_Ngay_Nghi_201905.$C$3:.$C$69]) +SUMPRODUCT([Thong_Tin_Ngay_Nghi_201906.$B$3:.$B$68]=[.$B66];[Thong_Tin_Ngay_Nghi_201906.$C$3:.$C$68]) +SUMPRODUCT([Thong_Tin_Ngay_Nghi_201907.$B$3:.$B$68]=[.$B66];[Thong_Tin_Ngay_Nghi_201907.$C$3:.$C$68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3">
            <text:p>3</text:p>
          </table:table-cell>
          <table:table-cell table:style-name="ce48" table:formula="of:=IF(DATE(YEAR([.F66]);MONTH([.F66]);DAY([.F66]))&lt;=DATE(YEAR([.F66]);3;31); [.D66]-[.H66] + [.G66]; IF([.H66]-[.D66]&lt;0;[.H66] + [.G66] -[.I66];[.G66]+[.D66]-[.I66]))" office:value-type="float" office:value="0">
            <text:p>0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63"/>
          <table:table-cell table:style-name="ce48" table:formula="of:=[.J66]+[.L66] +[.K66]+[.M66]" office:value-type="float" office:value="3">
            <text:p>3</text:p>
          </table:table-cell>
          <table:table-cell table:style-name="ce66" office:value-type="string">
            <text:p>Những ngày nghỉ này đã trừ vào lương → sẽ ko trừ vào phép nữa: </text:p>
            <text:p>- Tháng 2: 3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18">
            <text:p>03/18/19</text:p>
          </table:table-cell>
          <table:table-cell table:style-name="ce51" table:formula="of:=IF(YEAR(NOW())&gt;YEAR([.E67]);DATE(YEAR([.E67]);12;31);NOW())" office:value-type="date" office:date-value="2019-04-12T14:04:06.77">
            <text:p>04/12/19</text:p>
          </table:table-cell>
          <table:table-cell table:style-name="ce52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0">
            <text:p>0</text:p>
          </table:table-cell>
          <table:table-cell table:style-name="ce55" table:formula="of:=SUMPRODUCT([Thong_Tin_Ngay_Nghi_201901.$B$3:.$B$70]=[.$B67];[Thong_Tin_Ngay_Nghi_201901.$C$3:.$C$70]) +  SUMPRODUCT([Thong_Tin_Ngay_Nghi_201902.$B$3:.$B$68]=[.$B67];[Thong_Tin_Ngay_Nghi_201902.$C$3:.$C$68]) + SUMPRODUCT([Thong_Tin_Ngay_Nghi_201903.$B$3:.$B$71]=[.$B67];[Thong_Tin_Ngay_Nghi_201903.$C$3:.$C$71])" office:value-type="float" office:value="0">
            <text:p>0</text:p>
          </table:table-cell>
          <table:table-cell table:style-name="ce60" table:formula="of:=SUMPRODUCT([Thong_Tin_Ngay_Nghi_201901.$B$3:.$B$70]=[.$B67];[Thong_Tin_Ngay_Nghi_201901.$C$3:.$C$70]) +SUMPRODUCT([Thong_Tin_Ngay_Nghi_201902.$B$3:.$B$68]=[.$B67];[Thong_Tin_Ngay_Nghi_201902.$C$3:.$C$68]) +SUMPRODUCT([Thong_Tin_Ngay_Nghi_201903.$B$3:.$B$71]=[.$B67];[Thong_Tin_Ngay_Nghi_201903.$C$3:.$C$71]) +SUMPRODUCT([Thong_Tin_Ngay_Nghi_201904.$B$3:.$B$71]=[.$B67];[Thong_Tin_Ngay_Nghi_201904.$C$3:.$C$71]) +SUMPRODUCT([Thong_Tin_Ngay_Nghi_201905.$B$3:.$B$69]=[.$B67];[Thong_Tin_Ngay_Nghi_201905.$C$3:.$C$69]) +SUMPRODUCT([Thong_Tin_Ngay_Nghi_201906.$B$3:.$B$68]=[.$B67];[Thong_Tin_Ngay_Nghi_201906.$C$3:.$C$68]) +SUMPRODUCT([Thong_Tin_Ngay_Nghi_201907.$B$3:.$B$68]=[.$B67];[Thong_Tin_Ngay_Nghi_201907.$C$3:.$C$68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0">
            <text:p>0</text:p>
          </table:table-cell>
          <table:table-cell table:style-name="ce48" table:formula="of:=IF(DATE(YEAR([.F67]);MONTH([.F67]);DAY([.F67]))&lt;=DATE(YEAR([.F67]);3;31); [.D67]-[.H67] + [.G67]; IF([.H67]-[.D67]&lt;0;[.H67] + [.G67] -[.I67];[.G67]+[.D67]-[.I6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7]+[.L67] +[.K67]+[.M6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48" office:value-type="float" office:value="-1">
            <text:p>-1</text:p>
          </table:table-cell>
          <table:table-cell table:style-name="ce48" table:formula="of:=IF([.C68]&lt;0;0;[.C6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8]);DATE(YEAR([.E68]);12;31);NOW())" office:value-type="date" office:date-value="2019-04-12T14:04:06.77">
            <text:p>04/12/19</text:p>
          </table:table-cell>
          <table:table-cell table:style-name="ce52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3">
            <text:p>3</text:p>
          </table:table-cell>
          <table:table-cell table:style-name="ce55" table:formula="of:=SUMPRODUCT([Thong_Tin_Ngay_Nghi_201901.$B$3:.$B$70]=[.$B68];[Thong_Tin_Ngay_Nghi_201901.$C$3:.$C$70]) +  SUMPRODUCT([Thong_Tin_Ngay_Nghi_201902.$B$3:.$B$68]=[.$B68];[Thong_Tin_Ngay_Nghi_201902.$C$3:.$C$68]) + SUMPRODUCT([Thong_Tin_Ngay_Nghi_201903.$B$3:.$B$71]=[.$B68];[Thong_Tin_Ngay_Nghi_201903.$C$3:.$C$71])" office:value-type="float" office:value="7.5">
            <text:p>7.5</text:p>
          </table:table-cell>
          <table:table-cell table:style-name="ce60" table:formula="of:=SUMPRODUCT([Thong_Tin_Ngay_Nghi_201901.$B$3:.$B$70]=[.$B68];[Thong_Tin_Ngay_Nghi_201901.$C$3:.$C$70]) +SUMPRODUCT([Thong_Tin_Ngay_Nghi_201902.$B$3:.$B$68]=[.$B68];[Thong_Tin_Ngay_Nghi_201902.$C$3:.$C$68]) +SUMPRODUCT([Thong_Tin_Ngay_Nghi_201903.$B$3:.$B$71]=[.$B68];[Thong_Tin_Ngay_Nghi_201903.$C$3:.$C$71]) +SUMPRODUCT([Thong_Tin_Ngay_Nghi_201904.$B$3:.$B$71]=[.$B68];[Thong_Tin_Ngay_Nghi_201904.$C$3:.$C$71]) +SUMPRODUCT([Thong_Tin_Ngay_Nghi_201905.$B$3:.$B$69]=[.$B68];[Thong_Tin_Ngay_Nghi_201905.$C$3:.$C$69]) +SUMPRODUCT([Thong_Tin_Ngay_Nghi_201906.$B$3:.$B$68]=[.$B68];[Thong_Tin_Ngay_Nghi_201906.$C$3:.$C$68]) +SUMPRODUCT([Thong_Tin_Ngay_Nghi_201907.$B$3:.$B$68]=[.$B68];[Thong_Tin_Ngay_Nghi_201907.$C$3:.$C$68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7.5">
            <text:p>7.5</text:p>
          </table:table-cell>
          <table:table-cell table:style-name="ce48" table:formula="of:=IF(DATE(YEAR([.F68]);MONTH([.F68]);DAY([.F68]))&lt;=DATE(YEAR([.F68]);3;31); [.D68]-[.H68] + [.G68]; IF([.H68]-[.D68]&lt;0;[.H68] + [.G68] -[.I68];[.G68]+[.D68]-[.I68]))" office:value-type="float" office:value="-4.5">
            <text:p>-4.5</text:p>
          </table:table-cell>
          <table:table-cell table:style-name="ce48"/>
          <table:table-cell table:style-name="ce48" table:formula="of:=3.5" office:value-type="float" office:value="3.5">
            <text:p>3.5</text:p>
          </table:table-cell>
          <table:table-cell table:style-name="ce63"/>
          <table:table-cell table:style-name="ce48" table:formula="of:=[.J68]+[.L68] +[.K68]+[.M68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 </text:p>
            <text:p>- Tháng 1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3">
            <text:p>63</text:p>
          </table:table-cell>
          <table:table-cell table:style-name="ce46" office:value-type="string">
            <text:p>VinhP</text:p>
          </table:table-cell>
          <table:table-cell table:style-name="ce48" office:value-type="float" office:value="4">
            <text:p>4</text:p>
          </table:table-cell>
          <table:table-cell table:style-name="ce48" table:formula="of:=IF([.C69]&lt;0;0;[.C6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9]);DATE(YEAR([.E69]);12;31);NOW())" office:value-type="date" office:date-value="2019-04-12T14:04:06.77">
            <text:p>04/12/19</text:p>
          </table:table-cell>
          <table:table-cell table:style-name="ce52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3">
            <text:p>3</text:p>
          </table:table-cell>
          <table:table-cell table:style-name="ce55" table:formula="of:=SUMPRODUCT([Thong_Tin_Ngay_Nghi_201901.$B$3:.$B$70]=[.$B69];[Thong_Tin_Ngay_Nghi_201901.$C$3:.$C$70]) +  SUMPRODUCT([Thong_Tin_Ngay_Nghi_201902.$B$3:.$B$68]=[.$B69];[Thong_Tin_Ngay_Nghi_201902.$C$3:.$C$68]) + SUMPRODUCT([Thong_Tin_Ngay_Nghi_201903.$B$3:.$B$71]=[.$B69];[Thong_Tin_Ngay_Nghi_201903.$C$3:.$C$71])" office:value-type="float" office:value="7">
            <text:p>7</text:p>
          </table:table-cell>
          <table:table-cell table:style-name="ce60" table:formula="of:=SUMPRODUCT([Thong_Tin_Ngay_Nghi_201901.$B$3:.$B$70]=[.$B69];[Thong_Tin_Ngay_Nghi_201901.$C$3:.$C$70]) +SUMPRODUCT([Thong_Tin_Ngay_Nghi_201902.$B$3:.$B$68]=[.$B69];[Thong_Tin_Ngay_Nghi_201902.$C$3:.$C$68]) +SUMPRODUCT([Thong_Tin_Ngay_Nghi_201903.$B$3:.$B$71]=[.$B69];[Thong_Tin_Ngay_Nghi_201903.$C$3:.$C$71]) +SUMPRODUCT([Thong_Tin_Ngay_Nghi_201904.$B$3:.$B$71]=[.$B69];[Thong_Tin_Ngay_Nghi_201904.$C$3:.$C$71]) +SUMPRODUCT([Thong_Tin_Ngay_Nghi_201905.$B$3:.$B$69]=[.$B69];[Thong_Tin_Ngay_Nghi_201905.$C$3:.$C$69]) +SUMPRODUCT([Thong_Tin_Ngay_Nghi_201906.$B$3:.$B$68]=[.$B69];[Thong_Tin_Ngay_Nghi_201906.$C$3:.$C$68]) +SUMPRODUCT([Thong_Tin_Ngay_Nghi_201907.$B$3:.$B$68]=[.$B69];[Thong_Tin_Ngay_Nghi_201907.$C$3:.$C$68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7.5">
            <text:p>7.5</text:p>
          </table:table-cell>
          <table:table-cell table:style-name="ce48" table:formula="of:=IF(DATE(YEAR([.F69]);MONTH([.F69]);DAY([.F69]))&lt;=DATE(YEAR([.F69]);3;31); [.D69]-[.H69] + [.G69]; IF([.H69]-[.D69]&lt;0;[.H69] + [.G69] -[.I69];[.G69]+[.D69]-[.I69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9]+[.L69] +[.K69]+[.M69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4">
            <text:p>64</text:p>
          </table:table-cell>
          <table:table-cell table:style-name="ce46" office:value-type="string">
            <text:p>ViTH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70]&lt;0;0;[.C7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70]);DATE(YEAR([.E70]);12;31);NOW())" office:value-type="date" office:date-value="2019-04-12T14:04:06.78">
            <text:p>04/12/19</text:p>
          </table:table-cell>
          <table:table-cell table:style-name="ce52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3">
            <text:p>3</text:p>
          </table:table-cell>
          <table:table-cell table:style-name="ce55" table:formula="of:=SUMPRODUCT([Thong_Tin_Ngay_Nghi_201901.$B$3:.$B$70]=[.$B70];[Thong_Tin_Ngay_Nghi_201901.$C$3:.$C$70]) +  SUMPRODUCT([Thong_Tin_Ngay_Nghi_201902.$B$3:.$B$68]=[.$B70];[Thong_Tin_Ngay_Nghi_201902.$C$3:.$C$68]) + SUMPRODUCT([Thong_Tin_Ngay_Nghi_201903.$B$3:.$B$71]=[.$B70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70];[Thong_Tin_Ngay_Nghi_201901.$C$3:.$C$70]) +SUMPRODUCT([Thong_Tin_Ngay_Nghi_201902.$B$3:.$B$68]=[.$B70];[Thong_Tin_Ngay_Nghi_201902.$C$3:.$C$68]) +SUMPRODUCT([Thong_Tin_Ngay_Nghi_201903.$B$3:.$B$71]=[.$B70];[Thong_Tin_Ngay_Nghi_201903.$C$3:.$C$71]) +SUMPRODUCT([Thong_Tin_Ngay_Nghi_201904.$B$3:.$B$71]=[.$B70];[Thong_Tin_Ngay_Nghi_201904.$C$3:.$C$71]) +SUMPRODUCT([Thong_Tin_Ngay_Nghi_201905.$B$3:.$B$69]=[.$B70];[Thong_Tin_Ngay_Nghi_201905.$C$3:.$C$69]) +SUMPRODUCT([Thong_Tin_Ngay_Nghi_201906.$B$3:.$B$68]=[.$B70];[Thong_Tin_Ngay_Nghi_201906.$C$3:.$C$68]) +SUMPRODUCT([Thong_Tin_Ngay_Nghi_201907.$B$3:.$B$68]=[.$B70];[Thong_Tin_Ngay_Nghi_201907.$C$3:.$C$68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6">
            <text:p>6</text:p>
          </table:table-cell>
          <table:table-cell table:style-name="ce48" table:formula="of:=IF(DATE(YEAR([.F70]);MONTH([.F70]);DAY([.F70]))&lt;=DATE(YEAR([.F70]);3;31); [.D70]-[.H70] + [.G70]; IF([.H70]-[.D70]&lt;0;[.H70] + [.G70] -[.I70];[.G70]+[.D70]-[.I70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70]+[.L70] +[.K70]+[.M70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65">
            <text:p>65</text:p>
          </table:table-cell>
          <table:table-cell table:style-name="ce46" office:value-type="string">
            <text:p>VuPTM</text:p>
          </table:table-cell>
          <table:table-cell table:style-name="ce48" office:value-type="float" office:value="0">
            <text:p>0</text:p>
          </table:table-cell>
          <table:table-cell table:style-name="ce48" table:formula="of:=IF([.C71]&lt;0;0;[.C71])" office:value-type="float" office:value="0">
            <text:p>0</text:p>
          </table:table-cell>
          <table:table-cell table:style-name="ce50" office:value-type="date" office:date-value="2019-02-25">
            <text:p>02/25/19</text:p>
          </table:table-cell>
          <table:table-cell table:style-name="ce51" table:formula="of:=IF(YEAR(NOW())&gt;YEAR([.E71]);DATE(YEAR([.E71]);12;31);NOW())" office:value-type="date" office:date-value="2019-04-12T14:04:06.78">
            <text:p>04/12/19</text:p>
          </table:table-cell>
          <table:table-cell table:style-name="ce52" table:formula="of:= IF(MONTH([.F71])=MONTH([.E71]) ; IF(NETWORKDAYS([.E71];[.E71]) &lt; NETWORKDAYS(DATE(YEAR([.E71]);MONTH([.E71]);1);EOMONTH([.E71];0)) / 2 ; 0 ; 1)  ;  IF( NETWORKDAYS([.E71];EOMONTH([.E71];0)) &lt; NETWORKDAYS(DATE(YEAR([.E71]);MONTH([.E71]);1);EOMONTH([.E71];0))/2  ; 0  ; 1) + IF(MONTH([.F71]) &gt; MONTH([.E71]) ; MONTH([.F71])-MONTH([.E71])-1 ; 0) + IF(NETWORKDAYS(DATE(YEAR([.F71]);MONTH([.F71]);1);[.F71]) &lt;  NETWORKDAYS(DATE(YEAR([.F71]);MONTH([.F71]);1);EOMONTH([.F71];0)) / 2 ; 0 ; 1))" office:value-type="float" office:value="1">
            <text:p>1</text:p>
          </table:table-cell>
          <table:table-cell table:style-name="ce55" table:formula="of:=SUMPRODUCT([Thong_Tin_Ngay_Nghi_201901.$B$3:.$B$70]=[.$B71];[Thong_Tin_Ngay_Nghi_201901.$C$3:.$C$70]) +  SUMPRODUCT([Thong_Tin_Ngay_Nghi_201902.$B$3:.$B$68]=[.$B71];[Thong_Tin_Ngay_Nghi_201902.$C$3:.$C$68]) + SUMPRODUCT([Thong_Tin_Ngay_Nghi_201903.$B$3:.$B$71]=[.$B71];[Thong_Tin_Ngay_Nghi_201903.$C$3:.$C$71])" office:value-type="float" office:value="1.5">
            <text:p>1.5</text:p>
          </table:table-cell>
          <table:table-cell table:style-name="ce60" table:formula="of:=SUMPRODUCT([Thong_Tin_Ngay_Nghi_201901.$B$3:.$B$70]=[.$B71];[Thong_Tin_Ngay_Nghi_201901.$C$3:.$C$70]) +SUMPRODUCT([Thong_Tin_Ngay_Nghi_201902.$B$3:.$B$68]=[.$B71];[Thong_Tin_Ngay_Nghi_201902.$C$3:.$C$68]) +SUMPRODUCT([Thong_Tin_Ngay_Nghi_201903.$B$3:.$B$71]=[.$B71];[Thong_Tin_Ngay_Nghi_201903.$C$3:.$C$71]) +SUMPRODUCT([Thong_Tin_Ngay_Nghi_201904.$B$3:.$B$71]=[.$B71];[Thong_Tin_Ngay_Nghi_201904.$C$3:.$C$71]) +SUMPRODUCT([Thong_Tin_Ngay_Nghi_201905.$B$3:.$B$69]=[.$B71];[Thong_Tin_Ngay_Nghi_201905.$C$3:.$C$69]) +SUMPRODUCT([Thong_Tin_Ngay_Nghi_201906.$B$3:.$B$68]=[.$B71];[Thong_Tin_Ngay_Nghi_201906.$C$3:.$C$68]) +SUMPRODUCT([Thong_Tin_Ngay_Nghi_201907.$B$3:.$B$68]=[.$B71];[Thong_Tin_Ngay_Nghi_201907.$C$3:.$C$68]) +SUMPRODUCT([Thong_Tin_Ngay_Nghi_201908.$B$3:.$B$69]=[.$B71];[Thong_Tin_Ngay_Nghi_201908.$C$3:.$C$69]) +SUMPRODUCT([Thong_Tin_Ngay_Nghi_201909.$B$3:.$B$69]=[.$B71];[Thong_Tin_Ngay_Nghi_201909.$C$3:.$C$69]) +SUMPRODUCT([Thong_Tin_Ngay_Nghi_201910.$B$3:.$B$69]=[.$B71];[Thong_Tin_Ngay_Nghi_201910.$C$3:.$C$69]) +SUMPRODUCT([Thong_Tin_Ngay_Nghi_201911.$B$3:.$B$69]=[.$B71];[Thong_Tin_Ngay_Nghi_201911.$C$3:.$C$69]) +SUMPRODUCT([Thong_Tin_Ngay_Nghi_201912.$B$3:.$B$69]=[.$B71];[Thong_Tin_Ngay_Nghi_201912.$C$3:.$C$69])" office:value-type="float" office:value="1.5">
            <text:p>1.5</text:p>
          </table:table-cell>
          <table:table-cell table:style-name="ce48" table:formula="of:=IF(DATE(YEAR([.F71]);MONTH([.F71]);DAY([.F71]))&lt;=DATE(YEAR([.F71]);3;31); [.D71]-[.H71] + [.G71]; IF([.H71]-[.D71]&lt;0;[.H71] + [.G71] -[.I71];[.G71]+[.D71]-[.I71]))" office:value-type="float" office:value="-0.5">
            <text:p>-0.5</text:p>
          </table:table-cell>
          <table:table-cell table:style-name="ce48"/>
          <table:table-cell table:style-name="ce48" table:formula="of:=1.5" office:value-type="float" office:value="1.5">
            <text:p>1.5</text:p>
          </table:table-cell>
          <table:table-cell table:style-name="ce63"/>
          <table:table-cell table:style-name="ce48" table:formula="of:=[.J71]+[.L71] +[.K71]+[.M71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3: 1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6">
            <text:p>66</text:p>
          </table:table-cell>
          <table:table-cell table:style-name="ce46" office:value-type="string">
            <text:p>VyNL</text:p>
          </table:table-cell>
          <table:table-cell table:style-name="ce48" office:value-type="float" office:value="0">
            <text:p>0</text:p>
          </table:table-cell>
          <table:table-cell table:style-name="ce48" table:formula="of:=IF([.C72]&lt;0;0;[.C72])" office:value-type="float" office:value="0">
            <text:p>0</text:p>
          </table:table-cell>
          <table:table-cell table:style-name="ce50" office:value-type="date" office:date-value="2019-03-12">
            <text:p>03/12/19</text:p>
          </table:table-cell>
          <table:table-cell table:style-name="ce51" table:formula="of:=IF(YEAR(NOW())&gt;YEAR([.E72]);DATE(YEAR([.E72]);12;31);NOW())" office:value-type="date" office:date-value="2019-04-12T14:04:06.78">
            <text:p>04/12/19</text:p>
          </table:table-cell>
          <table:table-cell table:style-name="ce52" table:formula="of:= IF(MONTH([.F72])=MONTH([.E72]) ; IF(NETWORKDAYS([.E72];[.E72]) &lt; NETWORKDAYS(DATE(YEAR([.E72]);MONTH([.E72]);1);EOMONTH([.E72];0)) / 2 ; 0 ; 1)  ;  IF( NETWORKDAYS([.E72];EOMONTH([.E72];0)) &lt; NETWORKDAYS(DATE(YEAR([.E72]);MONTH([.E72]);1);EOMONTH([.E72];0))/2  ; 0  ; 1) + IF(MONTH([.F72]) &gt; MONTH([.E72]) ; MONTH([.F72])-MONTH([.E72])-1 ; 0) + IF(NETWORKDAYS(DATE(YEAR([.F72]);MONTH([.F72]);1);[.F72]) &lt;  NETWORKDAYS(DATE(YEAR([.F72]);MONTH([.F72]);1);EOMONTH([.F72];0)) / 2 ; 0 ; 1))" office:value-type="float" office:value="1">
            <text:p>1</text:p>
          </table:table-cell>
          <table:table-cell table:style-name="ce55" table:formula="of:=SUMPRODUCT([Thong_Tin_Ngay_Nghi_201901.$B$3:.$B$70]=[.$B72];[Thong_Tin_Ngay_Nghi_201901.$C$3:.$C$70]) +  SUMPRODUCT([Thong_Tin_Ngay_Nghi_201902.$B$3:.$B$68]=[.$B72];[Thong_Tin_Ngay_Nghi_201902.$C$3:.$C$68]) + SUMPRODUCT([Thong_Tin_Ngay_Nghi_201903.$B$3:.$B$71]=[.$B72];[Thong_Tin_Ngay_Nghi_201903.$C$3:.$C$71])" office:value-type="float" office:value="0">
            <text:p>0</text:p>
          </table:table-cell>
          <table:table-cell table:style-name="ce60" table:formula="of:=SUMPRODUCT([Thong_Tin_Ngay_Nghi_201901.$B$3:.$B$70]=[.$B72];[Thong_Tin_Ngay_Nghi_201901.$C$3:.$C$70]) +SUMPRODUCT([Thong_Tin_Ngay_Nghi_201902.$B$3:.$B$68]=[.$B72];[Thong_Tin_Ngay_Nghi_201902.$C$3:.$C$68]) +SUMPRODUCT([Thong_Tin_Ngay_Nghi_201903.$B$3:.$B$71]=[.$B72];[Thong_Tin_Ngay_Nghi_201903.$C$3:.$C$71]) +SUMPRODUCT([Thong_Tin_Ngay_Nghi_201904.$B$3:.$B$71]=[.$B72];[Thong_Tin_Ngay_Nghi_201904.$C$3:.$C$71]) +SUMPRODUCT([Thong_Tin_Ngay_Nghi_201905.$B$3:.$B$69]=[.$B72];[Thong_Tin_Ngay_Nghi_201905.$C$3:.$C$69]) +SUMPRODUCT([Thong_Tin_Ngay_Nghi_201906.$B$3:.$B$68]=[.$B72];[Thong_Tin_Ngay_Nghi_201906.$C$3:.$C$68]) +SUMPRODUCT([Thong_Tin_Ngay_Nghi_201907.$B$3:.$B$68]=[.$B72];[Thong_Tin_Ngay_Nghi_201907.$C$3:.$C$68]) +SUMPRODUCT([Thong_Tin_Ngay_Nghi_201908.$B$3:.$B$69]=[.$B72];[Thong_Tin_Ngay_Nghi_201908.$C$3:.$C$69]) +SUMPRODUCT([Thong_Tin_Ngay_Nghi_201909.$B$3:.$B$69]=[.$B72];[Thong_Tin_Ngay_Nghi_201909.$C$3:.$C$69]) +SUMPRODUCT([Thong_Tin_Ngay_Nghi_201910.$B$3:.$B$69]=[.$B72];[Thong_Tin_Ngay_Nghi_201910.$C$3:.$C$69]) +SUMPRODUCT([Thong_Tin_Ngay_Nghi_201911.$B$3:.$B$69]=[.$B72];[Thong_Tin_Ngay_Nghi_201911.$C$3:.$C$69]) +SUMPRODUCT([Thong_Tin_Ngay_Nghi_201912.$B$3:.$B$69]=[.$B72];[Thong_Tin_Ngay_Nghi_201912.$C$3:.$C$69])" office:value-type="float" office:value="1">
            <text:p>1</text:p>
          </table:table-cell>
          <table:table-cell table:style-name="ce48" table:formula="of:=IF(DATE(YEAR([.F72]);MONTH([.F72]);DAY([.F72]))&lt;=DATE(YEAR([.F72]);3;31); [.D72]-[.H72] + [.G72]; IF([.H72]-[.D72]&lt;0;[.H72] + [.G72] -[.I72];[.G72]+[.D72]-[.I7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72]+[.L72] +[.K72]+[.M7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85"/>
        <table:table-column table:style-name="co29" table:number-columns-repeated="7" table:default-cell-style-name="ce85"/>
        <table:table-column table:style-name="co28" table:number-columns-repeated="16" table:default-cell-style-name="ce85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79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1" table:number-columns-spanned="2" table:number-rows-spanned="1">
            <text:p>1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9" table:number-columns-spanned="2" table:number-rows-spanned="1">
            <text:p>2019</text:p>
          </table:table-cell>
          <table:covered-table-cell table:style-name="ce90"/>
          <table:table-cell table:style-name="ce79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80" table:formula="of:=DATE([.$R$1];[.N1];1)" office:value-type="date" office:date-value="2019-01-01">
            <text:p>01</text:p>
          </table:table-cell>
          <table:table-cell table:style-name="ce80" table:formula="of:=[.D2]+1" office:value-type="date" office:date-value="2019-01-02">
            <text:p>02</text:p>
          </table:table-cell>
          <table:table-cell table:style-name="ce80" table:formula="of:=[.E2]+1" office:value-type="date" office:date-value="2019-01-03">
            <text:p>03</text:p>
          </table:table-cell>
          <table:table-cell table:style-name="ce80" table:formula="of:=[.F2]+1" office:value-type="date" office:date-value="2019-01-04">
            <text:p>04</text:p>
          </table:table-cell>
          <table:table-cell table:style-name="ce80" table:formula="of:=[.G2]+1" office:value-type="date" office:date-value="2019-01-05">
            <text:p>05</text:p>
          </table:table-cell>
          <table:table-cell table:style-name="ce80" table:formula="of:=[.H2]+1" office:value-type="date" office:date-value="2019-01-06">
            <text:p>06</text:p>
          </table:table-cell>
          <table:table-cell table:style-name="ce80" table:formula="of:=[.I2]+1" office:value-type="date" office:date-value="2019-01-07">
            <text:p>07</text:p>
          </table:table-cell>
          <table:table-cell table:style-name="ce80" table:formula="of:=[.J2]+1" office:value-type="date" office:date-value="2019-01-08">
            <text:p>08</text:p>
          </table:table-cell>
          <table:table-cell table:style-name="ce80" table:formula="of:=[.K2]+1" office:value-type="date" office:date-value="2019-01-09">
            <text:p>09</text:p>
          </table:table-cell>
          <table:table-cell table:style-name="ce80" table:formula="of:=[.L2]+1" office:value-type="date" office:date-value="2019-01-10">
            <text:p>10</text:p>
          </table:table-cell>
          <table:table-cell table:style-name="ce80" table:formula="of:=[.M2]+1" office:value-type="date" office:date-value="2019-01-11">
            <text:p>11</text:p>
          </table:table-cell>
          <table:table-cell table:style-name="ce80" table:formula="of:=[.N2]+1" office:value-type="date" office:date-value="2019-01-12">
            <text:p>12</text:p>
          </table:table-cell>
          <table:table-cell table:style-name="ce80" table:formula="of:=[.O2]+1" office:value-type="date" office:date-value="2019-01-13">
            <text:p>13</text:p>
          </table:table-cell>
          <table:table-cell table:style-name="ce80" table:formula="of:=[.P2]+1" office:value-type="date" office:date-value="2019-01-14">
            <text:p>14</text:p>
          </table:table-cell>
          <table:table-cell table:style-name="ce80" table:formula="of:=[.Q2]+1" office:value-type="date" office:date-value="2019-01-15">
            <text:p>15</text:p>
          </table:table-cell>
          <table:table-cell table:style-name="ce80" table:formula="of:=[.R2]+1" office:value-type="date" office:date-value="2019-01-16">
            <text:p>16</text:p>
          </table:table-cell>
          <table:table-cell table:style-name="ce80" table:formula="of:=[.S2]+1" office:value-type="date" office:date-value="2019-01-17">
            <text:p>17</text:p>
          </table:table-cell>
          <table:table-cell table:style-name="ce80" table:formula="of:=[.T2]+1" office:value-type="date" office:date-value="2019-01-18">
            <text:p>18</text:p>
          </table:table-cell>
          <table:table-cell table:style-name="ce80" table:formula="of:=[.U2]+1" office:value-type="date" office:date-value="2019-01-19">
            <text:p>19</text:p>
          </table:table-cell>
          <table:table-cell table:style-name="ce80" table:formula="of:=[.V2]+1" office:value-type="date" office:date-value="2019-01-20">
            <text:p>20</text:p>
          </table:table-cell>
          <table:table-cell table:style-name="ce80" table:formula="of:=[.W2]+1" office:value-type="date" office:date-value="2019-01-21">
            <text:p>21</text:p>
          </table:table-cell>
          <table:table-cell table:style-name="ce80" table:formula="of:=[.X2]+1" office:value-type="date" office:date-value="2019-01-22">
            <text:p>22</text:p>
          </table:table-cell>
          <table:table-cell table:style-name="ce80" table:formula="of:=[.Y2]+1" office:value-type="date" office:date-value="2019-01-23">
            <text:p>23</text:p>
          </table:table-cell>
          <table:table-cell table:style-name="ce80" table:formula="of:=[.Z2]+1" office:value-type="date" office:date-value="2019-01-24">
            <text:p>24</text:p>
          </table:table-cell>
          <table:table-cell table:style-name="ce80" table:formula="of:=[.AA2]+1" office:value-type="date" office:date-value="2019-01-25">
            <text:p>25</text:p>
          </table:table-cell>
          <table:table-cell table:style-name="ce80" table:formula="of:=[.AB2]+1" office:value-type="date" office:date-value="2019-01-26">
            <text:p>26</text:p>
          </table:table-cell>
          <table:table-cell table:style-name="ce80" table:formula="of:=[.AC2]+1" office:value-type="date" office:date-value="2019-01-27">
            <text:p>27</text:p>
          </table:table-cell>
          <table:table-cell table:style-name="ce80" table:formula="of:=[.AD2]+1" office:value-type="date" office:date-value="2019-01-28">
            <text:p>28</text:p>
          </table:table-cell>
          <table:table-cell table:style-name="ce80" table:formula="of:=[.AE2]+1" office:value-type="date" office:date-value="2019-01-29">
            <text:p>29</text:p>
          </table:table-cell>
          <table:table-cell table:style-name="ce80" table:formula="of:=[.AF2]+1" office:value-type="date" office:date-value="2019-01-30">
            <text:p>30</text:p>
          </table:table-cell>
          <table:table-cell table:style-name="ce80" table:formula="of:=[.AG2]+1" office:value-type="date" office:date-value="2019-01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77" table:formula="of:=SUM([.D4:.AH4])" office:value-type="float" office:value="3">
            <text:p>3</text:p>
          </table:table-cell>
          <table:table-cell table:style-name="ce82"/>
          <table:table-cell table:style-name="ce82" office:value-type="float" office:value="0.5">
            <office:annotation draw:style-name="gr4" draw:text-style-name="P4" svg:width="1.1413in" svg:height="0.3902in" svg:x="3.1024in" svg:y="0.1268in" draw:caption-point-x="-0.2402in" draw:caption-point-y="0.5913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4" svg:width="1.1413in" svg:height="0.7012in" svg:x="4.0157in" svg:y="0.1283in" draw:caption-point-x="-0.2402in" draw:caption-point-y="0.5898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0.1287in" draw:caption-point-x="-0.2402in" draw:caption-point-y="0.5894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7.3094in" svg:y="0.1157in" draw:caption-point-x="-0.2402in" draw:caption-point-y="0.6024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8.7768in" svg:y="0.1307in" draw:caption-point-x="-0.2402in" draw:caption-point-y="0.5874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0.1311in" draw:caption-point-x="-0.2402in" draw:caption-point-y="0.587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0.1173in" draw:caption-point-x="-0.2402in" draw:caption-point-y="0.6008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0.1177in" draw:caption-point-x="-0.2402in" draw:caption-point-y="0.6004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0.1776in" draw:caption-point-x="-0.2402in" draw:caption-point-y="0.5406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4" svg:width="1.1413in" svg:height="0.5457in" svg:x="13.3756in" svg:y="0.1193in" draw:caption-point-x="-0.2402in" draw:caption-point-y="0.5988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6815in" svg:y="1.0661in" draw:caption-point-x="-0.8063in" draw:caption-point-y="-0.348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0.1776in" draw:caption-point-x="-0.2402in" draw:caption-point-y="0.5406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77" table:formula="of:=SUM([.D5:.AH5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77" table:formula="of:=SUM([.D6:.AH6])" office:value-type="float" office:value="2.5">
            <text:p>2.5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0.6232in" draw:caption-point-x="-0.2402in" draw:caption-point-y="0.5902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0.6236in" draw:caption-point-x="-0.2402in" draw:caption-point-y="0.5898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5.8421in" svg:y="0.624in" draw:caption-point-x="-0.2402in" draw:caption-point-y="0.5894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12.4622in" svg:y="0.6138in" draw:caption-point-x="-0.2402in" draw:caption-point-y="0.5996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2" draw:text-style-name="P4" svg:width="1.1413in" svg:height="0.5457in" svg:x="15.202in" svg:y="0.6138in" draw:caption-point-x="-0.2402in" draw:caption-point-y="0.5996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6.572in" svg:y="0.6146in" draw:caption-point-x="-0.2402in" draw:caption-point-y="0.5988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77" table:formula="of:=SUM([.D7:.AH7])" office:value-type="float" office:value="7">
            <text:p>7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4.0157in" svg:y="0.8713in" draw:caption-point-x="-0.2402in" draw:caption-point-y="0.5898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6.3311in" svg:y="0.8724in" draw:caption-point-x="-0.2402in" draw:caption-point-y="0.5886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82" office:value-type="float" office:value="0.5">
            <office:annotation draw:style-name="gr6" draw:text-style-name="P4" svg:width="1.1413in" svg:height="0.2634in" svg:x="6.8205in" svg:y="0.8728in" draw:caption-point-x="-0.2402in" draw:caption-point-y="0.5882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82" office:value-type="float" office:value="1">
            <office:annotation draw:style-name="gr6" draw:text-style-name="P4" svg:width="1.1413in" svg:height="0.2634in" svg:x="7.3094in" svg:y="0.8732in" draw:caption-point-x="-0.2402in" draw:caption-point-y="0.5878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0.8626in" draw:caption-point-x="-0.2402in" draw:caption-point-y="0.5984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4" svg:width="1.1413in" svg:height="0.3902in" svg:x="15.202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2" office:value-type="float" office:value="1">
            <office:annotation draw:style-name="gr4" draw:text-style-name="P4" svg:width="1.1413in" svg:height="0.3902in" svg:x="15.6587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2" office:value-type="float" office:value="1">
            <office:annotation draw:style-name="gr4" draw:text-style-name="P4" svg:width="1.1413in" svg:height="0.3902in" svg:x="16.1154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2" office:value-type="float" office:value="1">
            <office:annotation draw:style-name="gr4" draw:text-style-name="P4" svg:width="1.1413in" svg:height="0.3902in" svg:x="16.572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77" table:formula="of:=SUM([.D8:.AH8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.1094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4" office:value-type="string">
            <text:p>CuongNM</text:p>
          </table:table-cell>
          <table:table-cell table:style-name="ce77" table:formula="of:=SUM([.D9:.AH9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.3681in" draw:caption-point-x="-0.2402in" draw:caption-point-y="0.5886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1.3685in" draw:caption-point-x="-0.2402in" draw:caption-point-y="0.5882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1.3697in" draw:caption-point-x="-0.2402in" draw:caption-point-y="0.587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1.3555in" draw:caption-point-x="-0.2402in" draw:caption-point-y="0.6012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1.3579in" draw:caption-point-x="-0.2402in" draw:caption-point-y="0.5988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4" office:value-type="string">
            <text:p>DaiPD</text:p>
          </table:table-cell>
          <table:table-cell table:style-name="ce77" table:formula="of:=SUM([.D10:.AH10])" office:value-type="float" office:value="4">
            <text:p>4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1.613in" draw:caption-point-x="-0.2402in" draw:caption-point-y="0.5913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4" office:value-type="string">
            <text:p>DauDQ</text:p>
          </table:table-cell>
          <table:table-cell table:style-name="ce77" table:formula="of:=SUM([.D11:.AH11])" office:value-type="float" office:value="4">
            <text:p>4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77" table:formula="of:=SUM([.D12:.AH12])" office:value-type="float" office:value="0">
            <text:p>0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2.1098in" draw:caption-point-x="-0.2402in" draw:caption-point-y="0.5898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1791in" svg:y="2.0988in" draw:caption-point-x="-0.2402in" draw:caption-point-y="0.6008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2.0992in" draw:caption-point-x="-0.2402in" draw:caption-point-y="0.6004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9189in" svg:y="2.1008in" draw:caption-point-x="-0.2402in" draw:caption-point-y="0.5988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2.1008in" draw:caption-point-x="-0.2402in" draw:caption-point-y="0.5988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2.1012in" draw:caption-point-x="-0.2402in" draw:caption-point-y="0.5984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2.1004in" draw:caption-point-x="-0.2402in" draw:caption-point-y="0.5992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6.1154in" svg:y="2.1008in" draw:caption-point-x="-0.2402in" draw:caption-point-y="0.5988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91" office:value-type="float" office:value="0">
            <office:annotation draw:style-name="gr7" draw:text-style-name="P4" svg:width="1.1413in" svg:height="1.1677in" svg:x="16.572in" svg:y="2.1008in" draw:caption-point-x="-0.2402in" draw:caption-point-y="0.5988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77" table:formula="of:=SUM([.D13:.AH13])" office:value-type="float" office:value="0.5">
            <text:p>0.5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2.3559in" draw:caption-point-x="-0.2402in" draw:caption-point-y="0.5913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7.3094in" svg:y="2.3449in" draw:caption-point-x="-0.2402in" draw:caption-point-y="0.6024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10.1791in" svg:y="2.3465in" draw:caption-point-x="-0.2402in" draw:caption-point-y="0.6008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77" table:formula="of:=SUM([.D14:.AH14])" office:value-type="float" office:value="1.5">
            <text:p>1.5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4" svg:width="1.1413in" svg:height="0.2634in" svg:x="6.8205in" svg:y="2.6067in" draw:caption-point-x="-0.2402in" draw:caption-point-y="0.5882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2" office:value-type="float" office:value="1">
            <office:annotation draw:style-name="gr6" draw:text-style-name="P4" svg:width="1.1413in" svg:height="0.2634in" svg:x="7.3094in" svg:y="2.6067in" draw:caption-point-x="-0.2402in" draw:caption-point-y="0.5882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2.5953in" draw:caption-point-x="-0.2402in" draw:caption-point-y="0.5996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77" table:formula="of:=SUM([.D15:.AH15])" office:value-type="float" office:value="3">
            <text:p>3</text:p>
          </table:table-cell>
          <table:table-cell table:style-name="ce82"/>
          <table:table-cell table:style-name="ce82" office:value-type="float" office:value="1">
            <office:annotation draw:style-name="gr6" draw:text-style-name="P4" svg:width="1.1413in" svg:height="0.2634in" svg:x="3.1024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3.5591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4.0157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2.8531in" draw:caption-point-x="-0.2402in" draw:caption-point-y="0.5894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2.8413in" draw:caption-point-x="-0.2402in" draw:caption-point-y="0.6012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2.8409in" draw:caption-point-x="-0.2402in" draw:caption-point-y="0.6016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2.8429in" draw:caption-point-x="-0.2402in" draw:caption-point-y="0.5996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2.8437in" draw:caption-point-x="-0.2402in" draw:caption-point-y="0.5988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2.8437in" draw:caption-point-x="-0.2402in" draw:caption-point-y="0.5988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5" office:value-type="string">
            <text:p>HaTH</text:p>
          </table:table-cell>
          <table:table-cell table:style-name="ce77" table:formula="of:=SUM([.D16:.AH16])" office:value-type="float" office:value="5">
            <text:p>5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3.102in" draw:caption-point-x="-0.2402in" draw:caption-point-y="0.5882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8.7768in" svg:y="3.1028in" draw:caption-point-x="-0.2402in" draw:caption-point-y="0.5874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77" table:formula="of:=SUM([.D17:.AH17])" office:value-type="float" office:value="1.5">
            <text:p>1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4" svg:width="1.1413in" svg:height="0.7012in" svg:x="3.5591in" svg:y="3.3476in" draw:caption-point-x="-0.2402in" draw:caption-point-y="0.5906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3.3484in" draw:caption-point-x="-0.2402in" draw:caption-point-y="0.5898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3" draw:text-style-name="P4" svg:width="1.1413in" svg:height="0.7012in" svg:x="5.8421in" svg:y="3.3492in" draw:caption-point-x="-0.2402in" draw:caption-point-y="0.589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7.3094in" svg:y="3.3358in" draw:caption-point-x="-0.2402in" draw:caption-point-y="0.6024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3.3512in" draw:caption-point-x="-0.2402in" draw:caption-point-y="0.587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5" svg:width="1.1413in" svg:height="0.3902in" svg:x="10.6358in" svg:y="3.3378in" draw:caption-point-x="-0.2402in" draw:caption-point-y="0.6004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3.3366in" draw:caption-point-x="-0.2402in" draw:caption-point-y="0.6016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3.3756in" svg:y="3.3394in" draw:caption-point-x="-0.2402in" draw:caption-point-y="0.5988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3.3398in" draw:caption-point-x="-0.2402in" draw:caption-point-y="0.5984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3.339in" draw:caption-point-x="-0.2402in" draw:caption-point-y="0.5992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3.339in" draw:caption-point-x="-0.2402in" draw:caption-point-y="0.5992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1154in" svg:y="3.3394in" draw:caption-point-x="-0.2402in" draw:caption-point-y="0.5988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77" table:formula="of:=SUM([.D18:.AH18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3" draw:text-style-name="P6" svg:width="1.1413in" svg:height="0.7012in" svg:x="16.1154in" svg:y="3.587in" draw:caption-point-x="-0.2402in" draw:caption-point-y="0.5988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77" table:formula="of:=SUM([.D19:.AH19])" office:value-type="float" office:value="0">
            <text:p>0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3.8437in" draw:caption-point-x="-0.2402in" draw:caption-point-y="0.5898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77" table:formula="of:=SUM([.D20:.AH20])" office:value-type="float" office:value="11.5">
            <text:p>11.5</text:p>
          </table:table-cell>
          <table:table-cell table:style-name="ce82"/>
          <table:table-cell table:style-name="ce82" office:value-type="float" office:value="0.5">
            <office:annotation draw:style-name="gr4" draw:text-style-name="P4" svg:width="1.1413in" svg:height="0.3902in" svg:x="3.1024in" svg:y="4.0898in" draw:caption-point-x="-0.2402in" draw:caption-point-y="0.5913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82" office:value-type="float" office:value="0.5">
            <office:annotation draw:style-name="gr4" draw:text-style-name="P4" svg:width="1.1413in" svg:height="0.3902in" svg:x="3.5591in" svg:y="4.0909in" draw:caption-point-x="-0.2402in" draw:caption-point-y="0.5902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82" office:value-type="float" office:value="0.5">
            <office:annotation draw:style-name="gr4" draw:text-style-name="P4" svg:width="1.1413in" svg:height="0.3902in" svg:x="4.0157in" svg:y="4.0913in" draw:caption-point-x="-0.2402in" draw:caption-point-y="0.5898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6" draw:text-style-name="P4" svg:width="1.1413in" svg:height="0.2634in" svg:x="5.3854in" svg:y="4.0917in" draw:caption-point-x="-0.2402in" draw:caption-point-y="0.5894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5.8421in" svg:y="4.0921in" draw:caption-point-x="-0.2402in" draw:caption-point-y="0.589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>
            <office:annotation draw:style-name="gr2" draw:text-style-name="P4" svg:width="1.1413in" svg:height="0.5457in" svg:x="6.8205in" svg:y="4.0929in" draw:caption-point-x="-0.2402in" draw:caption-point-y="0.5882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4.0937in" draw:caption-point-x="-0.2402in" draw:caption-point-y="0.5874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4.0799in" draw:caption-point-x="-0.2402in" draw:caption-point-y="0.6012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.5">
            <office:annotation draw:style-name="gr4" draw:text-style-name="P4" svg:width="1.1413in" svg:height="0.3902in" svg:x="10.6358in" svg:y="4.0807in" draw:caption-point-x="-0.2402in" draw:caption-point-y="0.6004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12.0059in" svg:y="4.0795in" draw:caption-point-x="-0.2402in" draw:caption-point-y="0.6016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>
            <office:annotation draw:style-name="gr3" draw:text-style-name="P4" svg:width="1.1413in" svg:height="0.7012in" svg:x="13.3756in" svg:y="4.0823in" draw:caption-point-x="-0.2402in" draw:caption-point-y="0.5988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office:annotation draw:style-name="gr6" draw:text-style-name="P4" svg:width="1.1413in" svg:height="0.2634in" svg:x="16.1154in" svg:y="4.0823in" draw:caption-point-x="-0.2402in" draw:caption-point-y="0.5988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82" office:value-type="float" office:value="1"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77" table:formula="of:=SUM([.D21:.AH21])" office:value-type="float" office:value="2">
            <text:p>2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4.3295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4.3295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77" table:formula="of:=SUM([.D22:.AH22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4.5748in" draw:caption-point-x="-0.2402in" draw:caption-point-y="0.6016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77" table:formula="of:=SUM([.D23:.AH23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77" table:formula="of:=SUM([.D24:.AH24])" office:value-type="float" office:value="0.5">
            <text:p>0.5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5.0831in" draw:caption-point-x="-0.2402in" draw:caption-point-y="0.5886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5.0701in" draw:caption-point-x="-0.2402in" draw:caption-point-y="0.6016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5.0728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8" draw:text-style-name="P4" svg:width="1.1413in" svg:height="0.8567in" svg:x="16.572in" svg:y="5.0728in" draw:caption-point-x="-0.2402in" draw:caption-point-y="0.5988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77" table:formula="of:=SUM([.D25:.AH25])" office:value-type="float" office:value="0">
            <text:p>0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5.3283in" draw:caption-point-x="-0.2402in" draw:caption-point-y="0.5909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5.3295in" draw:caption-point-x="-0.2402in" draw:caption-point-y="0.5898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5.3299in" draw:caption-point-x="-0.2402in" draw:caption-point-y="0.5894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5.3303in" draw:caption-point-x="-0.2402in" draw:caption-point-y="0.589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5.3315in" draw:caption-point-x="-0.2402in" draw:caption-point-y="0.5878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5.3319in" draw:caption-point-x="-0.2402in" draw:caption-point-y="0.5874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5.3181in" draw:caption-point-x="-0.2402in" draw:caption-point-y="0.6012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5.3205in" draw:caption-point-x="-0.2402in" draw:caption-point-y="0.5988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5.3205in" draw:caption-point-x="-0.2402in" draw:caption-point-y="0.5988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77" table:formula="of:=SUM([.D26:.AH26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77" table:formula="of:=SUM([.D27:.AH27])" office:value-type="float" office:value="5">
            <text:p>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5.8248in" draw:caption-point-x="-0.2402in" draw:caption-point-y="0.5902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5.8256in" draw:caption-point-x="-0.2402in" draw:caption-point-y="0.5894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5.826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5.8264in" draw:caption-point-x="-0.2402in" draw:caption-point-y="0.5886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5.8276in" draw:caption-point-x="-0.2402in" draw:caption-point-y="0.5874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5.8138in" draw:caption-point-x="-0.2402in" draw:caption-point-y="0.6012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5.8146in" draw:caption-point-x="-0.2402in" draw:caption-point-y="0.6004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5.8154in" draw:caption-point-x="-0.2402in" draw:caption-point-y="0.5996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3.3756in" svg:y="5.8161in" draw:caption-point-x="-0.2402in" draw:caption-point-y="0.5988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3.8323in" svg:y="5.8165in" draw:caption-point-x="-0.2402in" draw:caption-point-y="0.5984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77" table:formula="of:=SUM([.D28:.AH28])" office:value-type="float" office:value="0">
            <text:p>0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6.0713in" draw:caption-point-x="-0.2402in" draw:caption-point-y="0.5913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6.0638in" draw:caption-point-x="-0.2402in" draw:caption-point-y="0.5988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6.0634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77" table:formula="of:=SUM([.D29:.AH29])" office:value-type="float" office:value="2">
            <text:p>2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6.3189in" draw:caption-point-x="-0.2402in" draw:caption-point-y="0.5913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4" svg:width="1.1413in" svg:height="0.3902in" svg:x="12.0059in" svg:y="6.3122in" draw:caption-point-x="-0.2402in" draw:caption-point-y="0.598in">
              <dc:date>2019-02-11T00:00:00</dc:date>
              <text:p text:style-name="P4"><text:span text:style-name="T4">Đưa vợ con 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6.31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77" table:formula="of:=SUM([.D30:.AH30])" office:value-type="float" office:value="4.5">
            <text:p>4.5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6.5705in" draw:caption-point-x="-0.2402in" draw:caption-point-y="0.5874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77" table:formula="of:=SUM([.D31:.AH31])" office:value-type="float" office:value="1.5">
            <text:p>1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6.8154in" draw:caption-point-x="-0.2402in" draw:caption-point-y="0.5902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9" draw:text-style-name="P4" svg:width="1.1413in" svg:height="1.7898in" svg:x="16.1154in" svg:y="6.8067in" draw:caption-point-x="-0.2402in" draw:caption-point-y="0.5988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6.806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77" table:formula="of:=SUM([.D32:.AH32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3" draw:text-style-name="P4" svg:width="1.1413in" svg:height="0.7012in" svg:x="6.8205in" svg:y="7.065in" draw:caption-point-x="-0.2402in" draw:caption-point-y="0.5882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3" draw:text-style-name="P4" svg:width="1.1413in" svg:height="0.7012in" svg:x="9.2661in" svg:y="7.0661in" draw:caption-point-x="-0.2402in" draw:caption-point-y="0.587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7.0535in" draw:caption-point-x="-0.2402in" draw:caption-point-y="0.5996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77" table:formula="of:=SUM([.D33:.AH33])" office:value-type="float" office:value="0">
            <text:p>0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4.0157in" svg:y="7.311in" draw:caption-point-x="-0.2402in" draw:caption-point-y="0.5898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7.3118in" draw:caption-point-x="-0.2402in" draw:caption-point-y="0.589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7.3126in" draw:caption-point-x="-0.2402in" draw:caption-point-y="0.5882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7.3094in" svg:y="7.313in" draw:caption-point-x="-0.2402in" draw:caption-point-y="0.5878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7.2996in" draw:caption-point-x="-0.2402in" draw:caption-point-y="0.6012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7.3in" draw:caption-point-x="-0.2402in" draw:caption-point-y="0.6008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6358in" svg:y="7.3004in" draw:caption-point-x="-0.2402in" draw:caption-point-y="0.6004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7.302in" draw:caption-point-x="-0.2402in" draw:caption-point-y="0.5988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6" svg:width="1.1413in" svg:height="0.3902in" svg:x="16.1154in" svg:y="7.302in" draw:caption-point-x="-0.2402in" draw:caption-point-y="0.5988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7.302in" draw:caption-point-x="-0.2402in" draw:caption-point-y="0.5988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77" table:formula="of:=SUM([.D34:.AH34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77" table:formula="of:=SUM([.D35:.AH35])" office:value-type="float" office:value="1">
            <text:p>1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7.8051in" draw:caption-point-x="-0.2402in" draw:caption-point-y="0.5913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4" svg:width="1.1413in" svg:height="0.7012in" svg:x="4.0157in" svg:y="7.8067in" draw:caption-point-x="-0.2402in" draw:caption-point-y="0.5898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4" svg:width="1.1413in" svg:height="0.5457in" svg:x="5.3854in" svg:y="7.8071in" draw:caption-point-x="-0.2402in" draw:caption-point-y="0.5894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7.7969in" draw:caption-point-x="-0.2402in" draw:caption-point-y="0.5996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13.8323in" svg:y="7.798in" draw:caption-point-x="-0.2402in" draw:caption-point-y="0.5984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3" draw:text-style-name="P4" svg:width="1.1413in" svg:height="0.7012in" svg:x="15.202in" svg:y="7.7984in" draw:caption-point-x="-0.2402in" draw:caption-point-y="0.598in">
              <dc:date>2019-02-11T00:00:00</dc:date>
              <text:p text:style-name="P4"><text:span text:style-name="T4">Bận việc, xin về sớm, 4h10 về</text:span></text:p>
              <text:p text:style-name="P4"><text:span text:style-name="T4">-&gt;đã làm bù đủ giờ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77" table:formula="of:=SUM([.D36:.AH36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1791in" svg:y="8.0433in" draw:caption-point-x="-0.2402in" draw:caption-point-y="0.6008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8.0457in" draw:caption-point-x="-0.2402in" draw:caption-point-y="0.5984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77" table:formula="of:=SUM([.D37:.AH37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5.8421in" svg:y="8.3028in" draw:caption-point-x="-0.2402in" draw:caption-point-y="0.589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8.3047in" draw:caption-point-x="-0.2402in" draw:caption-point-y="0.587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8.2909in" draw:caption-point-x="-0.2402in" draw:caption-point-y="0.6008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8.2921in" draw:caption-point-x="-0.2402in" draw:caption-point-y="0.5996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8.2929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8.2929in" draw:caption-point-x="-0.2402in" draw:caption-point-y="0.5988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77" table:formula="of:=SUM([.D38:.AH38])" office:value-type="float" office:value="0">
            <text:p>0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8.548in" draw:caption-point-x="-0.2402in" draw:caption-point-y="0.5913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8.5496in" draw:caption-point-x="-0.2402in" draw:caption-point-y="0.5898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8.552in" draw:caption-point-x="-0.2402in" draw:caption-point-y="0.5874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8.5386in" draw:caption-point-x="-0.2402in" draw:caption-point-y="0.6008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77" table:formula="of:=SUM([.D39:.AH39])" office:value-type="float" office:value="0.5">
            <text:p>0.5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8.7972in" draw:caption-point-x="-0.2402in" draw:caption-point-y="0.5898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8.7976in" draw:caption-point-x="-0.2402in" draw:caption-point-y="0.5894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8.7984in" draw:caption-point-x="-0.2402in" draw:caption-point-y="0.5886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8.7988in" draw:caption-point-x="-0.2402in" draw:caption-point-y="0.5882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7.3094in" svg:y="8.7992in" draw:caption-point-x="-0.2402in" draw:caption-point-y="0.5878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8.7768in" svg:y="8.7996in" draw:caption-point-x="-0.2402in" draw:caption-point-y="0.5874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8.7882in" draw:caption-point-x="-0.2402in" draw:caption-point-y="0.5988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3.8323in" svg:y="8.7886in" draw:caption-point-x="-0.2402in" draw:caption-point-y="0.5984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8.7878in" draw:caption-point-x="-0.2402in" draw:caption-point-y="0.5992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1154in" svg:y="8.7882in" draw:caption-point-x="-0.2402in" draw:caption-point-y="0.5988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82" office:value-type="float" office:value="0">
            <office:annotation draw:style-name="gr10" draw:text-style-name="P4" svg:width="1.1413in" svg:height="1.0122in" svg:x="16.572in" svg:y="8.7882in" draw:caption-point-x="-0.2402in" draw:caption-point-y="0.5988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77" table:formula="of:=SUM([.D40:.AH40])" office:value-type="float" office:value="2">
            <text:p>2</text:p>
          </table:table-cell>
          <table:table-cell table:style-name="ce82"/>
          <table:table-cell table:style-name="ce82" office:value-type="float" office:value="0">
            <office:annotation draw:style-name="gr2" draw:text-style-name="P4" svg:width="1.1413in" svg:height="0.5457in" svg:x="3.1024in" svg:y="9.0433in" draw:caption-point-x="-0.2402in" draw:caption-point-y="0.5913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5.8421in" svg:y="9.0457in" draw:caption-point-x="-0.2402in" draw:caption-point-y="0.589in">
              <dc:date>2019-01-08T00:00:00</dc:date>
              <text:p text:style-name="P4"><text:span text:style-name="T4">Đi khám thai</text:span></text:p>
            </office:annotation>
            <text:p>1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9.0461in" draw:caption-point-x="-0.2402in" draw:caption-point-y="0.5886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9.0472in" draw:caption-point-x="-0.2402in" draw:caption-point-y="0.5874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5" svg:width="1.1413in" svg:height="0.3902in" svg:x="9.2661in" svg:y="9.0476in" draw:caption-point-x="-0.2402in" draw:caption-point-y="0.587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9.0335in" draw:caption-point-x="-0.2402in" draw:caption-point-y="0.6012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12.0059in" svg:y="9.0331in" draw:caption-point-x="-0.2402in" draw:caption-point-y="0.6016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4" svg:width="1.1413in" svg:height="0.5457in" svg:x="16.1154in" svg:y="9.0358in" draw:caption-point-x="-0.2402in" draw:caption-point-y="0.5988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77" table:formula="of:=SUM([.D41:.AH41])" office:value-type="float" office:value="2">
            <text:p>2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9.2909in" draw:caption-point-x="-0.2402in" draw:caption-point-y="0.5913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3.5591in" svg:y="9.2917in" draw:caption-point-x="-0.2402in" draw:caption-point-y="0.5906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9.2925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9.2929in" draw:caption-point-x="-0.2402in" draw:caption-point-y="0.5894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9.2937in" draw:caption-point-x="-0.2402in" draw:caption-point-y="0.5886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7.3094in" svg:y="9.2799in" draw:caption-point-x="-0.2402in" draw:caption-point-y="0.6024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8.7768in" svg:y="9.2949in" draw:caption-point-x="-0.2402in" draw:caption-point-y="0.5874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9.2953in" draw:caption-point-x="-0.2402in" draw:caption-point-y="0.587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9.2807in" draw:caption-point-x="-0.2402in" draw:caption-point-y="0.6016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9.2827in" draw:caption-point-x="-0.2402in" draw:caption-point-y="0.5996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9.2835in" draw:caption-point-x="-0.2402in" draw:caption-point-y="0.5988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15.202in" svg:y="9.2831in" draw:caption-point-x="-0.2402in" draw:caption-point-y="0.5992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9.2831in" draw:caption-point-x="-0.2402in" draw:caption-point-y="0.5992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6" svg:width="1.1413in" svg:height="0.3902in" svg:x="16.1154in" svg:y="9.2835in" draw:caption-point-x="-0.2402in" draw:caption-point-y="0.5988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9.283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77" table:formula="of:=SUM([.D42:.AH42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9.5295in" draw:caption-point-x="-0.2402in" draw:caption-point-y="0.6004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77" table:formula="of:=SUM([.D43:.AH43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9.7882in" draw:caption-point-x="-0.2402in" draw:caption-point-y="0.5894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9.7764in" draw:caption-point-x="-0.2402in" draw:caption-point-y="0.6012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9.7768in" draw:caption-point-x="-0.2402in" draw:caption-point-y="0.6008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9.778in" draw:caption-point-x="-0.2402in" draw:caption-point-y="0.5996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77" table:formula="of:=SUM([.D44:.AH44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6.8205in" svg:y="10.037in" draw:caption-point-x="-0.2402in" draw:caption-point-y="0.5886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10.026in" draw:caption-point-x="-0.2402in" draw:caption-point-y="0.5996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77" table:formula="of:=SUM([.D45:.AH45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10.2744in" draw:caption-point-x="-0.2402in" draw:caption-point-y="0.5988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10.2744in" draw:caption-point-x="-0.2402in" draw:caption-point-y="0.5988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77" table:formula="of:=SUM([.D46:.AH46])" office:value-type="float" office:value="0.5">
            <text:p>0.5</text:p>
          </table:table-cell>
          <table:table-cell table:style-name="ce82"/>
          <table:table-cell table:style-name="ce82" office:value-type="float" office:value="0.5">
            <office:annotation draw:style-name="gr4" draw:text-style-name="P4" svg:width="1.1413in" svg:height="0.3902in" svg:x="3.1024in" svg:y="10.5295in" draw:caption-point-x="-0.2402in" draw:caption-point-y="0.5913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6.3311in" svg:y="10.5323in" draw:caption-point-x="-0.2402in" draw:caption-point-y="0.5886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10.5213in" draw:caption-point-x="-0.2402in" draw:caption-point-y="0.5996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10.5217in" draw:caption-point-x="-0.2402in" draw:caption-point-y="0.5992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77" table:formula="of:=SUM([.D47:.AH47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0.7791in" draw:caption-point-x="-0.2402in" draw:caption-point-y="0.5894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7.3094in" svg:y="10.7807in" draw:caption-point-x="-0.2402in" draw:caption-point-y="0.5878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10.7677in" draw:caption-point-x="-0.2402in" draw:caption-point-y="0.6008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10.7701in" draw:caption-point-x="-0.2402in" draw:caption-point-y="0.5984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82" table:number-columns-repeated="6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77" table:formula="of:=SUM([.D48:.AH48])" office:value-type="float" office:value="1.5">
            <text:p>1.5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11.0248in" draw:caption-point-x="-0.2402in" draw:caption-point-y="0.5913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11.026in" draw:caption-point-x="-0.2402in" draw:caption-point-y="0.5902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1.0268in" draw:caption-point-x="-0.2402in" draw:caption-point-y="0.5894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11.0272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6" draw:text-style-name="P4" svg:width="1.1413in" svg:height="0.2634in" svg:x="8.7768in" svg:y="11.0287in" draw:caption-point-x="-0.2402in" draw:caption-point-y="0.5874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11.0157in" draw:caption-point-x="-0.2402in" draw:caption-point-y="0.6004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3.8323in" svg:y="11.0177in" draw:caption-point-x="-0.2402in" draw:caption-point-y="0.5984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11.0169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4" svg:width="1.1413in" svg:height="0.8567in" svg:x="16.572in" svg:y="11.0173in" draw:caption-point-x="-0.2402in" draw:caption-point-y="0.5988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77" table:formula="of:=SUM([.D49:.AH49])" office:value-type="float" office:value="2">
            <text:p>2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1.26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1.26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77" table:formula="of:=SUM([.D50:.AH50])" office:value-type="float" office:value="2">
            <text:p>2</text:p>
          </table:table-cell>
          <table:table-cell table:style-name="ce82"/>
          <table:table-cell table:style-name="ce82" office:value-type="float" office:value="0.5">
            <office:annotation draw:style-name="gr4" draw:text-style-name="P4" svg:width="1.1413in" svg:height="0.3902in" svg:x="3.1024in" svg:y="11.5201in" draw:caption-point-x="-0.2402in" draw:caption-point-y="0.5913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6" draw:text-style-name="P4" svg:width="1.1413in" svg:height="0.2634in" svg:x="12.0059in" svg:y="11.5098in" draw:caption-point-x="-0.2402in" draw:caption-point-y="0.6016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11.513in" draw:caption-point-x="-0.2402in" draw:caption-point-y="0.5984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3" draw:text-style-name="P4" svg:width="1.1413in" svg:height="0.7012in" svg:x="16.572in" svg:y="11.5122in" draw:caption-point-x="-0.2402in" draw:caption-point-y="0.5992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77" table:formula="of:=SUM([.D51:.AH51])" office:value-type="float" office:value="2.5">
            <text:p>2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11.7689in" draw:caption-point-x="-0.2402in" draw:caption-point-y="0.5902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5.3854in" svg:y="11.7697in" draw:caption-point-x="-0.2402in" draw:caption-point-y="0.5894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1.7705in" draw:caption-point-x="-0.2402in" draw:caption-point-y="0.5886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7.3094in" svg:y="11.7713in" draw:caption-point-x="-0.2402in" draw:caption-point-y="0.5878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11.7717in" draw:caption-point-x="-0.2402in" draw:caption-point-y="0.5874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2" office:value-type="float" office:value="0">
            <office:annotation draw:style-name="gr3" draw:text-style-name="P4" svg:width="1.1413in" svg:height="0.7012in" svg:x="9.2661in" svg:y="11.772in" draw:caption-point-x="-0.2402in" draw:caption-point-y="0.587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4" svg:width="1.1413in" svg:height="0.5457in" svg:x="10.6358in" svg:y="11.7587in" draw:caption-point-x="-0.2402in" draw:caption-point-y="0.6004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2.9189in" svg:y="11.7598in" draw:caption-point-x="-0.2402in" draw:caption-point-y="0.5992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11.7598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6" svg:width="1.1413in" svg:height="0.3902in" svg:x="16.1154in" svg:y="11.7602in" draw:caption-point-x="-0.2402in" draw:caption-point-y="0.5988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77" table:formula="of:=SUM([.D52:.AH52])" office:value-type="float" office:value="1.5">
            <text:p>1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3.5591in" svg:y="12.0165in" draw:caption-point-x="-0.2402in" draw:caption-point-y="0.5902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2.0181in" draw:caption-point-x="-0.2402in" draw:caption-point-y="0.5886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16.572in" svg:y="12.0039in" draw:caption-point-x="-0.2402in" draw:caption-point-y="0.6028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77" table:formula="of:=SUM([.D53:.AH53])" office:value-type="float" office:value="0">
            <text:p>0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12.2634in" draw:caption-point-x="-0.2402in" draw:caption-point-y="0.5913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2.2654in" draw:caption-point-x="-0.2402in" draw:caption-point-y="0.5894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12.2657in" draw:caption-point-x="-0.2402in" draw:caption-point-y="0.589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12.2673in" draw:caption-point-x="-0.2402in" draw:caption-point-y="0.5874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5" svg:width="1.1413in" svg:height="0.3902in" svg:x="10.6358in" svg:y="12.2543in" draw:caption-point-x="-0.2402in" draw:caption-point-y="0.6004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12.2531in" draw:caption-point-x="-0.2402in" draw:caption-point-y="0.6016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12.2563in" draw:caption-point-x="-0.2402in" draw:caption-point-y="0.5984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12.2555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11" draw:text-style-name="P7" svg:width="1.1413in" svg:height="0.4854in" svg:x="16.572in" svg:y="12.2559in" draw:caption-point-x="-0.2402in" draw:caption-point-y="0.5988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77" table:formula="of:=SUM([.D54:.AH54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2.4622in" svg:y="12.5028in" draw:caption-point-x="-0.2402in" draw:caption-point-y="0.5996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77" table:formula="of:=SUM([.D55:.AH55])" office:value-type="float" office:value="4">
            <text:p>4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6.8205in" svg:y="12.7618in" draw:caption-point-x="-0.2402in" draw:caption-point-y="0.5882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10.1791in" svg:y="12.7492in" draw:caption-point-x="-0.2402in" draw:caption-point-y="0.6008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2.750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2.750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77" table:formula="of:=SUM([.D56:.AH56])" office:value-type="float" office:value="0">
            <text:p>0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13.0079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13.0087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3.0091in" draw:caption-point-x="-0.2402in" draw:caption-point-y="0.5886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12.9965in" draw:caption-point-x="-0.2402in" draw:caption-point-y="0.6012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4" svg:width="1.1413in" svg:height="0.5457in" svg:x="12.0059in" svg:y="12.9961in" draw:caption-point-x="-0.2402in" draw:caption-point-y="0.6016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12.9984in" draw:caption-point-x="-0.2402in" draw:caption-point-y="0.5992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77" table:formula="of:=SUM([.D57:.AH57])" office:value-type="float" office:value="2.5">
            <text:p>2.5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13.2539in" draw:caption-point-x="-0.2402in" draw:caption-point-y="0.5913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13.2555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3.2559in" draw:caption-point-x="-0.2402in" draw:caption-point-y="0.5894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13.2563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3.2567in" draw:caption-point-x="-0.2402in" draw:caption-point-y="0.5886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13.2571in" draw:caption-point-x="-0.2402in" draw:caption-point-y="0.5882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13.2583in" draw:caption-point-x="-0.2402in" draw:caption-point-y="0.587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13.2441in" draw:caption-point-x="-0.2402in" draw:caption-point-y="0.6012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13.8323in" svg:y="13.2469in" draw:caption-point-x="-0.2402in" draw:caption-point-y="0.5984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13.2461in" draw:caption-point-x="-0.2402in" draw:caption-point-y="0.5992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82" office:value-type="float" office:value="1">
            <office:annotation draw:style-name="gr2" draw:text-style-name="P4" svg:width="1.1413in" svg:height="0.5457in" svg:x="15.6587in" svg:y="13.2457in" draw:caption-point-x="-0.2402in" draw:caption-point-y="0.5996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2" office:value-type="float" office:value="1">
            <office:annotation draw:style-name="gr2" draw:text-style-name="P4" svg:width="1.1413in" svg:height="0.5457in" svg:x="16.1154in" svg:y="13.2457in" draw:caption-point-x="-0.2402in" draw:caption-point-y="0.5996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13.2465in" draw:caption-point-x="-0.2402in" draw:caption-point-y="0.5988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77" table:formula="of:=SUM([.D58:.AH58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3.5043in" draw:caption-point-x="-0.2402in" draw:caption-point-y="0.5886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13.5059in" draw:caption-point-x="-0.2402in" draw:caption-point-y="0.587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4" svg:width="1.1413in" svg:height="0.3902in" svg:x="16.572in" svg:y="13.4941in" draw:caption-point-x="-0.2402in" draw:caption-point-y="0.5988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77" table:formula="of:=SUM([.D59:.AH59])" office:value-type="float" office:value="0.5">
            <text:p>0.5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13.7508in" draw:caption-point-x="-0.2402in" draw:caption-point-y="0.5898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12.0059in" svg:y="13.739in" draw:caption-point-x="-0.2402in" draw:caption-point-y="0.6016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77" table:formula="of:=SUM([.D60:.AH60])" office:value-type="float" office:value="2">
            <text:p>2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3.9988in" draw:caption-point-x="-0.2402in" draw:caption-point-y="0.5894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3.98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3.98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77" table:formula="of:=SUM([.D61:.AH61])" office:value-type="float" office:value="5">
            <text:p>5</text:p>
          </table:table-cell>
          <table:table-cell table:style-name="ce82"/>
          <table:table-cell table:style-name="ce82" office:value-type="float" office:value="0.5">
            <office:annotation draw:style-name="gr2" draw:text-style-name="P4" svg:width="1.1413in" svg:height="0.5457in" svg:x="3.1024in" svg:y="14.2445in" draw:caption-point-x="-0.2402in" draw:caption-point-y="0.5913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4" svg:width="1.1413in" svg:height="0.5457in" svg:x="4.0157in" svg:y="14.2461in" draw:caption-point-x="-0.2402in" draw:caption-point-y="0.5898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4.2465in" draw:caption-point-x="-0.2402in" draw:caption-point-y="0.5894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82" office:value-type="float" office:value="0.5">
            <office:annotation draw:style-name="gr6" draw:text-style-name="P4" svg:width="1.1413in" svg:height="0.2634in" svg:x="5.8421in" svg:y="14.2469in" draw:caption-point-x="-0.2402in" draw:caption-point-y="0.589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4" svg:width="1.1413in" svg:height="0.7012in" svg:x="6.8205in" svg:y="14.2476in" draw:caption-point-x="-0.2402in" draw:caption-point-y="0.5882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82" office:value-type="float" office:value="0.5">
            <office:annotation draw:style-name="gr4" draw:text-style-name="P4" svg:width="1.1413in" svg:height="0.3902in" svg:x="7.3094in" svg:y="14.248in" draw:caption-point-x="-0.2402in" draw:caption-point-y="0.5878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14.2488in" draw:caption-point-x="-0.2402in" draw:caption-point-y="0.587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4" svg:width="1.1413in" svg:height="0.2634in" svg:x="10.6358in" svg:y="14.2354in" draw:caption-point-x="-0.2402in" draw:caption-point-y="0.6004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2.0059in" svg:y="14.2343in" draw:caption-point-x="-0.2402in" draw:caption-point-y="0.6016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14.2362in" draw:caption-point-x="-0.2402in" draw:caption-point-y="0.5996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14.237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3.3756in" svg:y="14.237in" draw:caption-point-x="-0.2402in" draw:caption-point-y="0.5988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82" office:value-type="float" office:value="0.5">
            <office:annotation draw:style-name="gr6" draw:text-style-name="P4" svg:width="1.1413in" svg:height="0.2634in" svg:x="13.8323in" svg:y="14.2374in" draw:caption-point-x="-0.2402in" draw:caption-point-y="0.5984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77" table:formula="of:=SUM([.D62:.AH62])" office:value-type="float" office:value="2">
            <text:p>2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4.48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4.48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77" table:formula="of:=SUM([.D63:.AH63])" office:value-type="float" office:value="2.5">
            <text:p>2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3.5591in" svg:y="14.7406in" draw:caption-point-x="-0.2402in" draw:caption-point-y="0.5909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4.732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4.732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77" table:formula="of:=SUM([.D64:.AH64])" office:value-type="float" office:value="0">
            <text:p>0</text:p>
          </table:table-cell>
          <table:table-cell table:style-name="ce82" table:number-columns-repeated="8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77" table:formula="of:=SUM([.D65:.AH65])" office:value-type="float" office:value="4.5">
            <text:p>4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4" svg:width="1.1413in" svg:height="0.5457in" svg:x="3.5591in" svg:y="15.2362in" draw:caption-point-x="-0.2402in" draw:caption-point-y="0.5906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6.3311in" svg:y="15.2382in" draw:caption-point-x="-0.2402in" draw:caption-point-y="0.5886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4" svg:width="1.1413in" svg:height="0.3902in" svg:x="8.7768in" svg:y="15.2394in" draw:caption-point-x="-0.2402in" draw:caption-point-y="0.5874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15.2394in" draw:caption-point-x="-0.2402in" draw:caption-point-y="0.5874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10.6358in" svg:y="15.2264in" draw:caption-point-x="-0.2402in" draw:caption-point-y="0.6004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77" table:formula="of:=SUM([.D66:.AH66])" office:value-type="float" office:value="3">
            <text:p>3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6.3311in" svg:y="15.4858in" draw:caption-point-x="-0.2402in" draw:caption-point-y="0.5886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2" office:value-type="float" office:value="0.5">
            <office:annotation draw:style-name="gr6" draw:text-style-name="P4" svg:width="1.1413in" svg:height="0.2634in" svg:x="6.8205in" svg:y="15.4862in" draw:caption-point-x="-0.2402in" draw:caption-point-y="0.5882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2" office:value-type="float" office:value="1">
            <office:annotation draw:style-name="gr6" draw:text-style-name="P4" svg:width="1.1413in" svg:height="0.2634in" svg:x="7.3094in" svg:y="15.4862in" draw:caption-point-x="-0.2402in" draw:caption-point-y="0.5882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5.4752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77" table:formula="of:=SUM([.D67:.AH67])" office:value-type="float" office:value="2">
            <text:p>2</text:p>
          </table:table-cell>
          <table:table-cell table:style-name="ce82"/>
          <table:table-cell table:style-name="ce82" office:value-type="float" office:value="1">
            <office:annotation draw:style-name="gr4" draw:text-style-name="P4" svg:width="1.1413in" svg:height="0.3902in" svg:x="3.1024in" svg:y="15.7307in" draw:caption-point-x="-0.2402in" draw:caption-point-y="0.5913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7.3094in" svg:y="15.7343in" draw:caption-point-x="-0.2402in" draw:caption-point-y="0.5878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15.7232in" draw:caption-point-x="-0.2402in" draw:caption-point-y="0.5988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1"/>
          <table:table-cell table:style-name="ce44"/>
          <table:table-cell table:style-name="ce77"/>
          <table:table-cell table:style-name="ce82" table:number-columns-repeated="13"/>
          <table:table-cell table:style-name="ce89" table:number-columns-repeated="7"/>
          <table:table-cell table:style-name="ce8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78"/>
          <table:covered-table-cell table:number-columns-repeated="31" table:style-name="ce83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8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84"/>
          <table:table-cell table:number-columns-repeated="27"/>
          <table:table-cell table:style-name="ce8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04"/>
        <table:table-column table:style-name="co29" table:number-columns-repeated="7" table:default-cell-style-name="ce104"/>
        <table:table-column table:style-name="co28" table:number-columns-repeated="16" table:default-cell-style-name="ce104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98" table:number-columns-repeated="8"/>
          <table:table-cell table:style-name="ce105" office:value-type="string" table:number-columns-spanned="2" table:number-rows-spanned="1">
            <text:p>Month</text:p>
          </table:table-cell>
          <table:covered-table-cell table:style-name="ce106"/>
          <table:table-cell table:style-name="ce107" table:content-validation-name="val1" office:value-type="float" office:value="2" table:number-columns-spanned="2" table:number-rows-spanned="1">
            <text:p>2</text:p>
          </table:table-cell>
          <table:covered-table-cell table:style-name="ce106"/>
          <table:table-cell table:style-name="ce105" office:value-type="string" table:number-columns-spanned="2" table:number-rows-spanned="1">
            <text:p>Year</text:p>
          </table:table-cell>
          <table:covered-table-cell table:style-name="ce106"/>
          <table:table-cell table:style-name="ce105" office:value-type="float" office:value="2019" table:number-columns-spanned="2" table:number-rows-spanned="1">
            <text:p>2019</text:p>
          </table:table-cell>
          <table:covered-table-cell table:style-name="ce109"/>
          <table:table-cell table:style-name="ce98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99" table:formula="of:=DATE([.$R$1];[.N1];1)" office:value-type="date" office:date-value="2019-02-01">
            <text:p>01</text:p>
          </table:table-cell>
          <table:table-cell table:style-name="ce99" table:formula="of:=[.D2]+1" office:value-type="date" office:date-value="2019-02-02">
            <text:p>02</text:p>
          </table:table-cell>
          <table:table-cell table:style-name="ce99" table:formula="of:=[.E2]+1" office:value-type="date" office:date-value="2019-02-03">
            <text:p>03</text:p>
          </table:table-cell>
          <table:table-cell table:style-name="ce99" table:formula="of:=[.F2]+1" office:value-type="date" office:date-value="2019-02-04">
            <text:p>04</text:p>
          </table:table-cell>
          <table:table-cell table:style-name="ce99" table:formula="of:=[.G2]+1" office:value-type="date" office:date-value="2019-02-05">
            <text:p>05</text:p>
          </table:table-cell>
          <table:table-cell table:style-name="ce99" table:formula="of:=[.H2]+1" office:value-type="date" office:date-value="2019-02-06">
            <text:p>06</text:p>
          </table:table-cell>
          <table:table-cell table:style-name="ce99" table:formula="of:=[.I2]+1" office:value-type="date" office:date-value="2019-02-07">
            <text:p>07</text:p>
          </table:table-cell>
          <table:table-cell table:style-name="ce99" table:formula="of:=[.J2]+1" office:value-type="date" office:date-value="2019-02-08">
            <text:p>08</text:p>
          </table:table-cell>
          <table:table-cell table:style-name="ce99" table:formula="of:=[.K2]+1" office:value-type="date" office:date-value="2019-02-09">
            <text:p>09</text:p>
          </table:table-cell>
          <table:table-cell table:style-name="ce99" table:formula="of:=[.L2]+1" office:value-type="date" office:date-value="2019-02-10">
            <text:p>10</text:p>
          </table:table-cell>
          <table:table-cell table:style-name="ce99" table:formula="of:=[.M2]+1" office:value-type="date" office:date-value="2019-02-11">
            <text:p>11</text:p>
          </table:table-cell>
          <table:table-cell table:style-name="ce99" table:formula="of:=[.N2]+1" office:value-type="date" office:date-value="2019-02-12">
            <text:p>12</text:p>
          </table:table-cell>
          <table:table-cell table:style-name="ce99" table:formula="of:=[.O2]+1" office:value-type="date" office:date-value="2019-02-13">
            <text:p>13</text:p>
          </table:table-cell>
          <table:table-cell table:style-name="ce99" table:formula="of:=[.P2]+1" office:value-type="date" office:date-value="2019-02-14">
            <text:p>14</text:p>
          </table:table-cell>
          <table:table-cell table:style-name="ce99" table:formula="of:=[.Q2]+1" office:value-type="date" office:date-value="2019-02-15">
            <text:p>15</text:p>
          </table:table-cell>
          <table:table-cell table:style-name="ce99" table:formula="of:=[.R2]+1" office:value-type="date" office:date-value="2019-02-16">
            <text:p>16</text:p>
          </table:table-cell>
          <table:table-cell table:style-name="ce99" table:formula="of:=[.S2]+1" office:value-type="date" office:date-value="2019-02-17">
            <text:p>17</text:p>
          </table:table-cell>
          <table:table-cell table:style-name="ce99" table:formula="of:=[.T2]+1" office:value-type="date" office:date-value="2019-02-18">
            <text:p>18</text:p>
          </table:table-cell>
          <table:table-cell table:style-name="ce99" table:formula="of:=[.U2]+1" office:value-type="date" office:date-value="2019-02-19">
            <text:p>19</text:p>
          </table:table-cell>
          <table:table-cell table:style-name="ce99" table:formula="of:=[.V2]+1" office:value-type="date" office:date-value="2019-02-20">
            <text:p>20</text:p>
          </table:table-cell>
          <table:table-cell table:style-name="ce99" table:formula="of:=[.W2]+1" office:value-type="date" office:date-value="2019-02-21">
            <text:p>21</text:p>
          </table:table-cell>
          <table:table-cell table:style-name="ce99" table:formula="of:=[.X2]+1" office:value-type="date" office:date-value="2019-02-22">
            <text:p>22</text:p>
          </table:table-cell>
          <table:table-cell table:style-name="ce99" table:formula="of:=[.Y2]+1" office:value-type="date" office:date-value="2019-02-23">
            <text:p>23</text:p>
          </table:table-cell>
          <table:table-cell table:style-name="ce99" table:formula="of:=[.Z2]+1" office:value-type="date" office:date-value="2019-02-24">
            <text:p>24</text:p>
          </table:table-cell>
          <table:table-cell table:style-name="ce99" table:formula="of:=[.AA2]+1" office:value-type="date" office:date-value="2019-02-25">
            <text:p>25</text:p>
          </table:table-cell>
          <table:table-cell table:style-name="ce99" table:formula="of:=[.AB2]+1" office:value-type="date" office:date-value="2019-02-26">
            <text:p>26</text:p>
          </table:table-cell>
          <table:table-cell table:style-name="ce99" table:formula="of:=[.AC2]+1" office:value-type="date" office:date-value="2019-02-27">
            <text:p>27</text:p>
          </table:table-cell>
          <table:table-cell table:style-name="ce99" table:formula="of:=[.AD2]+1" office:value-type="date" office:date-value="2019-02-28">
            <text:p>28</text:p>
          </table:table-cell>
          <table:table-cell table:style-name="ce99" table:formula="of:=[.AE2]+1" office:value-type="date" office:date-value="2019-03-01">
            <text:p>01</text:p>
          </table:table-cell>
          <table:table-cell table:style-name="ce99" table:formula="of:=[.AF2]+1" office:value-type="date" office:date-value="2019-03-02">
            <text:p>02</text:p>
          </table:table-cell>
          <table:table-cell table:style-name="ce99" table:formula="of:=[.AG2]+1" office:value-type="date" office:date-value="2019-03-03">
            <text:p>03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96" table:formula="of:=SUM([.D4:.AH4])" office:value-type="float" office:value="6">
            <text:p>6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0.1728in" draw:caption-point-x="-0.2402in" draw:caption-point-y="0.545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0.1157in" draw:caption-point-x="-0.2402in" draw:caption-point-y="0.6024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776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9.2661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0.1213in" draw:caption-point-x="-0.2402in" draw:caption-point-y="0.5969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96" table:formula="of:=SUM([.D5:.AH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0.3642in" draw:caption-point-x="-0.2402in" draw:caption-point-y="0.6016in">
              <dc:date>2019-02-13T00:00:00</dc:date>
              <text:p text:style-name="P4"><text:span text:style-name="T4">Giải quyết việc gia đình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0.3654in" draw:caption-point-x="-0.2402in" draw:caption-point-y="0.6004in">
              <dc:date>2019-02-18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96" table:formula="of:=SUM([.D6:.AH6])" office:value-type="float" office:value="3.5">
            <text:p>3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0.6118in" draw:caption-point-x="-0.2402in" draw:caption-point-y="0.6016in">
              <dc:date>2019-02-13T00:00:00</dc:date>
              <text:p text:style-name="P4"><text:span text:style-name="T4">Đau đầu +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4" svg:width="1.1413in" svg:height="0.3902in" svg:x="8.7768in" svg:y="0.6122in" draw:caption-point-x="-0.2402in" draw:caption-point-y="0.6012in">
              <dc:date>2019-02-14T00:00:00</dc:date>
              <text:p text:style-name="P4"><text:span text:style-name="T4">Đau bụng, xđt, 9h4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4" svg:width="1.1413in" svg:height="0.3902in" svg:x="13.8323in" svg:y="0.6146in" draw:caption-point-x="-0.2402in" draw:caption-point-y="0.5988in">
              <dc:date>2019-02-25T00:00:00</dc:date>
              <text:p text:style-name="P4"><text:span text:style-name="T4">Đi lấy thuốc, off sáng</text:span></text:p>
            </office:annotation>
            <text:p>0.5</text:p>
          </table:table-cell>
          <table:table-cell table:style-name="ce101" office:value-type="float" office:value="0.5">
            <office:annotation draw:style-name="gr2" draw:text-style-name="P4" svg:width="1.1413in" svg:height="0.5457in" svg:x="14.289in" svg:y="0.6154in" draw:caption-point-x="-0.2402in" draw:caption-point-y="0.598in">
              <dc:date>2019-02-27T00:00:00</dc:date>
              <text:p text:style-name="P4"><text:span text:style-name="T4">Chăm sóc mẹ, làm remote 4h → đã làm đủ 4h</text:span></text:p>
            </office:annotation>
            <text:p>0.5</text:p>
          </table:table-cell>
          <table:table-cell table:style-name="ce101" office:value-type="float" office:value="0.5">
            <office:annotation draw:style-name="gr2" draw:text-style-name="P4" svg:width="1.1413in" svg:height="0.5457in" svg:x="14.7457in" svg:y="0.6154in" draw:caption-point-x="-0.2402in" draw:caption-point-y="0.598in">
              <dc:date>2019-03-04T00:00:00</dc:date>
              <text:p text:style-name="P4"><text:span text:style-name="T4">Chăm sóc mẹ, làm remote 4h → làm đủ giờ</text:span></text:p>
            </office:annotation>
            <text:p>0.5</text:p>
          </table:table-cell>
          <table:table-cell table:style-name="ce101" office:value-type="float" office:value="1">
            <office:annotation draw:style-name="gr2" draw:text-style-name="P4" svg:width="1.1413in" svg:height="0.5457in" svg:x="15.202in" svg:y="0.6154in" draw:caption-point-x="-0.2402in" draw:caption-point-y="0.598in">
              <dc:date>2019-03-04T00:00:00</dc:date>
              <text:p text:style-name="P4"><text:span text:style-name="T4">Chăm sóc mẹ, off nguyên ngày</text:span></text:p>
            </office:annotation>
            <text:p>1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96" table:formula="of:=SUM([.D7:.AH7])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2.6457in" svg:y="0.8567in" draw:caption-point-x="-0.2402in" draw:caption-point-y="0.6043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96" table:formula="of:=SUM([.D8:.AH8])" office:value-type="float" office:value="2">
            <text:p>2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.104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11.5492in" svg:y="1.1091in" draw:caption-point-x="-0.2402in" draw:caption-point-y="0.5996in">
              <dc:date>2019-02-20T00:00:00</dc:date>
              <text:p text:style-name="P4"><text:span text:style-name="T4">Sốt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2.4622in" svg:y="1.1098in" draw:caption-point-x="-0.2402in" draw:caption-point-y="0.5988in">
              <dc:date>2019-02-22T00:00:00</dc:date>
              <text:p text:style-name="P4"><text:span text:style-name="T4">Bị bệnh, off chiều</text:span></text:p>
            </office:annotation>
            <text:p>0.5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96" table:formula="of:=SUM([.D9:.AH9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.352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0">
            <office:annotation draw:style-name="gr2" draw:text-style-name="P4" svg:width="1.1413in" svg:height="0.5457in" svg:x="7.3094in" svg:y="1.3543in" draw:caption-point-x="-0.2402in" draw:caption-point-y="0.6024in">
              <dc:date>2019-02-11T00:00:00</dc:date>
              <text:p text:style-name="P4"><text:span text:style-name="T4">Máy bay bị delay, 8h55 đến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96" table:formula="of:=SUM([.D10:.AH10])" office:value-type="float" office:value="2">
            <text:p>2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.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1.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4" svg:width="1.1413in" svg:height="0.3902in" svg:x="7.7988in" svg:y="1.6024in" draw:caption-point-x="-0.2402in" draw:caption-point-y="0.602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1.6024in" draw:caption-point-x="-0.2402in" draw:caption-point-y="0.602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96" table:formula="of:=SUM([.D11:.AH1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7768in" svg:y="1.8508in" draw:caption-point-x="-0.2402in" draw:caption-point-y="0.6012in">
              <dc:date>2019-02-14T00:00:00</dc:date>
              <text:p text:style-name="P4"><text:span text:style-name="T4">Chăm bé, 8h37 đến cty</text:span></text:p>
            </office:annotation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9.2661in" svg:y="1.8512in" draw:caption-point-x="-0.2402in" draw:caption-point-y="0.6008in">
              <dc:date>2019-02-15T00:00:00</dc:date>
              <text:p text:style-name="P4"><text:span text:style-name="T4">Chăm em bé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1.8516in" draw:caption-point-x="-0.2402in" draw:caption-point-y="0.6004in">
              <dc:date>2019-02-18T00:00:00</dc:date>
              <text:p text:style-name="P4"><text:span text:style-name="T4">Chăm bé, 8h48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0925in" svg:y="1.8516in" draw:caption-point-x="-0.2402in" draw:caption-point-y="0.6004in">
              <dc:date>2019-02-19T00:00:00</dc:date>
              <text:p text:style-name="P4"><text:span text:style-name="T4">Chăm bé, 8h38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2.0059in" svg:y="1.8528in" draw:caption-point-x="-0.2402in" draw:caption-point-y="0.5992in">
              <dc:date>2019-02-21T00:00:00</dc:date>
              <text:p text:style-name="P4"><text:span text:style-name="T4">Chăm bé, 8h48 đến cty</text:span></text:p>
              <text:p text:style-name="P4"><text:span text:style-name="T4"/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1.8531in" draw:caption-point-x="-0.2402in" draw:caption-point-y="0.5988in">
              <dc:date>2019-02-22T00:00:00</dc:date>
              <text:p text:style-name="P4"><text:span text:style-name="T4">Chăm bé, 8h47 đến cty</text:span></text:p>
            </office:annotation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96" table:formula="of:=SUM([.D12:.AH12])" office:value-type="float" office:value="0.5">
            <text:p>0.5</text:p>
          </table:table-cell>
          <table:table-cell table:style-name="ce101" office:value-type="float" office:value="0.5">
            <office:annotation draw:style-name="gr6" draw:text-style-name="P4" svg:width="1.1413in" svg:height="0.2634in" svg:x="2.6457in" svg:y="2.0965in" draw:caption-point-x="-0.2402in" draw:caption-point-y="0.6031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01" table:number-columns-repeated="9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2.0988in" draw:caption-point-x="-0.2402in" draw:caption-point-y="0.6008in">
              <dc:date>2019-02-15T00:00:00</dc:date>
              <text:p text:style-name="P4"><text:span text:style-name="T4">Bận việc, 8h36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96" table:formula="of:=SUM([.D13:.AH13])" office:value-type="float" office:value="2.5">
            <text:p>2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2.342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2.3449in" draw:caption-point-x="-0.2402in" draw:caption-point-y="0.6024in">
              <dc:date>2019-02-11T00:00:00</dc:date>
              <text:p text:style-name="P4"><text:span text:style-name="T4">Đám cưới bạ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8.7768in" svg:y="2.3465in" draw:caption-point-x="-0.2402in" draw:caption-point-y="0.6008in">
              <dc:date>2019-02-14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4.289in" svg:y="2.3492in" draw:caption-point-x="-0.2402in" draw:caption-point-y="0.598in">
              <dc:date>2019-02-26T00:00:00</dc:date>
              <text:p text:style-name="P4"><text:span text:style-name="T4">Làm thẻ ATM, xin đi trễ, 8h42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96" table:formula="of:=SUM([.D14:.AH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2.5933in" draw:caption-point-x="-0.2402in" draw:caption-point-y="0.6016in">
              <dc:date>2019-02-13T00:00:00</dc:date>
              <text:p text:style-name="P4"><text:span text:style-name="T4">Ghé ngân hàng, xđt, 8h49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2.5972in" draw:caption-point-x="-0.2402in" draw:caption-point-y="0.5976in">
              <dc:date>2019-02-27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96" table:formula="of:=SUM([.D15:.AH15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2.838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96" table:formula="of:=SUM([.D16:.AH16])" office:value-type="float" office:value="0.5">
            <text:p>0.5</text:p>
          </table:table-cell>
          <table:table-cell table:style-name="ce101" office:value-type="float" office:value="0">
            <office:annotation draw:style-name="gr9" draw:text-style-name="P4" svg:width="2.3461in" svg:height="1.7898in" svg:x="2.6457in" svg:y="3.7039in" draw:caption-point-x="-0.2402in" draw:caption-point-y="-0.0138in">
              <dc:date>2019-02-2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Đã làm bù đủ số giờ</text:span></text:p>
            </office:annotation>
            <text:p>0</text:p>
          </table:table-cell>
          <table:table-cell table:style-name="ce101" table:number-columns-repeated="9"/>
          <table:table-cell table:style-name="ce101" office:value-type="float" office:value="0">
            <office:annotation draw:style-name="gr8" draw:text-style-name="P4" svg:width="1.1413in" svg:height="0.8567in" svg:x="7.3094in" svg:y="3.0909in" draw:caption-point-x="-0.2402in" draw:caption-point-y="0.5992in">
              <dc:date>2019-02-21T00:00:00</dc:date>
              <text:p text:style-name="P4"><text:span text:style-name="T4">Làm giấy tờ, 10h34 về, 1h22 quay lại cty → đã làm bù đủ số giờ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4" svg:width="1.1413in" svg:height="0.8567in" svg:x="9.2661in" svg:y="3.0909in" draw:caption-point-x="-0.2402in" draw:caption-point-y="0.5992in">
              <dc:date>2019-02-21T00:00:00</dc:date>
              <text:p text:style-name="P4"><text:span text:style-name="T4">Bận việc ở trường, 1h15-3h25 quay lại cty → đã làm bù đủ số giờ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1.5492in" svg:y="3.0906in" draw:caption-point-x="-0.2402in" draw:caption-point-y="0.5996in">
              <dc:date>2019-02-20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3.0913in" draw:caption-point-x="-0.2402in" draw:caption-point-y="0.5988in">
              <dc:date>2019-02-22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3.0925in" draw:caption-point-x="-0.2402in" draw:caption-point-y="0.5976in">
              <dc:date>2019-02-27T00:00:00</dc:date>
              <text:p text:style-name="P4"><text:span text:style-name="T4">Bận việc nhà, 9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96" table:formula="of:=SUM([.D17:.AH17])" office:value-type="float" office:value="2.5">
            <text:p>2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3.33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3.33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1.5492in" svg:y="3.3386in" draw:caption-point-x="-0.2402in" draw:caption-point-y="0.5996in">
              <dc:date>2019-02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96" table:formula="of:=SUM([.D18:.AH18])" office:value-type="float" office:value="1.5">
            <text:p>1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3.581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3.585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0.6358in" svg:y="3.5854in" draw:caption-point-x="-0.2402in" draw:caption-point-y="0.6004in">
              <dc:date>2019-02-18T00:00:00</dc:date>
              <text:p text:style-name="P4"><text:span text:style-name="T4">Bệnh, off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96" table:formula="of:=SUM([.D19:.AH19])" office:value-type="float" office:value="7.5">
            <text:p>7.5</text:p>
          </table:table-cell>
          <table:table-cell table:style-name="ce101" office:value-type="float" office:value="0.5">
            <office:annotation draw:style-name="gr6" draw:text-style-name="P4" svg:width="1.1413in" svg:height="0.2634in" svg:x="2.6457in" svg:y="3.8303in" draw:caption-point-x="-0.2402in" draw:caption-point-y="0.6031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01" table:number-columns-repeated="9"/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8.2878in" svg:y="3.8319in" draw:caption-point-x="-0.2402in" draw:caption-point-y="0.6016in">
              <dc:date>2019-02-13T00:00:00</dc:date>
              <text:p text:style-name="P4"><text:span text:style-name="T4">Off chiều</text:span></text:p>
            </office:annotation>
            <text:p>0.5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1.5492in" svg:y="3.8339in" draw:caption-point-x="-0.2402in" draw:caption-point-y="0.5996in">
              <dc:date>2019-02-20T00:00:00</dc:date>
              <text:p text:style-name="P4"><text:span text:style-name="T4">10h07 đến cty → tính off sáng</text:span></text:p>
            </office:annotation>
            <text:p>0.5</text:p>
          </table:table-cell>
          <table:table-cell table:style-name="ce101" office:value-type="float" office:value="0">
            <office:annotation draw:style-name="gr6" draw:text-style-name="P4" svg:width="1.1413in" svg:height="0.2634in" svg:x="12.0059in" svg:y="3.8343in" draw:caption-point-x="-0.2402in" draw:caption-point-y="0.5992in">
              <dc:date>2019-02-21T00:00:00</dc:date>
              <text:p text:style-name="P4"><text:span text:style-name="T4">9h58 đến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2.4622in" svg:y="3.8346in" draw:caption-point-x="-0.2402in" draw:caption-point-y="0.5988in">
              <dc:date>2019-02-22T00:00:00</dc:date>
              <text:p text:style-name="P4"><text:span text:style-name="T4">10h44 đến cty → tính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0">
            <office:annotation draw:style-name="gr6" draw:text-style-name="P4" svg:width="1.1413in" svg:height="0.2634in" svg:x="14.289in" svg:y="3.8354in" draw:caption-point-x="-0.2402in" draw:caption-point-y="0.598in">
              <dc:date>2019-02-26T00:00:00</dc:date>
              <text:p text:style-name="P4"><text:span text:style-name="T4">9h50 đến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5">
            <office:annotation draw:style-name="gr4" draw:text-style-name="P4" svg:width="1.1413in" svg:height="0.3902in" svg:x="15.202in" svg:y="3.8366in" draw:caption-point-x="-0.2402in" draw:caption-point-y="0.5969in">
              <dc:date>2019-02-28T00:00:00</dc:date>
              <text:p text:style-name="P4"><text:span text:style-name="T4">10h30 đến cty → tính off sáng</text:span></text:p>
            </office:annotation>
            <text:p>0.5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96" table:formula="of:=SUM([.D20:.AH20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4.076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96" table:formula="of:=SUM([.D21:.AH2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4.3283in" draw:caption-point-x="-0.2402in" draw:caption-point-y="0.6004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4" draw:text-style-name="P4" svg:width="1.1413in" svg:height="0.3902in" svg:x="13.8323in" svg:y="4.3299in" draw:caption-point-x="-0.2402in" draw:caption-point-y="0.5988in">
              <dc:date>2019-02-25T00:00:00</dc:date>
              <text:p text:style-name="P4"><text:span text:style-name="T4">Lên trường sắp xếp lịch học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4.3894in" draw:caption-point-x="-0.2402in" draw:caption-point-y="0.5394in">
              <dc:date>2019-02-28T00:00:00</dc:date>
              <text:p text:style-name="P4"><text:span text:style-name="T4">Kẹt xe, xin đi trễ, 8h39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96" table:formula="of:=SUM([.D22:.AH2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96" table:formula="of:=SUM([.D23:.AH23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6" table:formula="of:=SUM([.D24:.AH24])" office:value-type="float" office:value="0.5">
            <text:p>0.5</text:p>
          </table:table-cell>
          <table:table-cell table:style-name="ce101" office:value-type="float" office:value="0.5">
            <office:annotation draw:style-name="gr6" draw:text-style-name="P4" svg:width="1.1413in" svg:height="0.2634in" svg:x="2.6457in" svg:y="5.0677in" draw:caption-point-x="-0.2402in" draw:caption-point-y="0.6039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7.7988in" svg:y="5.0697in" draw:caption-point-x="-0.2402in" draw:caption-point-y="0.602in">
              <dc:date>2019-02-12T00:00:00</dc:date>
              <text:p text:style-name="P4"><text:span text:style-name="T4">Đau bụng, 8h37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5.0701in" draw:caption-point-x="-0.2402in" draw:caption-point-y="0.6016in">
              <dc:date>2019-02-13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8.7768in" svg:y="5.0705in" draw:caption-point-x="-0.2402in" draw:caption-point-y="0.6012in">
              <dc:date>2019-02-14T00:00:00</dc:date>
              <text:p text:style-name="P4"><text:span text:style-name="T4">Ra sân bay tiễn cô, xđt, 8h58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2" draw:text-style-name="P4" svg:width="1.1413in" svg:height="0.5457in" svg:x="13.8323in" svg:y="5.0728in" draw:caption-point-x="-0.2402in" draw:caption-point-y="0.5988in">
              <dc:date>2019-02-25T00:00:00</dc:date>
              <text:p text:style-name="P4"><text:span text:style-name="T4">Mệt, đau đầu, xin đi trễ, 9h4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5.0736in" draw:caption-point-x="-0.2402in" draw:caption-point-y="0.598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5.074in" draw:caption-point-x="-0.2402in" draw:caption-point-y="0.5976in">
              <dc:date>2019-02-27T00:00:00</dc:date>
              <text:p text:style-name="P4"><text:span text:style-name="T4">Hư xe, 9h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5.1323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96" table:formula="of:=SUM([.D25:.AH25])" office:value-type="float" office:value="2">
            <text:p>2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5.315in" draw:caption-point-x="-0.2402in" draw:caption-point-y="0.6043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5.315in" draw:caption-point-x="-0.2402in" draw:caption-point-y="0.6043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96" table:formula="of:=SUM([.D26:.AH26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5.56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5.5677in" draw:caption-point-x="-0.2402in" draw:caption-point-y="0.5996in">
              <dc:date>2019-02-20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3.8323in" svg:y="5.5685in" draw:caption-point-x="-0.2402in" draw:caption-point-y="0.5988in">
              <dc:date>2019-02-25T00:00:00</dc:date>
              <text:p text:style-name="P4"><text:span text:style-name="T4">Dậy muộn. 8H38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5.5693in" draw:caption-point-x="-0.2402in" draw:caption-point-y="0.598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5.628in" draw:caption-point-x="-0.2402in" draw:caption-point-y="0.5394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96" table:formula="of:=SUM([.D27:.AH2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7.7988in" svg:y="5.813in" draw:caption-point-x="-0.2402in" draw:caption-point-y="0.602in">
              <dc:date>2019-02-12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7768in" svg:y="5.8138in" draw:caption-point-x="-0.2402in" draw:caption-point-y="0.6012in">
              <dc:date>2019-02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5.8154in" draw:caption-point-x="-0.2402in" draw:caption-point-y="0.5996in">
              <dc:date>2019-02-20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96" table:formula="of:=SUM([.D28:.AH28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6.058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6.0602in" draw:caption-point-x="-0.2402in" draw:caption-point-y="0.6024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6.0602in" draw:caption-point-x="-0.2402in" draw:caption-point-y="0.6024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1" office:value-type="float" office:value="0">
            <office:annotation draw:style-name="gr10" draw:text-style-name="P4" svg:width="1.1413in" svg:height="1.0122in" svg:x="8.2878in" svg:y="6.061in" draw:caption-point-x="-0.2402in" draw:caption-point-y="0.6016in">
              <dc:date>2019-02-14T00:00:00</dc:date>
              <text:p text:style-name="P4"><text:span text:style-name="T4">Cảm sốt xin vê sớm lúc 3h → đánh vắng buổi chiểu</text:span></text:p>
              <text:p text:style-name="P4"><text:span text:style-name="T4">-&gt; đã làm bù đủ số giờ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96" table:formula="of:=SUM([.D29:.AH29])" office:value-type="float" office:value="4">
            <text:p>4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6.305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96" table:formula="of:=SUM([.D30:.AH30])" office:value-type="float" office:value="4">
            <text:p>4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6.5575in" draw:caption-point-x="-0.2402in" draw:caption-point-y="0.6004in">
              <dc:date>2019-02-18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96" table:formula="of:=SUM([.D31:.AH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0">
            <office:annotation draw:style-name="gr3" draw:text-style-name="P4" svg:width="1.1413in" svg:height="0.7012in" svg:x="7.3094in" svg:y="6.8098in" draw:caption-point-x="-0.2402in" draw:caption-point-y="0.5957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6.8039in" draw:caption-point-x="-0.2402in" draw:caption-point-y="0.6016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6.8047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96" table:formula="of:=SUM([.D32:.AH32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0">
            <office:annotation draw:style-name="gr3" draw:text-style-name="P4" svg:width="1.1413in" svg:height="0.7012in" svg:x="7.3094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1" office:value-type="float" office:value="0">
            <office:annotation draw:style-name="gr3" draw:text-style-name="P4" svg:width="1.1413in" svg:height="0.7012in" svg:x="7.7988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1" office:value-type="float" office:value="0">
            <office:annotation draw:style-name="gr3" draw:text-style-name="P4" svg:width="1.1413in" svg:height="0.7012in" svg:x="8.2878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8.7768in" svg:y="7.0508in" draw:caption-point-x="-0.2402in" draw:caption-point-y="0.6024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9.2661in" svg:y="7.0508in" draw:caption-point-x="-0.2402in" draw:caption-point-y="0.6024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2" draw:text-style-name="P4" svg:width="1.1413in" svg:height="0.5457in" svg:x="10.6358in" svg:y="7.0528in" draw:caption-point-x="-0.2402in" draw:caption-point-y="0.6004in">
              <dc:date>2019-02-18T00:00:00</dc:date>
              <text:p text:style-name="P4"><text:span text:style-name="T4">Bận việc cá nhân, xđt, 9h04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0925in" svg:y="7.0531in" draw:caption-point-x="-0.2402in" draw:caption-point-y="0.6in">
              <dc:date>2019-02-19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2.0059in" svg:y="7.0539in" draw:caption-point-x="-0.2402in" draw:caption-point-y="0.5992in">
              <dc:date>2019-02-21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7.0543in" draw:caption-point-x="-0.2402in" draw:caption-point-y="0.5988in">
              <dc:date>2019-02-22T00:00:00</dc:date>
              <text:p text:style-name="P4"><text:span text:style-name="T4">Đi lấy đồ, xđt, 9h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3.8323in" svg:y="7.0543in" draw:caption-point-x="-0.2402in" draw:caption-point-y="0.5988in">
              <dc:date>2019-02-25T00:00:00</dc:date>
              <text:p text:style-name="P4"><text:span text:style-name="T4">Từ quê vào, 8h38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7.0551in" draw:caption-point-x="-0.2402in" draw:caption-point-y="0.598in">
              <dc:date>2019-02-26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96" table:formula="of:=SUM([.D33:.AH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96" table:formula="of:=SUM([.D34:.AH34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1.0925in" svg:y="7.5484in" draw:caption-point-x="-0.2402in" draw:caption-point-y="0.6in">
              <dc:date>2019-02-19T00:00:00</dc:date>
              <text:p text:style-name="P4"><text:span text:style-name="T4">Làm giấy tờ, off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7.5504in" draw:caption-point-x="-0.2402in" draw:caption-point-y="0.598in">
              <dc:date>2019-02-26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14.7457in" svg:y="7.5508in" draw:caption-point-x="-0.2402in" draw:caption-point-y="0.5976in">
              <dc:date>2019-02-27T00:00:00</dc:date>
              <text:p text:style-name="P4"><text:span text:style-name="T4">Bị bệnh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96" table:formula="of:=SUM([.D35:.AH35])" office:value-type="float" office:value="4">
            <text:p>4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776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96" table:formula="of:=SUM([.D36:.AH36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8.039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9.2661in" svg:y="8.0433in" draw:caption-point-x="-0.2402in" draw:caption-point-y="0.6008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8.0445in" draw:caption-point-x="-0.2402in" draw:caption-point-y="0.5996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6" draw:text-style-name="P4" svg:width="1.1413in" svg:height="0.2634in" svg:x="13.8323in" svg:y="8.0457in" draw:caption-point-x="-0.2402in" draw:caption-point-y="0.5984in">
              <dc:date>2019-02-25T00:00:00</dc:date>
              <text:p text:style-name="P4"><text:span text:style-name="T4">Mệt, xin đi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96" table:formula="of:=SUM([.D37:.AH37])" office:value-type="float" office:value="3.5">
            <text:p>3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8.287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8.2894in" draw:caption-point-x="-0.2402in" draw:caption-point-y="0.6024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8.2894in" draw:caption-point-x="-0.2402in" draw:caption-point-y="0.6024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1" office:value-type="float" office:value="0.5">
            <office:annotation draw:style-name="gr6" draw:text-style-name="P4" svg:width="1.1413in" svg:height="0.2634in" svg:x="8.2878in" svg:y="8.2894in" draw:caption-point-x="-0.2402in" draw:caption-point-y="0.6024in">
              <dc:date>2019-02-13T00:00:00</dc:date>
              <text:p text:style-name="P4"><text:span text:style-name="T4">Nghỉ tết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96" table:formula="of:=SUM([.D38:.AH38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8.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2" draw:text-style-name="P4" svg:width="1.1413in" svg:height="0.5457in" svg:x="7.3094in" svg:y="8.535in" draw:caption-point-x="-0.2402in" draw:caption-point-y="0.6043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1" office:value-type="float" office:value="1">
            <office:annotation draw:style-name="gr2" draw:text-style-name="P4" svg:width="1.1413in" svg:height="0.5457in" svg:x="7.7988in" svg:y="8.535in" draw:caption-point-x="-0.2402in" draw:caption-point-y="0.6043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7768in" svg:y="8.5382in" draw:caption-point-x="-0.2402in" draw:caption-point-y="0.6012in">
              <dc:date>2019-02-14T00:00:00</dc:date>
              <text:p text:style-name="P4"><text:span text:style-name="T4">Bận việc, xđt, 9h13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8.539in" draw:caption-point-x="-0.2402in" draw:caption-point-y="0.6004in">
              <dc:date>2019-02-18T00:00:00</dc:date>
              <text:p text:style-name="P4"><text:span text:style-name="T4">Bận việc, xđt, 9h40 đến cty</text:span></text:p>
            </office:annotation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1.0925in" svg:y="8.5394in" draw:caption-point-x="-0.2402in" draw:caption-point-y="0.6in">
              <dc:date>2019-02-19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0059in" svg:y="8.5402in" draw:caption-point-x="-0.2402in" draw:caption-point-y="0.5992in">
              <dc:date>2019-02-21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4.289in" svg:y="8.5413in" draw:caption-point-x="-0.2402in" draw:caption-point-y="0.598in">
              <dc:date>2019-02-26T00:00:00</dc:date>
              <text:p text:style-name="P4"><text:span text:style-name="T4">Bận việc cá nhân, xin đi trễ, 9h38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8.6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96" table:formula="of:=SUM([.D39:.AH39])" office:value-type="float" office:value="3.5">
            <text:p>3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8.785in" draw:caption-point-x="-0.2402in" draw:caption-point-y="0.602in">
              <dc:date>2019-02-12T00:00:00</dc:date>
              <text:p text:style-name="P4"><text:span text:style-name="T4">Khám thai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8.7858in" draw:caption-point-x="-0.2402in" draw:caption-point-y="0.6012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7768in" svg:y="8.7858in" draw:caption-point-x="-0.2402in" draw:caption-point-y="0.6012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0925in" svg:y="8.787in" draw:caption-point-x="-0.2402in" draw:caption-point-y="0.6in">
              <dc:date>2019-02-1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4.289in" svg:y="8.789in" draw:caption-point-x="-0.2402in" draw:caption-point-y="0.598in">
              <dc:date>2019-02-26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8.7894in" draw:caption-point-x="-0.2402in" draw:caption-point-y="0.5976in">
              <dc:date>2019-02-27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01" office:value-type="float" office:value="0.5">
            <office:annotation draw:style-name="gr3" draw:text-style-name="P4" svg:width="1.1413in" svg:height="0.7012in" svg:x="15.202in" svg:y="8.8476in" draw:caption-point-x="-0.2402in" draw:caption-point-y="0.5394in">
              <dc:date>2019-02-28T00:00:00</dc:date>
              <text:p text:style-name="P4"><text:span text:style-name="T4">Kẹt xe, 8h38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96" table:formula="of:=SUM([.D40:.AH40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9.030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7.7988in" svg:y="9.0327in" draw:caption-point-x="-0.2402in" draw:caption-point-y="0.602in">
              <dc:date>2019-02-1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9.0339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9.035in" draw:caption-point-x="-0.2402in" draw:caption-point-y="0.5996in">
              <dc:date>2019-02-20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9.0358in" draw:caption-point-x="-0.2402in" draw:caption-point-y="0.5988in">
              <dc:date>2019-02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96" table:formula="of:=SUM([.D41:.AH41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4" svg:width="1.1413in" svg:height="0.3902in" svg:x="10.6358in" svg:y="9.2819in" draw:caption-point-x="-0.2402in" draw:caption-point-y="0.6004in">
              <dc:date>2019-02-18T00:00:00</dc:date>
              <text:p text:style-name="P4"><text:span text:style-name="T4">Làm giấy tờ, off chiều 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96" table:formula="of:=SUM([.D42:.AH42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9.5287in" draw:caption-point-x="-0.2402in" draw:caption-point-y="0.6012in">
              <dc:date>2019-02-14T00:00:00</dc:date>
              <text:p text:style-name="P4"><text:span text:style-name="T4">Bảo vệ luận văn</text:span></text:p>
            </office:annotation>
            <text:p>1</text:p>
          </table:table-cell>
          <table:table-cell table:style-name="ce101" office:value-type="float" office:value="0">
            <office:annotation draw:style-name="gr10" draw:text-style-name="P4" svg:width="1.1413in" svg:height="1.0122in" svg:x="8.7768in" svg:y="9.5287in" draw:caption-point-x="-0.2402in" draw:caption-point-y="0.6012in">
              <dc:date>2019-02-15T00:00:00</dc:date>
              <text:p text:style-name="P4"><text:span text:style-name="T4">Bận việc ở trường, xđt, 10h12 đến cty-&gt; tính off sáng → Đã làm bù đủ số giờ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9.5906in" draw:caption-point-x="-0.2402in" draw:caption-point-y="0.5394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96" table:formula="of:=SUM([.D43:.AH4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9.776in" draw:caption-point-x="-0.2402in" draw:caption-point-y="0.6016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9.7768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96" table:formula="of:=SUM([.D44:.AH44])" office:value-type="float" office:value="0">
            <text:p>0</text:p>
          </table:table-cell>
          <table:table-cell table:style-name="ce101" office:value-type="float" office:value="0">
            <office:annotation draw:style-name="gr6" draw:text-style-name="P4" svg:width="1.1413in" svg:height="0.2634in" svg:x="2.6457in" svg:y="10.0228in" draw:caption-point-x="-0.2402in" draw:caption-point-y="0.6028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10.024in" draw:caption-point-x="-0.2402in" draw:caption-point-y="0.6016in">
              <dc:date>2019-02-13T00:00:00</dc:date>
              <text:p text:style-name="P4"><text:span text:style-name="T4">Hư xe, xđt, 8h43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10.0248in" draw:caption-point-x="-0.2402in" draw:caption-point-y="0.6008in">
              <dc:date>2019-02-15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96" table:formula="of:=SUM([.D45:.AH45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9.2661in" svg:y="10.2724in" draw:caption-point-x="-0.2402in" draw:caption-point-y="0.6008in">
              <dc:date>2019-02-15T00:00:00</dc:date>
              <text:p text:style-name="P4"><text:span text:style-name="T4">Đi đám <text:s/>cưới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4.289in" svg:y="10.2756in" draw:caption-point-x="-0.2402in" draw:caption-point-y="0.5976in">
              <dc:date>2019-02-26T00:00:00</dc:date>
              <text:p text:style-name="P4"><text:span text:style-name="T4">Đón người thân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96" table:formula="of:=SUM([.D46:.AH4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10.5193in" draw:caption-point-x="-0.2402in" draw:caption-point-y="0.6016in">
              <dc:date>2019-02-13T00:00:00</dc:date>
              <text:p text:style-name="P4"><text:span text:style-name="T4">Ngủ dậy trễ, 8h42 đến cty</text:span></text:p>
            </office:annotation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8.7768in" svg:y="10.5197in" draw:caption-point-x="-0.2402in" draw:caption-point-y="0.6012in">
              <dc:date>2019-02-14T00:00:00</dc:date>
              <text:p text:style-name="P4"><text:span text:style-name="T4">Bận việc gia đình, xđt, 9h24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10.5205in" draw:caption-point-x="-0.2402in" draw:caption-point-y="0.6004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0059in" svg:y="10.5217in" draw:caption-point-x="-0.2402in" draw:caption-point-y="0.5992in">
              <dc:date>2019-02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4" svg:width="1.1413in" svg:height="0.3902in" svg:x="13.8323in" svg:y="10.522in" draw:caption-point-x="-0.2402in" draw:caption-point-y="0.5988in">
              <dc:date>2019-02-2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10.5815in" draw:caption-point-x="-0.2402in" draw:caption-point-y="0.5394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96" table:formula="of:=SUM([.D47:.AH47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0.764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96" table:formula="of:=SUM([.D48:.AH48])" office:value-type="float" office:value="4.5">
            <text:p>4.5</text:p>
          </table:table-cell>
          <table:table-cell table:style-name="ce101" office:value-type="float" office:value="1">
            <office:annotation draw:style-name="gr3" draw:text-style-name="P4" svg:width="1.1413in" svg:height="0.7012in" svg:x="2.6457in" svg:y="11.0118in" draw:caption-point-x="-0.2402in" draw:caption-point-y="0.6043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01" table:number-columns-repeated="9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4" svg:width="1.1413in" svg:height="0.3902in" svg:x="8.7768in" svg:y="11.015in" draw:caption-point-x="-0.2402in" draw:caption-point-y="0.6012in">
              <dc:date>2019-02-13T00:00:00</dc:date>
              <text:p text:style-name="P4"><text:span text:style-name="T4">Bay về quê khám lại nvqs</text:span></text:p>
            </office:annotation>
            <text:p>1</text:p>
          </table:table-cell>
          <table:table-cell table:style-name="ce101" office:value-type="float" office:value="0.5">
            <office:annotation draw:style-name="gr4" draw:text-style-name="P4" svg:width="1.1413in" svg:height="0.3902in" svg:x="9.2661in" svg:y="11.0154in" draw:caption-point-x="-0.2402in" draw:caption-point-y="0.6008in">
              <dc:date>2019-02-15T00:00:00</dc:date>
              <text:p text:style-name="P4"><text:span text:style-name="T4">Máy bay delay,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11.0925in" svg:y="11.0161in" draw:caption-point-x="-0.2402in" draw:caption-point-y="0.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11.5492in" svg:y="11.0161in" draw:caption-point-x="-0.2402in" draw:caption-point-y="0.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96" table:formula="of:=SUM([.D49:.AH4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8.7768in" svg:y="11.2626in" draw:caption-point-x="-0.2402in" draw:caption-point-y="0.6012in">
              <dc:date>2019-02-14T00:00:00</dc:date>
              <text:p text:style-name="P4"><text:span text:style-name="T4">Bận việc gia đình, xđt, 9h1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2" draw:text-style-name="P4" svg:width="1.1413in" svg:height="0.5457in" svg:x="13.8323in" svg:y="11.2654in" draw:caption-point-x="-0.2402in" draw:caption-point-y="0.5984in">
              <dc:date>2019-02-25T00:00:00</dc:date>
              <text:p text:style-name="P4"><text:span text:style-name="T4">Ghé ngân hàng, xin đi trễ, 9h2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11.2657in" draw:caption-point-x="-0.2402in" draw:caption-point-y="0.598in">
              <dc:date>2019-02-26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11.2661in" draw:caption-point-x="-0.2402in" draw:caption-point-y="0.5976in">
              <dc:date>2019-02-27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11.3244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96" table:formula="of:=SUM([.D50:.AH50])" office:value-type="float" office:value="1">
            <text:p>1</text:p>
          </table:table-cell>
          <table:table-cell table:style-name="ce101" office:value-type="float" office:value="0">
            <office:annotation draw:style-name="gr4" draw:text-style-name="P4" svg:width="1.1413in" svg:height="0.3902in" svg:x="2.6457in" svg:y="11.5083in" draw:caption-point-x="-0.2402in" draw:caption-point-y="0.6031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0.6358in" svg:y="11.511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3.8323in" svg:y="11.511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96" table:formula="of:=SUM([.D51:.AH51])" office:value-type="float" office:value="0.5">
            <text:p>0.5</text:p>
          </table:table-cell>
          <table:table-cell table:style-name="ce101" office:value-type="float" office:value="0">
            <office:annotation draw:style-name="gr12" draw:text-style-name="P4" svg:width="1.1413in" svg:height="1.6343in" svg:x="2.6457in" svg:y="11.7555in" draw:caption-point-x="-0.2402in" draw:caption-point-y="0.6035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4" svg:width="1.1413in" svg:height="1.1677in" svg:x="8.2878in" svg:y="11.7575in" draw:caption-point-x="-0.2402in" draw:caption-point-y="0.6016in">
              <dc:date>2019-02-18T00:00:00</dc:date>
              <text:p text:style-name="P4"><text:span text:style-name="T4">Chở vợ đi công việc, xin về sớm lúc 2h52 → tính off chiều</text:span></text:p>
              <text:p text:style-name="P4"><text:span text:style-name="T4">Làm bù vào cuối tuần → đã làm bù đủ số giờ 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2.0059in" svg:y="11.7598in" draw:caption-point-x="-0.2402in" draw:caption-point-y="0.5992in">
              <dc:date>2019-02-21T00:00:00</dc:date>
              <text:p text:style-name="P4"><text:span text:style-name="T4">Đi công việc, off sáng</text:span></text:p>
            </office:annotation>
            <text:p>0.5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11.7602in" draw:caption-point-x="-0.2402in" draw:caption-point-y="0.5988in">
              <dc:date>2019-02-22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96" table:formula="of:=SUM([.D52:.AH52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8.7768in" svg:y="12.0055in" draw:caption-point-x="-0.2402in" draw:caption-point-y="0.6012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12.0059in" draw:caption-point-x="-0.2402in" draw:caption-point-y="0.6008in">
              <dc:date>2019-02-15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96" table:formula="of:=SUM([.D53:.AH53])" office:value-type="float" office:value="4.5">
            <text:p>4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2.250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8.2878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0.6358in" svg:y="12.2543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11.5492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1" office:value-type="float" office:value="1">
            <office:annotation draw:style-name="gr6" draw:text-style-name="P4" svg:width="1.1413in" svg:height="0.2634in" svg:x="12.0059in" svg:y="12.2555in" draw:caption-point-x="-0.2402in" draw:caption-point-y="0.5992in">
              <dc:date>2019-02-21T00:00:00</dc:date>
              <text:p text:style-name="P4"><text:span text:style-name="T4">Bị sốt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3.8323in" svg:y="12.2543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14.7457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96" table:formula="of:=SUM([.D54:.AH54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2.49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12.502in" draw:caption-point-x="-0.2402in" draw:caption-point-y="0.6004in">
              <dc:date>2019-02-18T00:00:00</dc:date>
              <text:p text:style-name="P4"><text:span text:style-name="T4">Bận việc gđ, xđt, 9h07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0925in" svg:y="12.5024in" draw:caption-point-x="-0.2402in" draw:caption-point-y="0.6in">
              <dc:date>2019-02-19T00:00:00</dc:date>
              <text:p text:style-name="P4"><text:span text:style-name="T4">Dậy muộn, 8h36 đến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96" table:formula="of:=SUM([.D55:.AH55])" office:value-type="float" office:value="8.5">
            <text:p>8.5</text:p>
          </table:table-cell>
          <table:table-cell table:style-name="ce101" office:value-type="float" office:value="0">
            <office:annotation draw:style-name="gr4" draw:text-style-name="P4" svg:width="1.1413in" svg:height="0.3902in" svg:x="2.6457in" svg:y="12.7469in" draw:caption-point-x="-0.2402in" draw:caption-point-y="0.6031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776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9.2661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4" draw:text-style-name="P4" svg:width="1.1413in" svg:height="0.3902in" svg:x="10.635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11.0925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11.5492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2.4622in" svg:y="12.7512in" draw:caption-point-x="-0.2402in" draw:caption-point-y="0.5988in">
              <dc:date>2019-02-22T00:00:00</dc:date>
              <text:p text:style-name="P4"><text:span text:style-name="T4">Để quên đồ quay về lấy, 8h40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2" draw:text-style-name="P4" svg:width="1.1413in" svg:height="0.5457in" svg:x="13.8323in" svg:y="12.7512in" draw:caption-point-x="-0.2402in" draw:caption-point-y="0.5988in">
              <dc:date>2019-02-25T00:00:00</dc:date>
              <text:p text:style-name="P4"><text:span text:style-name="T4">Bận việc nhà, xin đi trễ, 8h55 </text:span></text:p>
              <text:p text:style-name="P4"><text:span text:style-name="T4">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12.752in" draw:caption-point-x="-0.2402in" draw:caption-point-y="0.598in">
              <dc:date>2019-02-26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12.7524in" draw:caption-point-x="-0.2402in" draw:caption-point-y="0.5976in">
              <dc:date>2019-02-2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5.202in" svg:y="12.7531in" draw:caption-point-x="-0.2402in" draw:caption-point-y="0.5969in">
              <dc:date>2019-02-28T00:00:00</dc:date>
              <text:p text:style-name="P4"><text:span text:style-name="T4">Em bé ốm, off sáng</text:span></text:p>
            </office:annotation>
            <text:p>0.5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96" table:formula="of:=SUM([.D56:.AH56])" office:value-type="float" office:value="1.5">
            <text:p>1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2.9933in" draw:caption-point-x="-0.2402in" draw:caption-point-y="0.6043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4" svg:width="1.1413in" svg:height="0.3902in" svg:x="10.6358in" svg:y="12.9972in" draw:caption-point-x="-0.2402in" draw:caption-point-y="0.6004in">
              <dc:date>2019-02-1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96" table:formula="of:=SUM([.D57:.AH57])" office:value-type="float" office:value="0.5">
            <text:p>0.5</text:p>
          </table:table-cell>
          <table:table-cell table:style-name="ce101" office:value-type="float" office:value="0.5">
            <office:annotation draw:style-name="gr4" draw:text-style-name="P4" svg:width="1.1413in" svg:height="0.3902in" svg:x="2.6457in" svg:y="13.2433in" draw:caption-point-x="-0.2402in" draw:caption-point-y="0.602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96" table:formula="of:=SUM([.D58:.AH58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3.488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96" table:formula="of:=SUM([.D59:.AH59])" office:value-type="float" office:value="3.5">
            <text:p>3.5</text:p>
          </table:table-cell>
          <table:table-cell table:style-name="ce101" office:value-type="float" office:value="0.5">
            <office:annotation draw:style-name="gr8" draw:text-style-name="P4" svg:width="1.1413in" svg:height="0.8567in" svg:x="2.6457in" svg:y="13.7374in" draw:caption-point-x="-0.2402in" draw:caption-point-y="0.6031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13.7386in" draw:caption-point-x="-0.2402in" draw:caption-point-y="0.602in">
              <dc:date>2019-02-12T00:00:00</dc:date>
              <text:p text:style-name="P4"><text:span text:style-name="T4">Mệt + viêm họng</text:span></text:p>
            </office:annotation>
            <text:p>1</text:p>
          </table:table-cell>
          <table:table-cell table:style-name="ce101" office:value-type="float" office:value="0.5">
            <office:annotation draw:style-name="gr2" draw:text-style-name="P4" svg:width="1.1413in" svg:height="0.5457in" svg:x="8.2878in" svg:y="13.739in" draw:caption-point-x="-0.2402in" draw:caption-point-y="0.6016in">
              <dc:date>2019-02-13T00:00:00</dc:date>
              <text:p text:style-name="P4"><text:span text:style-name="T4">Mệt, xin đi trễ, 11h20 đến cty → tính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9.2661in" svg:y="13.7398in" draw:caption-point-x="-0.2402in" draw:caption-point-y="0.6008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4" svg:width="1.1413in" svg:height="0.5457in" svg:x="10.6358in" svg:y="13.7402in" draw:caption-point-x="-0.2402in" draw:caption-point-y="0.6004in">
              <dc:date>2019-02-18T00:00:00</dc:date>
              <text:p text:style-name="P4"><text:span text:style-name="T4">Đau bụng, xđt, 10h10 đến cty → tính off sáng</text:span></text:p>
            </office:annotation>
            <text:p>0.5</text:p>
          </table:table-cell>
          <table:table-cell table:style-name="ce101" office:value-type="float" office:value="0.5">
            <office:annotation draw:style-name="gr2" draw:text-style-name="P4" svg:width="1.1413in" svg:height="0.5457in" svg:x="11.0925in" svg:y="13.7406in" draw:caption-point-x="-0.2402in" draw:caption-point-y="0.6in">
              <dc:date>2019-02-19T00:00:00</dc:date>
              <text:p text:style-name="P4"><text:span text:style-name="T4">Mệt, xin đi trễ, 2h34 đến cty</text:span></text:p>
              <text:p text:style-name="P4"><text:span text:style-name="T4">→ </text:span><text:span text:style-name="T4">tính off sáng</text:span></text:p>
            </office:annotation>
            <text:p>0.5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13.7409in" draw:caption-point-x="-0.2402in" draw:caption-point-y="0.5996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0059in" svg:y="13.7413in" draw:caption-point-x="-0.2402in" draw:caption-point-y="0.5992in">
              <dc:date>2019-02-21T00:00:00</dc:date>
              <text:p text:style-name="P4"><text:span text:style-name="T4">Xe hư, xđt, 9h21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13.7425in" draw:caption-point-x="-0.2402in" draw:caption-point-y="0.598in">
              <dc:date>2019-02-26T00:00:00</dc:date>
              <text:p text:style-name="P4"><text:span text:style-name="T4">Ngủ quên, 8h34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13.7429in" draw:caption-point-x="-0.2402in" draw:caption-point-y="0.5976in">
              <dc:date>2019-02-27T00:00:00</dc:date>
              <text:p text:style-name="P4"><text:span text:style-name="T4">Mết thẻ xe, xđt, 8h36 đến cty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4" svg:width="1.1413in" svg:height="0.5457in" svg:x="15.202in" svg:y="13.7437in" draw:caption-point-x="-0.2402in" draw:caption-point-y="0.5969in">
              <dc:date>2019-02-28T00:00:00</dc:date>
              <text:p text:style-name="P4"><text:span text:style-name="T4">Mệt, xin đi trễ, 1h49 đến cty → tính off sáng</text:span></text:p>
            </office:annotation>
            <text:p>0.5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96" table:formula="of:=SUM([.D60:.AH60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3.98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13.9866in" draw:caption-point-x="-0.2402in" draw:caption-point-y="0.6016in">
              <dc:date>2019-02-13T00:00:00</dc:date>
              <text:p text:style-name="P4"><text:span text:style-name="T4">Đau bụng, xđt, 9h55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96" table:formula="of:=SUM([.D61:.AH61])" office:value-type="float" office:value="2">
            <text:p>2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4.231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4" draw:text-style-name="P4" svg:width="1.1413in" svg:height="0.3902in" svg:x="13.8323in" svg:y="14.237in" draw:caption-point-x="-0.2402in" draw:caption-point-y="0.5988in">
              <dc:date>2019-02-26T00:00:00</dc:date>
              <text:p text:style-name="P4"><text:span text:style-name="T4">Đau đầu + mệt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96" table:formula="of:=SUM([.D62:.AH62])" office:value-type="float" office:value="3">
            <text:p>3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14.4795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14.4795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0">
            <text:p>60</text:p>
          </table:table-cell>
          <table:table-cell table:style-name="ce44" office:value-type="string">
            <text:p>VinhNT</text:p>
          </table:table-cell>
          <table:table-cell table:style-name="ce96" table:formula="of:=SUM([.D63:.AH63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4.727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14.7291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14.7291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1">
            <text:p>61</text:p>
          </table:table-cell>
          <table:table-cell table:style-name="ce44" office:value-type="string">
            <text:p>VinhP</text:p>
          </table:table-cell>
          <table:table-cell table:style-name="ce96" table:formula="of:=SUM([.D64:.AH64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4.974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14.9768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14.9768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2">
            <text:p>62</text:p>
          </table:table-cell>
          <table:table-cell table:style-name="ce44" office:value-type="string">
            <text:p>ViTHT</text:p>
          </table:table-cell>
          <table:table-cell table:style-name="ce96" table:formula="of:=SUM([.D65:.AH65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5.222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15.2244in" draw:caption-point-x="-0.2402in" draw:caption-point-y="0.6024in">
              <dc:date>2019-02-11T00:00:00</dc:date>
              <text:p text:style-name="P4"><text:span text:style-name="T4">Du lịch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15.2256in" draw:caption-point-x="-0.2402in" draw:caption-point-y="0.6012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0059in" svg:y="15.2276in" draw:caption-point-x="-0.2402in" draw:caption-point-y="0.5992in">
              <dc:date>2019-02-21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3">
            <text:p>63</text:p>
          </table:table-cell>
          <table:table-cell table:style-name="ce44" office:value-type="string">
            <text:p>VuPTM</text:p>
          </table:table-cell>
          <table:table-cell table:style-name="ce96" table:formula="of:=SUM([.D66:.AH66])" office:value-type="float" office:value="0">
            <text:p>0</text:p>
          </table:table-cell>
          <table:table-cell table:style-name="ce101" table:number-columns-repeated="13"/>
          <table:table-cell table:style-name="ce108" table:number-columns-repeated="7"/>
          <table:table-cell table:style-name="ce101" table:number-columns-repeated="4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15.4776in" draw:caption-point-x="-0.2402in" draw:caption-point-y="0.5969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96"/>
          <table:table-cell table:style-name="ce101" table:number-columns-repeated="13"/>
          <table:table-cell table:style-name="ce108" table:number-columns-repeated="7"/>
          <table:table-cell table:style-name="ce101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97"/>
          <table:covered-table-cell table:number-columns-repeated="31" table:style-name="ce102"/>
          <table:table-cell table:style-name="ce94" table:number-columns-repeated="952"/>
          <table:table-cell table:style-name="ce95" table:number-columns-repeated="38"/>
        </table:table-row>
        <table:table-row table:style-name="ro2">
          <table:table-cell table:style-name="ce43" table:number-columns-repeated="3"/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2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27">
          <table:table-cell table:style-name="ce43" table:number-columns-repeated="3"/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03"/>
          <table:table-cell table:number-columns-repeated="27"/>
          <table:table-cell table:style-name="ce103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number-columns-repeated="1022"/>
        </table:table-row>
        <table:table-row table:style-name="ro2" table:number-rows-repeated="983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21"/>
        <table:table-column table:style-name="co29" table:number-columns-repeated="7" table:default-cell-style-name="ce121"/>
        <table:table-column table:style-name="co28" table:number-columns-repeated="16" table:default-cell-style-name="ce121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14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3" table:number-columns-spanned="2" table:number-rows-spanned="1">
            <text:p>3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9" table:number-columns-spanned="2" table:number-rows-spanned="1">
            <text:p>2019</text:p>
          </table:table-cell>
          <table:covered-table-cell table:style-name="ce126"/>
          <table:table-cell table:style-name="ce114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15" table:formula="of:=DATE([.$R$1];[.N1];1)" office:value-type="date" office:date-value="2019-03-01">
            <text:p>01</text:p>
          </table:table-cell>
          <table:table-cell table:style-name="ce115" table:formula="of:=[.D2]+1" office:value-type="date" office:date-value="2019-03-02">
            <text:p>02</text:p>
          </table:table-cell>
          <table:table-cell table:style-name="ce115" table:formula="of:=[.E2]+1" office:value-type="date" office:date-value="2019-03-03">
            <text:p>03</text:p>
          </table:table-cell>
          <table:table-cell table:style-name="ce115" table:formula="of:=[.F2]+1" office:value-type="date" office:date-value="2019-03-04">
            <text:p>04</text:p>
          </table:table-cell>
          <table:table-cell table:style-name="ce115" table:formula="of:=[.G2]+1" office:value-type="date" office:date-value="2019-03-05">
            <text:p>05</text:p>
          </table:table-cell>
          <table:table-cell table:style-name="ce115" table:formula="of:=[.H2]+1" office:value-type="date" office:date-value="2019-03-06">
            <text:p>06</text:p>
          </table:table-cell>
          <table:table-cell table:style-name="ce115" table:formula="of:=[.I2]+1" office:value-type="date" office:date-value="2019-03-07">
            <text:p>07</text:p>
          </table:table-cell>
          <table:table-cell table:style-name="ce115" table:formula="of:=[.J2]+1" office:value-type="date" office:date-value="2019-03-08">
            <text:p>08</text:p>
          </table:table-cell>
          <table:table-cell table:style-name="ce115" table:formula="of:=[.K2]+1" office:value-type="date" office:date-value="2019-03-09">
            <text:p>09</text:p>
          </table:table-cell>
          <table:table-cell table:style-name="ce115" table:formula="of:=[.L2]+1" office:value-type="date" office:date-value="2019-03-10">
            <text:p>10</text:p>
          </table:table-cell>
          <table:table-cell table:style-name="ce115" table:formula="of:=[.M2]+1" office:value-type="date" office:date-value="2019-03-11">
            <text:p>11</text:p>
          </table:table-cell>
          <table:table-cell table:style-name="ce115" table:formula="of:=[.N2]+1" office:value-type="date" office:date-value="2019-03-12">
            <text:p>12</text:p>
          </table:table-cell>
          <table:table-cell table:style-name="ce115" table:formula="of:=[.O2]+1" office:value-type="date" office:date-value="2019-03-13">
            <text:p>13</text:p>
          </table:table-cell>
          <table:table-cell table:style-name="ce115" table:formula="of:=[.P2]+1" office:value-type="date" office:date-value="2019-03-14">
            <text:p>14</text:p>
          </table:table-cell>
          <table:table-cell table:style-name="ce115" table:formula="of:=[.Q2]+1" office:value-type="date" office:date-value="2019-03-15">
            <text:p>15</text:p>
          </table:table-cell>
          <table:table-cell table:style-name="ce115" table:formula="of:=[.R2]+1" office:value-type="date" office:date-value="2019-03-16">
            <text:p>16</text:p>
          </table:table-cell>
          <table:table-cell table:style-name="ce115" table:formula="of:=[.S2]+1" office:value-type="date" office:date-value="2019-03-17">
            <text:p>17</text:p>
          </table:table-cell>
          <table:table-cell table:style-name="ce115" table:formula="of:=[.T2]+1" office:value-type="date" office:date-value="2019-03-18">
            <text:p>18</text:p>
          </table:table-cell>
          <table:table-cell table:style-name="ce115" table:formula="of:=[.U2]+1" office:value-type="date" office:date-value="2019-03-19">
            <text:p>19</text:p>
          </table:table-cell>
          <table:table-cell table:style-name="ce115" table:formula="of:=[.V2]+1" office:value-type="date" office:date-value="2019-03-20">
            <text:p>20</text:p>
          </table:table-cell>
          <table:table-cell table:style-name="ce115" table:formula="of:=[.W2]+1" office:value-type="date" office:date-value="2019-03-21">
            <text:p>21</text:p>
          </table:table-cell>
          <table:table-cell table:style-name="ce115" table:formula="of:=[.X2]+1" office:value-type="date" office:date-value="2019-03-22">
            <text:p>22</text:p>
          </table:table-cell>
          <table:table-cell table:style-name="ce115" table:formula="of:=[.Y2]+1" office:value-type="date" office:date-value="2019-03-23">
            <text:p>23</text:p>
          </table:table-cell>
          <table:table-cell table:style-name="ce115" table:formula="of:=[.Z2]+1" office:value-type="date" office:date-value="2019-03-24">
            <text:p>24</text:p>
          </table:table-cell>
          <table:table-cell table:style-name="ce115" table:formula="of:=[.AA2]+1" office:value-type="date" office:date-value="2019-03-25">
            <text:p>25</text:p>
          </table:table-cell>
          <table:table-cell table:style-name="ce115" table:formula="of:=[.AB2]+1" office:value-type="date" office:date-value="2019-03-26">
            <text:p>26</text:p>
          </table:table-cell>
          <table:table-cell table:style-name="ce115" table:formula="of:=[.AC2]+1" office:value-type="date" office:date-value="2019-03-27">
            <text:p>27</text:p>
          </table:table-cell>
          <table:table-cell table:style-name="ce115" table:formula="of:=[.AD2]+1" office:value-type="date" office:date-value="2019-03-28">
            <text:p>28</text:p>
          </table:table-cell>
          <table:table-cell table:style-name="ce115" table:formula="of:=[.AE2]+1" office:value-type="date" office:date-value="2019-03-29">
            <text:p>29</text:p>
          </table:table-cell>
          <table:table-cell table:style-name="ce115" table:formula="of:=[.AF2]+1" office:value-type="date" office:date-value="2019-03-30">
            <text:p>30</text:p>
          </table:table-cell>
          <table:table-cell table:style-name="ce115" table:formula="of:=[.AG2]+1" office:value-type="date" office:date-value="2019-03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11" table:formula="of:=SUM([.D4:.AH4])" office:value-type="float" office:value="2">
            <text:p>2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0.111in" draw:caption-point-x="-0.2402in" draw:caption-point-y="0.6071in">
              <dc:date>2019-03-01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0.1118in" draw:caption-point-x="-0.2402in" draw:caption-point-y="0.6063in">
              <dc:date>2019-03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4.472in" svg:y="0.1122in" draw:caption-point-x="-0.2402in" draw:caption-point-y="0.6059in">
              <dc:date>2019-03-05T00:00:00</dc:date>
              <text:p text:style-name="P4"><text:span text:style-name="T4">Sinh hoạt công dân cuối khóa,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0.1126in" draw:caption-point-x="-0.2402in" draw:caption-point-y="0.6055in">
              <dc:date>2019-03-06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0.115in" draw:caption-point-x="-0.2402in" draw:caption-point-y="0.6031in">
              <dc:date>2019-03-12T00:00:00</dc:date>
              <text:p text:style-name="P4"><text:span text:style-name="T4"><text:s/></text:span><text:span text:style-name="T4">ngủ quên, 9h05 đến cty</text:span></text:p>
            </office:annotation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8.2878in" svg:y="0.1157in" draw:caption-point-x="-0.2402in" draw:caption-point-y="0.6024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0.1165in" draw:caption-point-x="-0.2402in" draw:caption-point-y="0.6016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11.5492in" svg:y="0.1744in" draw:caption-point-x="-0.2402in" draw:caption-point-y="0.5437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0.1185in" draw:caption-point-x="-0.2402in" draw:caption-point-y="0.5996in">
              <dc:date>2019-03-22T00:00:00</dc:date>
              <text:p text:style-name="P4"><text:span text:style-name="T4">ngủ quên, 8h46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4" svg:width="1.1413in" svg:height="0.7012in" svg:x="14.7457in" svg:y="0.1193in" draw:caption-point-x="-0.2402in" draw:caption-point-y="0.5988in">
              <dc:date>2019-03-27T00:00:00</dc:date>
              <text:p text:style-name="P4"><text:span text:style-name="T4">đi học theo plan (10h13 đến cty KSK → tính off sáng)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0.1205in" draw:caption-point-x="-0.2402in" draw:caption-point-y="0.5976in">
              <dc:date>2019-03-29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11" table:formula="of:=SUM([.D5:.AH5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2.4622in" svg:y="0.3661in" draw:caption-point-x="-0.2402in" draw:caption-point-y="0.5996in">
              <dc:date>2019-03-22T00:00:00</dc:date>
              <text:p text:style-name="P4"><text:span text:style-name="T4">Về thăm ông đột xuất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11" table:formula="of:=SUM([.D6:.AH6])" office:value-type="float" office:value="2.5">
            <text:p>2.5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0.6063in" draw:caption-point-x="-0.2402in" draw:caption-point-y="0.6071in">
              <dc:date>2019-03-01T00:00:00</dc:date>
              <text:p text:style-name="P4"><text:span text:style-name="T4">Dậy muôn, 8h37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0.6071in" draw:caption-point-x="-0.2402in" draw:caption-point-y="0.6063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0.6071in" draw:caption-point-x="-0.2402in" draw:caption-point-y="0.6063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4" svg:width="1.1413in" svg:height="0.7012in" svg:x="7.7988in" svg:y="0.6102in" draw:caption-point-x="-0.2402in" draw:caption-point-y="0.6031in">
              <dc:date>2019-03-12T00:00:00</dc:date>
              <text:p text:style-name="P4"><text:span text:style-name="T4">Đau đầu, xin đi trễ, 11h35 đến cty → tính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0.611in" draw:caption-point-x="-0.2402in" draw:caption-point-y="0.6024in">
              <dc:date>2019-03-14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0.6118in" draw:caption-point-x="-0.2402in" draw:caption-point-y="0.6016in">
              <dc:date>2019-03-19T00:00:00</dc:date>
              <text:p text:style-name="P4"><text:span text:style-name="T4">ngủ dậy trễ + kẹt xe, 8h42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0.6122in" draw:caption-point-x="-0.2402in" draw:caption-point-y="0.6012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4622in" svg:y="0.6138in" draw:caption-point-x="-0.2402in" draw:caption-point-y="0.5996in">
              <dc:date>2019-03-22T00:00:00</dc:date>
              <text:p text:style-name="P4"><text:span text:style-name="T4">Chăm sóc mẹ, off sáng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2" draw:text-style-name="P4" svg:width="1.1413in" svg:height="0.5457in" svg:x="13.8323in" svg:y="0.6142in" draw:caption-point-x="-0.2402in" draw:caption-point-y="0.5992in">
              <dc:date>2019-03-25T00:00:00</dc:date>
              <text:p text:style-name="P4"><text:span text:style-name="T4"><text:s/></text:span><text:span text:style-name="T4">đau đầu, xin đi trễ,1h26 đến cty → tính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0.6146in" draw:caption-point-x="-0.2402in" draw:caption-point-y="0.5988in">
              <dc:date>2019-03-27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202in" svg:y="0.615in" draw:caption-point-x="-0.2402in" draw:caption-point-y="0.5984in">
              <dc:date>2019-03-28T00:00:00</dc:date>
              <text:p text:style-name="P4"><text:span text:style-name="T4">dậy muộn, 8h4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11" table:formula="of:=SUM([.D7:.AH7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0.861in" draw:caption-point-x="-0.2402in" draw:caption-point-y="0.6in">
              <dc:date>2019-03-21T00:00:00</dc:date>
              <text:p text:style-name="P4"><text:span text:style-name="T4">Xin đi trễ, 9h2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4" svg:width="1.1413in" svg:height="0.7012in" svg:x="14.7457in" svg:y="0.8622in" draw:caption-point-x="-0.2402in" draw:caption-point-y="0.5988in">
              <dc:date>2019-04-02T00:00:00</dc:date>
              <text:p text:style-name="P4"><text:span text:style-name="T4">Làm remote buổi sáng → đã làm đủ số giờ</text:span></text:p>
              <text:p text:style-name="P4"><text:span text:style-name="T4">Off chiều về quê</text:span></text:p>
            </office:annotation>
            <text:p>0.5</text:p>
          </table:table-cell>
          <table:table-cell table:style-name="ce117" office:value-type="float" office:value="0">
            <office:annotation draw:style-name="gr3" draw:text-style-name="P4" svg:width="1.1413in" svg:height="0.7012in" svg:x="15.202in" svg:y="0.8622in" draw:caption-point-x="-0.2402in" draw:caption-point-y="0.5988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style-name="ce117" office:value-type="float" office:value="0">
            <office:annotation draw:style-name="gr3" draw:text-style-name="P4" svg:width="1.1413in" svg:height="0.7012in" svg:x="15.6587in" svg:y="0.8622in" draw:caption-point-x="-0.2402in" draw:caption-point-y="0.5988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11" table:formula="of:=SUM([.D8:.AH8])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5.3854in" svg:y="1.1047in" draw:caption-point-x="-0.2402in" draw:caption-point-y="0.6039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5.8421in" svg:y="1.1047in" draw:caption-point-x="-0.2402in" draw:caption-point-y="0.6039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2.0059in" svg:y="1.1087in" draw:caption-point-x="-0.2402in" draw:caption-point-y="0.6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12.4622in" svg:y="1.1087in" draw:caption-point-x="-0.2402in" draw:caption-point-y="0.6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5.202in" svg:y="1.1102in" draw:caption-point-x="-0.2402in" draw:caption-point-y="0.5984in">
              <dc:date>2019-03-28T00:00:00</dc:date>
              <text:p text:style-name="P4"><text:span text:style-name="T4">Bị tiêu hóa</text:span></text:p>
            </office:annotation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1.111in" draw:caption-point-x="-0.2402in" draw:caption-point-y="0.5976in">
              <dc:date>2019-03-29T00:00:00</dc:date>
              <text:p text:style-name="P4"><text:span text:style-name="T4">bận việc, xin đi trễ, 9h25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111" table:formula="of:=SUM([.D9:.AH9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4" svg:width="1.1413in" svg:height="0.2634in" svg:x="13.8323in" svg:y="1.3575in" draw:caption-point-x="-0.2402in" draw:caption-point-y="0.5992in">
              <dc:date>2019-03-25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11" table:formula="of:=SUM([.D11:.AH11])" office:value-type="float" office:value="1.5">
            <text:p>1.5</text:p>
          </table:table-cell>
          <table:table-cell table:style-name="ce117" office:value-type="float" office:value="1">
            <office:annotation draw:style-name="gr4" draw:text-style-name="P4" svg:width="1.1413in" svg:height="0.3902in" svg:x="2.6457in" svg:y="1.8449in" draw:caption-point-x="-0.2402in" draw:caption-point-y="0.6071in">
              <dc:date>2019-03-01T00:00:00</dc:date>
              <text:p text:style-name="P4"><text:span text:style-name="T4">Cúng thôi nôi con</text:span></text:p>
            </office:annotation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.848in" draw:caption-point-x="-0.2402in" draw:caption-point-y="0.6039in">
              <dc:date>2019-03-08T00:00:00</dc:date>
              <text:p text:style-name="P4"><text:span text:style-name="T4">Chăm bé, 8h4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1.8496in" draw:caption-point-x="-0.2402in" draw:caption-point-y="0.6024in">
              <dc:date>2019-03-14T00:00:00</dc:date>
              <text:p text:style-name="P4"><text:span text:style-name="T4">chăm bé, 8h35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8" draw:text-style-name="P4" svg:width="1.1413in" svg:height="0.8567in" svg:x="13.8323in" svg:y="1.8528in" draw:caption-point-x="-0.2402in" draw:caption-point-y="0.5992in">
              <dc:date>2019-03-25T00:00:00</dc:date>
              <text:p text:style-name="P4"><text:span text:style-name="T4">Ghé bệnh viện thăm chị dâu sắp sanh, xđt, 10h04 đến cty → tính off sáng</text:span></text:p>
            </office:annotation>
            <text:p>0.5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2.0933in" draw:caption-point-x="-0.2402in" draw:caption-point-y="0.6063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3" draw:text-style-name="P4" svg:width="1.1413in" svg:height="0.7012in" svg:x="15.6587in" svg:y="2.3504in" draw:caption-point-x="-0.2402in" draw:caption-point-y="0.5969in">
              <dc:date>2019-04-01T00:00:00</dc:date>
              <text:p text:style-name="P4"><text:span text:style-name="T4">Bận việc cá nhân, 4h30 rời cty → đã bù đủ giờ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11" table:formula="of:=SUM([.D14:.AH14])" office:value-type="float" office:value="5.5">
            <text:p>5.5</text:p>
          </table:table-cell>
          <table:table-cell table:style-name="ce117" office:value-type="float" office:value="1">
            <office:annotation draw:style-name="gr4" draw:text-style-name="P4" svg:width="1.1413in" svg:height="0.3902in" svg:x="2.6457in" svg:y="2.5878in" draw:caption-point-x="-0.2402in" draw:caption-point-y="0.6071in">
              <dc:date>2019-03-0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2" draw:text-style-name="P4" svg:width="1.1413in" svg:height="0.5457in" svg:x="7.3094in" svg:y="2.5913in" draw:caption-point-x="-0.2402in" draw:caption-point-y="0.6035in">
              <dc:date>2019-03-11T00:00:00</dc:date>
              <text:p text:style-name="P4"><text:span text:style-name="T4">bận việc với người thân, xin off chiều</text:span></text:p>
            </office:annotation>
            <text:p>0.5</text:p>
          </table:table-cell>
          <table:table-cell table:style-name="ce117" office:value-type="float" office:value="0.5">
            <office:annotation draw:style-name="gr4" draw:text-style-name="P4" svg:width="1.1413in" svg:height="0.3902in" svg:x="7.7988in" svg:y="2.5917in" draw:caption-point-x="-0.2402in" draw:caption-point-y="0.6031in">
              <dc:date>2019-03-12T00:00:00</dc:date>
              <text:p text:style-name="P4"><text:span text:style-name="T4">Không khỏe, off sáng</text:span></text:p>
            </office:annotation>
            <text:p>0.5</text:p>
          </table:table-cell>
          <table:table-cell table:style-name="ce117" office:value-type="float" office:value="1">
            <office:annotation draw:style-name="gr4" draw:text-style-name="P4" svg:width="1.1413in" svg:height="0.3902in" svg:x="8.2878in" svg:y="2.5925in" draw:caption-point-x="-0.2402in" draw:caption-point-y="0.6024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8.7768in" svg:y="2.5925in" draw:caption-point-x="-0.2402in" draw:caption-point-y="0.6024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17" office:value-type="float" office:value="0.5">
            <office:annotation draw:style-name="gr2" draw:text-style-name="P4" svg:width="1.1413in" svg:height="0.5457in" svg:x="9.2661in" svg:y="2.5929in" draw:caption-point-x="-0.2402in" draw:caption-point-y="0.602in">
              <dc:date>2019-03-15T00:00:00</dc:date>
              <text:p text:style-name="P4"><text:span text:style-name="T4">chụp film cổ chân, xin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2.5933in" draw:caption-point-x="-0.2402in" draw:caption-point-y="0.6016in">
              <dc:date>2019-03-19T00:00:00</dc:date>
              <text:p text:style-name="P4"><text:span text:style-name="T4">chân đau, xin đi trễ, 9h03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2.5933in" draw:caption-point-x="-0.2402in" draw:caption-point-y="0.6016in">
              <dc:date>2019-03-19T00:00:00</dc:date>
              <text:p text:style-name="P4"><text:span text:style-name="T4">chân đau, xin đi trễ, 9h07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2.0059in" svg:y="2.5949in" draw:caption-point-x="-0.2402in" draw:caption-point-y="0.6in">
              <dc:date>2019-03-21T00:00:00</dc:date>
              <text:p text:style-name="P4"><text:span text:style-name="T4">Đi tái khám + thay bột</text:span></text:p>
            </office:annotation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2.5953in" draw:caption-point-x="-0.2402in" draw:caption-point-y="0.5996in">
              <dc:date>2019-03-22T00:00:00</dc:date>
              <text:p text:style-name="P4"><text:span text:style-name="T4">Đau chân, xđt, 9h10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2.5961in" draw:caption-point-x="-0.2402in" draw:caption-point-y="0.5988in">
              <dc:date>2019-04-01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5.202in" svg:y="2.5965in" draw:caption-point-x="-0.2402in" draw:caption-point-y="0.5984in">
              <dc:date>2019-03-28T00:00:00</dc:date>
              <text:p text:style-name="P4"><text:span text:style-name="T4">Đi trễ theo plan, 9h10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2.5961in" draw:caption-point-x="-0.2402in" draw:caption-point-y="0.5988in">
              <dc:date>2019-04-01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111" table:formula="of:=SUM([.D15:.AH15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2.8362in" draw:caption-point-x="-0.2402in" draw:caption-point-y="0.6063in">
              <dc:date>2019-03-04T00:00:00</dc:date>
              <text:p text:style-name="P4"><text:span text:style-name="T4">Việc cá nhân, off chiều</text:span></text:p>
            </office:annotation>
            <text:p>0.5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11" table:formula="of:=SUM([.D16:.AH16])" office:value-type="float" office:value="4.5">
            <text:p>4.5</text:p>
          </table:table-cell>
          <table:table-cell table:style-name="ce117" table:number-columns-repeated="10"/>
          <table:table-cell table:style-name="ce117" office:value-type="float" office:value="0.5">
            <office:annotation draw:style-name="gr6" draw:text-style-name="P1" svg:width="1.1413in" svg:height="0.2634in" svg:x="7.3094in" svg:y="3.0854in" draw:caption-point-x="-0.2402in" draw:caption-point-y="0.6047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8.2878in" svg:y="3.0854in" draw:caption-point-x="-0.2402in" draw:caption-point-y="0.6047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9.2661in" svg:y="3.0854in" draw:caption-point-x="-0.2402in" draw:caption-point-y="0.6047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0.6358in" svg:y="3.0839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11.5492in" svg:y="3.0854in" draw:caption-point-x="-0.2402in" draw:caption-point-y="0.6047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3" draw:text-style-name="P4" svg:width="1.1413in" svg:height="0.7012in" svg:x="12.4622in" svg:y="3.0906in" draw:caption-point-x="-0.2402in" draw:caption-point-y="0.5996in">
              <dc:date>2019-03-22T00:00:00</dc:date>
              <text:p text:style-name="P4"><text:span text:style-name="T4">Khám tay off sáng + gặp thầy hướng dẫn , off chiều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3.8323in" svg:y="3.0839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14.7457in" svg:y="3.0839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11" table:formula="of:=SUM([.D17:.AH17])" office:value-type="float" office:value="1">
            <text:p>1</text:p>
          </table:table-cell>
          <table:table-cell table:style-name="ce117" office:value-type="float" office:value="0">
            <office:annotation draw:style-name="gr10" draw:text-style-name="P4" svg:width="1.1413in" svg:height="1.0122in" svg:x="2.6457in" svg:y="3.3311in" draw:caption-point-x="-0.2402in" draw:caption-point-y="0.6071in">
              <dc:date>2019-04-01T00:00:00</dc:date>
              <text:p text:style-name="P4"><text:span text:style-name="T4">Lên trường họp lúc 2h25 → đã làm bù đủ số giờ</text:span></text:p>
              <text:p text:style-name="P4"><text:span text:style-name="T4"/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3.3327in" draw:caption-point-x="-0.2402in" draw:caption-point-y="0.6055in">
              <dc:date>2019-03-06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5.3854in" svg:y="3.3343in" draw:caption-point-x="-0.2402in" draw:caption-point-y="0.6039in">
              <dc:date>2019-03-08T00:00:00</dc:date>
              <text:p text:style-name="P4"><text:span text:style-name="T4">Bận việc gđ, xin đi trễ, 9h08 đến cty</text:span></text:p>
            </office:annotation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5.8421in" svg:y="3.3413in" draw:caption-point-x="-0.2402in" draw:caption-point-y="0.5969in">
              <dc:date>2019-04-01T00:00:00</dc:date>
              <text:p text:style-name="P4"><text:span text:style-name="T4">Lên trường dự lễ, 10h49 đến cty → tính off sáng</text:span></text:p>
            </office:annotation>
            <text:p>0.5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3.3358in" draw:caption-point-x="-0.2402in" draw:caption-point-y="0.6024in">
              <dc:date>2019-03-14T00:00:00</dc:date>
              <text:p text:style-name="P4"><text:span text:style-name="T4">bận việc nhà, 8h41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9.2661in" svg:y="3.3366in" draw:caption-point-x="-0.2402in" draw:caption-point-y="0.6016in">
              <dc:date>2019-03-15T00:00:00</dc:date>
              <text:p text:style-name="P4"><text:span text:style-name="T4"><text:s/></text:span><text:span text:style-name="T4">bận việc nhà, 8h42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1.0925in" svg:y="3.3366in" draw:caption-point-x="-0.2402in" draw:caption-point-y="0.6016in">
              <dc:date>2019-03-19T00:00:00</dc:date>
              <text:p text:style-name="P4"><text:span text:style-name="T4"><text:s/></text:span><text:span text:style-name="T4">bận việc cá nhân, xin đi trễ, 9h`1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3.337in" draw:caption-point-x="-0.2402in" draw:caption-point-y="0.6012in">
              <dc:date>2019-03-20T00:00:00</dc:date>
              <text:p text:style-name="P4"><text:span text:style-name="T4">bận việc nhà, 8h37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0059in" svg:y="3.3386in" draw:caption-point-x="-0.2402in" draw:caption-point-y="0.5996in">
              <dc:date>2019-03-21T00:00:00</dc:date>
              <text:p text:style-name="P4"><text:span text:style-name="T4">Họp ở trường,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3.3386in" draw:caption-point-x="-0.2402in" draw:caption-point-y="0.5996in">
              <dc:date>2019-03-22T00:00:00</dc:date>
              <text:p text:style-name="P4"><text:span text:style-name="T4">bận việc nhà, 8h43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4.289in" svg:y="3.3394in" draw:caption-point-x="-0.2402in" draw:caption-point-y="0.5988in">
              <dc:date>2019-03-27T00:00:00</dc:date>
              <text:p text:style-name="P4"><text:span text:style-name="T4"><text:s/></text:span><text:span text:style-name="T4">em bé bị sốt, xin đi trễ, 9h33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10" draw:text-style-name="P4" svg:width="1.1413in" svg:height="1.0122in" svg:x="15.202in" svg:y="3.3398in" draw:caption-point-x="-0.2402in" draw:caption-point-y="0.5984in">
              <dc:date>2019-03-29T00:00:00</dc:date>
              <text:p text:style-name="P4"><text:span text:style-name="T4">Bận việc nhà, 9h05 đến cty</text:span></text:p>
              <text:p text:style-name="P4"><text:span text:style-name="T4">Có việc ở trường, 2h15 đến cty → đã làm bù đủ số giờ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11" table:formula="of:=SUM([.D18:.AH18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4.289in" svg:y="3.587in" draw:caption-point-x="-0.2402in" draw:caption-point-y="0.5988in">
              <dc:date>2019-03-27T00:00:00</dc:date>
              <text:p text:style-name="P4"><text:span text:style-name="T4">đau đầu, mệt, xin đi trễ, 8h50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202in" svg:y="3.5874in" draw:caption-point-x="-0.2402in" draw:caption-point-y="0.5984in">
              <dc:date>2019-03-28T00:00:00</dc:date>
              <text:p text:style-name="P4"><text:span text:style-name="T4">Đi khám bệnh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11" table:formula="of:=SUM([.D19:.AH19])" office:value-type="float" office:value="2.5">
            <text:p>2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1.0925in" svg:y="3.8319in" draw:caption-point-x="-0.2402in" draw:caption-point-y="0.6016in">
              <dc:date>2019-03-19T00:00:00</dc:date>
              <text:p text:style-name="P4"><text:span text:style-name="T4">Đi khám bệnh,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202in" svg:y="3.835in" draw:caption-point-x="-0.2402in" draw:caption-point-y="0.5984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3.835in" draw:caption-point-x="-0.2402in" draw:caption-point-y="0.5984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11" table:formula="of:=SUM([.D20:.AH20])" office:value-type="float" office:value="11.5">
            <text:p>11.5</text:p>
          </table:table-cell>
          <table:table-cell table:style-name="ce117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4.0752in" draw:caption-point-x="-0.2402in" draw:caption-point-y="0.6059in">
              <dc:date>2019-03-05T00:00:00</dc:date>
              <text:p text:style-name="P4"><text:span text:style-name="T4">10h09 đến cty → tính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1">
            <text:p>1</text:p>
          </table:table-cell>
          <table:table-cell table:style-name="ce117" office:value-type="float" office:value="0.5">
            <office:annotation draw:style-name="gr4" draw:text-style-name="P4" svg:width="1.1413in" svg:height="0.3902in" svg:x="8.2878in" svg:y="4.0783in" draw:caption-point-x="-0.2402in" draw:caption-point-y="0.6028in">
              <dc:date>2019-03-13T00:00:00</dc:date>
              <text:p text:style-name="P4"><text:span text:style-name="T4">10h11 đến cty → tính off sáng</text:span></text:p>
            </office:annotation>
            <text:p>0.5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text:p>1</text:p>
          </table:table-cell>
          <table:table-cell table:style-name="ce117" office:value-type="float" office:value="0.5">
            <office:annotation draw:style-name="gr6" draw:text-style-name="P4" svg:width="1.1413in" svg:height="0.2634in" svg:x="11.0925in" svg:y="4.0799in" draw:caption-point-x="-0.2402in" draw:caption-point-y="0.6012in">
              <dc:date>2019-03-19T00:00:00</dc:date>
              <text:p text:style-name="P4"><text:span text:style-name="T4">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11" table:formula="of:=SUM([.D21:.AH21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4.289in" svg:y="4.3299in" draw:caption-point-x="-0.2402in" draw:caption-point-y="0.5988in">
              <dc:date>2019-03-27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11" table:formula="of:=SUM([.D22:.AH22])" office:value-type="float" office:value="4">
            <text:p>4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4.570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5.3854in" svg:y="4.5701in" draw:caption-point-x="-0.2402in" draw:caption-point-y="0.6063in">
              <dc:date>2019-03-06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7.3094in" svg:y="4.570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8.2878in" svg:y="4.570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8.7768in" svg:y="4.574in" draw:caption-point-x="-0.2402in" draw:caption-point-y="0.6024in">
              <dc:date>2019-03-1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0.6358in" svg:y="4.570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2" draw:text-style-name="P1" svg:width="1.1413in" svg:height="0.5457in" svg:x="12.0059in" svg:y="4.5717in" draw:caption-point-x="-0.2402in" draw:caption-point-y="0.6047in">
              <dc:date>2019-03-21T00:00:00</dc:date>
              <text:p text:style-name="P1"><text:span text:style-name="T1">kẹt xe, 8h36 đến cty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3.8323in" svg:y="4.570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14.7457in" svg:y="4.570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11" table:formula="of:=SUM([.D24:.AH24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5.8421in" svg:y="5.0748in" draw:caption-point-x="-0.2402in" draw:caption-point-y="0.5969in">
              <dc:date>2019-04-01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5.0701in" draw:caption-point-x="-0.2402in" draw:caption-point-y="0.6016in">
              <dc:date>2019-03-19T00:00:00</dc:date>
              <text:p text:style-name="P4"><text:span text:style-name="T4">trúng gió, xin đi trễ, 8h45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11" table:formula="of:=SUM([.D25:.AH25])" office:value-type="float" office:value="1"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5.3122in" draw:caption-point-x="-0.2402in" draw:caption-point-y="0.6071in">
              <dc:date>2019-03-0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9287in" svg:y="5.3138in" draw:caption-point-x="-0.2402in" draw:caption-point-y="0.6055in">
              <dc:date>2019-03-06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5.3154in" draw:caption-point-x="-0.2402in" draw:caption-point-y="0.6039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5.3169in" draw:caption-point-x="-0.2402in" draw:caption-point-y="0.6024in">
              <dc:date>2019-03-14T00:00:00</dc:date>
              <text:p text:style-name="P4"><text:span text:style-name="T4">hư xe, xin đi trễ, 9h0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9.2661in" svg:y="5.3177in" draw:caption-point-x="-0.2402in" draw:caption-point-y="0.6016in">
              <dc:date>2019-03-15T00:00:00</dc:date>
              <text:p text:style-name="P4"><text:span text:style-name="T4">ngủ quên, 9h04 đến cty</text:span></text:p>
              <text:p text:style-name="P4"><text:span text:style-name="T4"/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5.3177in" draw:caption-point-x="-0.2402in" draw:caption-point-y="0.6016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2.4622in" svg:y="5.3197in" draw:caption-point-x="-0.2402in" draw:caption-point-y="0.5996in">
              <dc:date>2019-03-22T00:00:00</dc:date>
              <text:p text:style-name="P4"><text:span text:style-name="T4">chờ sửa xe, xin đi trễ, 8h59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3.8323in" svg:y="5.3201in" draw:caption-point-x="-0.2402in" draw:caption-point-y="0.5992in">
              <dc:date>2019-03-25T00:00:00</dc:date>
              <text:p text:style-name="P4"><text:span text:style-name="T4">mệt + đau đầu, xin đi trễ, 9h10 đến cty</text:span></text:p>
            </office:annotation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4.289in" svg:y="5.3205in" draw:caption-point-x="-0.2402in" draw:caption-point-y="0.5988in">
              <dc:date>2019-03-27T00:00:00</dc:date>
              <text:p text:style-name="P4"><text:span text:style-name="T4">Về quê đám hỏi chị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5.3217in" draw:caption-point-x="-0.2402in" draw:caption-point-y="0.5976in">
              <dc:date>2019-03-29T00:00:00</dc:date>
              <text:p text:style-name="P4"><text:span text:style-name="T4">đau bụng, xin đi trễ, 9h07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1" table:formula="of:=SUM([.D26:.AH26])" office:value-type="float" office:value="2.5">
            <text:p>2.5</text:p>
          </table:table-cell>
          <table:table-cell table:style-name="ce117" office:value-type="float" office:value="0">
            <office:annotation draw:style-name="gr8" draw:text-style-name="P4" svg:width="1.1413in" svg:height="0.8567in" svg:x="2.6457in" svg:y="5.5634in" draw:caption-point-x="-0.2402in" draw:caption-point-y="0.6039in">
              <dc:date>2019-03-05T00:00:00</dc:date>
              <text:p text:style-name="P4"><text:span text:style-name="T4">bận việc riêng, xin về sớm 4h15, sẽ làm bù vào cuối tuần</text:span></text:p>
              <text:p text:style-name="P4"><text:span text:style-name="T4">→</text:span><text:span text:style-name="T4">đã bù đủ giờ</text:span></text:p>
            </office:annotation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8" draw:text-style-name="P4" svg:width="1.1413in" svg:height="0.8567in" svg:x="5.8421in" svg:y="5.563in" draw:caption-point-x="-0.2402in" draw:caption-point-y="0.6043in">
              <dc:date>2019-03-07T00:00:00</dc:date>
              <text:p text:style-name="P4"><text:span text:style-name="T4"><text:s/></text:span><text:span text:style-name="T4">Đi thăm người thân với gia đình.</text:span></text:p>
              <text:p text:style-name="P4"><text:span text:style-name="T4"/></text:p>
              <text:p text:style-name="P4"><text:span text:style-name="T4"/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1.5492in" svg:y="5.5661in" draw:caption-point-x="-0.2402in" draw:caption-point-y="0.6012in">
              <dc:date>2019-03-20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5.5689in" draw:caption-point-x="-0.2402in" draw:caption-point-y="0.5984in">
              <dc:date>2019-03-28T00:00:00</dc:date>
              <text:p text:style-name="P4"><text:span text:style-name="T4">Nhà có đám giỗ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5.8079in" draw:caption-point-x="-0.2402in" draw:caption-point-y="0.6071in">
              <dc:date>2019-03-01T00:00:00</dc:date>
              <text:p text:style-name="P4"><text:span text:style-name="T4">Thẻ xe có vấn đề, 8h37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5.8094in" draw:caption-point-x="-0.2402in" draw:caption-point-y="0.6055in">
              <dc:date>2019-03-06T00:00:00</dc:date>
              <text:p text:style-name="P4"><text:span text:style-name="T4">Mệt, xin đi trễ, 9h44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5.811in" draw:caption-point-x="-0.2402in" draw:caption-point-y="0.6039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5.8118in" draw:caption-point-x="-0.2402in" draw:caption-point-y="0.6031in">
              <dc:date>2019-03-12T00:00:00</dc:date>
              <text:p text:style-name="P4"><text:span text:style-name="T4"><text:s/></text:span><text:span text:style-name="T4">ngủ quên, 9h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7768in" svg:y="5.8126in" draw:caption-point-x="-0.2402in" draw:caption-point-y="0.6024in">
              <dc:date>2019-03-14T00:00:00</dc:date>
              <text:p text:style-name="P4"><text:span text:style-name="T4">ngủ dậy muộn, 8h41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9.2661in" svg:y="5.8134in" draw:caption-point-x="-0.2402in" draw:caption-point-y="0.6016in">
              <dc:date>2019-03-15T00:00:00</dc:date>
              <text:p text:style-name="P4"><text:span text:style-name="T4">chờ người đến sửa nhà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5.8134in" draw:caption-point-x="-0.2402in" draw:caption-point-y="0.6016in">
              <dc:date>2019-03-19T00:00:00</dc:date>
              <text:p text:style-name="P4"><text:span text:style-name="T4">ngủ quên, xin đi trễ, 9h05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5.8134in" draw:caption-point-x="-0.2402in" draw:caption-point-y="0.6016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5.8138in" draw:caption-point-x="-0.2402in" draw:caption-point-y="0.6012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5.8161in" draw:caption-point-x="-0.2402in" draw:caption-point-y="0.5988in">
              <dc:date>2019-03-27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8" draw:text-style-name="P4" svg:width="1.1413in" svg:height="0.8567in" svg:x="15.6587in" svg:y="5.8173in" draw:caption-point-x="-0.2402in" draw:caption-point-y="0.5976in">
              <dc:date>2019-03-29T00:00:00</dc:date>
              <text:p text:style-name="P4"><text:span text:style-name="T4">bận việc giấy tờ, xin đi trễ, khoảng 9h30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6.0555in" draw:caption-point-x="-0.2402in" draw:caption-point-y="0.6071in">
              <dc:date>2019-03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6.0567in" draw:caption-point-x="-0.2402in" draw:caption-point-y="0.6059in">
              <dc:date>2019-03-05T00:00:00</dc:date>
              <text:p text:style-name="P4"><text:span text:style-name="T4">Kẹt xe, 8h45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6.0591in" draw:caption-point-x="-0.2402in" draw:caption-point-y="0.6035in">
              <dc:date>2019-03-11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9.2661in" svg:y="6.061in" draw:caption-point-x="-0.2402in" draw:caption-point-y="0.6016in">
              <dc:date>2019-03-15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6.0614in" draw:caption-point-x="-0.2402in" draw:caption-point-y="0.6012in">
              <dc:date>2019-03-20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6.063in" draw:caption-point-x="-0.2402in" draw:caption-point-y="0.5996in">
              <dc:date>2019-03-21T00:00:00</dc:date>
              <text:p text:style-name="P4"><text:span text:style-name="T4">gủ quên, 8h50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11" table:formula="of:=SUM([.D29:.AH29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6.3039in" draw:caption-point-x="-0.2402in" draw:caption-point-y="0.6063in">
              <dc:date>2019-03-04T00:00:00</dc:date>
              <text:p text:style-name="P4"><text:span text:style-name="T4">Ghé ngân hàng, xđt, 8h58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6.3043in" draw:caption-point-x="-0.2402in" draw:caption-point-y="0.6059in">
              <dc:date>2019-03-05T00:00:00</dc:date>
              <text:p text:style-name="P4"><text:span text:style-name="T4">Bận việc, xin về sớm, 4h30 về → confirm làm bù</text:span></text:p>
            </office:annotation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4.9287in" svg:y="6.3047in" draw:caption-point-x="-0.2402in" draw:caption-point-y="0.6055in">
              <dc:date>2019-03-06T00:00:00</dc:date>
              <text:p text:style-name="P4"><text:span text:style-name="T4">Về quê đám cưới em trai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6.7992in" draw:caption-point-x="-0.2402in" draw:caption-point-y="0.6063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10" draw:text-style-name="P4" svg:width="1.1413in" svg:height="1.0122in" svg:x="15.6587in" svg:y="6.8079in" draw:caption-point-x="-0.2402in" draw:caption-point-y="0.5976in">
              <dc:date>2019-04-08T00:00:00</dc:date>
              <text:p text:style-name="P4"><text:span text:style-name="T4">kẹt xe, 8h32 đến cty</text:span></text:p>
              <text:p text:style-name="P4"><text:span text:style-name="T4">Về sớm lúc 3h15, làm bù sau → đã làm bù đủ giờ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110" office:value-type="string">
            <text:p>MaiLT</text:p>
          </table:table-cell>
          <table:table-cell table:style-name="ce112" table:formula="of:=SUM([.D32:.AH32])" office:value-type="float" office:value="0">
            <text:p>0</text:p>
          </table:table-cell>
          <table:table-cell table:style-name="ce118" table:number-columns-repeated="31"/>
          <table:table-cell table:style-name="ce127" table:number-columns-repeated="949"/>
          <table:table-cell table:style-name="ce128" table:number-columns-repeated="41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11" table:formula="of:=SUM([.D33:.AH33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7.2945in" draw:caption-point-x="-0.2402in" draw:caption-point-y="0.6063in">
              <dc:date>2019-03-04T00:00:00</dc:date>
              <text:p text:style-name="P4"><text:span text:style-name="T4">Dậy muộn, 9h22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7.2969in" draw:caption-point-x="-0.2402in" draw:caption-point-y="0.6039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7.2972in" draw:caption-point-x="-0.2402in" draw:caption-point-y="0.6035in">
              <dc:date>2019-03-11T00:00:00</dc:date>
              <text:p text:style-name="P4"><text:span text:style-name="T4">Đi gửi laptop, xđt, 8h57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7.2976in" draw:caption-point-x="-0.2402in" draw:caption-point-y="0.6031in">
              <dc:date>2019-03-12T00:00:00</dc:date>
              <text:p text:style-name="P4"><text:span text:style-name="T4">dậy muộn, 8h49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7768in" svg:y="7.2984in" draw:caption-point-x="-0.2402in" draw:caption-point-y="0.6024in">
              <dc:date>2019-03-14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9.2661in" svg:y="7.2992in" draw:caption-point-x="-0.2402in" draw:caption-point-y="0.6016in">
              <dc:date>2019-03-15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7.2992in" draw:caption-point-x="-0.2402in" draw:caption-point-y="0.6016in">
              <dc:date>2019-03-19T00:00:00</dc:date>
              <text:p text:style-name="P4"><text:span text:style-name="T4">ngủ dậy muộn, 8h4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7.2992in" draw:caption-point-x="-0.2402in" draw:caption-point-y="0.6016in">
              <dc:date>2019-03-19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1.5492in" svg:y="7.2996in" draw:caption-point-x="-0.2402in" draw:caption-point-y="0.6012in">
              <dc:date>2019-03-20T00:00:00</dc:date>
              <text:p text:style-name="P4"><text:span text:style-name="T4">ra sân bay đón bạn, xin đi trễ, 9h56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7.3012in" draw:caption-point-x="-0.2402in" draw:caption-point-y="0.5996in">
              <dc:date>2019-03-22T00:00:00</dc:date>
              <text:p text:style-name="P4"><text:span text:style-name="T4">để quên đồ, 8h36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3.8323in" svg:y="7.3016in" draw:caption-point-x="-0.2402in" draw:caption-point-y="0.5992in">
              <dc:date>2019-03-25T00:00:00</dc:date>
              <text:p text:style-name="P4"><text:span text:style-name="T4">ngủ quên, 8h53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202in" svg:y="7.3024in" draw:caption-point-x="-0.2402in" draw:caption-point-y="0.5984in">
              <dc:date>2019-03-28T00:00:00</dc:date>
              <text:p text:style-name="P4"><text:span text:style-name="T4">xe hư, xin đi trễ, 8h56 đến cty</text:span></text:p>
            </office:annotation>
            <text:p>0</text:p>
          </table:table-cell>
          <table:table-cell table:style-name="ce117" office:value-type="float" office:value="0.5">
            <office:annotation draw:style-name="gr3" draw:text-style-name="P4" svg:width="1.1413in" svg:height="0.7012in" svg:x="15.6587in" svg:y="7.3031in" draw:caption-point-x="-0.2402in" draw:caption-point-y="0.5976in">
              <dc:date>2019-03-29T00:00:00</dc:date>
              <text:p text:style-name="P4"><text:span text:style-name="T4">kẹt xe, 8h39 đến cty</text:span></text:p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table:number-columns-repeated="2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11" table:formula="of:=SUM([.D34:.AH34])" office:value-type="float" office:value="2.5">
            <text:p>2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7.5445in" draw:caption-point-x="-0.2402in" draw:caption-point-y="0.6039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8.7768in" svg:y="7.5461in" draw:caption-point-x="-0.2402in" draw:caption-point-y="0.6024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9.2661in" svg:y="7.5461in" draw:caption-point-x="-0.2402in" draw:caption-point-y="0.6024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7.5488in" draw:caption-point-x="-0.2402in" draw:caption-point-y="0.5996in">
              <dc:date>2019-03-22T00:00:00</dc:date>
              <text:p text:style-name="P4"><text:span text:style-name="T4">dậy trễ, 8h37 đến cty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11" table:formula="of:=SUM([.D35:.AH35])" office:value-type="float" office:value="1.5">
            <text:p>1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7.7933in" draw:caption-point-x="-0.2402in" draw:caption-point-y="0.6031in">
              <dc:date>2019-03-12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7.7941in" draw:caption-point-x="-0.2402in" draw:caption-point-y="0.6024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9.2661in" svg:y="7.7945in" draw:caption-point-x="-0.2402in" draw:caption-point-y="0.602in">
              <dc:date>2019-03-15T00:00:00</dc:date>
              <text:p text:style-name="P4"><text:span text:style-name="T4">Bận việc giấy tờ ở quê</text:span></text:p>
            </office:annotation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7.7969in" draw:caption-point-x="-0.2402in" draw:caption-point-y="0.5996in">
              <dc:date>2019-03-21T00:00:00</dc:date>
              <text:p text:style-name="P4"><text:span text:style-name="T4">đưa con đi học, 8h44 vào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7.7969in" draw:caption-point-x="-0.2402in" draw:caption-point-y="0.5996in">
              <dc:date>2019-03-22T00:00:00</dc:date>
              <text:p text:style-name="P4"><text:span text:style-name="T4">xe vợ hư, xin đi trễ, 8h50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7.7976in" draw:caption-point-x="-0.2402in" draw:caption-point-y="0.5988in">
              <dc:date>2019-03-27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5.6587in" svg:y="7.7976in" draw:caption-point-x="-0.2402in" draw:caption-point-y="0.5988in">
              <dc:date>2019-03-27T00:00:00</dc:date>
              <text:p text:style-name="P4"><text:span text:style-name="T4">Xử lý việc giấy tờ, off chiều</text:span></text:p>
            </office:annotation>
            <text:p>0.5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11" table:formula="of:=SUM([.D36:.AH36])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8.7768in" svg:y="8.0417in" draw:caption-point-x="-0.2402in" draw:caption-point-y="0.6024in">
              <dc:date>2019-03-14T00:00:00</dc:date>
              <text:p text:style-name="P4"><text:span text:style-name="T4">bận việc cá nhân đột xuất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0059in" svg:y="8.0445in" draw:caption-point-x="-0.2402in" draw:caption-point-y="0.5996in">
              <dc:date>2019-03-21T00:00:00</dc:date>
              <text:p text:style-name="P4"><text:span text:style-name="T4">Bận việ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13.8323in" svg:y="8.0449in" draw:caption-point-x="-0.2402in" draw:caption-point-y="0.5992in">
              <dc:date>2019-03-25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5.202in" svg:y="8.0457in" draw:caption-point-x="-0.2402in" draw:caption-point-y="0.5984in">
              <dc:date>2019-03-2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11" table:formula="of:=SUM([.D37:.AH37])" office:value-type="float" office:value="2.5">
            <text:p>2.5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8.2846in" draw:caption-point-x="-0.2402in" draw:caption-point-y="0.6071in">
              <dc:date>2019-03-01T00:00:00</dc:date>
              <text:p text:style-name="P4"><text:span text:style-name="T4">Không khỏe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8.2858in" draw:caption-point-x="-0.2402in" draw:caption-point-y="0.6059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8.2886in" draw:caption-point-x="-0.2402in" draw:caption-point-y="0.6031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8.2917in" draw:caption-point-x="-0.2402in" draw:caption-point-y="0.6in">
              <dc:date>2019-03-21T00:00:00</dc:date>
              <text:p text:style-name="P4"><text:span text:style-name="T4">Mệt, xin đi trễ, 9h3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4.289in" svg:y="8.2929in" draw:caption-point-x="-0.2402in" draw:caption-point-y="0.5988in">
              <dc:date>2019-03-27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8.2941in" draw:caption-point-x="-0.2402in" draw:caption-point-y="0.5976in">
              <dc:date>2019-03-29T00:00:00</dc:date>
              <text:p text:style-name="P4"><text:span text:style-name="T4">Bận việc riêng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11" table:formula="of:=SUM([.D38:.AH38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3.8323in" svg:y="8.5445in" draw:caption-point-x="-0.2402in" draw:caption-point-y="0.5949in">
              <dc:date>2019-04-04T00:00:00</dc:date>
              <text:p text:style-name="P4"><text:span text:style-name="T4">Đi học, về sớm lúc 4h45 → đã làm bù đủ giờ</text:span></text:p>
            </office:annotation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14.289in" svg:y="8.5406in" draw:caption-point-x="-0.2402in" draw:caption-point-y="0.5988in">
              <dc:date>2019-03-27T00:00:00</dc:date>
              <text:p text:style-name="P4"><text:span text:style-name="T4">bận việc cá nhân, xin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11" table:formula="of:=SUM([.D39:.AH39])" office:value-type="float" office:value="3.5">
            <text:p>3.5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8.7799in" draw:caption-point-x="-0.2402in" draw:caption-point-y="0.6071in">
              <dc:date>2019-03-01T00:00:00</dc:date>
              <text:p text:style-name="P4"><text:span text:style-name="T4">Mệt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8.7811in" draw:caption-point-x="-0.2402in" draw:caption-point-y="0.6059in">
              <dc:date>2019-03-05T00:00:00</dc:date>
              <text:p text:style-name="P4"><text:span text:style-name="T4">Chở bạn ra sân bay, xin đi trễ, 9h22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8.7815in" draw:caption-point-x="-0.2402in" draw:caption-point-y="0.6055in">
              <dc:date>2019-03-06T00:00:00</dc:date>
              <text:p text:style-name="P4"><text:span text:style-name="T4">Kẹt xe, xđt, 9h02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8.7831in" draw:caption-point-x="-0.2402in" draw:caption-point-y="0.6039in">
              <dc:date>2019-03-08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8.7835in" draw:caption-point-x="-0.2402in" draw:caption-point-y="0.6035in">
              <dc:date>2019-03-11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8.7839in" draw:caption-point-x="-0.2402in" draw:caption-point-y="0.6031in">
              <dc:date>2019-03-12T00:00:00</dc:date>
              <text:p text:style-name="P4"><text:span text:style-name="T4">Bận việc, xđt, 9h1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8.7768in" svg:y="8.7846in" draw:caption-point-x="-0.2402in" draw:caption-point-y="0.6024in">
              <dc:date>2019-03-14T00:00:00</dc:date>
              <text:p text:style-name="P4"><text:span text:style-name="T4">Chở bạn gái đi khám mắt</text:span></text:p>
            </office:annotation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9.2661in" svg:y="8.7854in" draw:caption-point-x="-0.2402in" draw:caption-point-y="0.6016in">
              <dc:date>2019-03-15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8.7854in" draw:caption-point-x="-0.2402in" draw:caption-point-y="0.6016in">
              <dc:date>2019-03-19T00:00:00</dc:date>
              <text:p text:style-name="P4"><text:span text:style-name="T4"><text:s/></text:span><text:span text:style-name="T4">bị cảm, mệt, xin đi trễ, 9h30 đến cty</text:span></text:p>
            </office:annotation>
            <text:p>0</text:p>
          </table:table-cell>
          <table:table-cell table:style-name="ce117" office:value-type="float" office:value="0">
            <office:annotation draw:style-name="gr3" draw:text-style-name="P4" svg:width="1.1413in" svg:height="0.7012in" svg:x="11.0925in" svg:y="8.7854in" draw:caption-point-x="-0.2402in" draw:caption-point-y="0.6016in">
              <dc:date>2019-03-19T00:00:00</dc:date>
              <text:p text:style-name="P4"><text:span text:style-name="T4">kẹt xe, 8h52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8.7858in" draw:caption-point-x="-0.2402in" draw:caption-point-y="0.6012in">
              <dc:date>2019-03-20T00:00:00</dc:date>
              <text:p text:style-name="P4"><text:span text:style-name="T4"><text:s/></text:span><text:span text:style-name="T4">kẹt xe, 8h42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0059in" svg:y="8.7902in" draw:caption-point-x="-0.2402in" draw:caption-point-y="0.5969in">
              <dc:date>2019-04-01T00:00:00</dc:date>
              <text:p text:style-name="P4"><text:span text:style-name="T4">Đi khám bệnh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4.289in" svg:y="8.7882in" draw:caption-point-x="-0.2402in" draw:caption-point-y="0.5988in">
              <dc:date>2019-03-27T00:00:00</dc:date>
              <text:p text:style-name="P4"><text:span text:style-name="T4">bận việc cá nhân, xin đi trễ, 9h20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3" draw:text-style-name="P4" svg:width="1.1413in" svg:height="0.7012in" svg:x="15.202in" svg:y="8.7902in" draw:caption-point-x="-0.2402in" draw:caption-point-y="0.5969in">
              <dc:date>2019-04-01T00:00:00</dc:date>
              <text:p text:style-name="P4"><text:span text:style-name="T4">Bận việc cá nhân đột xuất, xin off nguyên ngày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11" table:formula="of:=SUM([.D40:.AH40])" office:value-type="float" office:value="6">
            <text:p>6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7.3094in" svg:y="9.0311in" draw:caption-point-x="-0.2402in" draw:caption-point-y="0.6035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7.7988in" svg:y="9.0311in" draw:caption-point-x="-0.2402in" draw:caption-point-y="0.6035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8.2878in" svg:y="9.0311in" draw:caption-point-x="-0.2402in" draw:caption-point-y="0.6035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9.0394in" draw:caption-point-x="-0.2402in" draw:caption-point-y="0.5953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17" office:value-type="float" office:value="0.5">
            <office:annotation draw:style-name="gr8" draw:text-style-name="P4" svg:width="1.1413in" svg:height="0.8567in" svg:x="11.0925in" svg:y="9.0331in" draw:caption-point-x="-0.2402in" draw:caption-point-y="0.6016in">
              <dc:date>2019-04-04T00:00:00</dc:date>
              <text:p text:style-name="P4"><text:span text:style-name="T4">Chở con đi tái khám, off sáng</text:span></text:p>
              <text:p text:style-name="P4"><text:span text:style-name="T4">chế độ thai sản 7h/ngày, về sớm lúc 4h15</text:span></text:p>
            </office:annotation>
            <text:p>0.5</text:p>
          </table:table-cell>
          <table:table-cell table:style-name="ce117" office:value-type="float" office:value="0">
            <office:annotation draw:style-name="gr2" draw:text-style-name="P4" svg:width="1.1413in" svg:height="0.5457in" svg:x="11.5492in" svg:y="9.0394in" draw:caption-point-x="-0.2402in" draw:caption-point-y="0.5953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17" office:value-type="float" office:value="0">
            <office:annotation draw:style-name="gr10" draw:text-style-name="P4" svg:width="1.1413in" svg:height="1.0122in" svg:x="12.0059in" svg:y="9.035in" draw:caption-point-x="-0.2402in" draw:caption-point-y="0.5996in">
              <dc:date>2019-04-04T00:00:00</dc:date>
              <text:p text:style-name="P4"><text:span text:style-name="T4">kẹt xe, 8h34 đến cty</text:span></text:p>
              <text:p text:style-name="P4"><text:span text:style-name="T4">chế độ thai sản 7h/ngày, về sớm 4h15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office:annotation draw:style-name="gr8" draw:text-style-name="P4" svg:width="1.1413in" svg:height="0.8567in" svg:x="12.4622in" svg:y="9.035in" draw:caption-point-x="-0.2402in" draw:caption-point-y="0.5996in">
              <dc:date>2019-04-04T00:00:00</dc:date>
              <text:p text:style-name="P4"><text:span text:style-name="T4"><text:s/></text:span><text:span text:style-name="T4">kẹt xe, 8h38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8" draw:text-style-name="P4" svg:width="1.1413in" svg:height="0.8567in" svg:x="13.8323in" svg:y="9.0354in" draw:caption-point-x="-0.2402in" draw:caption-point-y="0.5992in">
              <dc:date>2019-04-04T00:00:00</dc:date>
              <text:p text:style-name="P4"><text:span text:style-name="T4">hư xe, xin đi trễ, 8h53 đến 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4.289in" svg:y="9.0358in" draw:caption-point-x="-0.2402in" draw:caption-point-y="0.5988in">
              <dc:date>2019-03-27T00:00:00</dc:date>
              <text:p text:style-name="P4"><text:span text:style-name="T4">Khám thai + chishc ngừa</text:span></text:p>
            </office:annotation>
            <text:p>1</text:p>
          </table:table-cell>
          <table:table-cell table:style-name="ce117" office:value-type="float" office:value="0.5">
            <office:annotation draw:style-name="gr10" draw:text-style-name="P4" svg:width="1.1413in" svg:height="1.0122in" svg:x="14.7457in" svg:y="9.0358in" draw:caption-point-x="-0.2402in" draw:caption-point-y="0.5988in">
              <dc:date>2019-04-04T00:00:00</dc:date>
              <text:p text:style-name="P4"><text:span text:style-name="T4">Chích ngừa từ 9h30 đến 11h36 → tính off sáng</text:span></text:p>
              <text:p text:style-name="P4"><text:span text:style-name="T4">chế độ thai sản 7h/ngày, về sớm 4h15</text:span></text:p>
            </office:annotation>
            <text:p>0.5</text:p>
          </table:table-cell>
          <table:table-cell table:style-name="ce117" office:value-type="float" office:value="0">
            <office:annotation draw:style-name="gr2" draw:text-style-name="P4" svg:width="1.1413in" svg:height="0.5457in" svg:x="15.202in" svg:y="9.0394in" draw:caption-point-x="-0.2402in" draw:caption-point-y="0.5953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9.037in" draw:caption-point-x="-0.2402in" draw:caption-point-y="0.5976in">
              <dc:date>2019-03-29T00:00:00</dc:date>
              <text:p text:style-name="P4"><text:span text:style-name="T4">Đau lưng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11" table:formula="of:=SUM([.D41:.AH41])" office:value-type="float" office:value="2.5">
            <text:p>2.5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9.2752in" draw:caption-point-x="-0.2402in" draw:caption-point-y="0.6071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4" svg:width="1.1413in" svg:height="0.2634in" svg:x="4.0157in" svg:y="9.2752in" draw:caption-point-x="-0.2402in" draw:caption-point-y="0.6071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9.3343in" draw:caption-point-x="-0.2402in" draw:caption-point-y="0.548in">
              <dc:date>2019-03-06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9.2783in" draw:caption-point-x="-0.2402in" draw:caption-point-y="0.6039in">
              <dc:date>2019-03-08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9.2787in" draw:caption-point-x="-0.2402in" draw:caption-point-y="0.6035in">
              <dc:date>2019-03-11T00:00:00</dc:date>
              <text:p text:style-name="P4"><text:span text:style-name="T4">Kẹt xe lửa, 8h44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9.2799in" draw:caption-point-x="-0.2402in" draw:caption-point-y="0.6024in">
              <dc:date>2019-03-14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9.2827in" draw:caption-point-x="-0.2402in" draw:caption-point-y="0.5996in">
              <dc:date>2019-03-2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4622in" svg:y="9.2827in" draw:caption-point-x="-0.2402in" draw:caption-point-y="0.5996in">
              <dc:date>2019-03-22T00:00:00</dc:date>
              <text:p text:style-name="P4"><text:span text:style-name="T4">Khám bệnh, off dáng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3.8323in" svg:y="9.2831in" draw:caption-point-x="-0.2402in" draw:caption-point-y="0.5992in">
              <dc:date>2019-03-25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9.2846in" draw:caption-point-x="-0.2402in" draw:caption-point-y="0.5976in">
              <dc:date>2019-03-29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111" table:formula="of:=SUM([.D43:.AH43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9.2661in" svg:y="9.7756in" draw:caption-point-x="-0.2402in" draw:caption-point-y="0.602in">
              <dc:date>2019-03-15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11" table:formula="of:=SUM([.D44:.AH44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10.0193in" draw:caption-point-x="-0.2402in" draw:caption-point-y="0.6063in">
              <dc:date>2019-03-0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0.0217in" draw:caption-point-x="-0.2402in" draw:caption-point-y="0.6039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8.2878in" svg:y="10.0232in" draw:caption-point-x="-0.2402in" draw:caption-point-y="0.6024in">
              <dc:date>2019-03-14T00:00:00</dc:date>
              <text:p text:style-name="P4"><text:span text:style-name="T4">Việc nhà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3.8323in" svg:y="10.0264in" draw:caption-point-x="-0.2402in" draw:caption-point-y="0.5992in">
              <dc:date>2019-03-25T00:00:00</dc:date>
              <text:p text:style-name="P4"><text:span text:style-name="T4">bận việc đột xuất, xin đi trễ, 9h08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10.028in" draw:caption-point-x="-0.2402in" draw:caption-point-y="0.5976in">
              <dc:date>2019-03-29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11" table:formula="of:=SUM([.D45:.AH45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10.2748in" draw:caption-point-x="-0.2402in" draw:caption-point-y="0.5984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11" table:formula="of:=SUM([.D46:.AH46])" office:value-type="float" office:value="1.5">
            <text:p>1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4.0157in" svg:y="10.5146in" draw:caption-point-x="-0.2402in" draw:caption-point-y="0.6063in">
              <dc:date>2019-03-04T00:00:00</dc:date>
              <text:p text:style-name="P4"><text:span text:style-name="T4">Đi công chúng giấy tờ, xin đi trễ, 9h44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10.515in" draw:caption-point-x="-0.2402in" draw:caption-point-y="0.6059in">
              <dc:date>2019-03-05T00:00:00</dc:date>
              <text:p text:style-name="P4"><text:span text:style-name="T4">Làm giấy tờ,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8.7768in" svg:y="10.5185in" draw:caption-point-x="-0.2402in" draw:caption-point-y="0.6024in">
              <dc:date>2019-03-14T00:00:00</dc:date>
              <text:p text:style-name="P4"><text:span text:style-name="T4">Đi khám bệnh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11" table:formula="of:=SUM([.D47:.AH47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0.7646in" draw:caption-point-x="-0.2402in" draw:caption-point-y="0.6039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3" draw:text-style-name="P4" svg:width="1.1413in" svg:height="0.7012in" svg:x="7.3094in" svg:y="10.765in" draw:caption-point-x="-0.2402in" draw:caption-point-y="0.6035in">
              <dc:date>2019-03-11T00:00:00</dc:date>
              <text:p text:style-name="P4"><text:span text:style-name="T4">Kẹt xe, 8h35 đến cty</text:span></text:p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10.7673in" draw:caption-point-x="-0.2402in" draw:caption-point-y="0.6012in">
              <dc:date>2019-03-20T00:00:00</dc:date>
              <text:p text:style-name="P4"><text:span text:style-name="T4"><text:s/></text:span><text:span text:style-name="T4">kẹt xe, 8h39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10.7689in" draw:caption-point-x="-0.2402in" draw:caption-point-y="0.5996in">
              <dc:date>2019-03-2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3.8323in" svg:y="10.7693in" draw:caption-point-x="-0.2402in" draw:caption-point-y="0.5992in">
              <dc:date>2019-03-25T00:00:00</dc:date>
              <text:p text:style-name="P4"><text:span text:style-name="T4">kẹt xe, 8h35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.5">
            <office:annotation draw:style-name="gr8" draw:text-style-name="P4" svg:width="1.1413in" svg:height="0.8567in" svg:x="14.289in" svg:y="10.7697in" draw:caption-point-x="-0.2402in" draw:caption-point-y="0.5988in">
              <dc:date>2019-03-27T00:00:00</dc:date>
              <text:p text:style-name="P4"><text:span text:style-name="T4"><text:s/></text:span><text:span text:style-name="T4">kẹt xe, 8h33 đến cty</text:span></text:p>
              <text:p text:style-name="P4"><text:span text:style-name="T4">bận việc đột xuất, xin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202in" svg:y="10.7701in" draw:caption-point-x="-0.2402in" draw:caption-point-y="0.5984in">
              <dc:date>2019-03-2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10.7709in" draw:caption-point-x="-0.2402in" draw:caption-point-y="0.5976in">
              <dc:date>2019-03-29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11" table:formula="of:=SUM([.D49:.AH49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7.7988in" svg:y="11.2606in" draw:caption-point-x="-0.2402in" draw:caption-point-y="0.6031in">
              <dc:date>2019-03-12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9.2661in" svg:y="11.2618in" draw:caption-point-x="-0.2402in" draw:caption-point-y="0.602in">
              <dc:date>2019-03-15T00:00:00</dc:date>
              <text:p text:style-name="P4"><text:span text:style-name="T4">Mệt.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11.2622in" draw:caption-point-x="-0.2402in" draw:caption-point-y="0.6016in">
              <dc:date>2019-03-19T00:00:00</dc:date>
              <text:p text:style-name="P4"><text:span text:style-name="T4">đi gửi đồ, xin đi trễ, 9h02 đến cty</text:span></text:p>
            </office:annotation>
            <text:p>0</text:p>
          </table:table-cell>
          <table:table-cell table:style-name="ce117" office:value-type="float" office:value="0">
            <office:annotation draw:style-name="gr3" draw:text-style-name="P4" svg:width="1.1413in" svg:height="0.7012in" svg:x="11.5492in" svg:y="11.2626in" draw:caption-point-x="-0.2402in" draw:caption-point-y="0.6012in">
              <dc:date>2019-03-20T00:00:00</dc:date>
              <text:p text:style-name="P4"><text:span text:style-name="T4">tìm sổ bảo hiểm nộp cho chị Hằng, 8h35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2.0059in" svg:y="11.2642in" draw:caption-point-x="-0.2402in" draw:caption-point-y="0.5996in">
              <dc:date>2019-03-21T00:00:00</dc:date>
              <text:p text:style-name="P4"><text:span text:style-name="T4">xe hết xăng, đi grab, 8h4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11.2642in" draw:caption-point-x="-0.2402in" draw:caption-point-y="0.5996in">
              <dc:date>2019-03-22T00:00:00</dc:date>
              <text:p text:style-name="P4"><text:span text:style-name="T4">ngủ quên, 8h33 đến cty</text:span></text:p>
            </office:annotation>
            <text:p>0</text:p>
          </table:table-cell>
          <table:table-cell table:style-name="ce117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11" table:formula="of:=SUM([.D50:.AH50])" office:value-type="float" office:value="2">
            <text:p>2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11.5043in" draw:caption-point-x="-0.2402in" draw:caption-point-y="0.6071in">
              <dc:date>2019-03-01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11.5055in" draw:caption-point-x="-0.2402in" draw:caption-point-y="0.6059in">
              <dc:date>2019-03-05T00:00:00</dc:date>
              <text:p text:style-name="P4"><text:span text:style-name="T4">Ngủ quên, 8h45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5.8421in" svg:y="11.5146in" draw:caption-point-x="-0.2402in" draw:caption-point-y="0.5969in">
              <dc:date>2019-04-01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11.5079in" draw:caption-point-x="-0.2402in" draw:caption-point-y="0.6035in">
              <dc:date>2019-03-1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4.289in" svg:y="11.5126in" draw:caption-point-x="-0.2402in" draw:caption-point-y="0.5988in">
              <dc:date>2019-03-27T00:00:00</dc:date>
              <text:p text:style-name="P4"><text:span text:style-name="T4">Đau đầu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5.202in" svg:y="11.5134in" draw:caption-point-x="-0.2402in" draw:caption-point-y="0.598in">
              <dc:date>2019-03-28T00:00:00</dc:date>
              <text:p text:style-name="P4"><text:span text:style-name="T4">Nhà có việc gấp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11" table:formula="of:=SUM([.D51:.AH51])" office:value-type="float" office:value="4.5">
            <text:p>4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11.7528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8421in" svg:y="11.7622in" draw:caption-point-x="-0.2402in" draw:caption-point-y="0.5969in">
              <dc:date>2019-04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7.3094in" svg:y="11.7528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8.2878in" svg:y="11.7567in" draw:caption-point-x="-0.2402in" draw:caption-point-y="0.6024in">
              <dc:date>2019-03-14T00:00:00</dc:date>
              <text:p text:style-name="P4"><text:span text:style-name="T4">Bị sốt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10.6358in" svg:y="11.7575in" draw:caption-point-x="-0.2402in" draw:caption-point-y="0.6016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13.8323in" svg:y="11.7575in" draw:caption-point-x="-0.2402in" draw:caption-point-y="0.6016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11" table:formula="of:=SUM([.D52:.AH52])" office:value-type="float" office:value="0">
            <text:p>0</text:p>
          </table:table-cell>
          <table:table-cell table:style-name="ce117" office:value-type="float" office:value="0">
            <office:annotation draw:style-name="gr8" draw:text-style-name="P4" svg:width="1.1413in" svg:height="0.8567in" svg:x="2.6457in" svg:y="12.0028in" draw:caption-point-x="-0.2402in" draw:caption-point-y="0.6039in">
              <dc:date>2019-03-05T00:00:00</dc:date>
              <text:p text:style-name="P4"><text:span text:style-name="T4">mệt trong người, xin về sớm 3h38 về, sẽ làm bù vào cuối tuần</text:span></text:p>
              <text:p text:style-name="P4"><text:span text:style-name="T4">→ </text:span><text:span text:style-name="T4">đã bù đủ giờ</text:span></text:p>
            </office:annotation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8421in" svg:y="12.0031in" draw:caption-point-x="-0.2402in" draw:caption-point-y="0.6035in">
              <dc:date>2019-03-12T00:00:00</dc:date>
              <text:p text:style-name="P4"><text:span text:style-name="T4">4h về → đã làm bù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4.289in" svg:y="12.0098in" draw:caption-point-x="-0.2402in" draw:caption-point-y="0.5969in">
              <dc:date>2019-04-01T00:00:00</dc:date>
              <text:p text:style-name="P4"><text:span text:style-name="T4">Đi đám cưới, xin về sớm lúc 4h → đã làm bù đủ giờ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5.6587in" svg:y="12.0098in" draw:caption-point-x="-0.2402in" draw:caption-point-y="0.5969in">
              <dc:date>2019-04-01T00:00:00</dc:date>
              <text:p text:style-name="P4"><text:span text:style-name="T4">Chở vợ đi khám thai, 4h về → đã làm bù đủ giờ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11" table:formula="of:=SUM([.D54:.AH54])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12.496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4.9287in" svg:y="12.496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7.3094in" svg:y="12.496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8.2878in" svg:y="12.496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9.2661in" svg:y="12.5004in" draw:caption-point-x="-0.2402in" draw:caption-point-y="0.602in">
              <dc:date>2019-03-1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0.6358in" svg:y="12.496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2.0059in" svg:y="12.5028in" draw:caption-point-x="-0.2402in" draw:caption-point-y="0.5996in">
              <dc:date>2019-03-21T00:00:00</dc:date>
              <text:p text:style-name="P4"><text:span text:style-name="T4">thi giữa kỳ (ngoài plan)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3.8323in" svg:y="12.496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14.7457in" svg:y="12.4961in" draw:caption-point-x="-0.2402in" draw:caption-point-y="0.6063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11" table:formula="of:=SUM([.D56:.AH56])" office:value-type="float" office:value="3">
            <text:p>3</text:p>
          </table:table-cell>
          <table:table-cell table:style-name="ce117" office:value-type="float" office:value="0.5">
            <office:annotation draw:style-name="gr4" draw:text-style-name="P4" svg:width="1.1413in" svg:height="0.3902in" svg:x="2.6457in" svg:y="12.9906in" draw:caption-point-x="-0.2402in" draw:caption-point-y="0.6071in">
              <dc:date>2019-03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7.3094in" svg:y="12.9941in" draw:caption-point-x="-0.2402in" draw:caption-point-y="0.6035in">
              <dc:date>2019-03-11T00:00:00</dc:date>
              <text:p text:style-name="P4"><text:span text:style-name="T4">Bận việc gia đình,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9.2661in" svg:y="12.9957in" draw:caption-point-x="-0.2402in" draw:caption-point-y="0.602in">
              <dc:date>2019-03-15T00:00:00</dc:date>
              <text:p text:style-name="P4"><text:span text:style-name="T4">Bận việc nhà</text:span></text:p>
            </office:annotation>
            <text:p>1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12.9965in" draw:caption-point-x="-0.2402in" draw:caption-point-y="0.6012in">
              <dc:date>2019-03-20T00:00:00</dc:date>
              <text:p text:style-name="P4"><text:span text:style-name="T4">dậy trễ, 8h32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5.6587in" svg:y="13in" draw:caption-point-x="-0.2402in" draw:caption-point-y="0.5976in">
              <dc:date>2019-03-29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11" table:formula="of:=SUM([.D57:.AH57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13.239in" draw:caption-point-x="-0.2402in" draw:caption-point-y="0.6063in">
              <dc:date>2019-03-04T00:00:00</dc:date>
              <text:p text:style-name="P4"><text:span text:style-name="T4">Mệt, ngủ quên, 8h5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13.2394in" draw:caption-point-x="-0.2402in" draw:caption-point-y="0.6059in">
              <dc:date>2019-03-05T00:00:00</dc:date>
              <text:p text:style-name="P4"><text:span text:style-name="T4">Kẹt xe, 8h47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3.2413in" draw:caption-point-x="-0.2402in" draw:caption-point-y="0.6039in">
              <dc:date>2019-03-08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13.2421in" draw:caption-point-x="-0.2402in" draw:caption-point-y="0.6031in">
              <dc:date>2019-03-12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13.2429in" draw:caption-point-x="-0.2402in" draw:caption-point-y="0.6024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7768in" svg:y="13.2429in" draw:caption-point-x="-0.2402in" draw:caption-point-y="0.6024in">
              <dc:date>2019-03-14T00:00:00</dc:date>
              <text:p text:style-name="P4"><text:span text:style-name="T4">té xe, 8h37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13.2437in" draw:caption-point-x="-0.2402in" draw:caption-point-y="0.6016in">
              <dc:date>2019-03-19T00:00:00</dc:date>
              <text:p text:style-name="P4"><text:span text:style-name="T4">kẹt xe, 8h42 đến cty</text:span></text:p>
              <text:p text:style-name="P4"><text:span text:style-name="T4"/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3.8323in" svg:y="13.2461in" draw:caption-point-x="-0.2402in" draw:caption-point-y="0.5992in">
              <dc:date>2019-03-25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13.2465in" draw:caption-point-x="-0.2402in" draw:caption-point-y="0.5988in">
              <dc:date>2019-03-27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4.7457in" svg:y="13.2465in" draw:caption-point-x="-0.2402in" draw:caption-point-y="0.5988in">
              <dc:date>2019-03-27T00:00:00</dc:date>
              <text:p text:style-name="P4"><text:span text:style-name="T4">Bận việc nhà, off chiều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15.202in" svg:y="13.2469in" draw:caption-point-x="-0.2402in" draw:caption-point-y="0.5984in">
              <dc:date>2019-03-2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11" table:formula="of:=SUM([.D58:.AH58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5.8421in" svg:y="13.4961in" draw:caption-point-x="-0.2402in" draw:caption-point-y="0.5969in">
              <dc:date>2019-04-01T00:00:00</dc:date>
              <text:p text:style-name="P4"><text:span text:style-name="T4">Đi khám bệnh, off chiều</text:span></text:p>
              <text:p text:style-name="P4"><text:span text:style-name="T4"/></text:p>
            </office:annotation>
            <text:p>0.5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110" office:value-type="string">
            <text:p>ThinhCT</text:p>
          </table:table-cell>
          <table:table-cell table:style-name="ce111" table:formula="of:=SUM([.D59:.AH59])" office:value-type="float" office:value="0">
            <text:p>0</text:p>
          </table:table-cell>
          <table:table-cell table:style-name="ce118" table:number-columns-repeated="31"/>
          <table:table-cell table:style-name="ce127" table:number-columns-repeated="952"/>
          <table:table-cell table:style-name="ce128" table:number-columns-repeated="38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11" table:formula="of:=SUM([.D60:.AH60])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7.3094in" svg:y="13.9846in" draw:caption-point-x="-0.2402in" draw:caption-point-y="0.6035in">
              <dc:date>2019-04-01T00:00:00</dc:date>
              <text:p text:style-name="P4"><text:span text:style-name="T4">Đám cưới người t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7.7988in" svg:y="13.9846in" draw:caption-point-x="-0.2402in" draw:caption-point-y="0.6035in">
              <dc:date>2019-04-01T00:00:00</dc:date>
              <text:p text:style-name="P4"><text:span text:style-name="T4">Đám cưới người thân</text:span></text:p>
            </office:annotation>
            <text:p>1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13.987in" draw:caption-point-x="-0.2402in" draw:caption-point-y="0.6012in">
              <dc:date>2019-03-20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11" table:formula="of:=SUM([.D61:.AH61])" office:value-type="float" office:value="5">
            <text:p>5</text:p>
          </table:table-cell>
          <table:table-cell table:style-name="ce117" office:value-type="float" office:value="0.5">
            <office:annotation draw:style-name="gr6" draw:text-style-name="P4" svg:width="1.1413in" svg:height="0.2634in" svg:x="2.6457in" svg:y="14.2287in" draw:caption-point-x="-0.2402in" draw:caption-point-y="0.6071in">
              <dc:date>2019-03-01T00:00:00</dc:date>
              <text:p text:style-name="P4"><text:span text:style-name="T4">Off theo plan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14.2295in" draw:caption-point-x="-0.2402in" draw:caption-point-y="0.6063in">
              <dc:date>2019-03-04T00:00:00</dc:date>
              <text:p text:style-name="P4"><text:span text:style-name="T4">Đau lưng, off sáng</text:span></text:p>
            </office:annotation>
            <text:p>0.5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14.2299in" draw:caption-point-x="-0.2402in" draw:caption-point-y="0.6059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14.2319in" draw:caption-point-x="-0.2402in" draw:caption-point-y="0.6039in">
              <dc:date>2019-03-08T00:00:00</dc:date>
              <text:p text:style-name="P4"><text:span text:style-name="T4">Off sáng theo plan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14.2327in" draw:caption-point-x="-0.2402in" draw:caption-point-y="0.6031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style-name="ce117" office:value-type="float" office:value="0">
            <office:annotation draw:style-name="gr8" draw:text-style-name="P4" svg:width="1.1413in" svg:height="0.8567in" svg:x="8.2878in" svg:y="14.2331in" draw:caption-point-x="-0.2402in" draw:caption-point-y="0.6028in">
              <dc:date>2019-03-13T00:00:00</dc:date>
              <text:p text:style-name="P4"><text:span text:style-name="T4">Ghé ngân hàng, xđt, 11h22 đến cty → việc cty, chấm công bình thường</text:span></text:p>
            </office:annotation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8.7768in" svg:y="14.2335in" draw:caption-point-x="-0.2402in" draw:caption-point-y="0.6024in">
              <dc:date>2019-03-14T00:00:00</dc:date>
              <text:p text:style-name="P4"><text:span text:style-name="T4">Off theo plan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14.2343in" draw:caption-point-x="-0.2402in" draw:caption-point-y="0.6016in">
              <dc:date>2019-03-19T00:00:00</dc:date>
              <text:p text:style-name="P4"><text:span text:style-name="T4">mệt, xin đi trễ, 9h13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2.0059in" svg:y="14.2362in" draw:caption-point-x="-0.2402in" draw:caption-point-y="0.5996in">
              <dc:date>2019-03-21T00:00:00</dc:date>
              <text:p text:style-name="P4"><text:span text:style-name="T4">Off theo plan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4.289in" svg:y="14.237in" draw:caption-point-x="-0.2402in" draw:caption-point-y="0.5988in">
              <dc:date>2019-03-27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5.202in" svg:y="14.2374in" draw:caption-point-x="-0.2402in" draw:caption-point-y="0.5984in">
              <dc:date>2019-03-28T00:00:00</dc:date>
              <text:p text:style-name="P4"><text:span text:style-name="T4">Mệt, xin đi trễ → of sáng</text:span></text:p>
            </office:annotation>
            <text:p>0.5</text:p>
          </table:table-cell>
          <table:table-cell table:style-name="ce117" office:value-type="float" office:value="0.5">
            <office:annotation draw:style-name="gr2" draw:text-style-name="P4" svg:width="1.1413in" svg:height="0.5457in" svg:x="15.6587in" svg:y="14.2382in" draw:caption-point-x="-0.2402in" draw:caption-point-y="0.5976in">
              <dc:date>2019-03-29T00:00:00</dc:date>
              <text:p text:style-name="P4"><text:span text:style-name="T4">làm giấy tờ + ra sân bay sớm, off chiều</text:span></text:p>
            </office:annotation>
            <text:p>0.5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11" table:formula="of:=SUM([.D62:.AH62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7.3094in" svg:y="14.4803in" draw:caption-point-x="-0.2402in" draw:caption-point-y="0.6035in">
              <dc:date>2019-03-11T00:00:00</dc:date>
              <text:p text:style-name="P4"><text:span text:style-name="T4">Bận việc cá nhân</text:span></text:p>
            </office:annotation>
            <text:p>1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14.4823in" draw:caption-point-x="-0.2402in" draw:caption-point-y="0.6016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11" table:formula="of:=SUM([.D63:.AH6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14.7315in" draw:caption-point-x="-0.2402in" draw:caption-point-y="0.6in">
              <dc:date>2019-03-21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11" table:formula="of:=SUM([.D64:.AH64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111"/>
          <table:table-cell table:style-name="ce117" table:number-columns-repeated="17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111" table:formula="of:=SUM([.D66:.AH66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111" table:formula="of:=SUM([.D67:.AH67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9287in" svg:y="15.7165in" draw:caption-point-x="-0.2402in" draw:caption-point-y="0.6055in">
              <dc:date>2019-03-06T00:00:00</dc:date>
              <text:p text:style-name="P4"><text:span text:style-name="T4">Nội soi,.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1.5492in" svg:y="15.7209in" draw:caption-point-x="-0.2402in" draw:caption-point-y="0.6012in">
              <dc:date>2019-03-20T00:00:00</dc:date>
              <text:p text:style-name="P4"><text:span text:style-name="T4">Đi tái khám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111" table:formula="of:=SUM([.D68:.AH68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5.9657in" draw:caption-point-x="-0.2402in" draw:caption-point-y="0.6039in">
              <dc:date>2019-03-08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9.2661in" svg:y="15.9677in" draw:caption-point-x="-0.2402in" draw:caption-point-y="0.602in">
              <dc:date>2019-03-15T00:00:00</dc:date>
              <text:p text:style-name="P4"><text:span text:style-name="T4">Khám bệnh,off sáng</text:span></text:p>
            </office:annotation>
            <text:p>0.5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111" table:formula="of:=SUM([.D69:.AH69])" office:value-type="float" office:value="1.5">
            <text:p>1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4.9287in" svg:y="16.2118in" draw:caption-point-x="-0.2402in" draw:caption-point-y="0.6055in">
              <dc:date>2019-03-06T00:00:00</dc:date>
              <text:p text:style-name="P4"><text:span text:style-name="T4">Làm giấy tờ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25" table:number-columns-repeated="2"/>
          <table:table-cell table:style-name="ce117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4" svg:width="1.1413in" svg:height="0.3902in" svg:x="11.0925in" svg:y="16.2157in" draw:caption-point-x="-0.2402in" draw:caption-point-y="0.6016in">
              <dc:date>2019-03-19T00:00:00</dc:date>
              <text:p text:style-name="P4"><text:span text:style-name="T4">bận việc cá nhân.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111" table:formula="of:=SUM([.D70:.AH70])" office:value-type="float" office:value="0">
            <text:p>0</text:p>
          </table:table-cell>
          <table:table-cell table:style-name="ce117" table:number-columns-repeated="11"/>
          <table:table-cell table:number-columns-repeated="4" table:style-name="ce117" office:value-type="float" office:value="0">
            <text:p>0</text:p>
          </table:table-cell>
          <table:table-cell table:style-name="ce125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11"/>
          <table:table-cell table:style-name="ce117" table:number-columns-repeated="13"/>
          <table:table-cell table:style-name="ce125" table:number-columns-repeated="7"/>
          <table:table-cell table:style-name="ce11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13"/>
          <table:covered-table-cell table:number-columns-repeated="31" table:style-name="ce119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2">
          <table:table-cell table:style-name="ce43" table:number-columns-repeated="3"/>
          <table:table-cell table:style-name="ce1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3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 table:number-rows-repeated="65317">
          <table:table-cell table:style-name="ce43" table:number-columns-repeated="3"/>
          <table:table-cell table:style-name="ce12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20"/>
          <table:table-cell table:number-columns-repeated="27"/>
          <table:table-cell table:style-name="ce12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37"/>
        <table:table-column table:style-name="co29" table:number-columns-repeated="7" table:default-cell-style-name="ce137"/>
        <table:table-column table:style-name="co28" table:number-columns-repeated="16" table:default-cell-style-name="ce137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31" table:number-columns-repeated="8"/>
          <table:table-cell table:style-name="ce138" office:value-type="string" table:number-columns-spanned="2" table:number-rows-spanned="1">
            <text:p>Month</text:p>
          </table:table-cell>
          <table:covered-table-cell table:style-name="ce139"/>
          <table:table-cell table:style-name="ce140" table:content-validation-name="val1" office:value-type="float" office:value="4" table:number-columns-spanned="2" table:number-rows-spanned="1">
            <text:p>4</text:p>
          </table:table-cell>
          <table:covered-table-cell table:style-name="ce139"/>
          <table:table-cell table:style-name="ce138" office:value-type="string" table:number-columns-spanned="2" table:number-rows-spanned="1">
            <text:p>Year</text:p>
          </table:table-cell>
          <table:covered-table-cell table:style-name="ce139"/>
          <table:table-cell table:style-name="ce138" office:value-type="float" office:value="2019" table:number-columns-spanned="2" table:number-rows-spanned="1">
            <text:p>2019</text:p>
          </table:table-cell>
          <table:covered-table-cell table:style-name="ce142"/>
          <table:table-cell table:style-name="ce131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32" table:formula="of:=DATE([.$R$1];[.N1];1)" office:value-type="date" office:date-value="2019-04-01">
            <text:p>01</text:p>
          </table:table-cell>
          <table:table-cell table:style-name="ce132" table:formula="of:=[.D2]+1" office:value-type="date" office:date-value="2019-04-02">
            <text:p>02</text:p>
          </table:table-cell>
          <table:table-cell table:style-name="ce132" table:formula="of:=[.E2]+1" office:value-type="date" office:date-value="2019-04-03">
            <text:p>03</text:p>
          </table:table-cell>
          <table:table-cell table:style-name="ce132" table:formula="of:=[.F2]+1" office:value-type="date" office:date-value="2019-04-04">
            <text:p>04</text:p>
          </table:table-cell>
          <table:table-cell table:style-name="ce132" table:formula="of:=[.G2]+1" office:value-type="date" office:date-value="2019-04-05">
            <text:p>05</text:p>
          </table:table-cell>
          <table:table-cell table:style-name="ce132" table:formula="of:=[.H2]+1" office:value-type="date" office:date-value="2019-04-06">
            <text:p>06</text:p>
          </table:table-cell>
          <table:table-cell table:style-name="ce132" table:formula="of:=[.I2]+1" office:value-type="date" office:date-value="2019-04-07">
            <text:p>07</text:p>
          </table:table-cell>
          <table:table-cell table:style-name="ce132" table:formula="of:=[.J2]+1" office:value-type="date" office:date-value="2019-04-08">
            <text:p>08</text:p>
          </table:table-cell>
          <table:table-cell table:style-name="ce132" table:formula="of:=[.K2]+1" office:value-type="date" office:date-value="2019-04-09">
            <text:p>09</text:p>
          </table:table-cell>
          <table:table-cell table:style-name="ce132" table:formula="of:=[.L2]+1" office:value-type="date" office:date-value="2019-04-10">
            <text:p>10</text:p>
          </table:table-cell>
          <table:table-cell table:style-name="ce132" table:formula="of:=[.M2]+1" office:value-type="date" office:date-value="2019-04-11">
            <text:p>11</text:p>
          </table:table-cell>
          <table:table-cell table:style-name="ce132" table:formula="of:=[.N2]+1" office:value-type="date" office:date-value="2019-04-12">
            <text:p>12</text:p>
          </table:table-cell>
          <table:table-cell table:style-name="ce132" table:formula="of:=[.O2]+1" office:value-type="date" office:date-value="2019-04-13">
            <text:p>13</text:p>
          </table:table-cell>
          <table:table-cell table:style-name="ce132" table:formula="of:=[.P2]+1" office:value-type="date" office:date-value="2019-04-14">
            <text:p>14</text:p>
          </table:table-cell>
          <table:table-cell table:style-name="ce132" table:formula="of:=[.Q2]+1" office:value-type="date" office:date-value="2019-04-15">
            <text:p>15</text:p>
          </table:table-cell>
          <table:table-cell table:style-name="ce132" table:formula="of:=[.R2]+1" office:value-type="date" office:date-value="2019-04-16">
            <text:p>16</text:p>
          </table:table-cell>
          <table:table-cell table:style-name="ce132" table:formula="of:=[.S2]+1" office:value-type="date" office:date-value="2019-04-17">
            <text:p>17</text:p>
          </table:table-cell>
          <table:table-cell table:style-name="ce132" table:formula="of:=[.T2]+1" office:value-type="date" office:date-value="2019-04-18">
            <text:p>18</text:p>
          </table:table-cell>
          <table:table-cell table:style-name="ce132" table:formula="of:=[.U2]+1" office:value-type="date" office:date-value="2019-04-19">
            <text:p>19</text:p>
          </table:table-cell>
          <table:table-cell table:style-name="ce132" table:formula="of:=[.V2]+1" office:value-type="date" office:date-value="2019-04-20">
            <text:p>20</text:p>
          </table:table-cell>
          <table:table-cell table:style-name="ce132" table:formula="of:=[.W2]+1" office:value-type="date" office:date-value="2019-04-21">
            <text:p>21</text:p>
          </table:table-cell>
          <table:table-cell table:style-name="ce132" table:formula="of:=[.X2]+1" office:value-type="date" office:date-value="2019-04-22">
            <text:p>22</text:p>
          </table:table-cell>
          <table:table-cell table:style-name="ce132" table:formula="of:=[.Y2]+1" office:value-type="date" office:date-value="2019-04-23">
            <text:p>23</text:p>
          </table:table-cell>
          <table:table-cell table:style-name="ce132" table:formula="of:=[.Z2]+1" office:value-type="date" office:date-value="2019-04-24">
            <text:p>24</text:p>
          </table:table-cell>
          <table:table-cell table:style-name="ce132" table:formula="of:=[.AA2]+1" office:value-type="date" office:date-value="2019-04-25">
            <text:p>25</text:p>
          </table:table-cell>
          <table:table-cell table:style-name="ce132" table:formula="of:=[.AB2]+1" office:value-type="date" office:date-value="2019-04-26">
            <text:p>26</text:p>
          </table:table-cell>
          <table:table-cell table:style-name="ce132" table:formula="of:=[.AC2]+1" office:value-type="date" office:date-value="2019-04-27">
            <text:p>27</text:p>
          </table:table-cell>
          <table:table-cell table:style-name="ce132" table:formula="of:=[.AD2]+1" office:value-type="date" office:date-value="2019-04-28">
            <text:p>28</text:p>
          </table:table-cell>
          <table:table-cell table:style-name="ce132" table:formula="of:=[.AE2]+1" office:value-type="date" office:date-value="2019-04-29">
            <text:p>29</text:p>
          </table:table-cell>
          <table:table-cell table:style-name="ce132" table:formula="of:=[.AF2]+1" office:value-type="date" office:date-value="2019-04-30">
            <text:p>30</text:p>
          </table:table-cell>
          <table:table-cell table:style-name="ce132" table:formula="of:=[.AG2]+1" office:value-type="date" office:date-value="2019-05-01">
            <text:p>0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29" table:formula="of:=SUM([.D4:.AH4])" office:value-type="float" office:value="1">
            <text:p>1</text:p>
          </table:table-cell>
          <table:table-cell table:style-name="ce134" office:value-type="float" office:value="0">
            <office:annotation draw:style-name="gr4" draw:text-style-name="P4" svg:width="1.1413in" svg:height="0.3902in" svg:x="2.6457in" svg:y="0.1185in" draw:caption-point-x="-0.2402in" draw:caption-point-y="0.5992in">
              <dc:date>2019-04-01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3.5591in" svg:y="0.1201in" draw:caption-point-x="-0.2402in" draw:caption-point-y="0.5976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4" svg:width="1.1413in" svg:height="0.3902in" svg:x="5.8421in" svg:y="0.1209in" draw:caption-point-x="-0.2402in" draw:caption-point-y="0.5969in">
              <dc:date>2019-04-0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3311in" svg:y="0.1217in" draw:caption-point-x="-0.2402in" draw:caption-point-y="0.5961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6.8205in" svg:y="0.1795in" draw:caption-point-x="-0.2402in" draw:caption-point-y="0.5382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4" svg:width="1.1413in" svg:height="0.3902in" svg:x="7.3094in" svg:y="0.122in" draw:caption-point-x="-0.2402in" draw:caption-point-y="0.5957in">
              <dc:date>2019-04-11T00:00:00</dc:date>
              <text:p text:style-name="P4"><text:span text:style-name="T4">Bận việc, xđt, 9h18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29" table:formula="of:=SUM([.D5:.AH5])" office:value-type="float" office:value="0"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1024in" svg:y="0.3528in" draw:caption-point-x="-0.2402in" draw:caption-point-y="0.598in">
              <dc:date>2019-04-02T00:00:00</dc:date>
              <text:p text:style-name="P4"><text:span text:style-name="T4">ngủ quên, 8h32 đến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29" table:formula="of:=SUM([.D6:.AH6])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4" svg:width="1.1413in" svg:height="0.3902in" svg:x="3.1024in" svg:y="0.5858in" draw:caption-point-x="-0.2402in" draw:caption-point-y="0.598in">
              <dc:date>2019-04-02T00:00:00</dc:date>
              <text:p text:style-name="P4"><text:span text:style-name="T4">Đi bệnh viện với mẹ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0157in" svg:y="0.5862in" draw:caption-point-x="-0.2402in" draw:caption-point-y="0.5976in">
              <dc:date>2019-04-04T00:00:00</dc:date>
              <text:p text:style-name="P4"><text:span text:style-name="T4">kẹt thang máy, 8h33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29" table:formula="of:=SUM([.D7:.AH7])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4" svg:width="1.1413in" svg:height="0.7012in" svg:x="2.6457in" svg:y="0.8165in" draw:caption-point-x="-0.2402in" draw:caption-point-y="0.6008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10" draw:text-style-name="P4" svg:width="1.1413in" svg:height="1.0122in" svg:x="7.7988in" svg:y="0.8224in" draw:caption-point-x="-0.2402in" draw:caption-point-y="0.5949in">
              <dc:date>2019-04-12T00:00:00</dc:date>
              <text:p text:style-name="P4">bận việc, xin đi trễ + có meeting với KH lúc 9h nên ở nhà meeting,10h22 đến cty</text:p>
            </office:annotation>
            <text:p>0</text:p>
          </table:table-cell>
          <table:table-cell table:style-name="ce134" table:number-columns-repeated="19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29" table:formula="of:=SUM([.D8:.AH8])" office:value-type="float" office:value="0"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3.5591in" svg:y="1.0528in" draw:caption-point-x="-0.2402in" draw:caption-point-y="0.5976in">
              <dc:date>2019-04-04T00:00:00</dc:date>
              <text:p text:style-name="P4"><text:span text:style-name="T4">đi tái khám, xin đi trễ, 8h45 đến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129" table:formula="of:=SUM([.D9:.AH9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29" table:formula="of:=SUM([.D10:.AH10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8205in" svg:y="1.5209in" draw:caption-point-x="-0.2402in" draw:caption-point-y="0.5957in">
              <dc:date>2019-04-11T00:00:00</dc:date>
              <text:p text:style-name="P4"><text:span text:style-name="T4">chăm bé, 8h39 đến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29" table:formula="of:=SUM([.D11:.AH11])" office:value-type="float" office:value="0.5">
            <text:p>0.5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4" svg:width="1.1413in" svg:height="0.5457in" svg:x="6.8205in" svg:y="1.7543in" draw:caption-point-x="-0.2402in" draw:caption-point-y="0.5957in">
              <dc:date>2019-04-11T00:00:00</dc:date>
              <text:p text:style-name="P4"><text:span text:style-name="T4">Chở người thân đi khám <text:s/>bệnh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29" table:formula="of:=SUM([.D12:.AH12])" office:value-type="float" office:value="1.5">
            <text:p>1.5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4" svg:width="1.1413in" svg:height="0.2634in" svg:x="5.8421in" svg:y="1.9862in" draw:caption-point-x="-0.2402in" draw:caption-point-y="0.5969in">
              <dc:date>2019-04-08T00:00:00</dc:date>
              <text:p text:style-name="P4"><text:span text:style-name="T4">Đi du lịch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4" svg:width="1.1413in" svg:height="0.3902in" svg:x="6.3311in" svg:y="1.987in" draw:caption-point-x="-0.2402in" draw:caption-point-y="0.5961in">
              <dc:date>2019-04-09T00:00:00</dc:date>
              <text:p text:style-name="P4"><text:span text:style-name="T4">Trễ máy bay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29" table:formula="of:=SUM([.D13:.AH13])" office:value-type="float" office:value="2">
            <text:p>2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3.1024in" svg:y="2.2181in" draw:caption-point-x="-0.2402in" draw:caption-point-y="0.598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5591in" svg:y="2.2185in" draw:caption-point-x="-0.2402in" draw:caption-point-y="0.5976in">
              <dc:date>2019-04-04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4.0157in" svg:y="2.2181in" draw:caption-point-x="-0.2402in" draw:caption-point-y="0.598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4.472in" svg:y="2.2193in" draw:caption-point-x="-0.2402in" draw:caption-point-y="0.5969in">
              <dc:date>2019-04-08T00:00:00</dc:date>
              <text:p text:style-name="P4"><text:span text:style-name="T4">xin đi trễ theo plan, 9h20 đến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4" svg:width="1.1413in" svg:height="0.5457in" svg:x="5.8421in" svg:y="2.2193in" draw:caption-point-x="-0.2402in" draw:caption-point-y="0.5969in">
              <dc:date>2019-04-08T00:00:00</dc:date>
              <text:p text:style-name="P4"><text:span text:style-name="T4">xin đi trễ theo plan, 9h18 đến cty</text:span></text:p>
            </office:annotation>
            <text:p>0</text:p>
          </table:table-cell>
          <table:table-cell table:style-name="ce134" office:value-type="float" office:value="1">
            <office:annotation draw:style-name="gr4" draw:text-style-name="P4" svg:width="1.1413in" svg:height="0.3902in" svg:x="6.3311in" svg:y="2.2181in" draw:caption-point-x="-0.2402in" draw:caption-point-y="0.598in">
              <dc:date>2019-04-02T00:00:00</dc:date>
              <text:p text:style-name="P4"><text:span text:style-name="T4">Làm remote theo plan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4" svg:width="1.1413in" svg:height="0.3902in" svg:x="6.8205in" svg:y="2.2205in" draw:caption-point-x="-0.2402in" draw:caption-point-y="0.5957in">
              <dc:date>2019-04-11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34" office:value-type="float" office:value="1">
            <office:annotation draw:style-name="gr4" draw:text-style-name="P4" svg:width="1.1413in" svg:height="0.3902in" svg:x="7.3094in" svg:y="2.2181in" draw:caption-point-x="-0.2402in" draw:caption-point-y="0.598in">
              <dc:date>2019-04-02T00:00:00</dc:date>
              <text:p text:style-name="P4"><text:span text:style-name="T4">Làm remote theo plan</text:span></text:p>
            </office:annotation>
            <text:p>1</text:p>
          </table:table-cell>
          <table:table-cell table:style-name="ce134" office:value-type="float" office:value="0">
            <office:annotation draw:style-name="gr3" draw:text-style-name="P4" svg:width="1.1413in" svg:height="0.7012in" svg:x="7.7988in" svg:y="2.2213in" draw:caption-point-x="-0.2402in" draw:caption-point-y="0.5949in">
              <dc:date>2019-04-12T00:00:00</dc:date>
              <text:p text:style-name="P4">vợ không đi làm, tự bắt xe nên hơi lâu, xin phép đi trễ, 9h21 đến cty</text:p>
            </office:annotation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129" table:formula="of:=SUM([.D14:.AH14])" office:value-type="float" office:value="0"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4.472in" svg:y="2.4524in" draw:caption-point-x="-0.2402in" draw:caption-point-y="0.5969in">
              <dc:date>2019-04-08T00:00:00</dc:date>
              <text:p text:style-name="P4"><text:span text:style-name="T4">bận việc cá nhân, xin về sớm, 4h35 về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129" table:formula="of:=SUM([.D15:.AH15])" office:value-type="float" office:value="3">
            <text:p>3</text:p>
          </table:table-cell>
          <table:table-cell table:style-name="ce134" office:value-type="float" office:value="0.5">
            <office:annotation draw:style-name="gr6" draw:text-style-name="P4" svg:width="1.1413in" svg:height="0.2634in" svg:x="2.6457in" svg:y="2.6831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3.5591in" svg:y="2.6831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4.472in" svg:y="2.6831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4" svg:width="1.1413in" svg:height="0.2634in" svg:x="5.8421in" svg:y="2.6831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6.8205in" svg:y="2.6831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7.7988in" svg:y="2.6831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29" table:formula="of:=SUM([.D16:.AH16])" office:value-type="float" office:value="0.5"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10" draw:text-style-name="P4" svg:width="1.1413in" svg:height="1.0122in" svg:x="4.0157in" svg:y="2.9181in" draw:caption-point-x="-0.2402in" draw:caption-point-y="0.5976in">
              <dc:date>2019-04-04T00:00:00</dc:date>
              <text:p text:style-name="P4"><text:span text:style-name="T4">đi họp ở trường sáng + chiều, xin về sớm lúc 10h45 (sẽ làm bù sau) + off chiều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4" svg:width="1.1413in" svg:height="0.3902in" svg:x="5.8421in" svg:y="2.9189in" draw:caption-point-x="-0.2402in" draw:caption-point-y="0.5969in">
              <dc:date>2019-04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6.3311in" svg:y="2.9197in" draw:caption-point-x="-0.2402in" draw:caption-point-y="0.5961in">
              <dc:date>2019-04-09T00:00:00</dc:date>
              <text:p text:style-name="P4"><text:span text:style-name="T4">bận việc ở trường, xin đi trễ, 9h15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7.3094in" svg:y="2.9205in" draw:caption-point-x="-0.2402in" draw:caption-point-y="0.5953in">
              <dc:date>2019-04-11T00:00:00</dc:date>
              <text:p text:style-name="P4"><text:span text:style-name="T4">Bận việc ở trường, 4h05 về, làm bù sau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4" svg:width="1.1413in" svg:height="0.7012in" svg:x="7.7988in" svg:y="2.9209in" draw:caption-point-x="-0.2402in" draw:caption-point-y="0.5949in">
              <dc:date>2019-04-12T00:00:00</dc:date>
              <text:p text:style-name="P4">bận việc nhà, 9h đến cty</text:p>
              <text:p text:style-name="P4"/>
              <text:p text:style-name="P4"/>
            </office:annotation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29" table:formula="of:=SUM([.D17:.AH17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29" table:formula="of:=SUM([.D18:.AH18])" office:value-type="float" office:value="1">
            <text:p>1</text:p>
          </table:table-cell>
          <table:table-cell table:style-name="ce134" office:value-type="float" office:value="0.5">
            <office:annotation draw:style-name="gr4" draw:text-style-name="P4" svg:width="1.1413in" svg:height="0.3902in" svg:x="2.6457in" svg:y="3.3835in" draw:caption-point-x="-0.2402in" draw:caption-point-y="0.5984in">
              <dc:date>2019-04-01T00:00:00</dc:date>
              <text:p text:style-name="P4"><text:span text:style-name="T4">Bị bệnh, off chiều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4" svg:width="1.1413in" svg:height="0.3902in" svg:x="6.8205in" svg:y="3.3862in" draw:caption-point-x="-0.2402in" draw:caption-point-y="0.5957in">
              <dc:date>2019-04-11T00:00:00</dc:date>
              <text:p text:style-name="P4"><text:span text:style-name="T4">Khám bệnh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29" table:formula="of:=SUM([.D19:.AH19])" office:value-type="float" office:value="7">
            <text:p>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5">
            <office:annotation draw:style-name="gr6" draw:text-style-name="P4" svg:width="1.1413in" svg:height="0.2634in" svg:x="3.1024in" svg:y="3.6169in" draw:caption-point-x="-0.2402in" draw:caption-point-y="0.598in">
              <dc:date>2019-04-02T00:00:00</dc:date>
              <text:p text:style-name="P4"><text:span text:style-name="T4">Off chiều</text:span></text:p>
            </office:annotation>
            <text:p>0.5</text:p>
          </table:table-cell>
          <table:table-cell table:number-columns-repeated="3" table:style-name="ce134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5">
            <office:annotation draw:style-name="gr4" draw:text-style-name="P4" svg:width="1.1413in" svg:height="0.3902in" svg:x="7.3094in" svg:y="3.6193in" draw:caption-point-x="-0.2402in" draw:caption-point-y="0.5957in">
              <dc:date>2019-04-11T00:00:00</dc:date>
              <text:p text:style-name="P4"><text:span text:style-name="T4">10h05 đến cty → tính off sáng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29" table:formula="of:=SUM([.D20:.AH20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8205in" svg:y="3.8524in" draw:caption-point-x="-0.2402in" draw:caption-point-y="0.5957in">
              <dc:date>2019-04-11T00:00:00</dc:date>
              <text:p text:style-name="P4"><text:span text:style-name="T4">ghé ngân hàng, 8h43 đến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29" table:formula="of:=SUM([.D21:.AH21])" office:value-type="float" office:value="2">
            <text:p>2</text:p>
          </table:table-cell>
          <table:table-cell table:style-name="ce134" office:value-type="float" office:value="0.5">
            <office:annotation draw:style-name="gr6" draw:text-style-name="P4" svg:width="1.1413in" svg:height="0.2634in" svg:x="2.6457in" svg:y="4.0823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4.0157in" svg:y="4.0839in" draw:caption-point-x="-0.2402in" draw:caption-point-y="0.5976in">
              <dc:date>2019-04-04T00:00:00</dc:date>
              <text:p text:style-name="P4"><text:span text:style-name="T4">Học bù,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4" svg:width="1.1413in" svg:height="0.2634in" svg:x="5.8421in" svg:y="4.0823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7.7988in" svg:y="4.0823in" draw:caption-point-x="-0.2402in" draw:caption-point-y="0.5992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29" table:formula="of:=SUM([.D22:.AH22])" office:value-type="float" office:value="1"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4" svg:width="1.1413in" svg:height="0.2634in" svg:x="4.472in" svg:y="4.3323in" draw:caption-point-x="-0.2402in" draw:caption-point-y="0.5969in">
              <dc:date>2019-04-08T00:00:00</dc:date>
              <text:p text:style-name="P4"><text:span text:style-name="T4">Cảm + sốt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29" table:formula="of:=SUM([.D23:.AH23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29" table:formula="of:=SUM([.D24:.AH24])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1024in" svg:y="4.7972in" draw:caption-point-x="-0.2402in" draw:caption-point-y="0.598in">
              <dc:date>2019-04-0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5591in" svg:y="4.7976in" draw:caption-point-x="-0.2402in" draw:caption-point-y="0.5976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0157in" svg:y="4.7976in" draw:caption-point-x="-0.2402in" draw:caption-point-y="0.5976in">
              <dc:date>2019-04-04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134" office:value-type="float" office:value="1">
            <office:annotation draw:style-name="gr4" draw:text-style-name="P4" svg:width="1.1413in" svg:height="0.3902in" svg:x="4.472in" svg:y="4.7961in" draw:caption-point-x="-0.2402in" draw:caption-point-y="0.5992in">
              <dc:date>2019-04-01T00:00:00</dc:date>
              <text:p text:style-name="P4"><text:span text:style-name="T4">Về quê giáp năm ngoại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6.3311in" svg:y="4.7992in" draw:caption-point-x="-0.2402in" draw:caption-point-y="0.5961in">
              <dc:date>2019-04-09T00:00:00</dc:date>
              <text:p text:style-name="P4"><text:span text:style-name="T4">mệt, nhức đầu, xin đi trễ</text:span></text:p>
              <text:p text:style-name="P4"><text:span text:style-name="T4">9h12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8205in" svg:y="4.7996in" draw:caption-point-x="-0.2402in" draw:caption-point-y="0.5957in">
              <dc:date>2019-04-11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7.7988in" svg:y="4.8004in" draw:caption-point-x="-0.2402in" draw:caption-point-y="0.5949in">
              <dc:date>2019-04-12T00:00:00</dc:date>
              <text:p text:style-name="P4">đau bụng, 8h52 đến cty</text:p>
            </office:annotation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29" table:formula="of:=SUM([.D25:.AH25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29" table:formula="of:=SUM([.D26:.AH26])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2.6457in" svg:y="5.2626in" draw:caption-point-x="-0.2402in" draw:caption-point-y="0.5992in">
              <dc:date>2019-04-0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1024in" svg:y="5.2638in" draw:caption-point-x="-0.2402in" draw:caption-point-y="0.598in">
              <dc:date>2019-04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34" office:value-type="float" office:value="0">
            <office:annotation draw:style-name="gr8" draw:text-style-name="P4" svg:width="1.1413in" svg:height="0.8567in" svg:x="3.5591in" svg:y="5.2642in" draw:caption-point-x="-0.2402in" draw:caption-point-y="0.5976in">
              <dc:date>2019-04-04T00:00:00</dc:date>
              <text:p text:style-name="P4"><text:span text:style-name="T4">hư xe giữa đường phải dắt bộ kiếm chỗ sửa, 9h20 đến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4" svg:width="1.1413in" svg:height="0.5457in" svg:x="5.8421in" svg:y="5.265in" draw:caption-point-x="-0.2402in" draw:caption-point-y="0.5969in">
              <dc:date>2019-04-08T00:00:00</dc:date>
              <text:p text:style-name="P4"><text:span text:style-name="T4">bận việc cá nhân, xin đi trễ, 8h48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3311in" svg:y="5.3232in" draw:caption-point-x="-0.2402in" draw:caption-point-y="0.5386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7.7988in" svg:y="5.2669in" draw:caption-point-x="-0.2402in" draw:caption-point-y="0.5949in">
              <dc:date>2019-04-12T00:00:00</dc:date>
              <text:p text:style-name="P4">kẹt xe, 8h35 đến cty</text:p>
            </office:annotation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29" table:formula="of:=SUM([.D27:.AH27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3311in" svg:y="5.4988in" draw:caption-point-x="-0.2402in" draw:caption-point-y="0.5961in">
              <dc:date>2019-04-09T00:00:00</dc:date>
              <text:p text:style-name="P4"><text:span text:style-name="T4">ngủ quên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7.7988in" svg:y="5.5in" draw:caption-point-x="-0.2402in" draw:caption-point-y="0.5949in">
              <dc:date>2019-04-12T00:00:00</dc:date>
              <text:p text:style-name="P4">bận việc, xin đi trễ, 8h45 đến cty</text:p>
            </office:annotation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29" table:formula="of:=SUM([.D28:.AH28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29" table:formula="of:=SUM([.D29:.AH29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29" table:formula="of:=SUM([.D30:.AH30])" office:value-type="float" office:value="1">
            <text:p>1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4" svg:width="1.1413in" svg:height="0.3902in" svg:x="6.3311in" svg:y="6.198in" draw:caption-point-x="-0.2402in" draw:caption-point-y="0.5961in">
              <dc:date>2019-04-09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134" office:value-type="float" office:value="0">
            <office:annotation draw:style-name="gr1" draw:text-style-name="P4" svg:width="1.1413in" svg:height="1.3232in" svg:x="6.8205in" svg:y="6.1984in" draw:caption-point-x="-0.2402in" draw:caption-point-y="0.5957in">
              <dc:date>2019-04-11T00:00:00</dc:date>
              <text:p text:style-name="P4"><text:span text:style-name="T4">có việc lên trường, xin phép ra ngoài từ 2h đến 3h, chiều ở lại làm bù sau</text:span></text:p>
              <text:p text:style-name="P4"><text:span text:style-name="T4">→ </text:span><text:span text:style-name="T4">đã bù đủ giờ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129" table:formula="of:=SUM([.D31:.AH3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29" table:formula="of:=SUM([.D32:.AH32])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2.6457in" svg:y="6.676in" draw:caption-point-x="-0.2402in" draw:caption-point-y="0.5992in">
              <dc:date>2019-04-01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4" svg:width="1.1413in" svg:height="0.3902in" svg:x="5.8421in" svg:y="6.6783in" draw:caption-point-x="-0.2402in" draw:caption-point-y="0.5969in">
              <dc:date>2019-04-0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3311in" svg:y="6.7366in" draw:caption-point-x="-0.2402in" draw:caption-point-y="0.5386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8205in" svg:y="6.6795in" draw:caption-point-x="-0.2402in" draw:caption-point-y="0.5957in">
              <dc:date>2019-04-11T00:00:00</dc:date>
              <text:p text:style-name="P4"><text:span text:style-name="T4">dậy muộn, 8h39 đén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7.3094in" svg:y="6.6795in" draw:caption-point-x="-0.2402in" draw:caption-point-y="0.5957in">
              <dc:date>2019-04-11T00:00:00</dc:date>
              <text:p text:style-name="P4"><text:span text:style-name="T4">kẹt xe, 8h33 đến cty</text:span></text:p>
              <text:p text:style-name="P4"><text:span text:style-name="T4"/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7.7988in" svg:y="6.6803in" draw:caption-point-x="-0.2402in" draw:caption-point-y="0.5949in">
              <dc:date>2019-04-12T00:00:00</dc:date>
              <text:p text:style-name="P4">kẹt xe, 8h34 đến cty</text:p>
            </office:annotation>
            <text:p>0</text:p>
          </table:table-cell>
          <table:table-cell table:style-name="ce134" table:number-columns-repeated="19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29" table:formula="of:=SUM([.D33:.AH33])" office:value-type="float" office:value="0"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1024in" svg:y="6.9102in" draw:caption-point-x="-0.2402in" draw:caption-point-y="0.598in">
              <dc:date>2019-04-02T00:00:00</dc:date>
              <text:p text:style-name="P4"><text:span text:style-name="T4">đau bụng, 8h32 đến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7.3094in" svg:y="6.9126in" draw:caption-point-x="-0.2402in" draw:caption-point-y="0.5957in">
              <dc:date>2019-04-11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29" table:formula="of:=SUM([.D34:.AH34])" office:value-type="float" office:value="2">
            <text:p>2</text:p>
          </table:table-cell>
          <table:table-cell table:style-name="ce134" office:value-type="float" office:value="1">
            <office:annotation draw:style-name="gr4" draw:text-style-name="P4" svg:width="1.1413in" svg:height="0.3902in" svg:x="2.6457in" svg:y="7.1421in" draw:caption-point-x="-0.2402in" draw:caption-point-y="0.5992in">
              <dc:date>2019-04-01T00:00:00</dc:date>
              <text:p text:style-name="P4"><text:span text:style-name="T4">Đau bụng + đau đầu</text:span></text:p>
            </office:annotation>
            <text:p>1</text:p>
          </table:table-cell>
          <table:table-cell table:style-name="ce134" office:value-type="float" office:value="0">
            <office:annotation draw:style-name="gr2" draw:text-style-name="P4" svg:width="1.1413in" svg:height="0.5457in" svg:x="3.1024in" svg:y="7.1433in" draw:caption-point-x="-0.2402in" draw:caption-point-y="0.598in">
              <dc:date>2019-04-02T00:00:00</dc:date>
              <text:p text:style-name="P4"><text:span text:style-name="T4">kẹt xe + kẹt thang máy, 8h33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4.0157in" svg:y="7.1437in" draw:caption-point-x="-0.2402in" draw:caption-point-y="0.5976in">
              <dc:date>2019-04-04T00:00:00</dc:date>
              <text:p text:style-name="P4"><text:span text:style-name="T4">kẹt xe + kẹt thang máy, 8h42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4" svg:width="1.1413in" svg:height="0.2634in" svg:x="5.8421in" svg:y="7.1417in" draw:caption-point-x="-0.2402in" draw:caption-point-y="0.5996in">
              <dc:date>2019-03-29T00:00:00</dc:date>
              <text:p text:style-name="P4"><text:span text:style-name="T4">Đi du lịc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29" table:formula="of:=SUM([.D35:.AH35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29" table:formula="of:=SUM([.D36:.AH36])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4" svg:width="1.1413in" svg:height="0.3902in" svg:x="3.1024in" svg:y="7.6098in" draw:caption-point-x="-0.2402in" draw:caption-point-y="0.598in">
              <dc:date>2019-04-02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4" svg:width="1.1413in" svg:height="0.5457in" svg:x="5.8421in" svg:y="7.611in" draw:caption-point-x="-0.2402in" draw:caption-point-y="0.5969in">
              <dc:date>2019-04-08T00:00:00</dc:date>
              <text:p text:style-name="P4"><text:span text:style-name="T4">bận việc nhà, xin đi trễ, 9h30 đến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4" svg:width="1.1413in" svg:height="0.3902in" svg:x="7.3094in" svg:y="7.6126in" draw:caption-point-x="-0.2402in" draw:caption-point-y="0.5953in">
              <dc:date>2019-04-11T00:00:00</dc:date>
              <text:p text:style-name="P4"><text:span text:style-name="T4">Bận việc nhà, off <text:s/>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29" table:formula="of:=SUM([.D37:.AH37])" office:value-type="float" office:value="0.5">
            <text:p>0.5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4" svg:width="1.1413in" svg:height="0.3902in" svg:x="5.8421in" svg:y="7.8441in" draw:caption-point-x="-0.2402in" draw:caption-point-y="0.5969in">
              <dc:date>2019-04-08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style-name="ce134" office:value-type="float" office:value="0">
            <office:annotation draw:style-name="gr3" draw:text-style-name="P4" svg:width="1.1413in" svg:height="0.7012in" svg:x="6.3311in" svg:y="7.8449in" draw:caption-point-x="-0.2402in" draw:caption-point-y="0.5961in">
              <dc:date>2019-04-09T00:00:00</dc:date>
              <text:p text:style-name="P4"><text:span text:style-name="T4">xin phép về sớm đi học, 11h40 về, khoảng 2h30 quay lại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7.3094in" svg:y="7.8453in" draw:caption-point-x="-0.2402in" draw:caption-point-y="0.5957in">
              <dc:date>2019-04-11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29" table:formula="of:=SUM([.D38:.AH38])" office:value-type="float" office:value="2">
            <text:p>2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1024in" svg:y="8.076in" draw:caption-point-x="-0.2402in" draw:caption-point-y="0.598in">
              <dc:date>2019-04-02T00:00:00</dc:date>
              <text:p text:style-name="P4"><text:span text:style-name="T4">kẹt xe, 8h53 đến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3.5591in" svg:y="8.0764in" draw:caption-point-x="-0.2402in" draw:caption-point-y="0.5976in">
              <dc:date>2019-04-04T00:00:00</dc:date>
              <text:p text:style-name="P4"><text:span text:style-name="T4">kẹt xe, 8h36 đến cty</text:span></text:p>
              <text:p text:style-name="P4"><text:span text:style-name="T4"/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4.0157in" svg:y="8.0764in" draw:caption-point-x="-0.2402in" draw:caption-point-y="0.5976in">
              <dc:date>2019-04-04T00:00:00</dc:date>
              <text:p text:style-name="P4"><text:span text:style-name="T4">bận việc cá nhân, xin đi trễ, 9h07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472in" svg:y="8.0772in" draw:caption-point-x="-0.2402in" draw:caption-point-y="0.5969in">
              <dc:date>2019-04-08T00:00:00</dc:date>
              <text:p text:style-name="P4"><text:span text:style-name="T4">ngủ quên, 8h55 đến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4" svg:width="1.1413in" svg:height="0.2634in" svg:x="5.8421in" svg:y="8.0772in" draw:caption-point-x="-0.2402in" draw:caption-point-y="0.5969in">
              <dc:date>2019-04-08T00:00:00</dc:date>
              <text:p text:style-name="P4"><text:span text:style-name="T4">Bị sốt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4" svg:width="1.1413in" svg:height="0.3902in" svg:x="6.8205in" svg:y="8.0783in" draw:caption-point-x="-0.2402in" draw:caption-point-y="0.5957in">
              <dc:date>2019-04-11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29" table:formula="of:=SUM([.D39:.AH39])" office:value-type="float" office:value="0">
            <text:p>0</text:p>
          </table:table-cell>
          <table:table-cell table:style-name="ce134" office:value-type="float" office:value="0">
            <office:annotation draw:style-name="gr8" draw:text-style-name="P4" svg:width="1.1413in" svg:height="0.8567in" svg:x="2.6457in" svg:y="8.3079in" draw:caption-point-x="-0.2402in" draw:caption-point-y="0.5992in">
              <dc:date>2019-04-04T00:00:00</dc:date>
              <text:p text:style-name="P4"><text:span text:style-name="T4">kẹt xe, 8h39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34" office:value-type="float" office:value="0">
            <office:annotation draw:style-name="gr8" draw:text-style-name="P4" svg:width="1.1413in" svg:height="0.8567in" svg:x="3.1024in" svg:y="8.3091in" draw:caption-point-x="-0.2402in" draw:caption-point-y="0.598in">
              <dc:date>2019-04-04T00:00:00</dc:date>
              <text:p text:style-name="P4"><text:span text:style-name="T4">mệt, 8h44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3.5591in" svg:y="8.3094in" draw:caption-point-x="-0.2402in" draw:caption-point-y="0.5976in">
              <dc:date>2019-04-04T00:00:00</dc:date>
              <text:p text:style-name="P4"><text:span text:style-name="T4">Làm 7h theo chế độ thai sản, 4h15 về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4" svg:width="1.1413in" svg:height="0.7012in" svg:x="4.0157in" svg:y="8.3094in" draw:caption-point-x="-0.2402in" draw:caption-point-y="0.5976in">
              <dc:date>2019-04-04T00:00:00</dc:date>
              <text:p text:style-name="P4"><text:span text:style-name="T4">lên trường rút hồ sơ cho con, xin đi trễ, 8h42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29" table:formula="of:=SUM([.D40:.AH40])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2.6457in" svg:y="8.5409in" draw:caption-point-x="-0.2402in" draw:caption-point-y="0.5992in">
              <dc:date>2019-04-01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5591in" svg:y="8.5425in" draw:caption-point-x="-0.2402in" draw:caption-point-y="0.5976in">
              <dc:date>2019-04-04T00:00:00</dc:date>
              <text:p text:style-name="P4"><text:span text:style-name="T4">kẹt chỗ gửi xe, 8h35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472in" svg:y="8.5433in" draw:caption-point-x="-0.2402in" draw:caption-point-y="0.5969in">
              <dc:date>2019-04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4" svg:width="1.1413in" svg:height="0.3902in" svg:x="5.8421in" svg:y="8.5433in" draw:caption-point-x="-0.2402in" draw:caption-point-y="0.5969in">
              <dc:date>2019-04-08T00:00:00</dc:date>
              <text:p text:style-name="P4"><text:span text:style-name="T4">bể bánh xe, 8h43 đến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29" table:formula="of:=SUM([.D41:.AH41])" office:value-type="float" office:value="0.5"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4" svg:width="1.1413in" svg:height="0.3902in" svg:x="4.0157in" svg:y="8.776in" draw:caption-point-x="-0.2402in" draw:caption-point-y="0.5976in">
              <dc:date>2019-04-04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129" table:formula="of:=SUM([.D42:.AH42])" office:value-type="float" office:value="1">
            <text:p>1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4" svg:width="1.1413in" svg:height="0.2634in" svg:x="7.3094in" svg:y="9.011in" draw:caption-point-x="-0.2402in" draw:caption-point-y="0.5957in">
              <dc:date>2019-04-11T00:00:00</dc:date>
              <text:p text:style-name="P4"><text:span text:style-name="T4">Làm giấy tờ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4" svg:width="1.1413in" svg:height="0.3902in" svg:x="7.7988in" svg:y="9.0118in" draw:caption-point-x="-0.2402in" draw:caption-point-y="0.5949in">
              <dc:date>2019-04-12T00:00:00</dc:date>
              <text:p text:style-name="P4">hư xe, 8h37 đến cty</text:p>
            </office:annotation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29" table:formula="of:=SUM([.D43:.AH43])" office:value-type="float" office:value="1">
            <text:p>1</text:p>
          </table:table-cell>
          <table:table-cell table:style-name="ce134" office:value-type="float" office:value="0.5">
            <office:annotation draw:style-name="gr4" draw:text-style-name="P5" svg:width="1.1413in" svg:height="0.3902in" svg:x="2.6457in" svg:y="9.2406in" draw:caption-point-x="-0.2402in" draw:caption-point-y="0.5992in">
              <dc:date>2019-04-01T00:00:00</dc:date>
              <text:p text:style-name="P5"><text:span text:style-name="T4">đau bụng,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4" svg:width="1.1413in" svg:height="0.3902in" svg:x="3.1024in" svg:y="9.2417in" draw:caption-point-x="-0.2402in" draw:caption-point-y="0.598in">
              <dc:date>2019-04-02T00:00:00</dc:date>
              <text:p text:style-name="P4"><text:span text:style-name="T4">ngủ quên, 9h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0157in" svg:y="9.2421in" draw:caption-point-x="-0.2402in" draw:caption-point-y="0.5976in">
              <dc:date>2019-04-04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4.472in" svg:y="9.2429in" draw:caption-point-x="-0.2402in" draw:caption-point-y="0.5969in">
              <dc:date>2019-04-08T00:00:00</dc:date>
              <text:p text:style-name="P4"><text:span text:style-name="T4">ngủ quên, 8h48 đến cty</text:span></text:p>
              <text:p text:style-name="P4"><text:span text:style-name="T4"/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4" svg:width="1.1413in" svg:height="0.3902in" svg:x="5.8421in" svg:y="9.2433in" draw:caption-point-x="-0.2402in" draw:caption-point-y="0.5965in">
              <dc:date>2019-04-0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7.3094in" svg:y="9.2441in" draw:caption-point-x="-0.2402in" draw:caption-point-y="0.5957in">
              <dc:date>2019-04-11T00:00:00</dc:date>
              <text:p text:style-name="P4"><text:span text:style-name="T4">ngủ quên, 8h39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29" table:formula="of:=SUM([.D44:.AH44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29" table:formula="of:=SUM([.D45:.AH45])" office:value-type="float" office:value="1.5">
            <text:p>1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4" svg:width="1.1413in" svg:height="0.3902in" svg:x="3.1024in" svg:y="9.7079in" draw:caption-point-x="-0.2402in" draw:caption-point-y="0.598in">
              <dc:date>2019-04-02T00:00:00</dc:date>
              <text:p text:style-name="P4"><text:span text:style-name="T4">Off chiều ôn thi tiếng Nhật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4" svg:width="1.1413in" svg:height="0.2634in" svg:x="6.8205in" svg:y="9.7102in" draw:caption-point-x="-0.2402in" draw:caption-point-y="0.5957in">
              <dc:date>2019-04-11T00:00:00</dc:date>
              <text:p text:style-name="P4"><text:span text:style-name="T4">Đám tang chú họ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29" table:formula="of:=SUM([.D46:.AH46])" office:value-type="float" office:value="1">
            <text:p>1</text:p>
          </table:table-cell>
          <table:table-cell table:style-name="ce134" office:value-type="float" office:value="0">
            <office:annotation draw:style-name="gr4" draw:text-style-name="P4" svg:width="1.1413in" svg:height="0.3902in" svg:x="2.6457in" svg:y="9.9402in" draw:caption-point-x="-0.2402in" draw:caption-point-y="0.5992in">
              <dc:date>2019-04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5591in" svg:y="9.9417in" draw:caption-point-x="-0.2402in" draw:caption-point-y="0.5976in">
              <dc:date>2019-04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0157in" svg:y="9.9417in" draw:caption-point-x="-0.2402in" draw:caption-point-y="0.5976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4.472in" svg:y="9.9425in" draw:caption-point-x="-0.2402in" draw:caption-point-y="0.5969in">
              <dc:date>2019-04-08T00:00:00</dc:date>
              <text:p text:style-name="P4"><text:span text:style-name="T4">bận việc nhà, xin đi trễ, 8h44 đến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4" svg:width="1.1413in" svg:height="0.3902in" svg:x="5.8421in" svg:y="9.9425in" draw:caption-point-x="-0.2402in" draw:caption-point-y="0.5969in">
              <dc:date>2019-04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7.3094in" svg:y="9.9437in" draw:caption-point-x="-0.2402in" draw:caption-point-y="0.5957in">
              <dc:date>2019-04-11T00:00:00</dc:date>
              <text:p text:style-name="P4"><text:span text:style-name="T4">kẹt xe, 8h33 đến cty</text:span></text:p>
              <text:p text:style-name="P4"><text:span text:style-name="T4"/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7.7988in" svg:y="9.9445in" draw:caption-point-x="-0.2402in" draw:caption-point-y="0.5949in">
              <dc:date>2019-04-12T00:00:00</dc:date>
              <text:p text:style-name="P4">kẹt xe, 8h40 đến cty</text:p>
            </office:annotation>
            <text:p>0</text:p>
          </table:table-cell>
          <table:table-cell table:style-name="ce134" table:number-columns-repeated="3"/>
          <table:table-cell table:style-name="ce134" office:value-type="float" office:value="1">
            <office:annotation draw:style-name="gr6" draw:text-style-name="P4" svg:width="1.1413in" svg:height="0.2634in" svg:x="9.7228in" svg:y="9.9429in" draw:caption-point-x="-0.2402in" draw:caption-point-y="0.5965in">
              <dc:date>2019-04-09T00:00:00</dc:date>
              <text:p text:style-name="P4"><text:span text:style-name="T4">Đi du lịch</text:span></text:p>
            </office:annotation>
            <text:p>1</text:p>
          </table:table-cell>
          <table:table-cell table:style-name="ce134" table:number-columns-repeated="15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29" table:formula="of:=SUM([.D47:.AH47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129" table:formula="of:=SUM([.D48:.AH48])" office:value-type="float" office:value="2">
            <text:p>2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9"/>
          <table:table-cell table:style-name="ce134" office:value-type="float" office:value="1">
            <office:annotation draw:style-name="gr4" draw:text-style-name="P4" svg:width="1.1413in" svg:height="0.3902in" svg:x="12.4622in" svg:y="10.4098in" draw:caption-point-x="-0.2402in" draw:caption-point-y="0.5957in">
              <dc:date>2019-04-11T00:00:00</dc:date>
              <text:p text:style-name="P4"><text:span text:style-name="T4">phụ dọ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4" svg:width="1.1413in" svg:height="0.3902in" svg:x="12.9189in" svg:y="10.4098in" draw:caption-point-x="-0.2402in" draw:caption-point-y="0.5957in">
              <dc:date>2019-04-11T00:00:00</dc:date>
              <text:p text:style-name="P4"><text:span text:style-name="T4">phụ dọn đám cưới</text:span></text:p>
            </office:annotation>
            <text:p>1</text:p>
          </table:table-cell>
          <table:table-cell table:style-name="ce134" table:number-columns-repeated="8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29" table:formula="of:=SUM([.D49:.AH49])" office:value-type="float" office:value="1.5">
            <text:p>1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4.472in" svg:y="10.6417in" draw:caption-point-x="-0.2402in" draw:caption-point-y="0.5969in">
              <dc:date>2019-04-08T00:00:00</dc:date>
              <text:p text:style-name="P4"><text:span text:style-name="T4">ngủ quên, 8h40 đến cty</text:span></text:p>
              <text:p text:style-name="P4"><text:span text:style-name="T4"/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4" svg:width="1.1413in" svg:height="0.3902in" svg:x="7.3094in" svg:y="10.6429in" draw:caption-point-x="-0.2402in" draw:caption-point-y="0.5957in">
              <dc:date>2019-04-1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4" svg:width="1.1413in" svg:height="0.7012in" svg:x="7.7988in" svg:y="10.6437in" draw:caption-point-x="-0.2402in" draw:caption-point-y="0.5949in">
              <dc:date>2019-04-12T00:00:00</dc:date>
              <text:p text:style-name="P4">ngủ quên, xin đi trễ, 9h15 đến cty</text:p>
              <text:p text:style-name="P4">Không khỏe, off chiều</text:p>
            </office:annotation>
            <text:p>0.5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29" table:formula="of:=SUM([.D50:.AH50])" office:value-type="float" office:value="2.5">
            <text:p>2.5</text:p>
          </table:table-cell>
          <table:table-cell table:style-name="ce134" office:value-type="float" office:value="1">
            <office:annotation draw:style-name="gr4" draw:text-style-name="P4" svg:width="1.1413in" svg:height="0.3902in" svg:x="2.6457in" svg:y="10.8724in" draw:caption-point-x="-0.2402in" draw:caption-point-y="0.5992in">
              <dc:date>2019-04-01T00:00:00</dc:date>
              <text:p text:style-name="P4"><text:span text:style-name="T4">Đi học + gặp thấy hướng dấ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4" svg:width="1.1413in" svg:height="0.3902in" svg:x="5.8421in" svg:y="10.8724in" draw:caption-point-x="-0.2402in" draw:caption-point-y="0.5992in">
              <dc:date>2019-04-01T00:00:00</dc:date>
              <text:p text:style-name="P4"><text:span text:style-name="T4">Đi học + gặp thấy hướng dấn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8205in" svg:y="10.876in" draw:caption-point-x="-0.2402in" draw:caption-point-y="0.5957in">
              <dc:date>2019-04-11T00:00:00</dc:date>
              <text:p text:style-name="P4"><text:span text:style-name="T4">xe hư, xin đi trễ, 8h52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4" svg:width="1.1413in" svg:height="0.5457in" svg:x="7.7988in" svg:y="10.8768in" draw:caption-point-x="-0.2402in" draw:caption-point-y="0.5949in">
              <dc:date>2019-04-12T00:00:00</dc:date>
              <text:p text:style-name="P4">Bận việc ở trường, off sáng</text:p>
              <text:p text:style-name="P4"/>
            </office:annotation>
            <text:p>0.5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29" table:formula="of:=SUM([.D51:.AH51])" office:value-type="float" office:value="5.5">
            <text:p>5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8" draw:text-style-name="P4" svg:width="1.1413in" svg:height="0.8567in" svg:x="3.5591in" svg:y="11.1075in" draw:caption-point-x="-0.2402in" draw:caption-point-y="0.5976in">
              <dc:date>2019-04-08T00:00:00</dc:date>
              <text:p text:style-name="P4"><text:span text:style-name="T4">Nhức đầu + mệt trong người, xin làm remote buổi chiều → đã làm đủ số giờ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4" svg:width="1.1413in" svg:height="0.7012in" svg:x="4.0157in" svg:y="11.1079in" draw:caption-point-x="-0.2402in" draw:caption-point-y="0.5972in">
              <dc:date>2019-04-04T00:00:00</dc:date>
              <text:p text:style-name="P4"><text:span text:style-name="T4">vợ bị đau lưng nhiều, phải về chăm -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7.3094in" svg:y="11.1098in" draw:caption-point-x="-0.2402in" draw:caption-point-y="0.5953in">
              <dc:date>2019-04-11T00:00:00</dc:date>
              <text:p text:style-name="P4"><text:span text:style-name="T4">chở vợ đi khám thai xin về sớm, 4h20' về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4"/>
          <table:table-cell table:style-name="ce134" office:value-type="float" office:value="1">
            <office:annotation draw:style-name="gr4" draw:text-style-name="P4" svg:width="1.1413in" svg:height="0.3902in" svg:x="10.1791in" svg:y="11.1094in" draw:caption-point-x="-0.2402in" draw:caption-point-y="0.5957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34" office:value-type="float" office:value="1">
            <office:annotation draw:style-name="gr4" draw:text-style-name="P4" svg:width="1.1413in" svg:height="0.3902in" svg:x="10.6358in" svg:y="11.1094in" draw:caption-point-x="-0.2402in" draw:caption-point-y="0.5957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34" office:value-type="float" office:value="1">
            <office:annotation draw:style-name="gr4" draw:text-style-name="P4" svg:width="1.1413in" svg:height="0.3902in" svg:x="11.0925in" svg:y="11.1094in" draw:caption-point-x="-0.2402in" draw:caption-point-y="0.5957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4" svg:width="1.1413in" svg:height="0.3902in" svg:x="12.4622in" svg:y="11.1094in" draw:caption-point-x="-0.2402in" draw:caption-point-y="0.5957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34" office:value-type="float" office:value="1">
            <office:annotation draw:style-name="gr4" draw:text-style-name="P4" svg:width="1.1413in" svg:height="0.3902in" svg:x="12.9189in" svg:y="11.1094in" draw:caption-point-x="-0.2402in" draw:caption-point-y="0.5957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34" table:number-columns-repeated="8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129" table:formula="of:=SUM([.D52:.AH5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29" table:formula="of:=SUM([.D53:.AH53])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4" svg:width="1.1413in" svg:height="0.7012in" svg:x="2.6457in" svg:y="11.5866in" draw:caption-point-x="-0.2402in" draw:caption-point-y="0.5992in">
              <dc:date>2019-04-08T00:00:00</dc:date>
              <text:p text:style-name="P4"><text:span text:style-name="T4">Xin về sớm lúc 3h20, sẽ làm bù sau → đã làm bù đủ giờ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29" table:formula="of:=SUM([.D54:.AH54])" office:value-type="float" office:value="1">
            <text:p>1</text:p>
          </table:table-cell>
          <table:table-cell table:style-name="ce134" office:value-type="float" office:value="0">
            <office:annotation draw:style-name="gr8" draw:text-style-name="P4" svg:width="1.1413in" svg:height="0.8567in" svg:x="2.6457in" svg:y="11.8197in" draw:caption-point-x="-0.2402in" draw:caption-point-y="0.5992in">
              <dc:date>2019-04-01T00:00:00</dc:date>
              <text:p text:style-name="P4"><text:span text:style-name="T4"><text:s/></text:span><text:span text:style-name="T4">dậy muộn, 8h40 đến cty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5591in" svg:y="11.8213in" draw:caption-point-x="-0.2402in" draw:caption-point-y="0.5976in">
              <dc:date>2019-04-04T00:00:00</dc:date>
              <text:p text:style-name="P4"><text:span text:style-name="T4">dậy muộn, 8h32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0157in" svg:y="11.8213in" draw:caption-point-x="-0.2402in" draw:caption-point-y="0.5976in">
              <dc:date>2019-04-04T00:00:00</dc:date>
              <text:p text:style-name="P4"><text:span text:style-name="T4">bận việc nhà, 8h39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8205in" svg:y="11.8232in" draw:caption-point-x="-0.2402in" draw:caption-point-y="0.5957in">
              <dc:date>2019-04-11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3"/>
          <table:table-cell table:style-name="ce134" office:value-type="float" office:value="1">
            <office:annotation draw:style-name="gr6" draw:text-style-name="P4" svg:width="1.1413in" svg:height="0.2634in" svg:x="9.7228in" svg:y="11.8228in" draw:caption-point-x="-0.2402in" draw:caption-point-y="0.5961in">
              <dc:date>2019-04-09T00:00:00</dc:date>
              <text:p text:style-name="P4"><text:span text:style-name="T4">Nhà có đám giỗ</text:span></text:p>
            </office:annotation>
            <text:p>1</text:p>
          </table:table-cell>
          <table:table-cell table:style-name="ce134" table:number-columns-repeated="15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29" table:formula="of:=SUM([.D55:.AH55])" office:value-type="float" office:value="0"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4" svg:width="1.1413in" svg:height="0.5457in" svg:x="3.5591in" svg:y="12.0543in" draw:caption-point-x="-0.2402in" draw:caption-point-y="0.5976in">
              <dc:date>2019-04-04T00:00:00</dc:date>
              <text:p text:style-name="P4"><text:span text:style-name="T4">ghé ngân hàng, xin đi trễ, 9h04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0157in" svg:y="12.0543in" draw:caption-point-x="-0.2402in" draw:caption-point-y="0.5976in">
              <dc:date>2019-04-04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472in" svg:y="12.0551in" draw:caption-point-x="-0.2402in" draw:caption-point-y="0.5969in">
              <dc:date>2019-04-0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4" svg:width="1.1413in" svg:height="0.3902in" svg:x="5.8421in" svg:y="12.0551in" draw:caption-point-x="-0.2402in" draw:caption-point-y="0.5969in">
              <dc:date>2019-04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3311in" svg:y="12.0559in" draw:caption-point-x="-0.2402in" draw:caption-point-y="0.5961in">
              <dc:date>2019-04-09T00:00:00</dc:date>
              <text:p text:style-name="P4"><text:span text:style-name="T4">kẹt xe - 8h48 đến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29" table:formula="of:=SUM([.D56:.AH56])" office:value-type="float" office:value="1.5">
            <text:p>1.5</text:p>
          </table:table-cell>
          <table:table-cell table:style-name="ce134" office:value-type="float" office:value="1">
            <office:annotation draw:style-name="gr4" draw:text-style-name="P4" svg:width="1.1413in" svg:height="0.3902in" svg:x="2.6457in" svg:y="12.2862in" draw:caption-point-x="-0.2402in" draw:caption-point-y="0.5992in">
              <dc:date>2019-04-01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0157in" svg:y="12.2878in" draw:caption-point-x="-0.2402in" draw:caption-point-y="0.5976in">
              <dc:date>2019-04-04T00:00:00</dc:date>
              <text:p text:style-name="P4"><text:span text:style-name="T4">kẹt thang máy, 8h35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4" svg:width="1.1413in" svg:height="0.3902in" svg:x="7.3094in" svg:y="12.2898in" draw:caption-point-x="-0.2402in" draw:caption-point-y="0.5957in">
              <dc:date>2019-04-11T00:00:00</dc:date>
              <text:p text:style-name="P4"><text:span text:style-name="T4">Đi khám bệnh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129" table:formula="of:=SUM([.D57:.AH5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29" table:formula="of:=SUM([.D58:.AH58])" office:value-type="float" office:value="0"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3.5591in" svg:y="12.7685in" draw:caption-point-x="-0.2402in" draw:caption-point-y="0.5976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29" table:formula="of:=SUM([.D59:.AH59])" office:value-type="float" office:value="2">
            <text:p>2</text:p>
          </table:table-cell>
          <table:table-cell table:style-name="ce134" office:value-type="float" office:value="1">
            <office:annotation draw:style-name="gr6" draw:text-style-name="P4" svg:width="1.1413in" svg:height="0.2634in" svg:x="2.6457in" svg:y="13in" draw:caption-point-x="-0.2402in" draw:caption-point-y="0.5992in">
              <dc:date>2019-04-01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4.472in" svg:y="13.0024in" draw:caption-point-x="-0.2402in" draw:caption-point-y="0.5969in">
              <dc:date>2019-04-08T00:00:00</dc:date>
              <text:p text:style-name="P4"><text:span text:style-name="T4">mệt, xin đi trễ, 9h56 đến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4" svg:width="1.1413in" svg:height="0.5457in" svg:x="5.8421in" svg:y="13.0024in" draw:caption-point-x="-0.2402in" draw:caption-point-y="0.5969in">
              <dc:date>2019-04-08T00:00:00</dc:date>
              <text:p text:style-name="P4"><text:span text:style-name="T4">bận việc nhà, xin đi trễ, 9h30 đến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4" svg:width="1.1413in" svg:height="0.5457in" svg:x="6.8205in" svg:y="13.0035in" draw:caption-point-x="-0.2402in" draw:caption-point-y="0.5957in">
              <dc:date>2019-04-11T00:00:00</dc:date>
              <text:p text:style-name="P4"><text:span text:style-name="T4">Mệt, xin đi trễ</text:span></text:p>
              <text:p text:style-name="P4"><text:span text:style-name="T4">1h43 đến cty → tính off sáng</text:span></text:p>
            </office:annotation>
            <text:p>0.5</text:p>
          </table:table-cell>
          <table:table-cell table:style-name="ce134" office:value-type="float" office:value="0.5">
            <office:annotation draw:style-name="gr2" draw:text-style-name="P4" svg:width="1.1413in" svg:height="0.5457in" svg:x="7.3094in" svg:y="13.0035in" draw:caption-point-x="-0.2402in" draw:caption-point-y="0.5957in">
              <dc:date>2019-04-11T00:00:00</dc:date>
              <text:p text:style-name="P4"><text:span text:style-name="T4">Off chiều theo plan</text:span></text:p>
              <text:p text:style-name="P4"><text:span text:style-name="T4"/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29" table:formula="of:=SUM([.D60:.AH60])" office:value-type="float" office:value="1">
            <text:p>1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4" svg:width="1.1413in" svg:height="0.2634in" svg:x="5.8421in" svg:y="13.2354in" draw:caption-point-x="-0.2402in" draw:caption-point-y="0.5969in">
              <dc:date>2019-04-08T00:00:00</dc:date>
              <text:p text:style-name="P4"><text:span text:style-name="T4">Cảm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29" table:formula="of:=SUM([.D61:.AH61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4" svg:width="1.1413in" svg:height="0.3902in" svg:x="6.3311in" svg:y="13.4697in" draw:caption-point-x="-0.2402in" draw:caption-point-y="0.5961in">
              <dc:date>2019-04-09T00:00:00</dc:date>
              <text:p text:style-name="P4"><text:span text:style-name="T4">mệt, xin đi trễ, 9h52 đến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29" table:formula="of:=SUM([.D62:.AH62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29" table:formula="of:=SUM([.D63:.AH63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29" table:formula="of:=SUM([.D64:.AH64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29" table:formula="of:=SUM([.D65:.AH65])" office:value-type="float" office:value="0.5"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4" svg:width="1.1413in" svg:height="0.3902in" svg:x="3.5591in" svg:y="14.4004in" draw:caption-point-x="-0.2402in" draw:caption-point-y="0.5976in">
              <dc:date>2019-04-04T00:00:00</dc:date>
              <text:p text:style-name="P4"><text:span text:style-name="T4">Tái khám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29" table:formula="of:=SUM([.D66:.AH66])" office:value-type="float" office:value="0.5">
            <text:p>0.5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4" svg:width="1.1413in" svg:height="0.5457in" svg:x="6.8205in" svg:y="14.6358in" draw:caption-point-x="-0.2402in" draw:caption-point-y="0.5957in">
              <dc:date>2019-04-11T00:00:00</dc:date>
              <text:p text:style-name="P4"><text:span text:style-name="T4">Lên trường, off sáng</text:span></text:p>
              <text:p text:style-name="P4"><text:span text:style-name="T4">2h08 đến cty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29" table:formula="of:=SUM([.D67:.AH67])" office:value-type="float" office:value="0">
            <text:p>0</text:p>
          </table:table-cell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/>
          <table:table-cell table:style-name="ce141" table:number-columns-repeated="7"/>
          <table:table-cell table:style-name="ce1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29" table:formula="of:=SUM([.D68:.AH68])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4" svg:width="1.1413in" svg:height="0.2634in" svg:x="3.1024in" svg:y="15.0996in" draw:caption-point-x="-0.2402in" draw:caption-point-y="0.598in">
              <dc:date>2019-04-02T00:00:00</dc:date>
              <text:p text:style-name="P4"><text:span text:style-name="T4">Bị bệnh, 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8" draw:text-style-name="P4" svg:width="1.1413in" svg:height="0.8567in" svg:x="4.472in" svg:y="15.1008in" draw:caption-point-x="-0.2402in" draw:caption-point-y="0.5969in">
              <dc:date>2019-04-08T00:00:00</dc:date>
              <text:p text:style-name="P4"><text:span text:style-name="T4">có việc bận phải lên trường gấp, xin về sớm, 3h47 về</text:span></text:p>
              <text:p text:style-name="P4"><text:span text:style-name="T4"/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4" svg:width="1.1413in" svg:height="0.3902in" svg:x="5.8421in" svg:y="15.1008in" draw:caption-point-x="-0.2402in" draw:caption-point-y="0.5969in">
              <dc:date>2019-04-08T00:00:00</dc:date>
              <text:p text:style-name="P4"><text:span text:style-name="T4">Bận việc ở trường,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/>
          <table:table-cell table:style-name="ce141" table:number-columns-repeated="7"/>
          <table:table-cell table:style-name="ce1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29"/>
          <table:table-cell table:style-name="ce134" table:number-columns-repeated="13"/>
          <table:table-cell table:style-name="ce141" table:number-columns-repeated="7"/>
          <table:table-cell table:style-name="ce1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30"/>
          <table:covered-table-cell table:number-columns-repeated="31" table:style-name="ce135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25">
          <table:table-cell table:style-name="ce43" table:number-columns-repeated="3"/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36"/>
          <table:table-cell table:number-columns-repeated="27"/>
          <table:table-cell table:style-name="ce13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51"/>
        <table:table-column table:style-name="co29" table:number-columns-repeated="7" table:default-cell-style-name="ce151"/>
        <table:table-column table:style-name="co28" table:number-columns-repeated="16" table:default-cell-style-name="ce151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45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5" table:number-columns-spanned="2" table:number-rows-spanned="1">
            <text:p>5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9" table:number-columns-spanned="2" table:number-rows-spanned="1">
            <text:p>2019</text:p>
          </table:table-cell>
          <table:covered-table-cell table:style-name="ce156"/>
          <table:table-cell table:style-name="ce145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9-05-01">
            <text:p>01</text:p>
          </table:table-cell>
          <table:table-cell table:style-name="ce146" table:formula="of:=[.D2]+1" office:value-type="date" office:date-value="2019-05-02">
            <text:p>02</text:p>
          </table:table-cell>
          <table:table-cell table:style-name="ce146" table:formula="of:=[.E2]+1" office:value-type="date" office:date-value="2019-05-03">
            <text:p>03</text:p>
          </table:table-cell>
          <table:table-cell table:style-name="ce146" table:formula="of:=[.F2]+1" office:value-type="date" office:date-value="2019-05-04">
            <text:p>04</text:p>
          </table:table-cell>
          <table:table-cell table:style-name="ce146" table:formula="of:=[.G2]+1" office:value-type="date" office:date-value="2019-05-05">
            <text:p>05</text:p>
          </table:table-cell>
          <table:table-cell table:style-name="ce146" table:formula="of:=[.H2]+1" office:value-type="date" office:date-value="2019-05-06">
            <text:p>06</text:p>
          </table:table-cell>
          <table:table-cell table:style-name="ce146" table:formula="of:=[.I2]+1" office:value-type="date" office:date-value="2019-05-07">
            <text:p>07</text:p>
          </table:table-cell>
          <table:table-cell table:style-name="ce146" table:formula="of:=[.J2]+1" office:value-type="date" office:date-value="2019-05-08">
            <text:p>08</text:p>
          </table:table-cell>
          <table:table-cell table:style-name="ce146" table:formula="of:=[.K2]+1" office:value-type="date" office:date-value="2019-05-09">
            <text:p>09</text:p>
          </table:table-cell>
          <table:table-cell table:style-name="ce146" table:formula="of:=[.L2]+1" office:value-type="date" office:date-value="2019-05-10">
            <text:p>10</text:p>
          </table:table-cell>
          <table:table-cell table:style-name="ce146" table:formula="of:=[.M2]+1" office:value-type="date" office:date-value="2019-05-11">
            <text:p>11</text:p>
          </table:table-cell>
          <table:table-cell table:style-name="ce146" table:formula="of:=[.N2]+1" office:value-type="date" office:date-value="2019-05-12">
            <text:p>12</text:p>
          </table:table-cell>
          <table:table-cell table:style-name="ce146" table:formula="of:=[.O2]+1" office:value-type="date" office:date-value="2019-05-13">
            <text:p>13</text:p>
          </table:table-cell>
          <table:table-cell table:style-name="ce146" table:formula="of:=[.P2]+1" office:value-type="date" office:date-value="2019-05-14">
            <text:p>14</text:p>
          </table:table-cell>
          <table:table-cell table:style-name="ce146" table:formula="of:=[.Q2]+1" office:value-type="date" office:date-value="2019-05-15">
            <text:p>15</text:p>
          </table:table-cell>
          <table:table-cell table:style-name="ce146" table:formula="of:=[.R2]+1" office:value-type="date" office:date-value="2019-05-16">
            <text:p>16</text:p>
          </table:table-cell>
          <table:table-cell table:style-name="ce146" table:formula="of:=[.S2]+1" office:value-type="date" office:date-value="2019-05-17">
            <text:p>17</text:p>
          </table:table-cell>
          <table:table-cell table:style-name="ce146" table:formula="of:=[.T2]+1" office:value-type="date" office:date-value="2019-05-18">
            <text:p>18</text:p>
          </table:table-cell>
          <table:table-cell table:style-name="ce146" table:formula="of:=[.U2]+1" office:value-type="date" office:date-value="2019-05-19">
            <text:p>19</text:p>
          </table:table-cell>
          <table:table-cell table:style-name="ce146" table:formula="of:=[.V2]+1" office:value-type="date" office:date-value="2019-05-20">
            <text:p>20</text:p>
          </table:table-cell>
          <table:table-cell table:style-name="ce146" table:formula="of:=[.W2]+1" office:value-type="date" office:date-value="2019-05-21">
            <text:p>21</text:p>
          </table:table-cell>
          <table:table-cell table:style-name="ce146" table:formula="of:=[.X2]+1" office:value-type="date" office:date-value="2019-05-22">
            <text:p>22</text:p>
          </table:table-cell>
          <table:table-cell table:style-name="ce146" table:formula="of:=[.Y2]+1" office:value-type="date" office:date-value="2019-05-23">
            <text:p>23</text:p>
          </table:table-cell>
          <table:table-cell table:style-name="ce146" table:formula="of:=[.Z2]+1" office:value-type="date" office:date-value="2019-05-24">
            <text:p>24</text:p>
          </table:table-cell>
          <table:table-cell table:style-name="ce146" table:formula="of:=[.AA2]+1" office:value-type="date" office:date-value="2019-05-25">
            <text:p>25</text:p>
          </table:table-cell>
          <table:table-cell table:style-name="ce146" table:formula="of:=[.AB2]+1" office:value-type="date" office:date-value="2019-05-26">
            <text:p>26</text:p>
          </table:table-cell>
          <table:table-cell table:style-name="ce146" table:formula="of:=[.AC2]+1" office:value-type="date" office:date-value="2019-05-27">
            <text:p>27</text:p>
          </table:table-cell>
          <table:table-cell table:style-name="ce146" table:formula="of:=[.AD2]+1" office:value-type="date" office:date-value="2019-05-28">
            <text:p>28</text:p>
          </table:table-cell>
          <table:table-cell table:style-name="ce146" table:formula="of:=[.AE2]+1" office:value-type="date" office:date-value="2019-05-29">
            <text:p>29</text:p>
          </table:table-cell>
          <table:table-cell table:style-name="ce146" table:formula="of:=[.AF2]+1" office:value-type="date" office:date-value="2019-05-30">
            <text:p>30</text:p>
          </table:table-cell>
          <table:table-cell table:style-name="ce146" table:formula="of:=[.AG2]+1" office:value-type="date" office:date-value="2019-05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43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43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43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43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143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43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43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43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43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143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143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43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43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43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43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43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43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43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43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43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43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43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43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43" table:formula="of:=SUM([.D29:.AH29])" office:value-type="float" office:value="3">
            <text:p>3</text:p>
          </table:table-cell>
          <table:table-cell table:style-name="ce148"/>
          <table:table-cell table:style-name="ce148" office:value-type="float" office:value="1">
            <office:annotation draw:style-name="gr2" draw:text-style-name="P4" svg:width="1.1413in" svg:height="0.5457in" svg:x="3.1024in" svg:y="6.315in" draw:caption-point-x="-0.2402in" draw:caption-point-y="0.5953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48" office:value-type="float" office:value="1">
            <office:annotation draw:style-name="gr2" draw:text-style-name="P4" svg:width="1.1413in" svg:height="0.5457in" svg:x="3.5591in" svg:y="6.315in" draw:caption-point-x="-0.2402in" draw:caption-point-y="0.5953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48" office:value-type="float" office:value="1">
            <office:annotation draw:style-name="gr2" draw:text-style-name="P4" svg:width="1.1413in" svg:height="0.5457in" svg:x="4.0157in" svg:y="6.315in" draw:caption-point-x="-0.2402in" draw:caption-point-y="0.5953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48" table:number-columns-repeated="27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43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143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43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43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43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43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43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43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43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43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43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143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43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43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43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43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43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143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43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43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43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143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43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43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43" table:formula="of:=SUM([.D55:.AH5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43" table:formula="of:=SUM([.D56:.AH5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143" table:formula="of:=SUM([.D57:.AH5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43" table:formula="of:=SUM([.D58:.AH5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43" table:formula="of:=SUM([.D59:.AH5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43" table:formula="of:=SUM([.D60:.AH6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43" table:formula="of:=SUM([.D61:.AH6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43" table:formula="of:=SUM([.D62:.AH6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43" table:formula="of:=SUM([.D63:.AH6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43" table:formula="of:=SUM([.D64:.AH6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43" table:formula="of:=SUM([.D65:.AH6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43" table:formula="of:=SUM([.D66:.AH6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43" table:formula="of:=SUM([.D67:.AH67])" office:value-type="float" office:value="0">
            <text:p>0</text:p>
          </table:table-cell>
          <table:table-cell table:style-name="ce148" table:number-columns-repeated="13"/>
          <table:table-cell table:style-name="ce155" table:number-columns-repeated="7"/>
          <table:table-cell table:style-name="ce148" table:number-columns-repeated="1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43" table:formula="of:=SUM([.D68:.AH68])" office:value-type="float" office:value="0">
            <text:p>0</text:p>
          </table:table-cell>
          <table:table-cell table:style-name="ce148" table:number-columns-repeated="13"/>
          <table:table-cell table:style-name="ce155" table:number-columns-repeated="7"/>
          <table:table-cell table:style-name="ce1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43"/>
          <table:table-cell table:style-name="ce148" table:number-columns-repeated="13"/>
          <table:table-cell table:style-name="ce155" table:number-columns-repeated="7"/>
          <table:table-cell table:style-name="ce1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44"/>
          <table:covered-table-cell table:number-columns-repeated="31" table:style-name="ce149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22">
          <table:table-cell table:style-name="ce43" table:number-columns-repeated="3"/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50"/>
          <table:table-cell table:number-columns-repeated="27"/>
          <table:table-cell table:style-name="ce15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65"/>
        <table:table-column table:style-name="co29" table:number-columns-repeated="7" table:default-cell-style-name="ce165"/>
        <table:table-column table:style-name="co28" table:number-columns-repeated="16" table:default-cell-style-name="ce165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59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6" table:number-columns-spanned="2" table:number-rows-spanned="1">
            <text:p>6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9" table:number-columns-spanned="2" table:number-rows-spanned="1">
            <text:p>2019</text:p>
          </table:table-cell>
          <table:covered-table-cell table:style-name="ce170"/>
          <table:table-cell table:style-name="ce159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60" table:formula="of:=DATE([.$R$1];[.N1];1)" office:value-type="date" office:date-value="2019-06-01">
            <text:p>01</text:p>
          </table:table-cell>
          <table:table-cell table:style-name="ce160" table:formula="of:=[.D2]+1" office:value-type="date" office:date-value="2019-06-02">
            <text:p>02</text:p>
          </table:table-cell>
          <table:table-cell table:style-name="ce160" table:formula="of:=[.E2]+1" office:value-type="date" office:date-value="2019-06-03">
            <text:p>03</text:p>
          </table:table-cell>
          <table:table-cell table:style-name="ce160" table:formula="of:=[.F2]+1" office:value-type="date" office:date-value="2019-06-04">
            <text:p>04</text:p>
          </table:table-cell>
          <table:table-cell table:style-name="ce160" table:formula="of:=[.G2]+1" office:value-type="date" office:date-value="2019-06-05">
            <text:p>05</text:p>
          </table:table-cell>
          <table:table-cell table:style-name="ce160" table:formula="of:=[.H2]+1" office:value-type="date" office:date-value="2019-06-06">
            <text:p>06</text:p>
          </table:table-cell>
          <table:table-cell table:style-name="ce160" table:formula="of:=[.I2]+1" office:value-type="date" office:date-value="2019-06-07">
            <text:p>07</text:p>
          </table:table-cell>
          <table:table-cell table:style-name="ce160" table:formula="of:=[.J2]+1" office:value-type="date" office:date-value="2019-06-08">
            <text:p>08</text:p>
          </table:table-cell>
          <table:table-cell table:style-name="ce160" table:formula="of:=[.K2]+1" office:value-type="date" office:date-value="2019-06-09">
            <text:p>09</text:p>
          </table:table-cell>
          <table:table-cell table:style-name="ce160" table:formula="of:=[.L2]+1" office:value-type="date" office:date-value="2019-06-10">
            <text:p>10</text:p>
          </table:table-cell>
          <table:table-cell table:style-name="ce160" table:formula="of:=[.M2]+1" office:value-type="date" office:date-value="2019-06-11">
            <text:p>11</text:p>
          </table:table-cell>
          <table:table-cell table:style-name="ce160" table:formula="of:=[.N2]+1" office:value-type="date" office:date-value="2019-06-12">
            <text:p>12</text:p>
          </table:table-cell>
          <table:table-cell table:style-name="ce160" table:formula="of:=[.O2]+1" office:value-type="date" office:date-value="2019-06-13">
            <text:p>13</text:p>
          </table:table-cell>
          <table:table-cell table:style-name="ce160" table:formula="of:=[.P2]+1" office:value-type="date" office:date-value="2019-06-14">
            <text:p>14</text:p>
          </table:table-cell>
          <table:table-cell table:style-name="ce160" table:formula="of:=[.Q2]+1" office:value-type="date" office:date-value="2019-06-15">
            <text:p>15</text:p>
          </table:table-cell>
          <table:table-cell table:style-name="ce160" table:formula="of:=[.R2]+1" office:value-type="date" office:date-value="2019-06-16">
            <text:p>16</text:p>
          </table:table-cell>
          <table:table-cell table:style-name="ce160" table:formula="of:=[.S2]+1" office:value-type="date" office:date-value="2019-06-17">
            <text:p>17</text:p>
          </table:table-cell>
          <table:table-cell table:style-name="ce160" table:formula="of:=[.T2]+1" office:value-type="date" office:date-value="2019-06-18">
            <text:p>18</text:p>
          </table:table-cell>
          <table:table-cell table:style-name="ce160" table:formula="of:=[.U2]+1" office:value-type="date" office:date-value="2019-06-19">
            <text:p>19</text:p>
          </table:table-cell>
          <table:table-cell table:style-name="ce160" table:formula="of:=[.V2]+1" office:value-type="date" office:date-value="2019-06-20">
            <text:p>20</text:p>
          </table:table-cell>
          <table:table-cell table:style-name="ce160" table:formula="of:=[.W2]+1" office:value-type="date" office:date-value="2019-06-21">
            <text:p>21</text:p>
          </table:table-cell>
          <table:table-cell table:style-name="ce160" table:formula="of:=[.X2]+1" office:value-type="date" office:date-value="2019-06-22">
            <text:p>22</text:p>
          </table:table-cell>
          <table:table-cell table:style-name="ce160" table:formula="of:=[.Y2]+1" office:value-type="date" office:date-value="2019-06-23">
            <text:p>23</text:p>
          </table:table-cell>
          <table:table-cell table:style-name="ce160" table:formula="of:=[.Z2]+1" office:value-type="date" office:date-value="2019-06-24">
            <text:p>24</text:p>
          </table:table-cell>
          <table:table-cell table:style-name="ce160" table:formula="of:=[.AA2]+1" office:value-type="date" office:date-value="2019-06-25">
            <text:p>25</text:p>
          </table:table-cell>
          <table:table-cell table:style-name="ce160" table:formula="of:=[.AB2]+1" office:value-type="date" office:date-value="2019-06-26">
            <text:p>26</text:p>
          </table:table-cell>
          <table:table-cell table:style-name="ce160" table:formula="of:=[.AC2]+1" office:value-type="date" office:date-value="2019-06-27">
            <text:p>27</text:p>
          </table:table-cell>
          <table:table-cell table:style-name="ce160" table:formula="of:=[.AD2]+1" office:value-type="date" office:date-value="2019-06-28">
            <text:p>28</text:p>
          </table:table-cell>
          <table:table-cell table:style-name="ce160" table:formula="of:=[.AE2]+1" office:value-type="date" office:date-value="2019-06-29">
            <text:p>29</text:p>
          </table:table-cell>
          <table:table-cell table:style-name="ce160" table:formula="of:=[.AF2]+1" office:value-type="date" office:date-value="2019-06-30">
            <text:p>30</text:p>
          </table:table-cell>
          <table:table-cell table:style-name="ce160" table:formula="of:=[.AG2]+1" office:value-type="date" office:date-value="2019-07-01">
            <text:p>0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7" table:formula="of:=SUM([.D4:.AH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7" table:formula="of:=SUM([.D5:.AH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7" table:formula="of:=SUM([.D6:.AH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7" table:formula="of:=SUM([.D7:.AH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7" table:formula="of:=SUM([.D8:.AH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57" table:formula="of:=SUM([.D13:.AH1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157" table:formula="of:=SUM([.D14:.AH1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157" table:formula="of:=SUM([.D15:.AH1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57" table:formula="of:=SUM([.D17:.AH1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57" table:formula="of:=SUM([.D18:.AH1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57" table:formula="of:=SUM([.D20:.AH2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57" table:formula="of:=SUM([.D23:.AH2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57" table:formula="of:=SUM([.D26:.AH2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57" table:formula="of:=SUM([.D27:.AH2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57" table:formula="of:=SUM([.D30:.AH3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157" table:formula="of:=SUM([.D31:.AH3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57" table:formula="of:=SUM([.D35:.AH3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57" table:formula="of:=SUM([.D36:.AH3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57" table:formula="of:=SUM([.D40:.AH4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57" table:formula="of:=SUM([.D41:.AH4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157" table:formula="of:=SUM([.D42:.AH4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57" table:formula="of:=SUM([.D44:.AH4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57" table:formula="of:=SUM([.D46:.AH4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57" table:formula="of:=SUM([.D47:.AH4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57" table:formula="of:=SUM([.D49:.AH4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57" table:formula="of:=SUM([.D50:.AH5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57" table:formula="of:=SUM([.D51:.AH5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157" table:formula="of:=SUM([.D52:.AH5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57" table:formula="of:=SUM([.D53:.AH5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57" table:formula="of:=SUM([.D54:.AH5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57" table:formula="of:=SUM([.D55:.AH5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57" table:formula="of:=SUM([.D56:.AH5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157" table:formula="of:=SUM([.D57:.AH5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57" table:formula="of:=SUM([.D58:.AH5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57" table:formula="of:=SUM([.D59:.AH5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57" table:formula="of:=SUM([.D60:.AH6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57" table:formula="of:=SUM([.D61:.AH6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57" table:formula="of:=SUM([.D62:.AH6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57" table:formula="of:=SUM([.D63:.AH6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57" table:formula="of:=SUM([.D64:.AH6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57" table:formula="of:=SUM([.D65:.AH6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57" table:formula="of:=SUM([.D66:.AH6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57" table:formula="of:=SUM([.D67:.AH67])" office:value-type="float" office:value="0">
            <text:p>0</text:p>
          </table:table-cell>
          <table:table-cell table:style-name="ce162" table:number-columns-repeated="13"/>
          <table:table-cell table:style-name="ce169" table:number-columns-repeated="7"/>
          <table:table-cell table:style-name="ce16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57" table:formula="of:=SUM([.D68:.AH68])" office:value-type="float" office:value="0">
            <text:p>0</text:p>
          </table:table-cell>
          <table:table-cell table:style-name="ce162" table:number-columns-repeated="13"/>
          <table:table-cell table:style-name="ce169" table:number-columns-repeated="7"/>
          <table:table-cell table:style-name="ce16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57"/>
          <table:table-cell table:style-name="ce162" table:number-columns-repeated="13"/>
          <table:table-cell table:style-name="ce169" table:number-columns-repeated="7"/>
          <table:table-cell table:style-name="ce16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58"/>
          <table:covered-table-cell table:number-columns-repeated="31" table:style-name="ce163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23">
          <table:table-cell table:style-name="ce43" table:number-columns-repeated="3"/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64"/>
          <table:table-cell table:number-columns-repeated="27"/>
          <table:table-cell table:style-name="ce16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" table:default-cell-style-name="ce179"/>
        <table:table-column table:style-name="co29" table:number-columns-repeated="7" table:default-cell-style-name="ce179"/>
        <table:table-column table:style-name="co28" table:number-columns-repeated="15" table:default-cell-style-name="ce179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73" table:number-columns-repeated="9"/>
          <table:table-cell table:style-name="ce180" office:value-type="string" table:number-columns-spanned="2" table:number-rows-spanned="1">
            <text:p>Month</text:p>
          </table:table-cell>
          <table:covered-table-cell table:style-name="ce181"/>
          <table:table-cell table:style-name="ce182" table:content-validation-name="val1" office:value-type="float" office:value="7" table:number-columns-spanned="2" table:number-rows-spanned="1">
            <text:p>7</text:p>
          </table:table-cell>
          <table:covered-table-cell table:style-name="ce181"/>
          <table:table-cell table:style-name="ce180" office:value-type="string" table:number-columns-spanned="2" table:number-rows-spanned="1">
            <text:p>Year</text:p>
          </table:table-cell>
          <table:covered-table-cell table:style-name="ce181"/>
          <table:table-cell table:style-name="ce180" office:value-type="float" office:value="2019" table:number-columns-spanned="2" table:number-rows-spanned="1">
            <text:p>2019</text:p>
          </table:table-cell>
          <table:covered-table-cell table:style-name="ce184"/>
          <table:table-cell table:style-name="ce173" table:number-columns-repeated="14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74" table:formula="of:=DATE([.$S$1];[.O1];1)" office:value-type="date" office:date-value="2019-07-01">
            <text:p>01</text:p>
          </table:table-cell>
          <table:table-cell table:style-name="ce174" table:formula="of:=[.D2]+1" office:value-type="date" office:date-value="2019-07-02">
            <text:p>02</text:p>
          </table:table-cell>
          <table:table-cell table:style-name="ce174" table:formula="of:=[.E2]+1" office:value-type="date" office:date-value="2019-07-03">
            <text:p>03</text:p>
          </table:table-cell>
          <table:table-cell table:style-name="ce174" table:formula="of:=[.F2]+1" office:value-type="date" office:date-value="2019-07-04">
            <text:p>04</text:p>
          </table:table-cell>
          <table:table-cell table:style-name="ce174" table:formula="of:=[.G2]+1" office:value-type="date" office:date-value="2019-07-05">
            <text:p>05</text:p>
          </table:table-cell>
          <table:table-cell table:style-name="ce174" table:formula="of:=[.H2]+1" office:value-type="date" office:date-value="2019-07-06">
            <text:p>06</text:p>
          </table:table-cell>
          <table:table-cell table:style-name="ce174" table:formula="of:=[.I2]+1" office:value-type="date" office:date-value="2019-07-07">
            <text:p>07</text:p>
          </table:table-cell>
          <table:table-cell table:style-name="ce174" table:formula="of:=[.J2]+1" office:value-type="date" office:date-value="2019-07-08">
            <text:p>08</text:p>
          </table:table-cell>
          <table:table-cell table:style-name="ce174" table:formula="of:=[.K2]+1" office:value-type="date" office:date-value="2019-07-09">
            <text:p>09</text:p>
          </table:table-cell>
          <table:table-cell table:style-name="ce174" table:formula="of:=[.L2]+1" office:value-type="date" office:date-value="2019-07-10">
            <text:p>10</text:p>
          </table:table-cell>
          <table:table-cell table:style-name="ce174" table:formula="of:=[.M2]+1" office:value-type="date" office:date-value="2019-07-11">
            <text:p>11</text:p>
          </table:table-cell>
          <table:table-cell table:style-name="ce174" table:formula="of:=[.N2]+1" office:value-type="date" office:date-value="2019-07-12">
            <text:p>12</text:p>
          </table:table-cell>
          <table:table-cell table:style-name="ce174" table:formula="of:=[.O2]+1" office:value-type="date" office:date-value="2019-07-13">
            <text:p>13</text:p>
          </table:table-cell>
          <table:table-cell table:style-name="ce174" table:formula="of:=[.P2]+1" office:value-type="date" office:date-value="2019-07-14">
            <text:p>14</text:p>
          </table:table-cell>
          <table:table-cell table:style-name="ce174" table:formula="of:=[.Q2]+1" office:value-type="date" office:date-value="2019-07-15">
            <text:p>15</text:p>
          </table:table-cell>
          <table:table-cell table:style-name="ce174" table:formula="of:=[.R2]+1" office:value-type="date" office:date-value="2019-07-16">
            <text:p>16</text:p>
          </table:table-cell>
          <table:table-cell table:style-name="ce174" table:formula="of:=[.S2]+1" office:value-type="date" office:date-value="2019-07-17">
            <text:p>17</text:p>
          </table:table-cell>
          <table:table-cell table:style-name="ce174" table:formula="of:=[.T2]+1" office:value-type="date" office:date-value="2019-07-18">
            <text:p>18</text:p>
          </table:table-cell>
          <table:table-cell table:style-name="ce174" table:formula="of:=[.U2]+1" office:value-type="date" office:date-value="2019-07-19">
            <text:p>19</text:p>
          </table:table-cell>
          <table:table-cell table:style-name="ce174" table:formula="of:=[.V2]+1" office:value-type="date" office:date-value="2019-07-20">
            <text:p>20</text:p>
          </table:table-cell>
          <table:table-cell table:style-name="ce174" table:formula="of:=[.W2]+1" office:value-type="date" office:date-value="2019-07-21">
            <text:p>21</text:p>
          </table:table-cell>
          <table:table-cell table:style-name="ce174" table:formula="of:=[.X2]+1" office:value-type="date" office:date-value="2019-07-22">
            <text:p>22</text:p>
          </table:table-cell>
          <table:table-cell table:style-name="ce174" table:formula="of:=[.Y2]+1" office:value-type="date" office:date-value="2019-07-23">
            <text:p>23</text:p>
          </table:table-cell>
          <table:table-cell table:style-name="ce174" table:formula="of:=[.Z2]+1" office:value-type="date" office:date-value="2019-07-24">
            <text:p>24</text:p>
          </table:table-cell>
          <table:table-cell table:style-name="ce174" table:formula="of:=[.AA2]+1" office:value-type="date" office:date-value="2019-07-25">
            <text:p>25</text:p>
          </table:table-cell>
          <table:table-cell table:style-name="ce174" table:formula="of:=[.AB2]+1" office:value-type="date" office:date-value="2019-07-26">
            <text:p>26</text:p>
          </table:table-cell>
          <table:table-cell table:style-name="ce174" table:formula="of:=[.AC2]+1" office:value-type="date" office:date-value="2019-07-27">
            <text:p>27</text:p>
          </table:table-cell>
          <table:table-cell table:style-name="ce174" table:formula="of:=[.AD2]+1" office:value-type="date" office:date-value="2019-07-28">
            <text:p>28</text:p>
          </table:table-cell>
          <table:table-cell table:style-name="ce174" table:formula="of:=[.AE2]+1" office:value-type="date" office:date-value="2019-07-29">
            <text:p>29</text:p>
          </table:table-cell>
          <table:table-cell table:style-name="ce174" table:formula="of:=[.AF2]+1" office:value-type="date" office:date-value="2019-07-30">
            <text:p>30</text:p>
          </table:table-cell>
          <table:table-cell table:style-name="ce174" table:formula="of:=[.AG2]+1" office:value-type="date" office:date-value="2019-07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7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1" table:formula="of:=SUM([.D4:.AH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1" table:formula="of:=SUM([.D5:.AH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1" table:formula="of:=SUM([.D6:.AH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1" table:formula="of:=SUM([.D8:.AH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171" table:formula="of:=SUM([.D9:.AH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71" table:formula="of:=SUM([.D10:.AH1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71" table:formula="of:=SUM([.D11:.AH1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171" table:formula="of:=SUM([.D14:.AH1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171" table:formula="of:=SUM([.D15:.AH1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71" table:formula="of:=SUM([.D16:.AH1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71" table:formula="of:=SUM([.D17:.AH1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71" table:formula="of:=SUM([.D18:.AH1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71" table:formula="of:=SUM([.D19:.AH1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71" table:formula="of:=SUM([.D20:.AH2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71" table:formula="of:=SUM([.D21:.AH2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71" table:formula="of:=SUM([.D25:.AH2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71" table:formula="of:=SUM([.D26:.AH2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71" table:formula="of:=SUM([.D27:.AH2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71" table:formula="of:=SUM([.D28:.AH2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71" table:formula="of:=SUM([.D29:.AH2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71" table:formula="of:=SUM([.D30:.AH3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171" table:formula="of:=SUM([.D31:.AH3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71" table:formula="of:=SUM([.D33:.AH3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71" table:formula="of:=SUM([.D34:.AH3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71" table:formula="of:=SUM([.D35:.AH3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71" table:formula="of:=SUM([.D36:.AH3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71" table:formula="of:=SUM([.D37:.AH3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71" table:formula="of:=SUM([.D38:.AH3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71" table:formula="of:=SUM([.D39:.AH3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71" table:formula="of:=SUM([.D40:.AH4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71" table:formula="of:=SUM([.D41:.AH4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171" table:formula="of:=SUM([.D42:.AH4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71" table:formula="of:=SUM([.D44:.AH4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71" table:formula="of:=SUM([.D45:.AH4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71" table:formula="of:=SUM([.D47:.AH4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171" table:formula="of:=SUM([.D48:.AH4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71" table:formula="of:=SUM([.D49:.AH4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71" table:formula="of:=SUM([.D50:.AH5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71" table:formula="of:=SUM([.D51:.AH5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171" table:formula="of:=SUM([.D52:.AH5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71" table:formula="of:=SUM([.D54:.AH5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71" table:formula="of:=SUM([.D55:.AH5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71" table:formula="of:=SUM([.D56:.AH5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171" table:formula="of:=SUM([.D57:.AH5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71" table:formula="of:=SUM([.D58:.AH5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71" table:formula="of:=SUM([.D59:.AH5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71" table:formula="of:=SUM([.D60:.AH6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71" table:formula="of:=SUM([.D61:.AH6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71" table:formula="of:=SUM([.D62:.AH6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71" table:formula="of:=SUM([.D63:.AH6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71" table:formula="of:=SUM([.D64:.AH6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71" table:formula="of:=SUM([.D65:.AH6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71" table:formula="of:=SUM([.D66:.AH6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71" table:formula="of:=SUM([.D67:.AH67])" office:value-type="float" office:value="0">
            <text:p>0</text:p>
          </table:table-cell>
          <table:table-cell table:style-name="ce176" table:number-columns-repeated="13"/>
          <table:table-cell table:style-name="ce183" table:number-columns-repeated="7"/>
          <table:table-cell table:style-name="ce17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71" table:formula="of:=SUM([.D68:.AH68])" office:value-type="float" office:value="0">
            <text:p>0</text:p>
          </table:table-cell>
          <table:table-cell table:style-name="ce176" table:number-columns-repeated="13"/>
          <table:table-cell table:style-name="ce183" table:number-columns-repeated="7"/>
          <table:table-cell table:style-name="ce17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71"/>
          <table:table-cell table:style-name="ce176" table:number-columns-repeated="13"/>
          <table:table-cell table:style-name="ce183" table:number-columns-repeated="7"/>
          <table:table-cell table:style-name="ce17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72"/>
          <table:covered-table-cell table:number-columns-repeated="31" table:style-name="ce177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23">
          <table:table-cell table:style-name="ce43" table:number-columns-repeated="3"/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78"/>
          <table:table-cell table:number-columns-repeated="28"/>
          <table:table-cell table:style-name="ce178" table:number-columns-repeated="2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93"/>
        <table:table-column table:style-name="co29" table:number-columns-repeated="7" table:default-cell-style-name="ce193"/>
        <table:table-column table:style-name="co28" table:number-columns-repeated="16" table:default-cell-style-name="ce193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87" table:number-columns-repeated="8"/>
          <table:table-cell table:style-name="ce194" office:value-type="string" table:number-columns-spanned="2" table:number-rows-spanned="1">
            <text:p>Month</text:p>
          </table:table-cell>
          <table:covered-table-cell table:style-name="ce195"/>
          <table:table-cell table:style-name="ce196" table:content-validation-name="val1" office:value-type="float" office:value="8" table:number-columns-spanned="2" table:number-rows-spanned="1">
            <text:p>8</text:p>
          </table:table-cell>
          <table:covered-table-cell table:style-name="ce195"/>
          <table:table-cell table:style-name="ce194" office:value-type="string" table:number-columns-spanned="2" table:number-rows-spanned="1">
            <text:p>Year</text:p>
          </table:table-cell>
          <table:covered-table-cell table:style-name="ce195"/>
          <table:table-cell table:style-name="ce194" office:value-type="float" office:value="2019" table:number-columns-spanned="2" table:number-rows-spanned="1">
            <text:p>2019</text:p>
          </table:table-cell>
          <table:covered-table-cell table:style-name="ce198"/>
          <table:table-cell table:style-name="ce187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88" table:formula="of:=DATE([.$R$1];[.N1];1)" office:value-type="date" office:date-value="2019-08-01">
            <text:p>01</text:p>
          </table:table-cell>
          <table:table-cell table:style-name="ce188" table:formula="of:=[.D2]+1" office:value-type="date" office:date-value="2019-08-02">
            <text:p>02</text:p>
          </table:table-cell>
          <table:table-cell table:style-name="ce188" table:formula="of:=[.E2]+1" office:value-type="date" office:date-value="2019-08-03">
            <text:p>03</text:p>
          </table:table-cell>
          <table:table-cell table:style-name="ce188" table:formula="of:=[.F2]+1" office:value-type="date" office:date-value="2019-08-04">
            <text:p>04</text:p>
          </table:table-cell>
          <table:table-cell table:style-name="ce188" table:formula="of:=[.G2]+1" office:value-type="date" office:date-value="2019-08-05">
            <text:p>05</text:p>
          </table:table-cell>
          <table:table-cell table:style-name="ce188" table:formula="of:=[.H2]+1" office:value-type="date" office:date-value="2019-08-06">
            <text:p>06</text:p>
          </table:table-cell>
          <table:table-cell table:style-name="ce188" table:formula="of:=[.I2]+1" office:value-type="date" office:date-value="2019-08-07">
            <text:p>07</text:p>
          </table:table-cell>
          <table:table-cell table:style-name="ce188" table:formula="of:=[.J2]+1" office:value-type="date" office:date-value="2019-08-08">
            <text:p>08</text:p>
          </table:table-cell>
          <table:table-cell table:style-name="ce188" table:formula="of:=[.K2]+1" office:value-type="date" office:date-value="2019-08-09">
            <text:p>09</text:p>
          </table:table-cell>
          <table:table-cell table:style-name="ce188" table:formula="of:=[.L2]+1" office:value-type="date" office:date-value="2019-08-10">
            <text:p>10</text:p>
          </table:table-cell>
          <table:table-cell table:style-name="ce188" table:formula="of:=[.M2]+1" office:value-type="date" office:date-value="2019-08-11">
            <text:p>11</text:p>
          </table:table-cell>
          <table:table-cell table:style-name="ce188" table:formula="of:=[.N2]+1" office:value-type="date" office:date-value="2019-08-12">
            <text:p>12</text:p>
          </table:table-cell>
          <table:table-cell table:style-name="ce188" table:formula="of:=[.O2]+1" office:value-type="date" office:date-value="2019-08-13">
            <text:p>13</text:p>
          </table:table-cell>
          <table:table-cell table:style-name="ce188" table:formula="of:=[.P2]+1" office:value-type="date" office:date-value="2019-08-14">
            <text:p>14</text:p>
          </table:table-cell>
          <table:table-cell table:style-name="ce188" table:formula="of:=[.Q2]+1" office:value-type="date" office:date-value="2019-08-15">
            <text:p>15</text:p>
          </table:table-cell>
          <table:table-cell table:style-name="ce188" table:formula="of:=[.R2]+1" office:value-type="date" office:date-value="2019-08-16">
            <text:p>16</text:p>
          </table:table-cell>
          <table:table-cell table:style-name="ce188" table:formula="of:=[.S2]+1" office:value-type="date" office:date-value="2019-08-17">
            <text:p>17</text:p>
          </table:table-cell>
          <table:table-cell table:style-name="ce188" table:formula="of:=[.T2]+1" office:value-type="date" office:date-value="2019-08-18">
            <text:p>18</text:p>
          </table:table-cell>
          <table:table-cell table:style-name="ce188" table:formula="of:=[.U2]+1" office:value-type="date" office:date-value="2019-08-19">
            <text:p>19</text:p>
          </table:table-cell>
          <table:table-cell table:style-name="ce188" table:formula="of:=[.V2]+1" office:value-type="date" office:date-value="2019-08-20">
            <text:p>20</text:p>
          </table:table-cell>
          <table:table-cell table:style-name="ce188" table:formula="of:=[.W2]+1" office:value-type="date" office:date-value="2019-08-21">
            <text:p>21</text:p>
          </table:table-cell>
          <table:table-cell table:style-name="ce188" table:formula="of:=[.X2]+1" office:value-type="date" office:date-value="2019-08-22">
            <text:p>22</text:p>
          </table:table-cell>
          <table:table-cell table:style-name="ce188" table:formula="of:=[.Y2]+1" office:value-type="date" office:date-value="2019-08-23">
            <text:p>23</text:p>
          </table:table-cell>
          <table:table-cell table:style-name="ce188" table:formula="of:=[.Z2]+1" office:value-type="date" office:date-value="2019-08-24">
            <text:p>24</text:p>
          </table:table-cell>
          <table:table-cell table:style-name="ce188" table:formula="of:=[.AA2]+1" office:value-type="date" office:date-value="2019-08-25">
            <text:p>25</text:p>
          </table:table-cell>
          <table:table-cell table:style-name="ce188" table:formula="of:=[.AB2]+1" office:value-type="date" office:date-value="2019-08-26">
            <text:p>26</text:p>
          </table:table-cell>
          <table:table-cell table:style-name="ce188" table:formula="of:=[.AC2]+1" office:value-type="date" office:date-value="2019-08-27">
            <text:p>27</text:p>
          </table:table-cell>
          <table:table-cell table:style-name="ce188" table:formula="of:=[.AD2]+1" office:value-type="date" office:date-value="2019-08-28">
            <text:p>28</text:p>
          </table:table-cell>
          <table:table-cell table:style-name="ce188" table:formula="of:=[.AE2]+1" office:value-type="date" office:date-value="2019-08-29">
            <text:p>29</text:p>
          </table:table-cell>
          <table:table-cell table:style-name="ce188" table:formula="of:=[.AF2]+1" office:value-type="date" office:date-value="2019-08-30">
            <text:p>30</text:p>
          </table:table-cell>
          <table:table-cell table:style-name="ce188" table:formula="of:=[.AG2]+1" office:value-type="date" office:date-value="2019-08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5" table:formula="of:=SUM([.D4:.AH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5" table:formula="of:=SUM([.D5:.AH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5" table:formula="of:=SUM([.D6:.AH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5" table:formula="of:=SUM([.D7:.AH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5" table:formula="of:=SUM([.D8:.AH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185" table:formula="of:=SUM([.D9:.AH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85" table:formula="of:=SUM([.D10:.AH1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85" table:formula="of:=SUM([.D11:.AH1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85" table:formula="of:=SUM([.D12:.AH1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85" table:formula="of:=SUM([.D13:.AH1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185" table:formula="of:=SUM([.D14:.AH1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185" table:formula="of:=SUM([.D15:.AH1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85" table:formula="of:=SUM([.D16:.AH1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85" table:formula="of:=SUM([.D17:.AH1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85" table:formula="of:=SUM([.D18:.AH1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85" table:formula="of:=SUM([.D19:.AH1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85" table:formula="of:=SUM([.D20:.AH2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85" table:formula="of:=SUM([.D21:.AH2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85" table:formula="of:=SUM([.D22:.AH2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85" table:formula="of:=SUM([.D23:.AH2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5" table:formula="of:=SUM([.D24:.AH2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85" table:formula="of:=SUM([.D25:.AH2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85" table:formula="of:=SUM([.D26:.AH2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85" table:formula="of:=SUM([.D27:.AH2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5" table:formula="of:=SUM([.D28:.AH2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5" table:formula="of:=SUM([.D29:.AH2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85" table:formula="of:=SUM([.D30:.AH3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185" table:formula="of:=SUM([.D31:.AH3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5" table:formula="of:=SUM([.D32:.AH3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5" table:formula="of:=SUM([.D33:.AH3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5" table:formula="of:=SUM([.D34:.AH3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5" table:formula="of:=SUM([.D35:.AH3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5" table:formula="of:=SUM([.D36:.AH3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85" table:formula="of:=SUM([.D37:.AH3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85" table:formula="of:=SUM([.D38:.AH3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85" table:formula="of:=SUM([.D39:.AH3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85" table:formula="of:=SUM([.D40:.AH4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85" table:formula="of:=SUM([.D41:.AH4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185" table:formula="of:=SUM([.D42:.AH4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85" table:formula="of:=SUM([.D43:.AH4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85" table:formula="of:=SUM([.D44:.AH4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85" table:formula="of:=SUM([.D45:.AH4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85" table:formula="of:=SUM([.D46:.AH4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85" table:formula="of:=SUM([.D47:.AH4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185" table:formula="of:=SUM([.D48:.AH4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85" table:formula="of:=SUM([.D49:.AH4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85" table:formula="of:=SUM([.D50:.AH5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85" table:formula="of:=SUM([.D51:.AH5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185" table:formula="of:=SUM([.D52:.AH5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85" table:formula="of:=SUM([.D53:.AH5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85" table:formula="of:=SUM([.D54:.AH5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85" table:formula="of:=SUM([.D55:.AH5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85" table:formula="of:=SUM([.D56:.AH5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185" table:formula="of:=SUM([.D57:.AH5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85" table:formula="of:=SUM([.D58:.AH5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85" table:formula="of:=SUM([.D59:.AH5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85" table:formula="of:=SUM([.D60:.AH6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85" table:formula="of:=SUM([.D61:.AH6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85" table:formula="of:=SUM([.D62:.AH6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85" table:formula="of:=SUM([.D63:.AH6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85" table:formula="of:=SUM([.D64:.AH6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85" table:formula="of:=SUM([.D65:.AH6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85" table:formula="of:=SUM([.D66:.AH6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85" table:formula="of:=SUM([.D67:.AH67])" office:value-type="float" office:value="0">
            <text:p>0</text:p>
          </table:table-cell>
          <table:table-cell table:style-name="ce190" table:number-columns-repeated="13"/>
          <table:table-cell table:style-name="ce197" table:number-columns-repeated="7"/>
          <table:table-cell table:style-name="ce19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85" table:formula="of:=SUM([.D68:.AH68])" office:value-type="float" office:value="0">
            <text:p>0</text:p>
          </table:table-cell>
          <table:table-cell table:style-name="ce190" table:number-columns-repeated="13"/>
          <table:table-cell table:style-name="ce197" table:number-columns-repeated="7"/>
          <table:table-cell table:style-name="ce19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85"/>
          <table:table-cell table:style-name="ce190" table:number-columns-repeated="13"/>
          <table:table-cell table:style-name="ce197" table:number-columns-repeated="7"/>
          <table:table-cell table:style-name="ce19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86"/>
          <table:covered-table-cell table:number-columns-repeated="31" table:style-name="ce191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3">
          <table:table-cell table:style-name="ce43" table:number-columns-repeated="3"/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92"/>
          <table:table-cell table:number-columns-repeated="27"/>
          <table:table-cell table:style-name="ce192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07"/>
        <table:table-column table:style-name="co29" table:number-columns-repeated="7" table:default-cell-style-name="ce207"/>
        <table:table-column table:style-name="co28" table:number-columns-repeated="15" table:default-cell-style-name="ce207"/>
        <table:table-column table:style-name="co7" table:number-columns-repeated="991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201" table:number-columns-repeated="8"/>
          <table:table-cell table:style-name="ce208" office:value-type="string" table:number-columns-spanned="2" table:number-rows-spanned="1">
            <text:p>Month</text:p>
          </table:table-cell>
          <table:covered-table-cell table:style-name="ce209"/>
          <table:table-cell table:style-name="ce210" table:content-validation-name="val1" office:value-type="float" office:value="9" table:number-columns-spanned="2" table:number-rows-spanned="1">
            <text:p>9</text:p>
          </table:table-cell>
          <table:covered-table-cell table:style-name="ce209"/>
          <table:table-cell table:style-name="ce208" office:value-type="string" table:number-columns-spanned="2" table:number-rows-spanned="1">
            <text:p>Year</text:p>
          </table:table-cell>
          <table:covered-table-cell table:style-name="ce209"/>
          <table:table-cell table:style-name="ce208" office:value-type="float" office:value="2019" table:number-columns-spanned="2" table:number-rows-spanned="1">
            <text:p>2019</text:p>
          </table:table-cell>
          <table:covered-table-cell table:style-name="ce212"/>
          <table:table-cell table:style-name="ce201" table:number-columns-repeated="14"/>
          <table:table-cell table:style-name="ce93" table:number-columns-repeated="951"/>
          <table:table-cell table:number-columns-repeated="40"/>
        </table:table-row>
        <table:table-row table:style-name="ro2">
          <table:table-cell table:style-name="ce70" table:number-columns-repeated="3"/>
          <table:table-cell table:style-name="ce202" table:formula="of:=DATE([.$R$1];[.N1];1)" office:value-type="date" office:date-value="2019-09-01">
            <text:p>01</text:p>
          </table:table-cell>
          <table:table-cell table:style-name="ce202" table:formula="of:=[.D2]+1" office:value-type="date" office:date-value="2019-09-02">
            <text:p>02</text:p>
          </table:table-cell>
          <table:table-cell table:style-name="ce202" table:formula="of:=[.E2]+1" office:value-type="date" office:date-value="2019-09-03">
            <text:p>03</text:p>
          </table:table-cell>
          <table:table-cell table:style-name="ce202" table:formula="of:=[.F2]+1" office:value-type="date" office:date-value="2019-09-04">
            <text:p>04</text:p>
          </table:table-cell>
          <table:table-cell table:style-name="ce202" table:formula="of:=[.G2]+1" office:value-type="date" office:date-value="2019-09-05">
            <text:p>05</text:p>
          </table:table-cell>
          <table:table-cell table:style-name="ce202" table:formula="of:=[.H2]+1" office:value-type="date" office:date-value="2019-09-06">
            <text:p>06</text:p>
          </table:table-cell>
          <table:table-cell table:style-name="ce202" table:formula="of:=[.I2]+1" office:value-type="date" office:date-value="2019-09-07">
            <text:p>07</text:p>
          </table:table-cell>
          <table:table-cell table:style-name="ce202" table:formula="of:=[.J2]+1" office:value-type="date" office:date-value="2019-09-08">
            <text:p>08</text:p>
          </table:table-cell>
          <table:table-cell table:style-name="ce202" table:formula="of:=[.K2]+1" office:value-type="date" office:date-value="2019-09-09">
            <text:p>09</text:p>
          </table:table-cell>
          <table:table-cell table:style-name="ce202" table:formula="of:=[.L2]+1" office:value-type="date" office:date-value="2019-09-10">
            <text:p>10</text:p>
          </table:table-cell>
          <table:table-cell table:style-name="ce202" table:formula="of:=[.M2]+1" office:value-type="date" office:date-value="2019-09-11">
            <text:p>11</text:p>
          </table:table-cell>
          <table:table-cell table:style-name="ce202" table:formula="of:=[.N2]+1" office:value-type="date" office:date-value="2019-09-12">
            <text:p>12</text:p>
          </table:table-cell>
          <table:table-cell table:style-name="ce202" table:formula="of:=[.O2]+1" office:value-type="date" office:date-value="2019-09-13">
            <text:p>13</text:p>
          </table:table-cell>
          <table:table-cell table:style-name="ce202" table:formula="of:=[.P2]+1" office:value-type="date" office:date-value="2019-09-14">
            <text:p>14</text:p>
          </table:table-cell>
          <table:table-cell table:style-name="ce202" table:formula="of:=[.Q2]+1" office:value-type="date" office:date-value="2019-09-15">
            <text:p>15</text:p>
          </table:table-cell>
          <table:table-cell table:style-name="ce202" table:formula="of:=[.R2]+1" office:value-type="date" office:date-value="2019-09-16">
            <text:p>16</text:p>
          </table:table-cell>
          <table:table-cell table:style-name="ce202" table:formula="of:=[.S2]+1" office:value-type="date" office:date-value="2019-09-17">
            <text:p>17</text:p>
          </table:table-cell>
          <table:table-cell table:style-name="ce202" table:formula="of:=[.T2]+1" office:value-type="date" office:date-value="2019-09-18">
            <text:p>18</text:p>
          </table:table-cell>
          <table:table-cell table:style-name="ce202" table:formula="of:=[.U2]+1" office:value-type="date" office:date-value="2019-09-19">
            <text:p>19</text:p>
          </table:table-cell>
          <table:table-cell table:style-name="ce202" table:formula="of:=[.V2]+1" office:value-type="date" office:date-value="2019-09-20">
            <text:p>20</text:p>
          </table:table-cell>
          <table:table-cell table:style-name="ce202" table:formula="of:=[.W2]+1" office:value-type="date" office:date-value="2019-09-21">
            <text:p>21</text:p>
          </table:table-cell>
          <table:table-cell table:style-name="ce202" table:formula="of:=[.X2]+1" office:value-type="date" office:date-value="2019-09-22">
            <text:p>22</text:p>
          </table:table-cell>
          <table:table-cell table:style-name="ce202" table:formula="of:=[.Y2]+1" office:value-type="date" office:date-value="2019-09-23">
            <text:p>23</text:p>
          </table:table-cell>
          <table:table-cell table:style-name="ce202" table:formula="of:=[.Z2]+1" office:value-type="date" office:date-value="2019-09-24">
            <text:p>24</text:p>
          </table:table-cell>
          <table:table-cell table:style-name="ce202" table:formula="of:=[.AA2]+1" office:value-type="date" office:date-value="2019-09-25">
            <text:p>25</text:p>
          </table:table-cell>
          <table:table-cell table:style-name="ce202" table:formula="of:=[.AB2]+1" office:value-type="date" office:date-value="2019-09-26">
            <text:p>26</text:p>
          </table:table-cell>
          <table:table-cell table:style-name="ce202" table:formula="of:=[.AC2]+1" office:value-type="date" office:date-value="2019-09-27">
            <text:p>27</text:p>
          </table:table-cell>
          <table:table-cell table:style-name="ce202" table:formula="of:=[.AD2]+1" office:value-type="date" office:date-value="2019-09-28">
            <text:p>28</text:p>
          </table:table-cell>
          <table:table-cell table:style-name="ce202" table:formula="of:=[.AE2]+1" office:value-type="date" office:date-value="2019-09-29">
            <text:p>29</text:p>
          </table:table-cell>
          <table:table-cell table:style-name="ce202" table:formula="of:=[.AF2]+1" office:value-type="date" office:date-value="2019-09-30">
            <text:p>30</text:p>
          </table:table-cell>
          <table:table-cell table:style-name="ce93" table:number-columns-repeated="951"/>
          <table:table-cell table:number-columns-repeated="40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number-columns-repeated="951"/>
          <table:table-cell table:number-columns-repeated="40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99" table:formula="of:=SUM([.D58:.AH5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99" table:formula="of:=SUM([.D59:.AH5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99" table:formula="of:=SUM([.D60:.AH6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99" table:formula="of:=SUM([.D61:.AH6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99" table:formula="of:=SUM([.D62:.AH6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99" table:formula="of:=SUM([.D63:.AH6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99" table:formula="of:=SUM([.D64:.AH6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99" table:formula="of:=SUM([.D65:.AH6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99" table:formula="of:=SUM([.D66:.AH6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99" table:formula="of:=SUM([.D67:.AH67])" office:value-type="float" office:value="0">
            <text:p>0</text:p>
          </table:table-cell>
          <table:table-cell table:style-name="ce204" table:number-columns-repeated="13"/>
          <table:table-cell table:style-name="ce211" table:number-columns-repeated="7"/>
          <table:table-cell table:style-name="ce20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99" table:formula="of:=SUM([.D68:.AH68])" office:value-type="float" office:value="0">
            <text:p>0</text:p>
          </table:table-cell>
          <table:table-cell table:style-name="ce204" table:number-columns-repeated="13"/>
          <table:table-cell table:style-name="ce211" table:number-columns-repeated="7"/>
          <table:table-cell table:style-name="ce20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99"/>
          <table:table-cell table:style-name="ce204" table:number-columns-repeated="13"/>
          <table:table-cell table:style-name="ce211" table:number-columns-repeated="7"/>
          <table:table-cell table:style-name="ce20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200"/>
          <table:covered-table-cell table:number-columns-repeated="31" table:style-name="ce205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47">
          <table:table-cell table:style-name="ce43" table:number-columns-repeated="3"/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288">
          <table:table-cell table:style-name="ce43" table:number-columns-repeated="3"/>
          <table:table-cell table:style-name="ce206" table:number-columns-repeated="30"/>
          <table:table-cell table:style-name="ce43" table:number-columns-repeated="951"/>
          <table:table-cell table:number-columns-repeated="40"/>
        </table:table-row>
        <table:table-row table:style-name="ro2" table:number-rows-repeated="49">
          <table:table-cell table:style-name="ce43" table:number-columns-repeated="3"/>
          <table:table-cell table:style-name="ce206"/>
          <table:table-cell table:number-columns-repeated="27"/>
          <table:table-cell table:style-name="ce206" table:number-columns-repeated="2"/>
          <table:table-cell table:style-name="ce43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21"/>
        <table:table-column table:style-name="co29" table:number-columns-repeated="7" table:default-cell-style-name="ce221"/>
        <table:table-column table:style-name="co28" table:number-columns-repeated="16" table:default-cell-style-name="ce221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215" table:number-columns-repeated="8"/>
          <table:table-cell table:style-name="ce222" office:value-type="string" table:number-columns-spanned="2" table:number-rows-spanned="1">
            <text:p>Month</text:p>
          </table:table-cell>
          <table:covered-table-cell table:style-name="ce223"/>
          <table:table-cell table:style-name="ce224" table:content-validation-name="val1" office:value-type="float" office:value="10" table:number-columns-spanned="2" table:number-rows-spanned="1">
            <text:p>10</text:p>
          </table:table-cell>
          <table:covered-table-cell table:style-name="ce223"/>
          <table:table-cell table:style-name="ce222" office:value-type="string" table:number-columns-spanned="2" table:number-rows-spanned="1">
            <text:p>Year</text:p>
          </table:table-cell>
          <table:covered-table-cell table:style-name="ce223"/>
          <table:table-cell table:style-name="ce222" office:value-type="float" office:value="2019" table:number-columns-spanned="2" table:number-rows-spanned="1">
            <text:p>2019</text:p>
          </table:table-cell>
          <table:covered-table-cell table:style-name="ce226"/>
          <table:table-cell table:style-name="ce215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216" table:formula="of:=DATE([.$R$1];[.N1];1)" office:value-type="date" office:date-value="2019-10-01">
            <text:p>01</text:p>
          </table:table-cell>
          <table:table-cell table:style-name="ce216" table:formula="of:=[.D2]+1" office:value-type="date" office:date-value="2019-10-02">
            <text:p>02</text:p>
          </table:table-cell>
          <table:table-cell table:style-name="ce216" table:formula="of:=[.E2]+1" office:value-type="date" office:date-value="2019-10-03">
            <text:p>03</text:p>
          </table:table-cell>
          <table:table-cell table:style-name="ce216" table:formula="of:=[.F2]+1" office:value-type="date" office:date-value="2019-10-04">
            <text:p>04</text:p>
          </table:table-cell>
          <table:table-cell table:style-name="ce216" table:formula="of:=[.G2]+1" office:value-type="date" office:date-value="2019-10-05">
            <text:p>05</text:p>
          </table:table-cell>
          <table:table-cell table:style-name="ce216" table:formula="of:=[.H2]+1" office:value-type="date" office:date-value="2019-10-06">
            <text:p>06</text:p>
          </table:table-cell>
          <table:table-cell table:style-name="ce216" table:formula="of:=[.I2]+1" office:value-type="date" office:date-value="2019-10-07">
            <text:p>07</text:p>
          </table:table-cell>
          <table:table-cell table:style-name="ce216" table:formula="of:=[.J2]+1" office:value-type="date" office:date-value="2019-10-08">
            <text:p>08</text:p>
          </table:table-cell>
          <table:table-cell table:style-name="ce216" table:formula="of:=[.K2]+1" office:value-type="date" office:date-value="2019-10-09">
            <text:p>09</text:p>
          </table:table-cell>
          <table:table-cell table:style-name="ce216" table:formula="of:=[.L2]+1" office:value-type="date" office:date-value="2019-10-10">
            <text:p>10</text:p>
          </table:table-cell>
          <table:table-cell table:style-name="ce216" table:formula="of:=[.M2]+1" office:value-type="date" office:date-value="2019-10-11">
            <text:p>11</text:p>
          </table:table-cell>
          <table:table-cell table:style-name="ce216" table:formula="of:=[.N2]+1" office:value-type="date" office:date-value="2019-10-12">
            <text:p>12</text:p>
          </table:table-cell>
          <table:table-cell table:style-name="ce216" table:formula="of:=[.O2]+1" office:value-type="date" office:date-value="2019-10-13">
            <text:p>13</text:p>
          </table:table-cell>
          <table:table-cell table:style-name="ce216" table:formula="of:=[.P2]+1" office:value-type="date" office:date-value="2019-10-14">
            <text:p>14</text:p>
          </table:table-cell>
          <table:table-cell table:style-name="ce216" table:formula="of:=[.Q2]+1" office:value-type="date" office:date-value="2019-10-15">
            <text:p>15</text:p>
          </table:table-cell>
          <table:table-cell table:style-name="ce216" table:formula="of:=[.R2]+1" office:value-type="date" office:date-value="2019-10-16">
            <text:p>16</text:p>
          </table:table-cell>
          <table:table-cell table:style-name="ce216" table:formula="of:=[.S2]+1" office:value-type="date" office:date-value="2019-10-17">
            <text:p>17</text:p>
          </table:table-cell>
          <table:table-cell table:style-name="ce216" table:formula="of:=[.T2]+1" office:value-type="date" office:date-value="2019-10-18">
            <text:p>18</text:p>
          </table:table-cell>
          <table:table-cell table:style-name="ce216" table:formula="of:=[.U2]+1" office:value-type="date" office:date-value="2019-10-19">
            <text:p>19</text:p>
          </table:table-cell>
          <table:table-cell table:style-name="ce216" table:formula="of:=[.V2]+1" office:value-type="date" office:date-value="2019-10-20">
            <text:p>20</text:p>
          </table:table-cell>
          <table:table-cell table:style-name="ce216" table:formula="of:=[.W2]+1" office:value-type="date" office:date-value="2019-10-21">
            <text:p>21</text:p>
          </table:table-cell>
          <table:table-cell table:style-name="ce216" table:formula="of:=[.X2]+1" office:value-type="date" office:date-value="2019-10-22">
            <text:p>22</text:p>
          </table:table-cell>
          <table:table-cell table:style-name="ce216" table:formula="of:=[.Y2]+1" office:value-type="date" office:date-value="2019-10-23">
            <text:p>23</text:p>
          </table:table-cell>
          <table:table-cell table:style-name="ce216" table:formula="of:=[.Z2]+1" office:value-type="date" office:date-value="2019-10-24">
            <text:p>24</text:p>
          </table:table-cell>
          <table:table-cell table:style-name="ce216" table:formula="of:=[.AA2]+1" office:value-type="date" office:date-value="2019-10-25">
            <text:p>25</text:p>
          </table:table-cell>
          <table:table-cell table:style-name="ce216" table:formula="of:=[.AB2]+1" office:value-type="date" office:date-value="2019-10-26">
            <text:p>26</text:p>
          </table:table-cell>
          <table:table-cell table:style-name="ce216" table:formula="of:=[.AC2]+1" office:value-type="date" office:date-value="2019-10-27">
            <text:p>27</text:p>
          </table:table-cell>
          <table:table-cell table:style-name="ce216" table:formula="of:=[.AD2]+1" office:value-type="date" office:date-value="2019-10-28">
            <text:p>28</text:p>
          </table:table-cell>
          <table:table-cell table:style-name="ce216" table:formula="of:=[.AE2]+1" office:value-type="date" office:date-value="2019-10-29">
            <text:p>29</text:p>
          </table:table-cell>
          <table:table-cell table:style-name="ce216" table:formula="of:=[.AF2]+1" office:value-type="date" office:date-value="2019-10-30">
            <text:p>30</text:p>
          </table:table-cell>
          <table:table-cell table:style-name="ce216" table:formula="of:=[.AG2]+1" office:value-type="date" office:date-value="2019-10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1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13" table:formula="of:=SUM([.D4:.AH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13" table:formula="of:=SUM([.D5:.AH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13" table:formula="of:=SUM([.D6:.AH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13" table:formula="of:=SUM([.D7:.AH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13" table:formula="of:=SUM([.D8:.AH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213" table:formula="of:=SUM([.D9:.AH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213" table:formula="of:=SUM([.D10:.AH1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213" table:formula="of:=SUM([.D11:.AH1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213" table:formula="of:=SUM([.D12:.AH1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213" table:formula="of:=SUM([.D13:.AH1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213" table:formula="of:=SUM([.D14:.AH1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213" table:formula="of:=SUM([.D15:.AH1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13" table:formula="of:=SUM([.D16:.AH1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13" table:formula="of:=SUM([.D17:.AH1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213" table:formula="of:=SUM([.D18:.AH1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213" table:formula="of:=SUM([.D19:.AH1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13" table:formula="of:=SUM([.D20:.AH2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213" table:formula="of:=SUM([.D21:.AH2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13" table:formula="of:=SUM([.D22:.AH2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13" table:formula="of:=SUM([.D23:.AH2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13" table:formula="of:=SUM([.D24:.AH2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13" table:formula="of:=SUM([.D25:.AH2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213" table:formula="of:=SUM([.D26:.AH2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213" table:formula="of:=SUM([.D27:.AH2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13" table:formula="of:=SUM([.D28:.AH2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13" table:formula="of:=SUM([.D29:.AH2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13" table:formula="of:=SUM([.D30:.AH3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213" table:formula="of:=SUM([.D31:.AH3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13" table:formula="of:=SUM([.D32:.AH3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13" table:formula="of:=SUM([.D33:.AH3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13" table:formula="of:=SUM([.D34:.AH3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13" table:formula="of:=SUM([.D35:.AH3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13" table:formula="of:=SUM([.D36:.AH3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213" table:formula="of:=SUM([.D37:.AH3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213" table:formula="of:=SUM([.D38:.AH3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213" table:formula="of:=SUM([.D39:.AH3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213" table:formula="of:=SUM([.D40:.AH4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213" table:formula="of:=SUM([.D41:.AH4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213" table:formula="of:=SUM([.D42:.AH4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213" table:formula="of:=SUM([.D43:.AH4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213" table:formula="of:=SUM([.D44:.AH4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213" table:formula="of:=SUM([.D45:.AH4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213" table:formula="of:=SUM([.D46:.AH4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213" table:formula="of:=SUM([.D47:.AH4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213" table:formula="of:=SUM([.D48:.AH4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13" table:formula="of:=SUM([.D49:.AH4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13" table:formula="of:=SUM([.D50:.AH5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13" table:formula="of:=SUM([.D51:.AH5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213" table:formula="of:=SUM([.D52:.AH5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213" table:formula="of:=SUM([.D53:.AH5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213" table:formula="of:=SUM([.D54:.AH5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213" table:formula="of:=SUM([.D55:.AH5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213" table:formula="of:=SUM([.D56:.AH5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213" table:formula="of:=SUM([.D57:.AH5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213" table:formula="of:=SUM([.D58:.AH5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213" table:formula="of:=SUM([.D59:.AH5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213" table:formula="of:=SUM([.D60:.AH6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213" table:formula="of:=SUM([.D61:.AH6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213" table:formula="of:=SUM([.D62:.AH6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213" table:formula="of:=SUM([.D63:.AH6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13" table:formula="of:=SUM([.D64:.AH6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13" table:formula="of:=SUM([.D65:.AH6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13" table:formula="of:=SUM([.D66:.AH6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213" table:formula="of:=SUM([.D67:.AH67])" office:value-type="float" office:value="0">
            <text:p>0</text:p>
          </table:table-cell>
          <table:table-cell table:style-name="ce218" table:number-columns-repeated="13"/>
          <table:table-cell table:style-name="ce225" table:number-columns-repeated="7"/>
          <table:table-cell table:style-name="ce2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213" table:formula="of:=SUM([.D68:.AH68])" office:value-type="float" office:value="0">
            <text:p>0</text:p>
          </table:table-cell>
          <table:table-cell table:style-name="ce218" table:number-columns-repeated="13"/>
          <table:table-cell table:style-name="ce225" table:number-columns-repeated="7"/>
          <table:table-cell table:style-name="ce2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213"/>
          <table:table-cell table:style-name="ce218" table:number-columns-repeated="13"/>
          <table:table-cell table:style-name="ce225" table:number-columns-repeated="7"/>
          <table:table-cell table:style-name="ce2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214"/>
          <table:covered-table-cell table:number-columns-repeated="31" table:style-name="ce219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7">
          <table:table-cell table:style-name="ce43" table:number-columns-repeated="3"/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20"/>
          <table:table-cell table:number-columns-repeated="27"/>
          <table:table-cell table:style-name="ce22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35"/>
        <table:table-column table:style-name="co29" table:number-columns-repeated="7" table:default-cell-style-name="ce235"/>
        <table:table-column table:style-name="co28" table:number-columns-repeated="16" table:default-cell-style-name="ce235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229" table:number-columns-repeated="8"/>
          <table:table-cell table:style-name="ce236" office:value-type="string" table:number-columns-spanned="2" table:number-rows-spanned="1">
            <text:p>Month</text:p>
          </table:table-cell>
          <table:covered-table-cell table:style-name="ce237"/>
          <table:table-cell table:style-name="ce238" table:content-validation-name="val1" office:value-type="float" office:value="11" table:number-columns-spanned="2" table:number-rows-spanned="1">
            <text:p>11</text:p>
          </table:table-cell>
          <table:covered-table-cell table:style-name="ce237"/>
          <table:table-cell table:style-name="ce236" office:value-type="string" table:number-columns-spanned="2" table:number-rows-spanned="1">
            <text:p>Year</text:p>
          </table:table-cell>
          <table:covered-table-cell table:style-name="ce237"/>
          <table:table-cell table:style-name="ce236" office:value-type="float" office:value="2019" table:number-columns-spanned="2" table:number-rows-spanned="1">
            <text:p>2019</text:p>
          </table:table-cell>
          <table:covered-table-cell table:style-name="ce240"/>
          <table:table-cell table:style-name="ce229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230" table:formula="of:=DATE([.$R$1];[.N1];1)" office:value-type="date" office:date-value="2019-11-01">
            <text:p>01</text:p>
          </table:table-cell>
          <table:table-cell table:style-name="ce230" table:formula="of:=[.D2]+1" office:value-type="date" office:date-value="2019-11-02">
            <text:p>02</text:p>
          </table:table-cell>
          <table:table-cell table:style-name="ce230" table:formula="of:=[.E2]+1" office:value-type="date" office:date-value="2019-11-03">
            <text:p>03</text:p>
          </table:table-cell>
          <table:table-cell table:style-name="ce230" table:formula="of:=[.F2]+1" office:value-type="date" office:date-value="2019-11-04">
            <text:p>04</text:p>
          </table:table-cell>
          <table:table-cell table:style-name="ce230" table:formula="of:=[.G2]+1" office:value-type="date" office:date-value="2019-11-05">
            <text:p>05</text:p>
          </table:table-cell>
          <table:table-cell table:style-name="ce230" table:formula="of:=[.H2]+1" office:value-type="date" office:date-value="2019-11-06">
            <text:p>06</text:p>
          </table:table-cell>
          <table:table-cell table:style-name="ce230" table:formula="of:=[.I2]+1" office:value-type="date" office:date-value="2019-11-07">
            <text:p>07</text:p>
          </table:table-cell>
          <table:table-cell table:style-name="ce230" table:formula="of:=[.J2]+1" office:value-type="date" office:date-value="2019-11-08">
            <text:p>08</text:p>
          </table:table-cell>
          <table:table-cell table:style-name="ce230" table:formula="of:=[.K2]+1" office:value-type="date" office:date-value="2019-11-09">
            <text:p>09</text:p>
          </table:table-cell>
          <table:table-cell table:style-name="ce230" table:formula="of:=[.L2]+1" office:value-type="date" office:date-value="2019-11-10">
            <text:p>10</text:p>
          </table:table-cell>
          <table:table-cell table:style-name="ce230" table:formula="of:=[.M2]+1" office:value-type="date" office:date-value="2019-11-11">
            <text:p>11</text:p>
          </table:table-cell>
          <table:table-cell table:style-name="ce230" table:formula="of:=[.N2]+1" office:value-type="date" office:date-value="2019-11-12">
            <text:p>12</text:p>
          </table:table-cell>
          <table:table-cell table:style-name="ce230" table:formula="of:=[.O2]+1" office:value-type="date" office:date-value="2019-11-13">
            <text:p>13</text:p>
          </table:table-cell>
          <table:table-cell table:style-name="ce230" table:formula="of:=[.P2]+1" office:value-type="date" office:date-value="2019-11-14">
            <text:p>14</text:p>
          </table:table-cell>
          <table:table-cell table:style-name="ce230" table:formula="of:=[.Q2]+1" office:value-type="date" office:date-value="2019-11-15">
            <text:p>15</text:p>
          </table:table-cell>
          <table:table-cell table:style-name="ce230" table:formula="of:=[.R2]+1" office:value-type="date" office:date-value="2019-11-16">
            <text:p>16</text:p>
          </table:table-cell>
          <table:table-cell table:style-name="ce230" table:formula="of:=[.S2]+1" office:value-type="date" office:date-value="2019-11-17">
            <text:p>17</text:p>
          </table:table-cell>
          <table:table-cell table:style-name="ce230" table:formula="of:=[.T2]+1" office:value-type="date" office:date-value="2019-11-18">
            <text:p>18</text:p>
          </table:table-cell>
          <table:table-cell table:style-name="ce230" table:formula="of:=[.U2]+1" office:value-type="date" office:date-value="2019-11-19">
            <text:p>19</text:p>
          </table:table-cell>
          <table:table-cell table:style-name="ce230" table:formula="of:=[.V2]+1" office:value-type="date" office:date-value="2019-11-20">
            <text:p>20</text:p>
          </table:table-cell>
          <table:table-cell table:style-name="ce230" table:formula="of:=[.W2]+1" office:value-type="date" office:date-value="2019-11-21">
            <text:p>21</text:p>
          </table:table-cell>
          <table:table-cell table:style-name="ce230" table:formula="of:=[.X2]+1" office:value-type="date" office:date-value="2019-11-22">
            <text:p>22</text:p>
          </table:table-cell>
          <table:table-cell table:style-name="ce230" table:formula="of:=[.Y2]+1" office:value-type="date" office:date-value="2019-11-23">
            <text:p>23</text:p>
          </table:table-cell>
          <table:table-cell table:style-name="ce230" table:formula="of:=[.Z2]+1" office:value-type="date" office:date-value="2019-11-24">
            <text:p>24</text:p>
          </table:table-cell>
          <table:table-cell table:style-name="ce230" table:formula="of:=[.AA2]+1" office:value-type="date" office:date-value="2019-11-25">
            <text:p>25</text:p>
          </table:table-cell>
          <table:table-cell table:style-name="ce230" table:formula="of:=[.AB2]+1" office:value-type="date" office:date-value="2019-11-26">
            <text:p>26</text:p>
          </table:table-cell>
          <table:table-cell table:style-name="ce230" table:formula="of:=[.AC2]+1" office:value-type="date" office:date-value="2019-11-27">
            <text:p>27</text:p>
          </table:table-cell>
          <table:table-cell table:style-name="ce230" table:formula="of:=[.AD2]+1" office:value-type="date" office:date-value="2019-11-28">
            <text:p>28</text:p>
          </table:table-cell>
          <table:table-cell table:style-name="ce230" table:formula="of:=[.AE2]+1" office:value-type="date" office:date-value="2019-11-29">
            <text:p>29</text:p>
          </table:table-cell>
          <table:table-cell table:style-name="ce230" table:formula="of:=[.AF2]+1" office:value-type="date" office:date-value="2019-11-30">
            <text:p>30</text:p>
          </table:table-cell>
          <table:table-cell table:style-name="ce230" table:formula="of:=[.AG2]+1" office:value-type="date" office:date-value="2019-12-01">
            <text:p>0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3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27" table:formula="of:=SUM([.D4:.AH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27" table:formula="of:=SUM([.D5:.AH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27" table:formula="of:=SUM([.D6:.AH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27" table:formula="of:=SUM([.D7:.AH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27" table:formula="of:=SUM([.D8:.AH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227" table:formula="of:=SUM([.D9:.AH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227" table:formula="of:=SUM([.D10:.AH1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227" table:formula="of:=SUM([.D11:.AH1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227" table:formula="of:=SUM([.D12:.AH1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227" table:formula="of:=SUM([.D13:.AH1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227" table:formula="of:=SUM([.D14:.AH1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227" table:formula="of:=SUM([.D15:.AH1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27" table:formula="of:=SUM([.D16:.AH1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27" table:formula="of:=SUM([.D17:.AH1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227" table:formula="of:=SUM([.D18:.AH1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227" table:formula="of:=SUM([.D19:.AH1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27" table:formula="of:=SUM([.D20:.AH2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227" table:formula="of:=SUM([.D21:.AH2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27" table:formula="of:=SUM([.D22:.AH2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27" table:formula="of:=SUM([.D23:.AH2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27" table:formula="of:=SUM([.D24:.AH2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27" table:formula="of:=SUM([.D25:.AH2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227" table:formula="of:=SUM([.D26:.AH2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227" table:formula="of:=SUM([.D27:.AH2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27" table:formula="of:=SUM([.D28:.AH2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27" table:formula="of:=SUM([.D29:.AH2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27" table:formula="of:=SUM([.D30:.AH3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227" table:formula="of:=SUM([.D31:.AH3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27" table:formula="of:=SUM([.D32:.AH3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27" table:formula="of:=SUM([.D33:.AH3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27" table:formula="of:=SUM([.D34:.AH3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27" table:formula="of:=SUM([.D35:.AH3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27" table:formula="of:=SUM([.D36:.AH3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227" table:formula="of:=SUM([.D37:.AH3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227" table:formula="of:=SUM([.D38:.AH3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227" table:formula="of:=SUM([.D39:.AH3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227" table:formula="of:=SUM([.D40:.AH4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227" table:formula="of:=SUM([.D41:.AH4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227" table:formula="of:=SUM([.D42:.AH4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227" table:formula="of:=SUM([.D43:.AH4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227" table:formula="of:=SUM([.D44:.AH4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227" table:formula="of:=SUM([.D45:.AH4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227" table:formula="of:=SUM([.D46:.AH4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227" table:formula="of:=SUM([.D47:.AH4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227" table:formula="of:=SUM([.D48:.AH4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27" table:formula="of:=SUM([.D49:.AH4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27" table:formula="of:=SUM([.D50:.AH5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27" table:formula="of:=SUM([.D51:.AH5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227" table:formula="of:=SUM([.D52:.AH5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227" table:formula="of:=SUM([.D53:.AH5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227" table:formula="of:=SUM([.D54:.AH5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227" table:formula="of:=SUM([.D55:.AH5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227" table:formula="of:=SUM([.D56:.AH5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227" table:formula="of:=SUM([.D57:.AH5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227" table:formula="of:=SUM([.D58:.AH5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227" table:formula="of:=SUM([.D59:.AH5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227" table:formula="of:=SUM([.D60:.AH6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227" table:formula="of:=SUM([.D61:.AH6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227" table:formula="of:=SUM([.D62:.AH6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227" table:formula="of:=SUM([.D63:.AH6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27" table:formula="of:=SUM([.D64:.AH6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27" table:formula="of:=SUM([.D65:.AH6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27" table:formula="of:=SUM([.D66:.AH6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227" table:formula="of:=SUM([.D67:.AH67])" office:value-type="float" office:value="0">
            <text:p>0</text:p>
          </table:table-cell>
          <table:table-cell table:style-name="ce232" table:number-columns-repeated="13"/>
          <table:table-cell table:style-name="ce239" table:number-columns-repeated="7"/>
          <table:table-cell table:style-name="ce23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227" table:formula="of:=SUM([.D68:.AH68])" office:value-type="float" office:value="0">
            <text:p>0</text:p>
          </table:table-cell>
          <table:table-cell table:style-name="ce232" table:number-columns-repeated="13"/>
          <table:table-cell table:style-name="ce239" table:number-columns-repeated="7"/>
          <table:table-cell table:style-name="ce23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227"/>
          <table:table-cell table:style-name="ce232" table:number-columns-repeated="13"/>
          <table:table-cell table:style-name="ce239" table:number-columns-repeated="7"/>
          <table:table-cell table:style-name="ce23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228"/>
          <table:covered-table-cell table:number-columns-repeated="31" table:style-name="ce233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7">
          <table:table-cell table:style-name="ce43" table:number-columns-repeated="3"/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34"/>
          <table:table-cell table:number-columns-repeated="27"/>
          <table:table-cell table:style-name="ce23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49"/>
        <table:table-column table:style-name="co29" table:number-columns-repeated="7" table:default-cell-style-name="ce249"/>
        <table:table-column table:style-name="co28" table:number-columns-repeated="16" table:default-cell-style-name="ce249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243" table:number-columns-repeated="8"/>
          <table:table-cell table:style-name="ce250" office:value-type="string" table:number-columns-spanned="2" table:number-rows-spanned="1">
            <text:p>Month</text:p>
          </table:table-cell>
          <table:covered-table-cell table:style-name="ce251"/>
          <table:table-cell table:style-name="ce252" table:content-validation-name="val1" office:value-type="float" office:value="12" table:number-columns-spanned="2" table:number-rows-spanned="1">
            <text:p>12</text:p>
          </table:table-cell>
          <table:covered-table-cell table:style-name="ce251"/>
          <table:table-cell table:style-name="ce250" office:value-type="string" table:number-columns-spanned="2" table:number-rows-spanned="1">
            <text:p>Year</text:p>
          </table:table-cell>
          <table:covered-table-cell table:style-name="ce251"/>
          <table:table-cell table:style-name="ce250" office:value-type="float" office:value="2019" table:number-columns-spanned="2" table:number-rows-spanned="1">
            <text:p>2019</text:p>
          </table:table-cell>
          <table:covered-table-cell table:style-name="ce254"/>
          <table:table-cell table:style-name="ce243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244" table:formula="of:=DATE([.$R$1];[.N1];1)" office:value-type="date" office:date-value="2019-12-01">
            <text:p>01</text:p>
          </table:table-cell>
          <table:table-cell table:style-name="ce244" table:formula="of:=[.D2]+1" office:value-type="date" office:date-value="2019-12-02">
            <text:p>02</text:p>
          </table:table-cell>
          <table:table-cell table:style-name="ce244" table:formula="of:=[.E2]+1" office:value-type="date" office:date-value="2019-12-03">
            <text:p>03</text:p>
          </table:table-cell>
          <table:table-cell table:style-name="ce244" table:formula="of:=[.F2]+1" office:value-type="date" office:date-value="2019-12-04">
            <text:p>04</text:p>
          </table:table-cell>
          <table:table-cell table:style-name="ce244" table:formula="of:=[.G2]+1" office:value-type="date" office:date-value="2019-12-05">
            <text:p>05</text:p>
          </table:table-cell>
          <table:table-cell table:style-name="ce244" table:formula="of:=[.H2]+1" office:value-type="date" office:date-value="2019-12-06">
            <text:p>06</text:p>
          </table:table-cell>
          <table:table-cell table:style-name="ce244" table:formula="of:=[.I2]+1" office:value-type="date" office:date-value="2019-12-07">
            <text:p>07</text:p>
          </table:table-cell>
          <table:table-cell table:style-name="ce244" table:formula="of:=[.J2]+1" office:value-type="date" office:date-value="2019-12-08">
            <text:p>08</text:p>
          </table:table-cell>
          <table:table-cell table:style-name="ce244" table:formula="of:=[.K2]+1" office:value-type="date" office:date-value="2019-12-09">
            <text:p>09</text:p>
          </table:table-cell>
          <table:table-cell table:style-name="ce244" table:formula="of:=[.L2]+1" office:value-type="date" office:date-value="2019-12-10">
            <text:p>10</text:p>
          </table:table-cell>
          <table:table-cell table:style-name="ce244" table:formula="of:=[.M2]+1" office:value-type="date" office:date-value="2019-12-11">
            <text:p>11</text:p>
          </table:table-cell>
          <table:table-cell table:style-name="ce244" table:formula="of:=[.N2]+1" office:value-type="date" office:date-value="2019-12-12">
            <text:p>12</text:p>
          </table:table-cell>
          <table:table-cell table:style-name="ce244" table:formula="of:=[.O2]+1" office:value-type="date" office:date-value="2019-12-13">
            <text:p>13</text:p>
          </table:table-cell>
          <table:table-cell table:style-name="ce244" table:formula="of:=[.P2]+1" office:value-type="date" office:date-value="2019-12-14">
            <text:p>14</text:p>
          </table:table-cell>
          <table:table-cell table:style-name="ce244" table:formula="of:=[.Q2]+1" office:value-type="date" office:date-value="2019-12-15">
            <text:p>15</text:p>
          </table:table-cell>
          <table:table-cell table:style-name="ce244" table:formula="of:=[.R2]+1" office:value-type="date" office:date-value="2019-12-16">
            <text:p>16</text:p>
          </table:table-cell>
          <table:table-cell table:style-name="ce244" table:formula="of:=[.S2]+1" office:value-type="date" office:date-value="2019-12-17">
            <text:p>17</text:p>
          </table:table-cell>
          <table:table-cell table:style-name="ce244" table:formula="of:=[.T2]+1" office:value-type="date" office:date-value="2019-12-18">
            <text:p>18</text:p>
          </table:table-cell>
          <table:table-cell table:style-name="ce244" table:formula="of:=[.U2]+1" office:value-type="date" office:date-value="2019-12-19">
            <text:p>19</text:p>
          </table:table-cell>
          <table:table-cell table:style-name="ce244" table:formula="of:=[.V2]+1" office:value-type="date" office:date-value="2019-12-20">
            <text:p>20</text:p>
          </table:table-cell>
          <table:table-cell table:style-name="ce244" table:formula="of:=[.W2]+1" office:value-type="date" office:date-value="2019-12-21">
            <text:p>21</text:p>
          </table:table-cell>
          <table:table-cell table:style-name="ce244" table:formula="of:=[.X2]+1" office:value-type="date" office:date-value="2019-12-22">
            <text:p>22</text:p>
          </table:table-cell>
          <table:table-cell table:style-name="ce244" table:formula="of:=[.Y2]+1" office:value-type="date" office:date-value="2019-12-23">
            <text:p>23</text:p>
          </table:table-cell>
          <table:table-cell table:style-name="ce244" table:formula="of:=[.Z2]+1" office:value-type="date" office:date-value="2019-12-24">
            <text:p>24</text:p>
          </table:table-cell>
          <table:table-cell table:style-name="ce244" table:formula="of:=[.AA2]+1" office:value-type="date" office:date-value="2019-12-25">
            <text:p>25</text:p>
          </table:table-cell>
          <table:table-cell table:style-name="ce244" table:formula="of:=[.AB2]+1" office:value-type="date" office:date-value="2019-12-26">
            <text:p>26</text:p>
          </table:table-cell>
          <table:table-cell table:style-name="ce244" table:formula="of:=[.AC2]+1" office:value-type="date" office:date-value="2019-12-27">
            <text:p>27</text:p>
          </table:table-cell>
          <table:table-cell table:style-name="ce244" table:formula="of:=[.AD2]+1" office:value-type="date" office:date-value="2019-12-28">
            <text:p>28</text:p>
          </table:table-cell>
          <table:table-cell table:style-name="ce244" table:formula="of:=[.AE2]+1" office:value-type="date" office:date-value="2019-12-29">
            <text:p>29</text:p>
          </table:table-cell>
          <table:table-cell table:style-name="ce244" table:formula="of:=[.AF2]+1" office:value-type="date" office:date-value="2019-12-30">
            <text:p>30</text:p>
          </table:table-cell>
          <table:table-cell table:style-name="ce244" table:formula="of:=[.AG2]+1" office:value-type="date" office:date-value="2019-12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4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41" table:formula="of:=SUM([.D4:.AH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41" table:formula="of:=SUM([.D5:.AH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41" table:formula="of:=SUM([.D6:.AH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41" table:formula="of:=SUM([.D7:.AH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41" table:formula="of:=SUM([.D8:.AH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uDQ</text:p>
          </table:table-cell>
          <table:table-cell table:style-name="ce241" table:formula="of:=SUM([.D9:.AH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241" table:formula="of:=SUM([.D10:.AH1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241" table:formula="of:=SUM([.D11:.AH1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241" table:formula="of:=SUM([.D12:.AH1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241" table:formula="of:=SUM([.D13:.AH1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75" office:value-type="string">
            <text:p>HaTH</text:p>
          </table:table-cell>
          <table:table-cell table:style-name="ce241" table:formula="of:=SUM([.D14:.AH1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HaVS</text:p>
          </table:table-cell>
          <table:table-cell table:style-name="ce241" table:formula="of:=SUM([.D15:.AH1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41" table:formula="of:=SUM([.D16:.AH1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41" table:formula="of:=SUM([.D17:.AH1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241" table:formula="of:=SUM([.D18:.AH1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241" table:formula="of:=SUM([.D19:.AH1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41" table:formula="of:=SUM([.D20:.AH2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241" table:formula="of:=SUM([.D21:.AH2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41" table:formula="of:=SUM([.D22:.AH2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41" table:formula="of:=SUM([.D23:.AH2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41" table:formula="of:=SUM([.D24:.AH2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41" table:formula="of:=SUM([.D25:.AH2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241" table:formula="of:=SUM([.D26:.AH2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241" table:formula="of:=SUM([.D27:.AH2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41" table:formula="of:=SUM([.D28:.AH2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41" table:formula="of:=SUM([.D29:.AH2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41" table:formula="of:=SUM([.D30:.AH3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110" office:value-type="string">
            <text:p>MaiLT</text:p>
          </table:table-cell>
          <table:table-cell table:style-name="ce241" table:formula="of:=SUM([.D31:.AH3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41" table:formula="of:=SUM([.D32:.AH3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41" table:formula="of:=SUM([.D33:.AH3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41" table:formula="of:=SUM([.D34:.AH3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41" table:formula="of:=SUM([.D35:.AH3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41" table:formula="of:=SUM([.D36:.AH3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241" table:formula="of:=SUM([.D37:.AH3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241" table:formula="of:=SUM([.D38:.AH3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241" table:formula="of:=SUM([.D39:.AH3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241" table:formula="of:=SUM([.D40:.AH4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241" table:formula="of:=SUM([.D41:.AH4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241" table:formula="of:=SUM([.D42:.AH4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241" table:formula="of:=SUM([.D43:.AH4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241" table:formula="of:=SUM([.D44:.AH4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241" table:formula="of:=SUM([.D45:.AH4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241" table:formula="of:=SUM([.D46:.AH4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241" table:formula="of:=SUM([.D47:.AH4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LH</text:p>
          </table:table-cell>
          <table:table-cell table:style-name="ce241" table:formula="of:=SUM([.D48:.AH4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41" table:formula="of:=SUM([.D49:.AH4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41" table:formula="of:=SUM([.D50:.AH5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41" table:formula="of:=SUM([.D51:.AH5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110" office:value-type="string">
            <text:p>ToanDT</text:p>
          </table:table-cell>
          <table:table-cell table:style-name="ce241" table:formula="of:=SUM([.D52:.AH5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241" table:formula="of:=SUM([.D53:.AH5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241" table:formula="of:=SUM([.D54:.AH5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241" table:formula="of:=SUM([.D55:.AH5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241" table:formula="of:=SUM([.D56:.AH5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110" office:value-type="string">
            <text:p>ThinhCT</text:p>
          </table:table-cell>
          <table:table-cell table:style-name="ce241" table:formula="of:=SUM([.D57:.AH5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241" table:formula="of:=SUM([.D58:.AH5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241" table:formula="of:=SUM([.D59:.AH5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241" table:formula="of:=SUM([.D60:.AH6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241" table:formula="of:=SUM([.D61:.AH6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241" table:formula="of:=SUM([.D62:.AH6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241" table:formula="of:=SUM([.D63:.AH6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41" table:formula="of:=SUM([.D64:.AH6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41" table:formula="of:=SUM([.D65:.AH6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41" table:formula="of:=SUM([.D66:.AH6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241" table:formula="of:=SUM([.D67:.AH67])" office:value-type="float" office:value="0">
            <text:p>0</text:p>
          </table:table-cell>
          <table:table-cell table:style-name="ce246" table:number-columns-repeated="13"/>
          <table:table-cell table:style-name="ce253" table:number-columns-repeated="7"/>
          <table:table-cell table:style-name="ce24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241" table:formula="of:=SUM([.D68:.AH68])" office:value-type="float" office:value="0">
            <text:p>0</text:p>
          </table:table-cell>
          <table:table-cell table:style-name="ce246" table:number-columns-repeated="13"/>
          <table:table-cell table:style-name="ce253" table:number-columns-repeated="7"/>
          <table:table-cell table:style-name="ce24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241"/>
          <table:table-cell table:style-name="ce246" table:number-columns-repeated="13"/>
          <table:table-cell table:style-name="ce253" table:number-columns-repeated="7"/>
          <table:table-cell table:style-name="ce24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242"/>
          <table:covered-table-cell table:number-columns-repeated="31" table:style-name="ce247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48"/>
          <table:table-cell table:number-columns-repeated="27"/>
          <table:table-cell table:style-name="ce248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70" table:display-filter-buttons="true"/>
        <table:database-range table:name="__Anonymous_Sheet_DB__2" table:target-range-address="Tong_Hop_Ngay_Nghi_2019.A6:Tong_Hop_Ngay_Nghi_2019.O70" table:display-filter-buttons="true"/>
        <table:database-range table:target-range-address="Tong_Hop_Ngay_Nghi_2019.A9:Tong_Hop_Ngay_Nghi_2019.AMJ7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4/12/2019</text:date>, <text:time>14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4-12">04/12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788</meta:editing-cycles>
    <meta:editing-duration>P55DT6H38M15S</meta:editing-duration>
    <meta:generator>OpenOffice/4.1.2$Win32 OpenOffice.org_project/412m3$Build-9782</meta:generator>
    <dc:date>2019-04-12T14:04:03.70</dc:date>
    <meta:print-date>2018-01-05T11:35:11.94</meta:print-date>
    <meta:document-statistic meta:table-count="15" meta:cell-count="8484" meta:object-count="0"/>
    <meta:user-defined meta:name="Info 1"/>
    <meta:user-defined meta:name="Info 2"/>
    <meta:user-defined meta:name="Info 3"/>
    <meta:user-defined meta:name="Info 4"/>
  </office:meta>
</office:document-meta>
</file>